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083in" svg:height="3.5453in" svg:x="6.3614in" svg:y="0.1673in">
            <draw:object draw:notify-on-update-of-ranges="Sheet1.A1:Sheet1.A1 Sheet1.A2:Sheet1.A491 Sheet1.B1:Sheet1.B1 Sheet1.B2:Sheet1.B4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433in" svg:height="3.5449in" svg:x="6.3398in" svg:y="3.7232in">
            <draw:object draw:notify-on-update-of-ranges="Sheet1.E2:Sheet1.E49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854in" svg:height="3.5429in" svg:x="6.376in" svg:y="7.2862in">
            <draw:object draw:notify-on-update-of-ranges="Sheet1.F2:Sheet1.F49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6705in" svg:height="3.5449in" svg:x="6.4154in" svg:y="10.8969in">
            <draw:object draw:notify-on-update-of-ranges="Sheet1.D1:Sheet1.D1 Sheet1.D2:Sheet1.D49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imDiff</text:p>
          </table:table-cell>
        </table:table-row>
        <table:table-row table:style-name="ro1">
          <table:table-cell office:value-type="float" office:value="7.1091003418" calcext:value-type="float">
            <text:p>7.1091003418</text:p>
          </table:table-cell>
          <table:table-cell office:value-type="float" office:value="14.0124511719" calcext:value-type="float">
            <text:p>14.0124511719</text:p>
          </table:table-cell>
          <table:table-cell office:value-type="float" office:value="203" calcext:value-type="float">
            <text:p>203</text:p>
          </table:table-cell>
          <table:table-cell office:value-type="float" office:value="0.208757132225" calcext:value-type="float">
            <text:p>0.2087571322</text:p>
          </table:table-cell>
          <table:table-cell table:formula="of:=[.B2]-[.A2]" office:value-type="float" office:value="6.9033508301" calcext:value-type="float">
            <text:p>6.9033508301</text:p>
          </table:table-cell>
          <table:table-cell table:formula="of:=[.C2]-[.B2]" office:value-type="float" office:value="188.9875488281" calcext:value-type="float">
            <text:p>188.9875488281</text:p>
          </table:table-cell>
        </table:table-row>
        <table:table-row table:style-name="ro1">
          <table:table-cell office:value-type="float" office:value="29.7434082031" calcext:value-type="float">
            <text:p>29.7434082031</text:p>
          </table:table-cell>
          <table:table-cell office:value-type="float" office:value="44.5205078125" calcext:value-type="float">
            <text:p>44.5205078125</text:p>
          </table:table-cell>
          <table:table-cell office:value-type="float" office:value="203" calcext:value-type="float">
            <text:p>203</text:p>
          </table:table-cell>
          <table:table-cell office:value-type="float" office:value="0.256763030175" calcext:value-type="float">
            <text:p>0.2567630302</text:p>
          </table:table-cell>
          <table:table-cell table:formula="of:=[.B3]-[.A3]" office:value-type="float" office:value="14.7770996094" calcext:value-type="float">
            <text:p>14.7770996094</text:p>
          </table:table-cell>
          <table:table-cell table:formula="of:=[.C3]-[.B3]" office:value-type="float" office:value="158.4794921875" calcext:value-type="float">
            <text:p>158.4794921875</text:p>
          </table:table-cell>
        </table:table-row>
        <table:table-row table:style-name="ro1">
          <table:table-cell office:value-type="float" office:value="61.2346191406" calcext:value-type="float">
            <text:p>61.2346191406</text:p>
          </table:table-cell>
          <table:table-cell office:value-type="float" office:value="76.0126953125" calcext:value-type="float">
            <text:p>76.0126953125</text:p>
          </table:table-cell>
          <table:table-cell office:value-type="float" office:value="203" calcext:value-type="float">
            <text:p>203</text:p>
          </table:table-cell>
          <table:table-cell office:value-type="float" office:value="0.222384507195" calcext:value-type="float">
            <text:p>0.2223845072</text:p>
          </table:table-cell>
          <table:table-cell table:formula="of:=[.B4]-[.A4]" office:value-type="float" office:value="14.7780761719" calcext:value-type="float">
            <text:p>14.7780761719</text:p>
          </table:table-cell>
          <table:table-cell table:formula="of:=[.C4]-[.B4]" office:value-type="float" office:value="126.9873046875" calcext:value-type="float">
            <text:p>126.9873046875</text:p>
          </table:table-cell>
        </table:table-row>
        <table:table-row table:style-name="ro1">
          <table:table-cell office:value-type="float" office:value="94.6940307617" calcext:value-type="float">
            <text:p>94.6940307617</text:p>
          </table:table-cell>
          <table:table-cell office:value-type="float" office:value="109.473144531" calcext:value-type="float">
            <text:p>109.473144531</text:p>
          </table:table-cell>
          <table:table-cell office:value-type="float" office:value="203" calcext:value-type="float">
            <text:p>203</text:p>
          </table:table-cell>
          <table:table-cell office:value-type="float" office:value="0.222078760491" calcext:value-type="float">
            <text:p>0.2220787605</text:p>
          </table:table-cell>
          <table:table-cell table:formula="of:=[.B5]-[.A5]" office:value-type="float" office:value="14.7791137693" calcext:value-type="float">
            <text:p>14.7791137693</text:p>
          </table:table-cell>
          <table:table-cell table:formula="of:=[.C5]-[.B5]" office:value-type="float" office:value="93.526855469" calcext:value-type="float">
            <text:p>93.526855469</text:p>
          </table:table-cell>
        </table:table-row>
        <table:table-row table:style-name="ro1">
          <table:table-cell office:value-type="float" office:value="120.515945435" calcext:value-type="float">
            <text:p>120.515945435</text:p>
          </table:table-cell>
          <table:table-cell office:value-type="float" office:value="126.203369141" calcext:value-type="float">
            <text:p>126.203369141</text:p>
          </table:table-cell>
          <table:table-cell office:value-type="float" office:value="203" calcext:value-type="float">
            <text:p>203</text:p>
          </table:table-cell>
          <table:table-cell office:value-type="float" office:value="0.115507667414" calcext:value-type="float">
            <text:p>0.1155076674</text:p>
          </table:table-cell>
          <table:table-cell table:formula="of:=[.B6]-[.A6]" office:value-type="float" office:value="5.68742370599999" calcext:value-type="float">
            <text:p>5.687423706</text:p>
          </table:table-cell>
          <table:table-cell table:formula="of:=[.C6]-[.B6]" office:value-type="float" office:value="76.796630859" calcext:value-type="float">
            <text:p>76.796630859</text:p>
          </table:table-cell>
        </table:table-row>
        <table:table-row table:style-name="ro1">
          <table:table-cell office:value-type="float" office:value="136.582626343" calcext:value-type="float">
            <text:p>136.582626343</text:p>
          </table:table-cell>
          <table:table-cell office:value-type="float" office:value="141.949462891" calcext:value-type="float">
            <text:p>141.949462891</text:p>
          </table:table-cell>
          <table:table-cell office:value-type="float" office:value="203" calcext:value-type="float">
            <text:p>203</text:p>
          </table:table-cell>
          <table:table-cell office:value-type="float" office:value="0.10742364155" calcext:value-type="float">
            <text:p>0.1074236416</text:p>
          </table:table-cell>
          <table:table-cell table:formula="of:=[.B7]-[.A7]" office:value-type="float" office:value="5.36683654800001" calcext:value-type="float">
            <text:p>5.366836548</text:p>
          </table:table-cell>
          <table:table-cell table:formula="of:=[.C7]-[.B7]" office:value-type="float" office:value="61.050537109" calcext:value-type="float">
            <text:p>61.050537109</text:p>
          </table:table-cell>
        </table:table-row>
        <table:table-row table:style-name="ro1">
          <table:table-cell office:value-type="float" office:value="151.067337036" calcext:value-type="float">
            <text:p>151.067337036</text:p>
          </table:table-cell>
          <table:table-cell office:value-type="float" office:value="157.695556641" calcext:value-type="float">
            <text:p>157.695556641</text:p>
          </table:table-cell>
          <table:table-cell office:value-type="float" office:value="203" calcext:value-type="float">
            <text:p>203</text:p>
          </table:table-cell>
          <table:table-cell office:value-type="float" office:value="0.122263512271" calcext:value-type="float">
            <text:p>0.1222635123</text:p>
          </table:table-cell>
          <table:table-cell table:formula="of:=[.B8]-[.A8]" office:value-type="float" office:value="6.628219605" calcext:value-type="float">
            <text:p>6.628219605</text:p>
          </table:table-cell>
          <table:table-cell table:formula="of:=[.C8]-[.B8]" office:value-type="float" office:value="45.304443359" calcext:value-type="float">
            <text:p>45.304443359</text:p>
          </table:table-cell>
        </table:table-row>
        <table:table-row table:style-name="ro1">
          <table:table-cell office:value-type="float" office:value="166.27066803" calcext:value-type="float">
            <text:p>166.27066803</text:p>
          </table:table-cell>
          <table:table-cell office:value-type="float" office:value="175.409912109" calcext:value-type="float">
            <text:p>175.409912109</text:p>
          </table:table-cell>
          <table:table-cell office:value-type="float" office:value="203" calcext:value-type="float">
            <text:p>203</text:p>
          </table:table-cell>
          <table:table-cell office:value-type="float" office:value="0.108529288994" calcext:value-type="float">
            <text:p>0.108529289</text:p>
          </table:table-cell>
          <table:table-cell table:formula="of:=[.B9]-[.A9]" office:value-type="float" office:value="9.13924407900001" calcext:value-type="float">
            <text:p>9.139244079</text:p>
          </table:table-cell>
          <table:table-cell table:formula="of:=[.C9]-[.B9]" office:value-type="float" office:value="27.590087891" calcext:value-type="float">
            <text:p>27.590087891</text:p>
          </table:table-cell>
        </table:table-row>
        <table:table-row table:style-name="ro1">
          <table:table-cell office:value-type="float" office:value="181.927177429" calcext:value-type="float">
            <text:p>181.927177429</text:p>
          </table:table-cell>
          <table:table-cell office:value-type="float" office:value="190.171875" calcext:value-type="float">
            <text:p>190.171875</text:p>
          </table:table-cell>
          <table:table-cell office:value-type="float" office:value="203" calcext:value-type="float">
            <text:p>203</text:p>
          </table:table-cell>
          <table:table-cell office:value-type="float" office:value="0.327323540438" calcext:value-type="float">
            <text:p>0.3273235404</text:p>
          </table:table-cell>
          <table:table-cell table:formula="of:=[.B10]-[.A10]" office:value-type="float" office:value="8.24469757099999" calcext:value-type="float">
            <text:p>8.244697571</text:p>
          </table:table-cell>
          <table:table-cell table:formula="of:=[.C10]-[.B10]" office:value-type="float" office:value="12.828125" calcext:value-type="float">
            <text:p>12.828125</text:p>
          </table:table-cell>
        </table:table-row>
        <table:table-row table:style-name="ro1">
          <table:table-cell office:value-type="float" office:value="193.077133179" calcext:value-type="float">
            <text:p>193.077133179</text:p>
          </table:table-cell>
          <table:table-cell office:value-type="float" office:value="199.029052734" calcext:value-type="float">
            <text:p>199.029052734</text:p>
          </table:table-cell>
          <table:table-cell office:value-type="float" office:value="203" calcext:value-type="float">
            <text:p>203</text:p>
          </table:table-cell>
          <table:table-cell office:value-type="float" office:value="1.19374113078" calcext:value-type="float">
            <text:p>1.1937411308</text:p>
          </table:table-cell>
          <table:table-cell table:formula="of:=[.B11]-[.A11]" office:value-type="float" office:value="5.95191955500002" calcext:value-type="float">
            <text:p>5.951919555</text:p>
          </table:table-cell>
          <table:table-cell table:formula="of:=[.C11]-[.B11]" office:value-type="float" office:value="3.970947266" calcext:value-type="float">
            <text:p>3.970947266</text:p>
          </table:table-cell>
        </table:table-row>
        <table:table-row table:style-name="ro1">
          <table:table-cell office:value-type="float" office:value="199.427574158" calcext:value-type="float">
            <text:p>199.427574158</text:p>
          </table:table-cell>
          <table:table-cell office:value-type="float" office:value="203.949707031" calcext:value-type="float">
            <text:p>203.949707031</text:p>
          </table:table-cell>
          <table:table-cell office:value-type="float" office:value="203" calcext:value-type="float">
            <text:p>203</text:p>
          </table:table-cell>
          <table:table-cell office:value-type="float" office:value="1.63376515606" calcext:value-type="float">
            <text:p>1.6337651561</text:p>
          </table:table-cell>
          <table:table-cell table:formula="of:=[.B12]-[.A12]" office:value-type="float" office:value="4.522132873" calcext:value-type="float">
            <text:p>4.522132873</text:p>
          </table:table-cell>
          <table:table-cell table:formula="of:=[.C12]-[.B12]" office:value-type="float" office:value="-0.949707031000003" calcext:value-type="float">
            <text:p>-0.949707031</text:p>
          </table:table-cell>
        </table:table-row>
        <table:table-row table:style-name="ro1">
          <table:table-cell office:value-type="float" office:value="209.90839386" calcext:value-type="float">
            <text:p>209.90839386</text:p>
          </table:table-cell>
          <table:table-cell office:value-type="float" office:value="214.775146484" calcext:value-type="float">
            <text:p>214.775146484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formula="of:=[.B13]-[.A13]" office:value-type="float" office:value="4.86675262400001" calcext:value-type="float">
            <text:p>4.866752624</text:p>
          </table:table-cell>
          <table:table-cell table:formula="of:=[.C13]-[.B13]" office:value-type="float" office:value="-11.775146484" calcext:value-type="float">
            <text:p>-11.775146484</text:p>
          </table:table-cell>
        </table:table-row>
        <table:table-row table:style-name="ro1">
          <table:table-cell office:value-type="float" office:value="208.964233398" calcext:value-type="float">
            <text:p>208.964233398</text:p>
          </table:table-cell>
          <table:table-cell office:value-type="float" office:value="210.838623047" calcext:value-type="float">
            <text:p>210.838623047</text:p>
          </table:table-cell>
          <table:table-cell office:value-type="float" office:value="203" calcext:value-type="float">
            <text:p>203</text:p>
          </table:table-cell>
          <table:table-cell office:value-type="float" office:value="0.526250207676" calcext:value-type="float">
            <text:p>0.5262502077</text:p>
          </table:table-cell>
          <table:table-cell table:formula="of:=[.B14]-[.A14]" office:value-type="float" office:value="1.87438964899999" calcext:value-type="float">
            <text:p>1.874389649</text:p>
          </table:table-cell>
          <table:table-cell table:formula="of:=[.C14]-[.B14]" office:value-type="float" office:value="-7.838623047" calcext:value-type="float">
            <text:p>-7.838623047</text:p>
          </table:table-cell>
        </table:table-row>
        <table:table-row table:style-name="ro1">
          <table:table-cell office:value-type="float" office:value="208.183303833" calcext:value-type="float">
            <text:p>208.183303833</text:p>
          </table:table-cell>
          <table:table-cell office:value-type="float" office:value="214.775146484" calcext:value-type="float">
            <text:p>214.775146484</text:p>
          </table:table-cell>
          <table:table-cell office:value-type="float" office:value="203" calcext:value-type="float">
            <text:p>203</text:p>
          </table:table-cell>
          <table:table-cell office:value-type="float" office:value="0.459344232126" calcext:value-type="float">
            <text:p>0.4593442321</text:p>
          </table:table-cell>
          <table:table-cell table:formula="of:=[.B15]-[.A15]" office:value-type="float" office:value="6.59184265100001" calcext:value-type="float">
            <text:p>6.591842651</text:p>
          </table:table-cell>
          <table:table-cell table:formula="of:=[.C15]-[.B15]" office:value-type="float" office:value="-11.775146484" calcext:value-type="float">
            <text:p>-11.775146484</text:p>
          </table:table-cell>
        </table:table-row>
        <table:table-row table:style-name="ro1">
          <table:table-cell office:value-type="float" office:value="49.3674697876" calcext:value-type="float">
            <text:p>49.3674697876</text:p>
          </table:table-cell>
          <table:table-cell office:value-type="float" office:value="65.1872558594" calcext:value-type="float">
            <text:p>65.1872558594</text:p>
          </table:table-cell>
          <table:table-cell office:value-type="float" office:value="203" calcext:value-type="float">
            <text:p>203</text:p>
          </table:table-cell>
          <table:table-cell office:value-type="float" office:value="0.000623830318153" calcext:value-type="float">
            <text:p>0.0006238303</text:p>
          </table:table-cell>
          <table:table-cell table:formula="of:=[.B16]-[.A16]" office:value-type="float" office:value="15.8197860718" calcext:value-type="float">
            <text:p>15.8197860718</text:p>
          </table:table-cell>
          <table:table-cell table:formula="of:=[.C16]-[.B16]" office:value-type="float" office:value="137.8127441406" calcext:value-type="float">
            <text:p>137.8127441406</text:p>
          </table:table-cell>
        </table:table-row>
        <table:table-row table:style-name="ro1">
          <table:table-cell office:value-type="float" office:value="63.8938522339" calcext:value-type="float">
            <text:p>63.8938522339</text:p>
          </table:table-cell>
          <table:table-cell office:value-type="float" office:value="78.9650878906" calcext:value-type="float">
            <text:p>78.9650878906</text:p>
          </table:table-cell>
          <table:table-cell office:value-type="float" office:value="203" calcext:value-type="float">
            <text:p>203</text:p>
          </table:table-cell>
          <table:table-cell office:value-type="float" office:value="1.01094769435" calcext:value-type="float">
            <text:p>1.0109476944</text:p>
          </table:table-cell>
          <table:table-cell table:formula="of:=[.B17]-[.A17]" office:value-type="float" office:value="15.0712356567" calcext:value-type="float">
            <text:p>15.0712356567</text:p>
          </table:table-cell>
          <table:table-cell table:formula="of:=[.C17]-[.B17]" office:value-type="float" office:value="124.0349121094" calcext:value-type="float">
            <text:p>124.0349121094</text:p>
          </table:table-cell>
        </table:table-row>
        <table:table-row table:style-name="ro1">
          <table:table-cell office:value-type="float" office:value="80.2444839478" calcext:value-type="float">
            <text:p>80.2444839478</text:p>
          </table:table-cell>
          <table:table-cell office:value-type="float" office:value="95.6953125" calcext:value-type="float">
            <text:p>95.6953125</text:p>
          </table:table-cell>
          <table:table-cell office:value-type="float" office:value="203" calcext:value-type="float">
            <text:p>203</text:p>
          </table:table-cell>
          <table:table-cell office:value-type="float" office:value="62.914893617" calcext:value-type="float">
            <text:p>62.914893617</text:p>
          </table:table-cell>
          <table:table-cell table:formula="of:=[.B18]-[.A18]" office:value-type="float" office:value="15.4508285522" calcext:value-type="float">
            <text:p>15.4508285522</text:p>
          </table:table-cell>
          <table:table-cell table:formula="of:=[.C18]-[.B18]" office:value-type="float" office:value="107.3046875" calcext:value-type="float">
            <text:p>107.3046875</text:p>
          </table:table-cell>
        </table:table-row>
        <table:table-row table:style-name="ro1">
          <table:table-cell office:value-type="float" office:value="104.206710815" calcext:value-type="float">
            <text:p>104.206710815</text:p>
          </table:table-cell>
          <table:table-cell office:value-type="float" office:value="112.425537109" calcext:value-type="float">
            <text:p>112.425537109</text:p>
          </table:table-cell>
          <table:table-cell office:value-type="float" office:value="203" calcext:value-type="float">
            <text:p>203</text:p>
          </table:table-cell>
          <table:table-cell office:value-type="float" office:value="0.264456155761" calcext:value-type="float">
            <text:p>0.2644561558</text:p>
          </table:table-cell>
          <table:table-cell table:formula="of:=[.B19]-[.A19]" office:value-type="float" office:value="8.21882629400001" calcext:value-type="float">
            <text:p>8.218826294</text:p>
          </table:table-cell>
          <table:table-cell table:formula="of:=[.C19]-[.B19]" office:value-type="float" office:value="90.574462891" calcext:value-type="float">
            <text:p>90.574462891</text:p>
          </table:table-cell>
        </table:table-row>
        <table:table-row table:style-name="ro1">
          <table:table-cell office:value-type="float" office:value="101.105567932" calcext:value-type="float">
            <text:p>101.10556793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906779661" calcext:value-type="float">
            <text:p>54.906779661</text:p>
          </table:table-cell>
          <table:table-cell table:formula="of:=[.B20]-[.A20]" office:value-type="float" office:value="13.276756287" calcext:value-type="float">
            <text:p>13.276756287</text:p>
          </table:table-cell>
          <table:table-cell table:formula="of:=[.C20]-[.B2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011482239" calcext:value-type="float">
            <text:p>103.011482239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6186440678" calcext:value-type="float">
            <text:p>55.6186440678</text:p>
          </table:table-cell>
          <table:table-cell table:formula="of:=[.B21]-[.A21]" office:value-type="float" office:value="11.37084198" calcext:value-type="float">
            <text:p>11.37084198</text:p>
          </table:table-cell>
          <table:table-cell table:formula="of:=[.C21]-[.B2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547080994" calcext:value-type="float">
            <text:p>102.54708099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0169491525" calcext:value-type="float">
            <text:p>56.0169491525</text:p>
          </table:table-cell>
          <table:table-cell table:formula="of:=[.B22]-[.A22]" office:value-type="float" office:value="11.835243225" calcext:value-type="float">
            <text:p>11.835243225</text:p>
          </table:table-cell>
          <table:table-cell table:formula="of:=[.C22]-[.B2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131736755" calcext:value-type="float">
            <text:p>103.13173675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5338983051" calcext:value-type="float">
            <text:p>55.5338983051</text:p>
          </table:table-cell>
          <table:table-cell table:formula="of:=[.B23]-[.A23]" office:value-type="float" office:value="11.250587464" calcext:value-type="float">
            <text:p>11.250587464</text:p>
          </table:table-cell>
          <table:table-cell table:formula="of:=[.C23]-[.B2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886238098" calcext:value-type="float">
            <text:p>102.88623809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5882352941" calcext:value-type="float">
            <text:p>55.5882352941</text:p>
          </table:table-cell>
          <table:table-cell table:formula="of:=[.B24]-[.A24]" office:value-type="float" office:value="11.496086121" calcext:value-type="float">
            <text:p>11.496086121</text:p>
          </table:table-cell>
          <table:table-cell table:formula="of:=[.C24]-[.B2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778526306" calcext:value-type="float">
            <text:p>102.77852630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1452991453" calcext:value-type="float">
            <text:p>56.1452991453</text:p>
          </table:table-cell>
          <table:table-cell table:formula="of:=[.B25]-[.A25]" office:value-type="float" office:value="11.603797913" calcext:value-type="float">
            <text:p>11.603797913</text:p>
          </table:table-cell>
          <table:table-cell table:formula="of:=[.C25]-[.B2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9.521278381" calcext:value-type="float">
            <text:p>109.52127838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49.3543307087" calcext:value-type="float">
            <text:p>49.3543307087</text:p>
          </table:table-cell>
          <table:table-cell table:formula="of:=[.B26]-[.A26]" office:value-type="float" office:value="4.861045838" calcext:value-type="float">
            <text:p>4.861045838</text:p>
          </table:table-cell>
          <table:table-cell table:formula="of:=[.C26]-[.B2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323768616" calcext:value-type="float">
            <text:p>103.32376861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3.452991453" calcext:value-type="float">
            <text:p>53.452991453</text:p>
          </table:table-cell>
          <table:table-cell table:formula="of:=[.B27]-[.A27]" office:value-type="float" office:value="11.058555603" calcext:value-type="float">
            <text:p>11.058555603</text:p>
          </table:table-cell>
          <table:table-cell table:formula="of:=[.C27]-[.B2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221290588" calcext:value-type="float">
            <text:p>113.22129058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1206896552" calcext:value-type="float">
            <text:p>54.1206896552</text:p>
          </table:table-cell>
          <table:table-cell table:formula="of:=[.B28]-[.A28]" office:value-type="float" office:value="1.161033631" calcext:value-type="float">
            <text:p>1.161033631</text:p>
          </table:table-cell>
          <table:table-cell table:formula="of:=[.C28]-[.B2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857429504" calcext:value-type="float">
            <text:p>113.85742950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3760683761" calcext:value-type="float">
            <text:p>56.3760683761</text:p>
          </table:table-cell>
          <table:table-cell table:formula="of:=[.B29]-[.A29]" office:value-type="float" office:value="0.524894715000002" calcext:value-type="float">
            <text:p>0.524894715</text:p>
          </table:table-cell>
          <table:table-cell table:formula="of:=[.C29]-[.B2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295402527" calcext:value-type="float">
            <text:p>113.29540252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6134453782" calcext:value-type="float">
            <text:p>55.6134453782</text:p>
          </table:table-cell>
          <table:table-cell table:formula="of:=[.B30]-[.A30]" office:value-type="float" office:value="1.086921692" calcext:value-type="float">
            <text:p>1.086921692</text:p>
          </table:table-cell>
          <table:table-cell table:formula="of:=[.C30]-[.B3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773658752" calcext:value-type="float">
            <text:p>113.77365875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37.3815028902" calcext:value-type="float">
            <text:p>37.3815028902</text:p>
          </table:table-cell>
          <table:table-cell table:formula="of:=[.B31]-[.A31]" office:value-type="float" office:value="0.608665466999994" calcext:value-type="float">
            <text:p>0.608665467</text:p>
          </table:table-cell>
          <table:table-cell table:formula="of:=[.C31]-[.B3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5.403450012" calcext:value-type="float">
            <text:p>105.40345001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48.6102941176" calcext:value-type="float">
            <text:p>48.6102941176</text:p>
          </table:table-cell>
          <table:table-cell table:formula="of:=[.B32]-[.A32]" office:value-type="float" office:value="8.978874207" calcext:value-type="float">
            <text:p>8.978874207</text:p>
          </table:table-cell>
          <table:table-cell table:formula="of:=[.C32]-[.B3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213859558" calcext:value-type="float">
            <text:p>106.21385955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1186440678" calcext:value-type="float">
            <text:p>55.1186440678</text:p>
          </table:table-cell>
          <table:table-cell table:formula="of:=[.B33]-[.A33]" office:value-type="float" office:value="8.168464661" calcext:value-type="float">
            <text:p>8.168464661</text:p>
          </table:table-cell>
          <table:table-cell table:formula="of:=[.C33]-[.B3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7.106895447" calcext:value-type="float">
            <text:p>107.10689544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7118644068" calcext:value-type="float">
            <text:p>55.7118644068</text:p>
          </table:table-cell>
          <table:table-cell table:formula="of:=[.B34]-[.A34]" office:value-type="float" office:value="7.275428772" calcext:value-type="float">
            <text:p>7.275428772</text:p>
          </table:table-cell>
          <table:table-cell table:formula="of:=[.C34]-[.B3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7.887550354" calcext:value-type="float">
            <text:p>107.88755035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093220339" calcext:value-type="float">
            <text:p>55.093220339</text:p>
          </table:table-cell>
          <table:table-cell table:formula="of:=[.B35]-[.A35]" office:value-type="float" office:value="6.494773865" calcext:value-type="float">
            <text:p>6.494773865</text:p>
          </table:table-cell>
          <table:table-cell table:formula="of:=[.C35]-[.B3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4.171226501" calcext:value-type="float">
            <text:p>114.17122650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2.4358974359" calcext:value-type="float">
            <text:p>52.4358974359</text:p>
          </table:table-cell>
          <table:table-cell table:formula="of:=[.B36]-[.A36]" office:value-type="float" office:value="0.211097717999991" calcext:value-type="float">
            <text:p>0.211097718</text:p>
          </table:table-cell>
          <table:table-cell table:formula="of:=[.C36]-[.B3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540901184" calcext:value-type="float">
            <text:p>111.54090118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0862068966" calcext:value-type="float">
            <text:p>54.0862068966</text:p>
          </table:table-cell>
          <table:table-cell table:formula="of:=[.B37]-[.A37]" office:value-type="float" office:value="2.84142303499999" calcext:value-type="float">
            <text:p>2.841423035</text:p>
          </table:table-cell>
          <table:table-cell table:formula="of:=[.C37]-[.B3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8.56665802" calcext:value-type="float">
            <text:p>98.5666580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38.8915662651" calcext:value-type="float">
            <text:p>38.8915662651</text:p>
          </table:table-cell>
          <table:table-cell table:formula="of:=[.B38]-[.A38]" office:value-type="float" office:value="15.815666199" calcext:value-type="float">
            <text:p>15.815666199</text:p>
          </table:table-cell>
          <table:table-cell table:formula="of:=[.C38]-[.B3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1.336875916" calcext:value-type="float">
            <text:p>101.33687591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0.9291338583" calcext:value-type="float">
            <text:p>50.9291338583</text:p>
          </table:table-cell>
          <table:table-cell table:formula="of:=[.B39]-[.A39]" office:value-type="float" office:value="13.045448303" calcext:value-type="float">
            <text:p>13.045448303</text:p>
          </table:table-cell>
          <table:table-cell table:formula="of:=[.C39]-[.B3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066291809" calcext:value-type="float">
            <text:p>104.066291809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9576271186" calcext:value-type="float">
            <text:p>54.9576271186</text:p>
          </table:table-cell>
          <table:table-cell table:formula="of:=[.B40]-[.A40]" office:value-type="float" office:value="10.31603241" calcext:value-type="float">
            <text:p>10.31603241</text:p>
          </table:table-cell>
          <table:table-cell table:formula="of:=[.C40]-[.B4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880226135" calcext:value-type="float">
            <text:p>104.88022613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8083333333" calcext:value-type="float">
            <text:p>54.8083333333</text:p>
          </table:table-cell>
          <table:table-cell table:formula="of:=[.B41]-[.A41]" office:value-type="float" office:value="9.502098084" calcext:value-type="float">
            <text:p>9.502098084</text:p>
          </table:table-cell>
          <table:table-cell table:formula="of:=[.C41]-[.B4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258079529" calcext:value-type="float">
            <text:p>106.258079529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8151260504" calcext:value-type="float">
            <text:p>54.8151260504</text:p>
          </table:table-cell>
          <table:table-cell table:formula="of:=[.B42]-[.A42]" office:value-type="float" office:value="8.12424469" calcext:value-type="float">
            <text:p>8.12424469</text:p>
          </table:table-cell>
          <table:table-cell table:formula="of:=[.C42]-[.B4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8.034584045" calcext:value-type="float">
            <text:p>108.03458404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33.5721649485" calcext:value-type="float">
            <text:p>33.5721649485</text:p>
          </table:table-cell>
          <table:table-cell table:formula="of:=[.B43]-[.A43]" office:value-type="float" office:value="6.347740174" calcext:value-type="float">
            <text:p>6.347740174</text:p>
          </table:table-cell>
          <table:table-cell table:formula="of:=[.C43]-[.B4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8.618492126" calcext:value-type="float">
            <text:p>108.61849212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9152542373" calcext:value-type="float">
            <text:p>55.9152542373</text:p>
          </table:table-cell>
          <table:table-cell table:formula="of:=[.B44]-[.A44]" office:value-type="float" office:value="5.76383209299999" calcext:value-type="float">
            <text:p>5.763832093</text:p>
          </table:table-cell>
          <table:table-cell table:formula="of:=[.C44]-[.B4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929206848" calcext:value-type="float">
            <text:p>104.92920684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0.4090909091" calcext:value-type="float">
            <text:p>50.4090909091</text:p>
          </table:table-cell>
          <table:table-cell table:formula="of:=[.B45]-[.A45]" office:value-type="float" office:value="9.45311737099999" calcext:value-type="float">
            <text:p>9.453117371</text:p>
          </table:table-cell>
          <table:table-cell table:formula="of:=[.C45]-[.B4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321144104" calcext:value-type="float">
            <text:p>99.32114410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3865546218" calcext:value-type="float">
            <text:p>55.3865546218</text:p>
          </table:table-cell>
          <table:table-cell table:formula="of:=[.B46]-[.A46]" office:value-type="float" office:value="15.061180115" calcext:value-type="float">
            <text:p>15.061180115</text:p>
          </table:table-cell>
          <table:table-cell table:formula="of:=[.C46]-[.B4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8.5664749146" calcext:value-type="float">
            <text:p>98.566474914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3.08" calcext:value-type="float">
            <text:p>53.08</text:p>
          </table:table-cell>
          <table:table-cell table:formula="of:=[.B47]-[.A47]" office:value-type="float" office:value="15.8158493044" calcext:value-type="float">
            <text:p>15.8158493044</text:p>
          </table:table-cell>
          <table:table-cell table:formula="of:=[.C47]-[.B4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249946594" calcext:value-type="float">
            <text:p>113.24994659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36.3867403315" calcext:value-type="float">
            <text:p>36.3867403315</text:p>
          </table:table-cell>
          <table:table-cell table:formula="of:=[.B48]-[.A48]" office:value-type="float" office:value="1.132377625" calcext:value-type="float">
            <text:p>1.132377625</text:p>
          </table:table-cell>
          <table:table-cell table:formula="of:=[.C48]-[.B4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773628235" calcext:value-type="float">
            <text:p>111.77362823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5508474576" calcext:value-type="float">
            <text:p>55.5508474576</text:p>
          </table:table-cell>
          <table:table-cell table:formula="of:=[.B49]-[.A49]" office:value-type="float" office:value="2.60869598399999" calcext:value-type="float">
            <text:p>2.608695984</text:p>
          </table:table-cell>
          <table:table-cell table:formula="of:=[.C49]-[.B4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8.812355042" calcext:value-type="float">
            <text:p>108.81235504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7647058824" calcext:value-type="float">
            <text:p>55.7647058824</text:p>
          </table:table-cell>
          <table:table-cell table:formula="of:=[.B50]-[.A50]" office:value-type="float" office:value="5.56996917699999" calcext:value-type="float">
            <text:p>5.569969177</text:p>
          </table:table-cell>
          <table:table-cell table:formula="of:=[.C50]-[.B5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1.771232605" calcext:value-type="float">
            <text:p>101.77123260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8898305085" calcext:value-type="float">
            <text:p>55.8898305085</text:p>
          </table:table-cell>
          <table:table-cell table:formula="of:=[.B51]-[.A51]" office:value-type="float" office:value="12.611091614" calcext:value-type="float">
            <text:p>12.611091614</text:p>
          </table:table-cell>
          <table:table-cell table:formula="of:=[.C51]-[.B5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8.5666122437" calcext:value-type="float">
            <text:p>98.566612243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6694915254" calcext:value-type="float">
            <text:p>55.6694915254</text:p>
          </table:table-cell>
          <table:table-cell table:formula="of:=[.B52]-[.A52]" office:value-type="float" office:value="15.8157119753" calcext:value-type="float">
            <text:p>15.8157119753</text:p>
          </table:table-cell>
          <table:table-cell table:formula="of:=[.C52]-[.B5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561836243" calcext:value-type="float">
            <text:p>112.56183624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2352941176" calcext:value-type="float">
            <text:p>55.2352941176</text:p>
          </table:table-cell>
          <table:table-cell table:formula="of:=[.B53]-[.A53]" office:value-type="float" office:value="1.820487976" calcext:value-type="float">
            <text:p>1.820487976</text:p>
          </table:table-cell>
          <table:table-cell table:formula="of:=[.C53]-[.B5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245155334" calcext:value-type="float">
            <text:p>111.24515533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3.7272727273" calcext:value-type="float">
            <text:p>53.7272727273</text:p>
          </table:table-cell>
          <table:table-cell table:formula="of:=[.B54]-[.A54]" office:value-type="float" office:value="3.13716888499999" calcext:value-type="float">
            <text:p>3.137168885</text:p>
          </table:table-cell>
          <table:table-cell table:formula="of:=[.C54]-[.B5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947044373" calcext:value-type="float">
            <text:p>112.9470443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2457627119" calcext:value-type="float">
            <text:p>54.2457627119</text:p>
          </table:table-cell>
          <table:table-cell table:formula="of:=[.B55]-[.A55]" office:value-type="float" office:value="1.435279846" calcext:value-type="float">
            <text:p>1.435279846</text:p>
          </table:table-cell>
          <table:table-cell table:formula="of:=[.C55]-[.B5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41318512" calcext:value-type="float">
            <text:p>104.4131851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2.7203389831" calcext:value-type="float">
            <text:p>52.7203389831</text:p>
          </table:table-cell>
          <table:table-cell table:formula="of:=[.B56]-[.A56]" office:value-type="float" office:value="9.969139099" calcext:value-type="float">
            <text:p>9.969139099</text:p>
          </table:table-cell>
          <table:table-cell table:formula="of:=[.C56]-[.B5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0.061561584" calcext:value-type="float">
            <text:p>100.06156158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2.816" calcext:value-type="float">
            <text:p>52.816</text:p>
          </table:table-cell>
          <table:table-cell table:formula="of:=[.B57]-[.A57]" office:value-type="float" office:value="14.320762635" calcext:value-type="float">
            <text:p>14.320762635</text:p>
          </table:table-cell>
          <table:table-cell table:formula="of:=[.C57]-[.B5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1.666542053" calcext:value-type="float">
            <text:p>101.66654205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4152542373" calcext:value-type="float">
            <text:p>54.4152542373</text:p>
          </table:table-cell>
          <table:table-cell table:formula="of:=[.B58]-[.A58]" office:value-type="float" office:value="12.715782166" calcext:value-type="float">
            <text:p>12.715782166</text:p>
          </table:table-cell>
          <table:table-cell table:formula="of:=[.C58]-[.B5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063026428" calcext:value-type="float">
            <text:p>106.06302642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62.725" calcext:value-type="float">
            <text:p>62.725</text:p>
          </table:table-cell>
          <table:table-cell table:formula="of:=[.B59]-[.A59]" office:value-type="float" office:value="8.319297791" calcext:value-type="float">
            <text:p>8.319297791</text:p>
          </table:table-cell>
          <table:table-cell table:formula="of:=[.C59]-[.B5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878364563" calcext:value-type="float">
            <text:p>99.87836456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5299145299" calcext:value-type="float">
            <text:p>55.5299145299</text:p>
          </table:table-cell>
          <table:table-cell table:formula="of:=[.B60]-[.A60]" office:value-type="float" office:value="14.503959656" calcext:value-type="float">
            <text:p>14.503959656</text:p>
          </table:table-cell>
          <table:table-cell table:formula="of:=[.C60]-[.B6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9.249061584" calcext:value-type="float">
            <text:p>109.24906158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5.7768595041" calcext:value-type="float">
            <text:p>55.7768595041</text:p>
          </table:table-cell>
          <table:table-cell table:formula="of:=[.B61]-[.A61]" office:value-type="float" office:value="5.13326263499999" calcext:value-type="float">
            <text:p>5.133262635</text:p>
          </table:table-cell>
          <table:table-cell table:formula="of:=[.C61]-[.B6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4367294312" calcext:value-type="float">
            <text:p>99.436729431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46.6315789474" calcext:value-type="float">
            <text:p>46.6315789474</text:p>
          </table:table-cell>
          <table:table-cell table:formula="of:=[.B62]-[.A62]" office:value-type="float" office:value="14.9455947878" calcext:value-type="float">
            <text:p>14.9455947878</text:p>
          </table:table-cell>
          <table:table-cell table:formula="of:=[.C62]-[.B6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865196228" calcext:value-type="float">
            <text:p>112.86519622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3583333333" calcext:value-type="float">
            <text:p>56.3583333333</text:p>
          </table:table-cell>
          <table:table-cell table:formula="of:=[.B63]-[.A63]" office:value-type="float" office:value="1.517127991" calcext:value-type="float">
            <text:p>1.517127991</text:p>
          </table:table-cell>
          <table:table-cell table:formula="of:=[.C63]-[.B6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938545227" calcext:value-type="float">
            <text:p>104.93854522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33.6865671642" calcext:value-type="float">
            <text:p>33.6865671642</text:p>
          </table:table-cell>
          <table:table-cell table:formula="of:=[.B64]-[.A64]" office:value-type="float" office:value="9.44377899199999" calcext:value-type="float">
            <text:p>9.443778992</text:p>
          </table:table-cell>
          <table:table-cell table:formula="of:=[.C64]-[.B6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934425354" calcext:value-type="float">
            <text:p>113.93442535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6218487395" calcext:value-type="float">
            <text:p>56.6218487395</text:p>
          </table:table-cell>
          <table:table-cell table:formula="of:=[.B65]-[.A65]" office:value-type="float" office:value="0.447898864999999" calcext:value-type="float">
            <text:p>0.447898865</text:p>
          </table:table-cell>
          <table:table-cell table:formula="of:=[.C65]-[.B6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123207092" calcext:value-type="float">
            <text:p>111.12320709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4.186440678" calcext:value-type="float">
            <text:p>54.186440678</text:p>
          </table:table-cell>
          <table:table-cell table:formula="of:=[.B66]-[.A66]" office:value-type="float" office:value="3.259117127" calcext:value-type="float">
            <text:p>3.259117127</text:p>
          </table:table-cell>
          <table:table-cell table:formula="of:=[.C66]-[.B6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8.6517105103" calcext:value-type="float">
            <text:p>98.651710510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0.0984848485" calcext:value-type="float">
            <text:p>50.0984848485</text:p>
          </table:table-cell>
          <table:table-cell table:formula="of:=[.B67]-[.A67]" office:value-type="float" office:value="15.7306137087" calcext:value-type="float">
            <text:p>15.7306137087</text:p>
          </table:table-cell>
          <table:table-cell table:formula="of:=[.C67]-[.B6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060279846" calcext:value-type="float">
            <text:p>112.06027984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0661157025" calcext:value-type="float">
            <text:p>56.0661157025</text:p>
          </table:table-cell>
          <table:table-cell table:formula="of:=[.B68]-[.A68]" office:value-type="float" office:value="2.322044373" calcext:value-type="float">
            <text:p>2.322044373</text:p>
          </table:table-cell>
          <table:table-cell table:formula="of:=[.C68]-[.B6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584907532" calcext:value-type="float">
            <text:p>103.58490753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8655462185" calcext:value-type="float">
            <text:p>56.8655462185</text:p>
          </table:table-cell>
          <table:table-cell table:formula="of:=[.B69]-[.A69]" office:value-type="float" office:value="10.797416687" calcext:value-type="float">
            <text:p>10.797416687</text:p>
          </table:table-cell>
          <table:table-cell table:formula="of:=[.C69]-[.B6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060279846" calcext:value-type="float">
            <text:p>112.06027984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56.1344537815" calcext:value-type="float">
            <text:p>56.1344537815</text:p>
          </table:table-cell>
          <table:table-cell table:formula="of:=[.B70]-[.A70]" office:value-type="float" office:value="2.322044373" calcext:value-type="float">
            <text:p>2.322044373</text:p>
          </table:table-cell>
          <table:table-cell table:formula="of:=[.C70]-[.B7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0.588020325" calcext:value-type="float">
            <text:p>100.58802032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6.6617647059" calcext:value-type="float">
            <text:p>16.6617647059</text:p>
          </table:table-cell>
          <table:table-cell table:formula="of:=[.B71]-[.A71]" office:value-type="float" office:value="13.794303894" calcext:value-type="float">
            <text:p>13.794303894</text:p>
          </table:table-cell>
          <table:table-cell table:formula="of:=[.C71]-[.B7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356315613" calcext:value-type="float">
            <text:p>113.35631561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4.1631799163" calcext:value-type="float">
            <text:p>14.1631799163</text:p>
          </table:table-cell>
          <table:table-cell table:formula="of:=[.B72]-[.A72]" office:value-type="float" office:value="1.02600860599999" calcext:value-type="float">
            <text:p>1.026008606</text:p>
          </table:table-cell>
          <table:table-cell table:formula="of:=[.C72]-[.B7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9.065498352" calcext:value-type="float">
            <text:p>109.06549835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6.914004914" calcext:value-type="float">
            <text:p>16.914004914</text:p>
          </table:table-cell>
          <table:table-cell table:formula="of:=[.B73]-[.A73]" office:value-type="float" office:value="5.31682586699999" calcext:value-type="float">
            <text:p>5.316825867</text:p>
          </table:table-cell>
          <table:table-cell table:formula="of:=[.C73]-[.B7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190940857" calcext:value-type="float">
            <text:p>104.19094085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4.1608247423" calcext:value-type="float">
            <text:p>14.1608247423</text:p>
          </table:table-cell>
          <table:table-cell table:formula="of:=[.B74]-[.A74]" office:value-type="float" office:value="10.191383362" calcext:value-type="float">
            <text:p>10.191383362</text:p>
          </table:table-cell>
          <table:table-cell table:formula="of:=[.C74]-[.B7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638694763" calcext:value-type="float">
            <text:p>103.63869476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7.1341772152" calcext:value-type="float">
            <text:p>17.1341772152</text:p>
          </table:table-cell>
          <table:table-cell table:formula="of:=[.B75]-[.A75]" office:value-type="float" office:value="10.743629456" calcext:value-type="float">
            <text:p>10.743629456</text:p>
          </table:table-cell>
          <table:table-cell table:formula="of:=[.C75]-[.B7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8.9414291382" calcext:value-type="float">
            <text:p>98.941429138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7.3762376238" calcext:value-type="float">
            <text:p>17.3762376238</text:p>
          </table:table-cell>
          <table:table-cell table:formula="of:=[.B76]-[.A76]" office:value-type="float" office:value="15.4408950808" calcext:value-type="float">
            <text:p>15.4408950808</text:p>
          </table:table-cell>
          <table:table-cell table:formula="of:=[.C76]-[.B7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815986633" calcext:value-type="float">
            <text:p>103.81598663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7.5859375" calcext:value-type="float">
            <text:p>17.5859375</text:p>
          </table:table-cell>
          <table:table-cell table:formula="of:=[.B77]-[.A77]" office:value-type="float" office:value="10.566337586" calcext:value-type="float">
            <text:p>10.566337586</text:p>
          </table:table-cell>
          <table:table-cell table:formula="of:=[.C77]-[.B7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7.940605164" calcext:value-type="float">
            <text:p>107.94060516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6.5292682927" calcext:value-type="float">
            <text:p>16.5292682927</text:p>
          </table:table-cell>
          <table:table-cell table:formula="of:=[.B78]-[.A78]" office:value-type="float" office:value="6.44171905499999" calcext:value-type="float">
            <text:p>6.441719055</text:p>
          </table:table-cell>
          <table:table-cell table:formula="of:=[.C78]-[.B7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190940857" calcext:value-type="float">
            <text:p>104.190940857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5.9488372093" calcext:value-type="float">
            <text:p>15.9488372093</text:p>
          </table:table-cell>
          <table:table-cell table:formula="of:=[.B79]-[.A79]" office:value-type="float" office:value="10.191383362" calcext:value-type="float">
            <text:p>10.191383362</text:p>
          </table:table-cell>
          <table:table-cell table:formula="of:=[.C79]-[.B7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2204818726" calcext:value-type="float">
            <text:p>99.220481872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5.6682134571" calcext:value-type="float">
            <text:p>15.6682134571</text:p>
          </table:table-cell>
          <table:table-cell table:formula="of:=[.B80]-[.A80]" office:value-type="float" office:value="15.1618423464" calcext:value-type="float">
            <text:p>15.1618423464</text:p>
          </table:table-cell>
          <table:table-cell table:formula="of:=[.C80]-[.B8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0.310081482" calcext:value-type="float">
            <text:p>100.31008148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6.3164556962" calcext:value-type="float">
            <text:p>16.3164556962</text:p>
          </table:table-cell>
          <table:table-cell table:formula="of:=[.B81]-[.A81]" office:value-type="float" office:value="14.072242737" calcext:value-type="float">
            <text:p>14.072242737</text:p>
          </table:table-cell>
          <table:table-cell table:formula="of:=[.C81]-[.B8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864967346" calcext:value-type="float">
            <text:p>106.86496734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6.8700980392" calcext:value-type="float">
            <text:p>16.8700980392</text:p>
          </table:table-cell>
          <table:table-cell table:formula="of:=[.B82]-[.A82]" office:value-type="float" office:value="7.517356873" calcext:value-type="float">
            <text:p>7.517356873</text:p>
          </table:table-cell>
          <table:table-cell table:formula="of:=[.C82]-[.B8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8.529182434" calcext:value-type="float">
            <text:p>108.52918243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7.487745098" calcext:value-type="float">
            <text:p>17.487745098</text:p>
          </table:table-cell>
          <table:table-cell table:formula="of:=[.B83]-[.A83]" office:value-type="float" office:value="5.85314178499999" calcext:value-type="float">
            <text:p>5.853141785</text:p>
          </table:table-cell>
          <table:table-cell table:formula="of:=[.C83]-[.B8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215858459" calcext:value-type="float">
            <text:p>111.215858459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3.7444219067" calcext:value-type="float">
            <text:p>13.7444219067</text:p>
          </table:table-cell>
          <table:table-cell table:formula="of:=[.B84]-[.A84]" office:value-type="float" office:value="3.16646575999999" calcext:value-type="float">
            <text:p>3.16646576</text:p>
          </table:table-cell>
          <table:table-cell table:formula="of:=[.C84]-[.B8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7.023628235" calcext:value-type="float">
            <text:p>107.02362823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6.13188798555" calcext:value-type="float">
            <text:p>6.1318879856</text:p>
          </table:table-cell>
          <table:table-cell table:formula="of:=[.B85]-[.A85]" office:value-type="float" office:value="7.35869598399999" calcext:value-type="float">
            <text:p>7.358695984</text:p>
          </table:table-cell>
          <table:table-cell table:formula="of:=[.C85]-[.B8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305931091" calcext:value-type="float">
            <text:p>113.30593109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61462728551" calcext:value-type="float">
            <text:p>9.6146272855</text:p>
          </table:table-cell>
          <table:table-cell table:formula="of:=[.B86]-[.A86]" office:value-type="float" office:value="1.07639312799999" calcext:value-type="float">
            <text:p>1.076393128</text:p>
          </table:table-cell>
          <table:table-cell table:formula="of:=[.C86]-[.B8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066459656" calcext:value-type="float">
            <text:p>103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76142857143" calcext:value-type="float">
            <text:p>9.7614285714</text:p>
          </table:table-cell>
          <table:table-cell table:formula="of:=[.B87]-[.A87]" office:value-type="float" office:value="11.315864563" calcext:value-type="float">
            <text:p>11.315864563</text:p>
          </table:table-cell>
          <table:table-cell table:formula="of:=[.C87]-[.B8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9.470283508" calcext:value-type="float">
            <text:p>109.47028350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7032810271" calcext:value-type="float">
            <text:p>9.7032810271</text:p>
          </table:table-cell>
          <table:table-cell table:formula="of:=[.B88]-[.A88]" office:value-type="float" office:value="4.912040711" calcext:value-type="float">
            <text:p>4.912040711</text:p>
          </table:table-cell>
          <table:table-cell table:formula="of:=[.C88]-[.B8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2212142944" calcext:value-type="float">
            <text:p>99.221214294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7944606414" calcext:value-type="float">
            <text:p>9.7944606414</text:p>
          </table:table-cell>
          <table:table-cell table:formula="of:=[.B89]-[.A89]" office:value-type="float" office:value="15.1611099246" calcext:value-type="float">
            <text:p>15.1611099246</text:p>
          </table:table-cell>
          <table:table-cell table:formula="of:=[.C89]-[.B8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5.740348816" calcext:value-type="float">
            <text:p>105.74034881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892998679" calcext:value-type="float">
            <text:p>8.892998679</text:p>
          </table:table-cell>
          <table:table-cell table:formula="of:=[.B90]-[.A90]" office:value-type="float" office:value="8.641975403" calcext:value-type="float">
            <text:p>8.641975403</text:p>
          </table:table-cell>
          <table:table-cell table:formula="of:=[.C90]-[.B9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066459656" calcext:value-type="float">
            <text:p>112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9335106383" calcext:value-type="float">
            <text:p>8.9335106383</text:p>
          </table:table-cell>
          <table:table-cell table:formula="of:=[.B91]-[.A91]" office:value-type="float" office:value="2.31586456299999" calcext:value-type="float">
            <text:p>2.315864563</text:p>
          </table:table-cell>
          <table:table-cell table:formula="of:=[.C91]-[.B9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0.56224823" calcext:value-type="float">
            <text:p>100.5622482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31718061674" calcext:value-type="float">
            <text:p>9.3171806167</text:p>
          </table:table-cell>
          <table:table-cell table:formula="of:=[.B92]-[.A92]" office:value-type="float" office:value="13.820075989" calcext:value-type="float">
            <text:p>13.820075989</text:p>
          </table:table-cell>
          <table:table-cell table:formula="of:=[.C92]-[.B9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9.066459656" calcext:value-type="float">
            <text:p>109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6118251928" calcext:value-type="float">
            <text:p>8.6118251928</text:p>
          </table:table-cell>
          <table:table-cell table:formula="of:=[.B93]-[.A93]" office:value-type="float" office:value="5.31586456299999" calcext:value-type="float">
            <text:p>5.315864563</text:p>
          </table:table-cell>
          <table:table-cell table:formula="of:=[.C93]-[.B9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066459656" calcext:value-type="float">
            <text:p>103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0.0136157337" calcext:value-type="float">
            <text:p>10.0136157337</text:p>
          </table:table-cell>
          <table:table-cell table:formula="of:=[.B94]-[.A94]" office:value-type="float" office:value="11.315864563" calcext:value-type="float">
            <text:p>11.315864563</text:p>
          </table:table-cell>
          <table:table-cell table:formula="of:=[.C94]-[.B9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0.066459656" calcext:value-type="float">
            <text:p>100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7.39977728285" calcext:value-type="float">
            <text:p>7.3997772829</text:p>
          </table:table-cell>
          <table:table-cell table:formula="of:=[.B95]-[.A95]" office:value-type="float" office:value="14.315864563" calcext:value-type="float">
            <text:p>14.315864563</text:p>
          </table:table-cell>
          <table:table-cell table:formula="of:=[.C95]-[.B9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7.566474915" calcext:value-type="float">
            <text:p>107.56647491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35919899875" calcext:value-type="float">
            <text:p>8.3591989988</text:p>
          </table:table-cell>
          <table:table-cell table:formula="of:=[.B96]-[.A96]" office:value-type="float" office:value="6.815849304" calcext:value-type="float">
            <text:p>6.815849304</text:p>
          </table:table-cell>
          <table:table-cell table:formula="of:=[.C96]-[.B9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1.217735291" calcext:value-type="float">
            <text:p>111.21773529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47275031686" calcext:value-type="float">
            <text:p>8.4727503169</text:p>
          </table:table-cell>
          <table:table-cell table:formula="of:=[.B97]-[.A97]" office:value-type="float" office:value="3.164588928" calcext:value-type="float">
            <text:p>3.164588928</text:p>
          </table:table-cell>
          <table:table-cell table:formula="of:=[.C97]-[.B9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3.066459656" calcext:value-type="float">
            <text:p>103.066459656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98184357542" calcext:value-type="float">
            <text:p>8.9818435754</text:p>
          </table:table-cell>
          <table:table-cell table:formula="of:=[.B98]-[.A98]" office:value-type="float" office:value="11.315864563" calcext:value-type="float">
            <text:p>11.315864563</text:p>
          </table:table-cell>
          <table:table-cell table:formula="of:=[.C98]-[.B9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2842941284" calcext:value-type="float">
            <text:p>99.284294128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9.37518910741" calcext:value-type="float">
            <text:p>9.3751891074</text:p>
          </table:table-cell>
          <table:table-cell table:formula="of:=[.B99]-[.A99]" office:value-type="float" office:value="15.0980300906" calcext:value-type="float">
            <text:p>15.0980300906</text:p>
          </table:table-cell>
          <table:table-cell table:formula="of:=[.C99]-[.B9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3.351371765" calcext:value-type="float">
            <text:p>113.351371765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8.27741935484" calcext:value-type="float">
            <text:p>8.2774193548</text:p>
          </table:table-cell>
          <table:table-cell table:formula="of:=[.B100]-[.A100]" office:value-type="float" office:value="1.030952454" calcext:value-type="float">
            <text:p>1.030952454</text:p>
          </table:table-cell>
          <table:table-cell table:formula="of:=[.C100]-[.B10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8355555556" calcext:value-type="float">
            <text:p>1.8835555556</text:p>
          </table:table-cell>
          <table:table-cell table:formula="of:=[.B101]-[.A101]" office:value-type="float" office:value="3.815574646" calcext:value-type="float">
            <text:p>3.815574646</text:p>
          </table:table-cell>
          <table:table-cell table:formula="of:=[.C101]-[.B10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31085968" calcext:value-type="float">
            <text:p>106.3108596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5770308123" calcext:value-type="float">
            <text:p>1.8577030812</text:p>
          </table:table-cell>
          <table:table-cell table:formula="of:=[.B102]-[.A102]" office:value-type="float" office:value="8.071464539" calcext:value-type="float">
            <text:p>8.071464539</text:p>
          </table:table-cell>
          <table:table-cell table:formula="of:=[.C102]-[.B10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7355641102" calcext:value-type="float">
            <text:p>1.873556411</text:p>
          </table:table-cell>
          <table:table-cell table:formula="of:=[.B103]-[.A103]" office:value-type="float" office:value="3.815574646" calcext:value-type="float">
            <text:p>3.815574646</text:p>
          </table:table-cell>
          <table:table-cell table:formula="of:=[.C103]-[.B10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633644104" calcext:value-type="float">
            <text:p>99.63364410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7301587302" calcext:value-type="float">
            <text:p>1.873015873</text:p>
          </table:table-cell>
          <table:table-cell table:formula="of:=[.B104]-[.A104]" office:value-type="float" office:value="14.748680115" calcext:value-type="float">
            <text:p>14.748680115</text:p>
          </table:table-cell>
          <table:table-cell table:formula="of:=[.C104]-[.B10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2991256714" calcext:value-type="float">
            <text:p>99.299125671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5141575554" calcext:value-type="float">
            <text:p>1.8514157555</text:p>
          </table:table-cell>
          <table:table-cell table:formula="of:=[.B105]-[.A105]" office:value-type="float" office:value="15.0831985476" calcext:value-type="float">
            <text:p>15.0831985476</text:p>
          </table:table-cell>
          <table:table-cell table:formula="of:=[.C105]-[.B10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639518738" calcext:value-type="float">
            <text:p>112.63951873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7606112054" calcext:value-type="float">
            <text:p>1.8760611205</text:p>
          </table:table-cell>
          <table:table-cell table:formula="of:=[.B106]-[.A106]" office:value-type="float" office:value="1.74280548099999" calcext:value-type="float">
            <text:p>1.742805481</text:p>
          </table:table-cell>
          <table:table-cell table:formula="of:=[.C106]-[.B10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4500282326" calcext:value-type="float">
            <text:p>1.8450028233</text:p>
          </table:table-cell>
          <table:table-cell table:formula="of:=[.B107]-[.A107]" office:value-type="float" office:value="3.815574646" calcext:value-type="float">
            <text:p>3.815574646</text:p>
          </table:table-cell>
          <table:table-cell table:formula="of:=[.C107]-[.B10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8162797363" calcext:value-type="float">
            <text:p>1.8816279736</text:p>
          </table:table-cell>
          <table:table-cell table:formula="of:=[.B108]-[.A108]" office:value-type="float" office:value="3.815574646" calcext:value-type="float">
            <text:p>3.815574646</text:p>
          </table:table-cell>
          <table:table-cell table:formula="of:=[.C108]-[.B10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8.029090881" calcext:value-type="float">
            <text:p>108.02909088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74692202462" calcext:value-type="float">
            <text:p>1.7469220246</text:p>
          </table:table-cell>
          <table:table-cell table:formula="of:=[.B109]-[.A109]" office:value-type="float" office:value="6.353233338" calcext:value-type="float">
            <text:p>6.353233338</text:p>
          </table:table-cell>
          <table:table-cell table:formula="of:=[.C109]-[.B10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5.696037292" calcext:value-type="float">
            <text:p>105.69603729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73917778383" calcext:value-type="float">
            <text:p>1.7391777838</text:p>
          </table:table-cell>
          <table:table-cell table:formula="of:=[.B110]-[.A110]" office:value-type="float" office:value="8.686286927" calcext:value-type="float">
            <text:p>8.686286927</text:p>
          </table:table-cell>
          <table:table-cell table:formula="of:=[.C110]-[.B11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566612244" calcext:value-type="float">
            <text:p>104.56661224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90352504638" calcext:value-type="float">
            <text:p>1.9035250464</text:p>
          </table:table-cell>
          <table:table-cell table:formula="of:=[.B111]-[.A111]" office:value-type="float" office:value="9.815711975" calcext:value-type="float">
            <text:p>9.815711975</text:p>
          </table:table-cell>
          <table:table-cell table:formula="of:=[.C111]-[.B11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544334412" calcext:value-type="float">
            <text:p>102.54433441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2950727884" calcext:value-type="float">
            <text:p>1.8295072788</text:p>
          </table:table-cell>
          <table:table-cell table:formula="of:=[.B112]-[.A112]" office:value-type="float" office:value="11.837989807" calcext:value-type="float">
            <text:p>11.837989807</text:p>
          </table:table-cell>
          <table:table-cell table:formula="of:=[.C112]-[.B11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989738464" calcext:value-type="float">
            <text:p>102.98973846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3291562239" calcext:value-type="float">
            <text:p>1.8329156224</text:p>
          </table:table-cell>
          <table:table-cell table:formula="of:=[.B113]-[.A113]" office:value-type="float" office:value="11.392585755" calcext:value-type="float">
            <text:p>11.392585755</text:p>
          </table:table-cell>
          <table:table-cell table:formula="of:=[.C113]-[.B11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1.979423523" calcext:value-type="float">
            <text:p>101.97942352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8545246277" calcext:value-type="float">
            <text:p>1.8854524628</text:p>
          </table:table-cell>
          <table:table-cell table:formula="of:=[.B114]-[.A114]" office:value-type="float" office:value="12.402900696" calcext:value-type="float">
            <text:p>12.402900696</text:p>
          </table:table-cell>
          <table:table-cell table:formula="of:=[.C114]-[.B11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4.295463562" calcext:value-type="float">
            <text:p>114.295463562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2.09458218549" calcext:value-type="float">
            <text:p>2.0945821855</text:p>
          </table:table-cell>
          <table:table-cell table:formula="of:=[.B115]-[.A115]" office:value-type="float" office:value="0.0868606570000026" calcext:value-type="float">
            <text:p>0.086860657</text:p>
          </table:table-cell>
          <table:table-cell table:formula="of:=[.C115]-[.B11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99.2414932251" calcext:value-type="float">
            <text:p>99.241493225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6306356763" calcext:value-type="float">
            <text:p>1.8630635676</text:p>
          </table:table-cell>
          <table:table-cell table:formula="of:=[.B116]-[.A116]" office:value-type="float" office:value="15.1408309939" calcext:value-type="float">
            <text:p>15.1408309939</text:p>
          </table:table-cell>
          <table:table-cell table:formula="of:=[.C116]-[.B11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2.351173401" calcext:value-type="float">
            <text:p>112.351173401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3894707048" calcext:value-type="float">
            <text:p>1.8389470705</text:p>
          </table:table-cell>
          <table:table-cell table:formula="of:=[.B117]-[.A117]" office:value-type="float" office:value="2.031150818" calcext:value-type="float">
            <text:p>2.031150818</text:p>
          </table:table-cell>
          <table:table-cell table:formula="of:=[.C117]-[.B117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5521885522" calcext:value-type="float">
            <text:p>1.8552188552</text:p>
          </table:table-cell>
          <table:table-cell table:formula="of:=[.B118]-[.A118]" office:value-type="float" office:value="3.815574646" calcext:value-type="float">
            <text:p>3.815574646</text:p>
          </table:table-cell>
          <table:table-cell table:formula="of:=[.C118]-[.B118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10.566749573" calcext:value-type="float">
            <text:p>110.56674957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79013030219" calcext:value-type="float">
            <text:p>1.7901303022</text:p>
          </table:table-cell>
          <table:table-cell table:formula="of:=[.B119]-[.A119]" office:value-type="float" office:value="3.815574646" calcext:value-type="float">
            <text:p>3.815574646</text:p>
          </table:table-cell>
          <table:table-cell table:formula="of:=[.C119]-[.B119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6.982200623" calcext:value-type="float">
            <text:p>106.982200623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4461927508" calcext:value-type="float">
            <text:p>1.8446192751</text:p>
          </table:table-cell>
          <table:table-cell table:formula="of:=[.B120]-[.A120]" office:value-type="float" office:value="7.400123596" calcext:value-type="float">
            <text:p>7.400123596</text:p>
          </table:table-cell>
          <table:table-cell table:formula="of:=[.C120]-[.B120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566612244" calcext:value-type="float">
            <text:p>104.56661224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78380611402" calcext:value-type="float">
            <text:p>1.783806114</text:p>
          </table:table-cell>
          <table:table-cell table:formula="of:=[.B121]-[.A121]" office:value-type="float" office:value="9.815711975" calcext:value-type="float">
            <text:p>9.815711975</text:p>
          </table:table-cell>
          <table:table-cell table:formula="of:=[.C121]-[.B121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312263489" calcext:value-type="float">
            <text:p>102.312263489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3716761279" calcext:value-type="float">
            <text:p>1.8371676128</text:p>
          </table:table-cell>
          <table:table-cell table:formula="of:=[.B122]-[.A122]" office:value-type="float" office:value="12.07006073" calcext:value-type="float">
            <text:p>12.07006073</text:p>
          </table:table-cell>
          <table:table-cell table:formula="of:=[.C122]-[.B122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2.267539978" calcext:value-type="float">
            <text:p>102.26753997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92029411765" calcext:value-type="float">
            <text:p>1.9202941177</text:p>
          </table:table-cell>
          <table:table-cell table:formula="of:=[.B123]-[.A123]" office:value-type="float" office:value="12.114784241" calcext:value-type="float">
            <text:p>12.114784241</text:p>
          </table:table-cell>
          <table:table-cell table:formula="of:=[.C123]-[.B123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5.057106018" calcext:value-type="float">
            <text:p>105.05710601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4591013825" calcext:value-type="float">
            <text:p>1.8459101383</text:p>
          </table:table-cell>
          <table:table-cell table:formula="of:=[.B124]-[.A124]" office:value-type="float" office:value="9.325218201" calcext:value-type="float">
            <text:p>9.325218201</text:p>
          </table:table-cell>
          <table:table-cell table:formula="of:=[.C124]-[.B124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566612244" calcext:value-type="float">
            <text:p>104.566612244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364684466" calcext:value-type="float">
            <text:p>1.8364684466</text:p>
          </table:table-cell>
          <table:table-cell table:formula="of:=[.B125]-[.A125]" office:value-type="float" office:value="9.815711975" calcext:value-type="float">
            <text:p>9.815711975</text:p>
          </table:table-cell>
          <table:table-cell table:formula="of:=[.C125]-[.B125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04.097557068" calcext:value-type="float">
            <text:p>104.097557068</text:p>
          </table:table-cell>
          <table:table-cell office:value-type="float" office:value="114.382324219" calcext:value-type="float">
            <text:p>114.382324219</text:p>
          </table:table-cell>
          <table:table-cell office:value-type="float" office:value="203" calcext:value-type="float">
            <text:p>203</text:p>
          </table:table-cell>
          <table:table-cell office:value-type="float" office:value="1.85419026048" calcext:value-type="float">
            <text:p>1.8541902605</text:p>
          </table:table-cell>
          <table:table-cell table:formula="of:=[.B126]-[.A126]" office:value-type="float" office:value="10.284767151" calcext:value-type="float">
            <text:p>10.284767151</text:p>
          </table:table-cell>
          <table:table-cell table:formula="of:=[.C126]-[.B126]" office:value-type="float" office:value="88.617675781" calcext:value-type="float">
            <text:p>88.617675781</text:p>
          </table:table-cell>
        </table:table-row>
        <table:table-row table:style-name="ro1">
          <table:table-cell office:value-type="float" office:value="136.565048218" calcext:value-type="float">
            <text:p>136.565048218</text:p>
          </table:table-cell>
          <table:table-cell office:value-type="float" office:value="144.890380859" calcext:value-type="float">
            <text:p>144.890380859</text:p>
          </table:table-cell>
          <table:table-cell office:value-type="float" office:value="203" calcext:value-type="float">
            <text:p>203</text:p>
          </table:table-cell>
          <table:table-cell office:value-type="float" office:value="0.116545608905" calcext:value-type="float">
            <text:p>0.1165456089</text:p>
          </table:table-cell>
          <table:table-cell table:formula="of:=[.B127]-[.A127]" office:value-type="float" office:value="8.32533264100002" calcext:value-type="float">
            <text:p>8.325332641</text:p>
          </table:table-cell>
          <table:table-cell table:formula="of:=[.C127]-[.B127]" office:value-type="float" office:value="58.109619141" calcext:value-type="float">
            <text:p>58.109619141</text:p>
          </table:table-cell>
        </table:table-row>
        <table:table-row table:style-name="ro1">
          <table:table-cell office:value-type="float" office:value="137.85369873" calcext:value-type="float">
            <text:p>137.85369873</text:p>
          </table:table-cell>
          <table:table-cell office:value-type="float" office:value="153.747558594" calcext:value-type="float">
            <text:p>153.747558594</text:p>
          </table:table-cell>
          <table:table-cell office:value-type="float" office:value="203" calcext:value-type="float">
            <text:p>203</text:p>
          </table:table-cell>
          <table:table-cell office:value-type="float" office:value="1.17153500974" calcext:value-type="float">
            <text:p>1.1715350097</text:p>
          </table:table-cell>
          <table:table-cell table:formula="of:=[.B128]-[.A128]" office:value-type="float" office:value="15.893859864" calcext:value-type="float">
            <text:p>15.893859864</text:p>
          </table:table-cell>
          <table:table-cell table:formula="of:=[.C128]-[.B128]" office:value-type="float" office:value="49.252441406" calcext:value-type="float">
            <text:p>49.252441406</text:p>
          </table:table-cell>
        </table:table-row>
        <table:table-row table:style-name="ro1">
          <table:table-cell office:value-type="float" office:value="153.570571899" calcext:value-type="float">
            <text:p>153.570571899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3.71024734982" calcext:value-type="float">
            <text:p>3.7102473498</text:p>
          </table:table-cell>
          <table:table-cell table:formula="of:=[.B129]-[.A129]" office:value-type="float" office:value="8.05003357000001" calcext:value-type="float">
            <text:p>8.05003357</text:p>
          </table:table-cell>
          <table:table-cell table:formula="of:=[.C129]-[.B129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30.669197083" calcext:value-type="float">
            <text:p>130.669197083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49805542052" calcext:value-type="float">
            <text:p>0.9498055421</text:p>
          </table:table-cell>
          <table:table-cell table:formula="of:=[.B130]-[.A130]" office:value-type="float" office:value="10.302055358" calcext:value-type="float">
            <text:p>10.302055358</text:p>
          </table:table-cell>
          <table:table-cell table:formula="of:=[.C130]-[.B130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894721985" calcext:value-type="float">
            <text:p>164.894721985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94315444648" calcext:value-type="float">
            <text:p>0.0994315445</text:p>
          </table:table-cell>
          <table:table-cell table:formula="of:=[.B131]-[.A131]" office:value-type="float" office:value="8.53545379600001" calcext:value-type="float">
            <text:p>8.535453796</text:p>
          </table:table-cell>
          <table:table-cell table:formula="of:=[.C131]-[.B131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68.175376892" calcext:value-type="float">
            <text:p>168.175376892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7169867564" calcext:value-type="float">
            <text:p>1.1716986756</text:p>
          </table:table-cell>
          <table:table-cell table:formula="of:=[.B132]-[.A132]" office:value-type="float" office:value="13.127845764" calcext:value-type="float">
            <text:p>13.127845764</text:p>
          </table:table-cell>
          <table:table-cell table:formula="of:=[.C132]-[.B132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3.042106628" calcext:value-type="float">
            <text:p>183.042106628</text:p>
          </table:table-cell>
          <table:table-cell office:value-type="float" office:value="192.128662109" calcext:value-type="float">
            <text:p>192.128662109</text:p>
          </table:table-cell>
          <table:table-cell office:value-type="float" office:value="203" calcext:value-type="float">
            <text:p>203</text:p>
          </table:table-cell>
          <table:table-cell office:value-type="float" office:value="3.73679385814" calcext:value-type="float">
            <text:p>3.7367938581</text:p>
          </table:table-cell>
          <table:table-cell table:formula="of:=[.B133]-[.A133]" office:value-type="float" office:value="9.08655548100001" calcext:value-type="float">
            <text:p>9.086555481</text:p>
          </table:table-cell>
          <table:table-cell table:formula="of:=[.C133]-[.B133]" office:value-type="float" office:value="10.871337891" calcext:value-type="float">
            <text:p>10.871337891</text:p>
          </table:table-cell>
        </table:table-row>
        <table:table-row table:style-name="ro1">
          <table:table-cell office:value-type="float" office:value="132.02040863" calcext:value-type="float">
            <text:p>132.02040863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64108160543" calcext:value-type="float">
            <text:p>0.9641081605</text:p>
          </table:table-cell>
          <table:table-cell table:formula="of:=[.B134]-[.A134]" office:value-type="float" office:value="8.950843811" calcext:value-type="float">
            <text:p>8.950843811</text:p>
          </table:table-cell>
          <table:table-cell table:formula="of:=[.C134]-[.B134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819419861" calcext:value-type="float">
            <text:p>164.819419861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97618931921" calcext:value-type="float">
            <text:p>0.0997618932</text:p>
          </table:table-cell>
          <table:table-cell table:formula="of:=[.B135]-[.A135]" office:value-type="float" office:value="8.61075592" calcext:value-type="float">
            <text:p>8.61075592</text:p>
          </table:table-cell>
          <table:table-cell table:formula="of:=[.C135]-[.B135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65.262901306" calcext:value-type="float">
            <text:p>165.262901306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1406339047" calcext:value-type="float">
            <text:p>1.2140633905</text:p>
          </table:table-cell>
          <table:table-cell table:formula="of:=[.B136]-[.A136]" office:value-type="float" office:value="16.04032135" calcext:value-type="float">
            <text:p>16.04032135</text:p>
          </table:table-cell>
          <table:table-cell table:formula="of:=[.C136]-[.B136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2.433418274" calcext:value-type="float">
            <text:p>182.433418274</text:p>
          </table:table-cell>
          <table:table-cell office:value-type="float" office:value="191.14453125" calcext:value-type="float">
            <text:p>191.14453125</text:p>
          </table:table-cell>
          <table:table-cell office:value-type="float" office:value="203" calcext:value-type="float">
            <text:p>203</text:p>
          </table:table-cell>
          <table:table-cell office:value-type="float" office:value="3.67095416277" calcext:value-type="float">
            <text:p>3.6709541628</text:p>
          </table:table-cell>
          <table:table-cell table:formula="of:=[.B137]-[.A137]" office:value-type="float" office:value="8.71111297600001" calcext:value-type="float">
            <text:p>8.711112976</text:p>
          </table:table-cell>
          <table:table-cell table:formula="of:=[.C137]-[.B137]" office:value-type="float" office:value="11.85546875" calcext:value-type="float">
            <text:p>11.85546875</text:p>
          </table:table-cell>
        </table:table-row>
        <table:table-row table:style-name="ro1">
          <table:table-cell office:value-type="float" office:value="130.22480011" calcext:value-type="float">
            <text:p>130.22480011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50314042171" calcext:value-type="float">
            <text:p>0.9503140422</text:p>
          </table:table-cell>
          <table:table-cell table:formula="of:=[.B138]-[.A138]" office:value-type="float" office:value="10.746452331" calcext:value-type="float">
            <text:p>10.746452331</text:p>
          </table:table-cell>
          <table:table-cell table:formula="of:=[.C138]-[.B138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443977356" calcext:value-type="float">
            <text:p>164.443977356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104618371781" calcext:value-type="float">
            <text:p>0.1046183718</text:p>
          </table:table-cell>
          <table:table-cell table:formula="of:=[.B139]-[.A139]" office:value-type="float" office:value="8.986198425" calcext:value-type="float">
            <text:p>8.986198425</text:p>
          </table:table-cell>
          <table:table-cell table:formula="of:=[.C139]-[.B139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64.114067078" calcext:value-type="float">
            <text:p>164.114067078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0123542718" calcext:value-type="float">
            <text:p>1.2012354272</text:p>
          </table:table-cell>
          <table:table-cell table:formula="of:=[.B140]-[.A140]" office:value-type="float" office:value="17.189155578" calcext:value-type="float">
            <text:p>17.189155578</text:p>
          </table:table-cell>
          <table:table-cell table:formula="of:=[.C140]-[.B140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78.120124817" calcext:value-type="float">
            <text:p>178.120124817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1394584797" calcext:value-type="float">
            <text:p>3.713945848</text:p>
          </table:table-cell>
          <table:table-cell table:formula="of:=[.B141]-[.A141]" office:value-type="float" office:value="11.056144714" calcext:value-type="float">
            <text:p>11.056144714</text:p>
          </table:table-cell>
          <table:table-cell table:formula="of:=[.C141]-[.B141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29.467033386" calcext:value-type="float">
            <text:p>129.467033386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877662603941" calcext:value-type="float">
            <text:p>0.8776626039</text:p>
          </table:table-cell>
          <table:table-cell table:formula="of:=[.B142]-[.A142]" office:value-type="float" office:value="11.504219055" calcext:value-type="float">
            <text:p>11.504219055</text:p>
          </table:table-cell>
          <table:table-cell table:formula="of:=[.C142]-[.B142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894721985" calcext:value-type="float">
            <text:p>164.894721985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81402967817" calcext:value-type="float">
            <text:p>0.0981402968</text:p>
          </table:table-cell>
          <table:table-cell table:formula="of:=[.B143]-[.A143]" office:value-type="float" office:value="8.53545379600001" calcext:value-type="float">
            <text:p>8.535453796</text:p>
          </table:table-cell>
          <table:table-cell table:formula="of:=[.C143]-[.B143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65.122917175" calcext:value-type="float">
            <text:p>165.122917175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1189769553" calcext:value-type="float">
            <text:p>1.2118976955</text:p>
          </table:table-cell>
          <table:table-cell table:formula="of:=[.B144]-[.A144]" office:value-type="float" office:value="16.180305481" calcext:value-type="float">
            <text:p>16.180305481</text:p>
          </table:table-cell>
          <table:table-cell table:formula="of:=[.C144]-[.B144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1.808113098" calcext:value-type="float">
            <text:p>181.808113098</text:p>
          </table:table-cell>
          <table:table-cell office:value-type="float" office:value="191.14453125" calcext:value-type="float">
            <text:p>191.14453125</text:p>
          </table:table-cell>
          <table:table-cell office:value-type="float" office:value="203" calcext:value-type="float">
            <text:p>203</text:p>
          </table:table-cell>
          <table:table-cell office:value-type="float" office:value="3.83993094093" calcext:value-type="float">
            <text:p>3.8399309409</text:p>
          </table:table-cell>
          <table:table-cell table:formula="of:=[.B145]-[.A145]" office:value-type="float" office:value="9.33641815199999" calcext:value-type="float">
            <text:p>9.336418152</text:p>
          </table:table-cell>
          <table:table-cell table:formula="of:=[.C145]-[.B145]" office:value-type="float" office:value="11.85546875" calcext:value-type="float">
            <text:p>11.85546875</text:p>
          </table:table-cell>
        </table:table-row>
        <table:table-row table:style-name="ro1">
          <table:table-cell office:value-type="float" office:value="129.933265686" calcext:value-type="float">
            <text:p>129.933265686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53634531009" calcext:value-type="float">
            <text:p>0.953634531</text:p>
          </table:table-cell>
          <table:table-cell table:formula="of:=[.B146]-[.A146]" office:value-type="float" office:value="11.037986755" calcext:value-type="float">
            <text:p>11.037986755</text:p>
          </table:table-cell>
          <table:table-cell table:formula="of:=[.C146]-[.B146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3.147499084" calcext:value-type="float">
            <text:p>163.147499084</text:p>
          </table:table-cell>
          <table:table-cell office:value-type="float" office:value="171.479309082" calcext:value-type="float">
            <text:p>171.479309082</text:p>
          </table:table-cell>
          <table:table-cell office:value-type="float" office:value="203" calcext:value-type="float">
            <text:p>203</text:p>
          </table:table-cell>
          <table:table-cell office:value-type="float" office:value="0.119016208066" calcext:value-type="float">
            <text:p>0.1190162081</text:p>
          </table:table-cell>
          <table:table-cell table:formula="of:=[.B147]-[.A147]" office:value-type="float" office:value="8.33180999799998" calcext:value-type="float">
            <text:p>8.331809998</text:p>
          </table:table-cell>
          <table:table-cell table:formula="of:=[.C147]-[.B147]" office:value-type="float" office:value="31.520690918" calcext:value-type="float">
            <text:p>31.520690918</text:p>
          </table:table-cell>
        </table:table-row>
        <table:table-row table:style-name="ro1">
          <table:table-cell office:value-type="float" office:value="164.109764099" calcext:value-type="float">
            <text:p>164.109764099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4889770723" calcext:value-type="float">
            <text:p>1.1488977072</text:p>
          </table:table-cell>
          <table:table-cell table:formula="of:=[.B148]-[.A148]" office:value-type="float" office:value="17.193458557" calcext:value-type="float">
            <text:p>17.193458557</text:p>
          </table:table-cell>
          <table:table-cell table:formula="of:=[.C148]-[.B148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79.221717834" calcext:value-type="float">
            <text:p>179.221717834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0591581342" calcext:value-type="float">
            <text:p>3.7059158134</text:p>
          </table:table-cell>
          <table:table-cell table:formula="of:=[.B149]-[.A149]" office:value-type="float" office:value="9.954551697" calcext:value-type="float">
            <text:p>9.954551697</text:p>
          </table:table-cell>
          <table:table-cell table:formula="of:=[.C149]-[.B149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26.48740387" calcext:value-type="float">
            <text:p>126.4874038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69821996935" calcext:value-type="float">
            <text:p>0.9698219969</text:p>
          </table:table-cell>
          <table:table-cell table:formula="of:=[.B150]-[.A150]" office:value-type="float" office:value="14.483848571" calcext:value-type="float">
            <text:p>14.483848571</text:p>
          </table:table-cell>
          <table:table-cell table:formula="of:=[.C150]-[.B150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1.179298401" calcext:value-type="float">
            <text:p>161.179298401</text:p>
          </table:table-cell>
          <table:table-cell office:value-type="float" office:value="169.511047363" calcext:value-type="float">
            <text:p>169.511047363</text:p>
          </table:table-cell>
          <table:table-cell office:value-type="float" office:value="203" calcext:value-type="float">
            <text:p>203</text:p>
          </table:table-cell>
          <table:table-cell office:value-type="float" office:value="0.120295412583" calcext:value-type="float">
            <text:p>0.1202954126</text:p>
          </table:table-cell>
          <table:table-cell table:formula="of:=[.B151]-[.A151]" office:value-type="float" office:value="8.33174896199998" calcext:value-type="float">
            <text:p>8.331748962</text:p>
          </table:table-cell>
          <table:table-cell table:formula="of:=[.C151]-[.B151]" office:value-type="float" office:value="33.488952637" calcext:value-type="float">
            <text:p>33.488952637</text:p>
          </table:table-cell>
        </table:table-row>
        <table:table-row table:style-name="ro1">
          <table:table-cell office:value-type="float" office:value="177.846763611" calcext:value-type="float">
            <text:p>177.846763611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7671437727" calcext:value-type="float">
            <text:p>1.1767143773</text:p>
          </table:table-cell>
          <table:table-cell table:formula="of:=[.B152]-[.A152]" office:value-type="float" office:value="3.456459045" calcext:value-type="float">
            <text:p>3.456459045</text:p>
          </table:table-cell>
          <table:table-cell table:formula="of:=[.C152]-[.B152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78.06047821" calcext:value-type="float">
            <text:p>178.06047821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3834039976" calcext:value-type="float">
            <text:p>3.7383403998</text:p>
          </table:table-cell>
          <table:table-cell table:formula="of:=[.B153]-[.A153]" office:value-type="float" office:value="11.115791321" calcext:value-type="float">
            <text:p>11.115791321</text:p>
          </table:table-cell>
          <table:table-cell table:formula="of:=[.C153]-[.B153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29.760826111" calcext:value-type="float">
            <text:p>129.760826111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5187778485" calcext:value-type="float">
            <text:p>0.9518777849</text:p>
          </table:table-cell>
          <table:table-cell table:formula="of:=[.B154]-[.A154]" office:value-type="float" office:value="11.21042633" calcext:value-type="float">
            <text:p>11.21042633</text:p>
          </table:table-cell>
          <table:table-cell table:formula="of:=[.C154]-[.B154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881721497" calcext:value-type="float">
            <text:p>164.881721497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27027027027" calcext:value-type="float">
            <text:p>0.0927027027</text:p>
          </table:table-cell>
          <table:table-cell table:formula="of:=[.B155]-[.A155]" office:value-type="float" office:value="8.548454284" calcext:value-type="float">
            <text:p>8.548454284</text:p>
          </table:table-cell>
          <table:table-cell table:formula="of:=[.C155]-[.B155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0.267921448" calcext:value-type="float">
            <text:p>170.267921448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0161101485" calcext:value-type="float">
            <text:p>1.2016110149</text:p>
          </table:table-cell>
          <table:table-cell table:formula="of:=[.B156]-[.A156]" office:value-type="float" office:value="11.035301208" calcext:value-type="float">
            <text:p>11.035301208</text:p>
          </table:table-cell>
          <table:table-cell table:formula="of:=[.C156]-[.B156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7.227714539" calcext:value-type="float">
            <text:p>187.227714539</text:p>
          </table:table-cell>
          <table:table-cell office:value-type="float" office:value="196.065185547" calcext:value-type="float">
            <text:p>196.065185547</text:p>
          </table:table-cell>
          <table:table-cell office:value-type="float" office:value="203" calcext:value-type="float">
            <text:p>203</text:p>
          </table:table-cell>
          <table:table-cell office:value-type="float" office:value="3.73871791753" calcext:value-type="float">
            <text:p>3.7387179175</text:p>
          </table:table-cell>
          <table:table-cell table:formula="of:=[.B157]-[.A157]" office:value-type="float" office:value="8.83747100799999" calcext:value-type="float">
            <text:p>8.837471008</text:p>
          </table:table-cell>
          <table:table-cell table:formula="of:=[.C157]-[.B157]" office:value-type="float" office:value="6.934814453" calcext:value-type="float">
            <text:p>6.934814453</text:p>
          </table:table-cell>
        </table:table-row>
        <table:table-row table:style-name="ro1">
          <table:table-cell office:value-type="float" office:value="141.30304718" calcext:value-type="float">
            <text:p>141.30304718</text:p>
          </table:table-cell>
          <table:table-cell office:value-type="float" office:value="148.844299316" calcext:value-type="float">
            <text:p>148.844299316</text:p>
          </table:table-cell>
          <table:table-cell office:value-type="float" office:value="203" calcext:value-type="float">
            <text:p>203</text:p>
          </table:table-cell>
          <table:table-cell office:value-type="float" office:value="0.967642129689" calcext:value-type="float">
            <text:p>0.9676421297</text:p>
          </table:table-cell>
          <table:table-cell table:formula="of:=[.B158]-[.A158]" office:value-type="float" office:value="7.541252136" calcext:value-type="float">
            <text:p>7.541252136</text:p>
          </table:table-cell>
          <table:table-cell table:formula="of:=[.C158]-[.B158]" office:value-type="float" office:value="54.155700684" calcext:value-type="float">
            <text:p>54.155700684</text:p>
          </table:table-cell>
        </table:table-row>
        <table:table-row table:style-name="ro1">
          <table:table-cell office:value-type="float" office:value="158.817634583" calcext:value-type="float">
            <text:p>158.817634583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89855215207" calcext:value-type="float">
            <text:p>0.0989855215</text:p>
          </table:table-cell>
          <table:table-cell table:formula="of:=[.B159]-[.A159]" office:value-type="float" office:value="14.612541198" calcext:value-type="float">
            <text:p>14.612541198</text:p>
          </table:table-cell>
          <table:table-cell table:formula="of:=[.C159]-[.B159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9.776802063" calcext:value-type="float">
            <text:p>179.776802063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9670500183" calcext:value-type="float">
            <text:p>1.0967050018</text:p>
          </table:table-cell>
          <table:table-cell table:formula="of:=[.B160]-[.A160]" office:value-type="float" office:value="9.39946746800001" calcext:value-type="float">
            <text:p>9.399467468</text:p>
          </table:table-cell>
          <table:table-cell table:formula="of:=[.C160]-[.B160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1.849555969" calcext:value-type="float">
            <text:p>191.849555969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table:formula="of:=[.B161]-[.A161]" office:value-type="float" office:value="5.19976043700001" calcext:value-type="float">
            <text:p>5.199760437</text:p>
          </table:table-cell>
          <table:table-cell table:formula="of:=[.C161]-[.B161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43.439216614" calcext:value-type="float">
            <text:p>143.439216614</text:p>
          </table:table-cell>
          <table:table-cell office:value-type="float" office:value="151.796691895" calcext:value-type="float">
            <text:p>151.796691895</text:p>
          </table:table-cell>
          <table:table-cell office:value-type="float" office:value="203" calcext:value-type="float">
            <text:p>203</text:p>
          </table:table-cell>
          <table:table-cell office:value-type="float" office:value="0.112053659499" calcext:value-type="float">
            <text:p>0.1120536595</text:p>
          </table:table-cell>
          <table:table-cell table:formula="of:=[.B162]-[.A162]" office:value-type="float" office:value="8.35747528100001" calcext:value-type="float">
            <text:p>8.357475281</text:p>
          </table:table-cell>
          <table:table-cell table:formula="of:=[.C162]-[.B162]" office:value-type="float" office:value="51.203308105" calcext:value-type="float">
            <text:p>51.203308105</text:p>
          </table:table-cell>
        </table:table-row>
        <table:table-row table:style-name="ro1">
          <table:table-cell office:value-type="float" office:value="167.882957458" calcext:value-type="float">
            <text:p>167.882957458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8543013426" calcext:value-type="float">
            <text:p>1.7854301343</text:p>
          </table:table-cell>
          <table:table-cell table:formula="of:=[.B163]-[.A163]" office:value-type="float" office:value="5.54721832300001" calcext:value-type="float">
            <text:p>5.547218323</text:p>
          </table:table-cell>
          <table:table-cell table:formula="of:=[.C163]-[.B163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4.028800964" calcext:value-type="float">
            <text:p>184.028800964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6846846847" calcext:value-type="float">
            <text:p>1.0684684685</text:p>
          </table:table-cell>
          <table:table-cell table:formula="of:=[.B164]-[.A164]" office:value-type="float" office:value="5.147468567" calcext:value-type="float">
            <text:p>5.147468567</text:p>
          </table:table-cell>
          <table:table-cell table:formula="of:=[.C164]-[.B164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16.555610657" calcext:value-type="float">
            <text:p>116.555610657</text:p>
          </table:table-cell>
          <table:table-cell office:value-type="float" office:value="132.358810425" calcext:value-type="float">
            <text:p>132.358810425</text:p>
          </table:table-cell>
          <table:table-cell office:value-type="float" office:value="203" calcext:value-type="float">
            <text:p>203</text:p>
          </table:table-cell>
          <table:table-cell office:value-type="float" office:value="85.625" calcext:value-type="float">
            <text:p>85.625</text:p>
          </table:table-cell>
          <table:table-cell table:formula="of:=[.B165]-[.A165]" office:value-type="float" office:value="15.803199768" calcext:value-type="float">
            <text:p>15.803199768</text:p>
          </table:table-cell>
          <table:table-cell table:formula="of:=[.C165]-[.B165]" office:value-type="float" office:value="70.641189575" calcext:value-type="float">
            <text:p>70.641189575</text:p>
          </table:table-cell>
        </table:table-row>
        <table:table-row table:style-name="ro1">
          <table:table-cell office:value-type="float" office:value="146.821464539" calcext:value-type="float">
            <text:p>146.821464539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101188118812" calcext:value-type="float">
            <text:p>0.1011881188</text:p>
          </table:table-cell>
          <table:table-cell table:formula="of:=[.B166]-[.A166]" office:value-type="float" office:value="9.89588165199999" calcext:value-type="float">
            <text:p>9.895881652</text:p>
          </table:table-cell>
          <table:table-cell table:formula="of:=[.C166]-[.B166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60.354515076" calcext:value-type="float">
            <text:p>160.354515076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693256072" calcext:value-type="float">
            <text:p>1.7693256072</text:p>
          </table:table-cell>
          <table:table-cell table:formula="of:=[.B167]-[.A167]" office:value-type="float" office:value="13.075660705" calcext:value-type="float">
            <text:p>13.075660705</text:p>
          </table:table-cell>
          <table:table-cell table:formula="of:=[.C167]-[.B167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9.901542664" calcext:value-type="float">
            <text:p>179.901542664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68729117683" calcext:value-type="float">
            <text:p>3.6872911768</text:p>
          </table:table-cell>
          <table:table-cell table:formula="of:=[.B168]-[.A168]" office:value-type="float" office:value="9.274726867" calcext:value-type="float">
            <text:p>9.274726867</text:p>
          </table:table-cell>
          <table:table-cell table:formula="of:=[.C168]-[.B168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2.190177917" calcext:value-type="float">
            <text:p>132.19017791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87.1914893617" calcext:value-type="float">
            <text:p>87.1914893617</text:p>
          </table:table-cell>
          <table:table-cell table:formula="of:=[.B169]-[.A169]" office:value-type="float" office:value="8.78107452399999" calcext:value-type="float">
            <text:p>8.781074524</text:p>
          </table:table-cell>
          <table:table-cell table:formula="of:=[.C169]-[.B169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4.069618225" calcext:value-type="float">
            <text:p>154.069618225</text:p>
          </table:table-cell>
          <table:table-cell office:value-type="float" office:value="161.638000488" calcext:value-type="float">
            <text:p>161.638000488</text:p>
          </table:table-cell>
          <table:table-cell office:value-type="float" office:value="203" calcext:value-type="float">
            <text:p>203</text:p>
          </table:table-cell>
          <table:table-cell office:value-type="float" office:value="0.746883086333" calcext:value-type="float">
            <text:p>0.7468830863</text:p>
          </table:table-cell>
          <table:table-cell table:formula="of:=[.B170]-[.A170]" office:value-type="float" office:value="7.56838226299999" calcext:value-type="float">
            <text:p>7.568382263</text:p>
          </table:table-cell>
          <table:table-cell table:formula="of:=[.C170]-[.B170]" office:value-type="float" office:value="41.361999512" calcext:value-type="float">
            <text:p>41.361999512</text:p>
          </table:table-cell>
        </table:table-row>
        <table:table-row table:style-name="ro1">
          <table:table-cell office:value-type="float" office:value="173.21912384" calcext:value-type="float">
            <text:p>173.21912384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0526267366" calcext:value-type="float">
            <text:p>1.2052626737</text:p>
          </table:table-cell>
          <table:table-cell table:formula="of:=[.B171]-[.A171]" office:value-type="float" office:value="8.08409881599999" calcext:value-type="float">
            <text:p>8.084098816</text:p>
          </table:table-cell>
          <table:table-cell table:formula="of:=[.C171]-[.B171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5.341651917" calcext:value-type="float">
            <text:p>185.341651917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5748757124" calcext:value-type="float">
            <text:p>3.7574875712</text:p>
          </table:table-cell>
          <table:table-cell table:formula="of:=[.B172]-[.A172]" office:value-type="float" office:value="3.834617614" calcext:value-type="float">
            <text:p>3.834617614</text:p>
          </table:table-cell>
          <table:table-cell table:formula="of:=[.C172]-[.B172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3.430244446" calcext:value-type="float">
            <text:p>133.430244446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421954195607" calcext:value-type="float">
            <text:p>0.4219541956</text:p>
          </table:table-cell>
          <table:table-cell table:formula="of:=[.B173]-[.A173]" office:value-type="float" office:value="7.541007995" calcext:value-type="float">
            <text:p>7.541007995</text:p>
          </table:table-cell>
          <table:table-cell table:formula="of:=[.C173]-[.B173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6.258796692" calcext:value-type="float">
            <text:p>156.258796692</text:p>
          </table:table-cell>
          <table:table-cell office:value-type="float" office:value="164.590393066" calcext:value-type="float">
            <text:p>164.590393066</text:p>
          </table:table-cell>
          <table:table-cell office:value-type="float" office:value="203" calcext:value-type="float">
            <text:p>203</text:p>
          </table:table-cell>
          <table:table-cell office:value-type="float" office:value="0.112554112554" calcext:value-type="float">
            <text:p>0.1125541126</text:p>
          </table:table-cell>
          <table:table-cell table:formula="of:=[.B174]-[.A174]" office:value-type="float" office:value="8.33159637399999" calcext:value-type="float">
            <text:p>8.331596374</text:p>
          </table:table-cell>
          <table:table-cell table:formula="of:=[.C174]-[.B174]" office:value-type="float" office:value="38.409606934" calcext:value-type="float">
            <text:p>38.409606934</text:p>
          </table:table-cell>
        </table:table-row>
        <table:table-row table:style-name="ro1">
          <table:table-cell office:value-type="float" office:value="177.596611023" calcext:value-type="float">
            <text:p>177.596611023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1849872182" calcext:value-type="float">
            <text:p>1.2184987218</text:p>
          </table:table-cell>
          <table:table-cell table:formula="of:=[.B175]-[.A175]" office:value-type="float" office:value="3.70661163299999" calcext:value-type="float">
            <text:p>3.706611633</text:p>
          </table:table-cell>
          <table:table-cell table:formula="of:=[.C175]-[.B175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76.740730286" calcext:value-type="float">
            <text:p>176.740730286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7322604243" calcext:value-type="float">
            <text:p>3.7732260424</text:p>
          </table:table-cell>
          <table:table-cell table:formula="of:=[.B176]-[.A176]" office:value-type="float" office:value="12.435539245" calcext:value-type="float">
            <text:p>12.435539245</text:p>
          </table:table-cell>
          <table:table-cell table:formula="of:=[.C176]-[.B176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0.028709412" calcext:value-type="float">
            <text:p>130.028709412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65930840883" calcext:value-type="float">
            <text:p>0.9659308409</text:p>
          </table:table-cell>
          <table:table-cell table:formula="of:=[.B177]-[.A177]" office:value-type="float" office:value="10.942543029" calcext:value-type="float">
            <text:p>10.942543029</text:p>
          </table:table-cell>
          <table:table-cell table:formula="of:=[.C177]-[.B177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4.894721985" calcext:value-type="float">
            <text:p>164.894721985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101736849918" calcext:value-type="float">
            <text:p>0.1017368499</text:p>
          </table:table-cell>
          <table:table-cell table:formula="of:=[.B178]-[.A178]" office:value-type="float" office:value="8.53545379600001" calcext:value-type="float">
            <text:p>8.535453796</text:p>
          </table:table-cell>
          <table:table-cell table:formula="of:=[.C178]-[.B178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1.956642151" calcext:value-type="float">
            <text:p>171.956642151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0926385791" calcext:value-type="float">
            <text:p>1.1092638579</text:p>
          </table:table-cell>
          <table:table-cell table:formula="of:=[.B179]-[.A179]" office:value-type="float" office:value="9.34658050499999" calcext:value-type="float">
            <text:p>9.346580505</text:p>
          </table:table-cell>
          <table:table-cell table:formula="of:=[.C179]-[.B179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8.472587585" calcext:value-type="float">
            <text:p>188.472587585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1.22366672993" calcext:value-type="float">
            <text:p>1.2236667299</text:p>
          </table:table-cell>
          <table:table-cell table:formula="of:=[.B180]-[.A180]" office:value-type="float" office:value="8.57672882099999" calcext:value-type="float">
            <text:p>8.576728821</text:p>
          </table:table-cell>
          <table:table-cell table:formula="of:=[.C180]-[.B180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41.30304718" calcext:value-type="float">
            <text:p>141.30304718</text:p>
          </table:table-cell>
          <table:table-cell office:value-type="float" office:value="148.844299316" calcext:value-type="float">
            <text:p>148.844299316</text:p>
          </table:table-cell>
          <table:table-cell office:value-type="float" office:value="203" calcext:value-type="float">
            <text:p>203</text:p>
          </table:table-cell>
          <table:table-cell office:value-type="float" office:value="0.934812935954" calcext:value-type="float">
            <text:p>0.934812936</text:p>
          </table:table-cell>
          <table:table-cell table:formula="of:=[.B181]-[.A181]" office:value-type="float" office:value="7.541252136" calcext:value-type="float">
            <text:p>7.541252136</text:p>
          </table:table-cell>
          <table:table-cell table:formula="of:=[.C181]-[.B181]" office:value-type="float" office:value="54.155700684" calcext:value-type="float">
            <text:p>54.155700684</text:p>
          </table:table-cell>
        </table:table-row>
        <table:table-row table:style-name="ro1">
          <table:table-cell office:value-type="float" office:value="158.852149963" calcext:value-type="float">
            <text:p>158.852149963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0934420354775" calcext:value-type="float">
            <text:p>0.0934420355</text:p>
          </table:table-cell>
          <table:table-cell table:formula="of:=[.B182]-[.A182]" office:value-type="float" office:value="14.578025818" calcext:value-type="float">
            <text:p>14.578025818</text:p>
          </table:table-cell>
          <table:table-cell table:formula="of:=[.C182]-[.B182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0.026954651" calcext:value-type="float">
            <text:p>180.026954651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9575437318" calcext:value-type="float">
            <text:p>1.0957543732</text:p>
          </table:table-cell>
          <table:table-cell table:formula="of:=[.B183]-[.A183]" office:value-type="float" office:value="9.14931487999999" calcext:value-type="float">
            <text:p>9.14931488</text:p>
          </table:table-cell>
          <table:table-cell table:formula="of:=[.C183]-[.B183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2.474891663" calcext:value-type="float">
            <text:p>192.474891663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66.359375" calcext:value-type="float">
            <text:p>66.359375</text:p>
          </table:table-cell>
          <table:table-cell table:formula="of:=[.B184]-[.A184]" office:value-type="float" office:value="4.57442474300001" calcext:value-type="float">
            <text:p>4.574424743</text:p>
          </table:table-cell>
          <table:table-cell table:formula="of:=[.C184]-[.B184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42.455116272" calcext:value-type="float">
            <text:p>142.455116272</text:p>
          </table:table-cell>
          <table:table-cell office:value-type="float" office:value="150.812561035" calcext:value-type="float">
            <text:p>150.812561035</text:p>
          </table:table-cell>
          <table:table-cell office:value-type="float" office:value="203" calcext:value-type="float">
            <text:p>203</text:p>
          </table:table-cell>
          <table:table-cell office:value-type="float" office:value="0.102747695337" calcext:value-type="float">
            <text:p>0.1027476953</text:p>
          </table:table-cell>
          <table:table-cell table:formula="of:=[.B185]-[.A185]" office:value-type="float" office:value="8.35744476299999" calcext:value-type="float">
            <text:p>8.357444763</text:p>
          </table:table-cell>
          <table:table-cell table:formula="of:=[.C185]-[.B185]" office:value-type="float" office:value="52.187438965" calcext:value-type="float">
            <text:p>52.187438965</text:p>
          </table:table-cell>
        </table:table-row>
        <table:table-row table:style-name="ro1">
          <table:table-cell office:value-type="float" office:value="167.195091248" calcext:value-type="float">
            <text:p>167.195091248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949790795" calcext:value-type="float">
            <text:p>1.7949790795</text:p>
          </table:table-cell>
          <table:table-cell table:formula="of:=[.B186]-[.A186]" office:value-type="float" office:value="6.23508453299999" calcext:value-type="float">
            <text:p>6.235084533</text:p>
          </table:table-cell>
          <table:table-cell table:formula="of:=[.C186]-[.B186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3.403465271" calcext:value-type="float">
            <text:p>183.403465271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9007856751" calcext:value-type="float">
            <text:p>1.0900785675</text:p>
          </table:table-cell>
          <table:table-cell table:formula="of:=[.B187]-[.A187]" office:value-type="float" office:value="5.77280426000002" calcext:value-type="float">
            <text:p>5.77280426</text:p>
          </table:table-cell>
          <table:table-cell table:formula="of:=[.C187]-[.B187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16.555610657" calcext:value-type="float">
            <text:p>116.555610657</text:p>
          </table:table-cell>
          <table:table-cell office:value-type="float" office:value="132.358810425" calcext:value-type="float">
            <text:p>132.358810425</text:p>
          </table:table-cell>
          <table:table-cell office:value-type="float" office:value="203" calcext:value-type="float">
            <text:p>203</text:p>
          </table:table-cell>
          <table:table-cell office:value-type="float" office:value="91.2173913043" calcext:value-type="float">
            <text:p>91.2173913043</text:p>
          </table:table-cell>
          <table:table-cell table:formula="of:=[.B188]-[.A188]" office:value-type="float" office:value="15.803199768" calcext:value-type="float">
            <text:p>15.803199768</text:p>
          </table:table-cell>
          <table:table-cell table:formula="of:=[.C188]-[.B188]" office:value-type="float" office:value="70.641189575" calcext:value-type="float">
            <text:p>70.641189575</text:p>
          </table:table-cell>
        </table:table-row>
        <table:table-row table:style-name="ro1">
          <table:table-cell office:value-type="float" office:value="141.940132141" calcext:value-type="float">
            <text:p>141.940132141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0992637852457" calcext:value-type="float">
            <text:p>0.0992637852</text:p>
          </table:table-cell>
          <table:table-cell table:formula="of:=[.B189]-[.A189]" office:value-type="float" office:value="14.77721405" calcext:value-type="float">
            <text:p>14.77721405</text:p>
          </table:table-cell>
          <table:table-cell table:formula="of:=[.C189]-[.B189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58.500511169" calcext:value-type="float">
            <text:p>158.500511169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6353744939" calcext:value-type="float">
            <text:p>1.7635374494</text:p>
          </table:table-cell>
          <table:table-cell table:formula="of:=[.B190]-[.A190]" office:value-type="float" office:value="14.929664612" calcext:value-type="float">
            <text:p>14.929664612</text:p>
          </table:table-cell>
          <table:table-cell table:formula="of:=[.C190]-[.B190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5.978157043" calcext:value-type="float">
            <text:p>175.978157043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8845085811" calcext:value-type="float">
            <text:p>1.0884508581</text:p>
          </table:table-cell>
          <table:table-cell table:formula="of:=[.B191]-[.A191]" office:value-type="float" office:value="13.198112488" calcext:value-type="float">
            <text:p>13.198112488</text:p>
          </table:table-cell>
          <table:table-cell table:formula="of:=[.C191]-[.B191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25.148918152" calcext:value-type="float">
            <text:p>125.148918152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88.7916666667" calcext:value-type="float">
            <text:p>88.7916666667</text:p>
          </table:table-cell>
          <table:table-cell table:formula="of:=[.B192]-[.A192]" office:value-type="float" office:value="15.822334289" calcext:value-type="float">
            <text:p>15.822334289</text:p>
          </table:table-cell>
          <table:table-cell table:formula="of:=[.C192]-[.B192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1.1173172" calcext:value-type="float">
            <text:p>151.1173172</text:p>
          </table:table-cell>
          <table:table-cell office:value-type="float" office:value="158.68560791" calcext:value-type="float">
            <text:p>158.68560791</text:p>
          </table:table-cell>
          <table:table-cell office:value-type="float" office:value="203" calcext:value-type="float">
            <text:p>203</text:p>
          </table:table-cell>
          <table:table-cell office:value-type="float" office:value="0.808914777764" calcext:value-type="float">
            <text:p>0.8089147778</text:p>
          </table:table-cell>
          <table:table-cell table:formula="of:=[.B193]-[.A193]" office:value-type="float" office:value="7.56829070999999" calcext:value-type="float">
            <text:p>7.56829071</text:p>
          </table:table-cell>
          <table:table-cell table:formula="of:=[.C193]-[.B193]" office:value-type="float" office:value="44.31439209" calcext:value-type="float">
            <text:p>44.31439209</text:p>
          </table:table-cell>
        </table:table-row>
        <table:table-row table:style-name="ro1">
          <table:table-cell office:value-type="float" office:value="170.564430237" calcext:value-type="float">
            <text:p>170.564430237</text:p>
          </table:table-cell>
          <table:table-cell office:value-type="float" office:value="179.334960938" calcext:value-type="float">
            <text:p>179.334960938</text:p>
          </table:table-cell>
          <table:table-cell office:value-type="float" office:value="203" calcext:value-type="float">
            <text:p>203</text:p>
          </table:table-cell>
          <table:table-cell office:value-type="float" office:value="1.64920378491" calcext:value-type="float">
            <text:p>1.6492037849</text:p>
          </table:table-cell>
          <table:table-cell table:formula="of:=[.B194]-[.A194]" office:value-type="float" office:value="8.77053070099998" calcext:value-type="float">
            <text:p>8.770530701</text:p>
          </table:table-cell>
          <table:table-cell table:formula="of:=[.C194]-[.B194]" office:value-type="float" office:value="23.665039062" calcext:value-type="float">
            <text:p>23.665039062</text:p>
          </table:table-cell>
        </table:table-row>
        <table:table-row table:style-name="ro1">
          <table:table-cell office:value-type="float" office:value="183.653266907" calcext:value-type="float">
            <text:p>183.653266907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7678132678" calcext:value-type="float">
            <text:p>3.7767813268</text:p>
          </table:table-cell>
          <table:table-cell table:formula="of:=[.B195]-[.A195]" office:value-type="float" office:value="5.52300262400001" calcext:value-type="float">
            <text:p>5.523002624</text:p>
          </table:table-cell>
          <table:table-cell table:formula="of:=[.C195]-[.B195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3.430244446" calcext:value-type="float">
            <text:p>133.430244446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444809107459" calcext:value-type="float">
            <text:p>0.4448091075</text:p>
          </table:table-cell>
          <table:table-cell table:formula="of:=[.B196]-[.A196]" office:value-type="float" office:value="7.541007995" calcext:value-type="float">
            <text:p>7.541007995</text:p>
          </table:table-cell>
          <table:table-cell table:formula="of:=[.C196]-[.B196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0.568244934" calcext:value-type="float">
            <text:p>150.568244934</text:p>
          </table:table-cell>
          <table:table-cell office:value-type="float" office:value="164.590393066" calcext:value-type="float">
            <text:p>164.590393066</text:p>
          </table:table-cell>
          <table:table-cell office:value-type="float" office:value="203" calcext:value-type="float">
            <text:p>203</text:p>
          </table:table-cell>
          <table:table-cell office:value-type="float" office:value="0.105523188068" calcext:value-type="float">
            <text:p>0.1055231881</text:p>
          </table:table-cell>
          <table:table-cell table:formula="of:=[.B197]-[.A197]" office:value-type="float" office:value="14.022148132" calcext:value-type="float">
            <text:p>14.022148132</text:p>
          </table:table-cell>
          <table:table-cell table:formula="of:=[.C197]-[.B197]" office:value-type="float" office:value="38.409606934" calcext:value-type="float">
            <text:p>38.409606934</text:p>
          </table:table-cell>
        </table:table-row>
        <table:table-row table:style-name="ro1">
          <table:table-cell office:value-type="float" office:value="175.970787048" calcext:value-type="float">
            <text:p>175.970787048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0030265511" calcext:value-type="float">
            <text:p>1.2003026551</text:p>
          </table:table-cell>
          <table:table-cell table:formula="of:=[.B198]-[.A198]" office:value-type="float" office:value="5.332435608" calcext:value-type="float">
            <text:p>5.332435608</text:p>
          </table:table-cell>
          <table:table-cell table:formula="of:=[.C198]-[.B198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72.314491272" calcext:value-type="float">
            <text:p>172.314491272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52077098049" calcext:value-type="float">
            <text:p>3.5207709805</text:p>
          </table:table-cell>
          <table:table-cell table:formula="of:=[.B199]-[.A199]" office:value-type="float" office:value="16.861778259" calcext:value-type="float">
            <text:p>16.861778259</text:p>
          </table:table-cell>
          <table:table-cell table:formula="of:=[.C199]-[.B199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2.596305847" calcext:value-type="float">
            <text:p>132.59630584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423067832664" calcext:value-type="float">
            <text:p>0.4230678327</text:p>
          </table:table-cell>
          <table:table-cell table:formula="of:=[.B200]-[.A200]" office:value-type="float" office:value="8.37494659399999" calcext:value-type="float">
            <text:p>8.374946594</text:p>
          </table:table-cell>
          <table:table-cell table:formula="of:=[.C200]-[.B200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0.195198059" calcext:value-type="float">
            <text:p>160.195198059</text:p>
          </table:table-cell>
          <table:table-cell office:value-type="float" office:value="168.526916504" calcext:value-type="float">
            <text:p>168.526916504</text:p>
          </table:table-cell>
          <table:table-cell office:value-type="float" office:value="203" calcext:value-type="float">
            <text:p>203</text:p>
          </table:table-cell>
          <table:table-cell office:value-type="float" office:value="0.104128271286" calcext:value-type="float">
            <text:p>0.1041282713</text:p>
          </table:table-cell>
          <table:table-cell table:formula="of:=[.B201]-[.A201]" office:value-type="float" office:value="8.33171844500001" calcext:value-type="float">
            <text:p>8.331718445</text:p>
          </table:table-cell>
          <table:table-cell table:formula="of:=[.C201]-[.B201]" office:value-type="float" office:value="34.473083496" calcext:value-type="float">
            <text:p>34.473083496</text:p>
          </table:table-cell>
        </table:table-row>
        <table:table-row table:style-name="ro1">
          <table:table-cell office:value-type="float" office:value="164.146614075" calcext:value-type="float">
            <text:p>164.146614075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1198816896" calcext:value-type="float">
            <text:p>1.211988169</text:p>
          </table:table-cell>
          <table:table-cell table:formula="of:=[.B202]-[.A202]" office:value-type="float" office:value="17.156608581" calcext:value-type="float">
            <text:p>17.156608581</text:p>
          </table:table-cell>
          <table:table-cell table:formula="of:=[.C202]-[.B202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3.229698181" calcext:value-type="float">
            <text:p>183.229698181</text:p>
          </table:table-cell>
          <table:table-cell office:value-type="float" office:value="192.128662109" calcext:value-type="float">
            <text:p>192.128662109</text:p>
          </table:table-cell>
          <table:table-cell office:value-type="float" office:value="203" calcext:value-type="float">
            <text:p>203</text:p>
          </table:table-cell>
          <table:table-cell office:value-type="float" office:value="3.78966744386" calcext:value-type="float">
            <text:p>3.7896674439</text:p>
          </table:table-cell>
          <table:table-cell table:formula="of:=[.B203]-[.A203]" office:value-type="float" office:value="8.898963928" calcext:value-type="float">
            <text:p>8.898963928</text:p>
          </table:table-cell>
          <table:table-cell table:formula="of:=[.C203]-[.B203]" office:value-type="float" office:value="10.871337891" calcext:value-type="float">
            <text:p>10.871337891</text:p>
          </table:table-cell>
        </table:table-row>
        <table:table-row table:style-name="ro1">
          <table:table-cell office:value-type="float" office:value="136.382545471" calcext:value-type="float">
            <text:p>136.382545471</text:p>
          </table:table-cell>
          <table:table-cell office:value-type="float" office:value="143.92364502" calcext:value-type="float">
            <text:p>143.92364502</text:p>
          </table:table-cell>
          <table:table-cell office:value-type="float" office:value="203" calcext:value-type="float">
            <text:p>203</text:p>
          </table:table-cell>
          <table:table-cell office:value-type="float" office:value="0.952503871967" calcext:value-type="float">
            <text:p>0.952503872</text:p>
          </table:table-cell>
          <table:table-cell table:formula="of:=[.B204]-[.A204]" office:value-type="float" office:value="7.54109954900002" calcext:value-type="float">
            <text:p>7.541099549</text:p>
          </table:table-cell>
          <table:table-cell table:formula="of:=[.C204]-[.B204]" office:value-type="float" office:value="59.07635498" calcext:value-type="float">
            <text:p>59.07635498</text:p>
          </table:table-cell>
        </table:table-row>
        <table:table-row table:style-name="ro1">
          <table:table-cell office:value-type="float" office:value="169.892921448" calcext:value-type="float">
            <text:p>169.892921448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100643450071" calcext:value-type="float">
            <text:p>0.1006434501</text:p>
          </table:table-cell>
          <table:table-cell table:formula="of:=[.B205]-[.A205]" office:value-type="float" office:value="3.53725433299999" calcext:value-type="float">
            <text:p>3.537254333</text:p>
          </table:table-cell>
          <table:table-cell table:formula="of:=[.C205]-[.B205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7.1095047" calcext:value-type="float">
            <text:p>177.1095047</text:p>
          </table:table-cell>
          <table:table-cell office:value-type="float" office:value="187.208007812" calcext:value-type="float">
            <text:p>187.208007812</text:p>
          </table:table-cell>
          <table:table-cell office:value-type="float" office:value="203" calcext:value-type="float">
            <text:p>203</text:p>
          </table:table-cell>
          <table:table-cell office:value-type="float" office:value="1.22233086558" calcext:value-type="float">
            <text:p>1.2223308656</text:p>
          </table:table-cell>
          <table:table-cell table:formula="of:=[.B206]-[.A206]" office:value-type="float" office:value="10.098503112" calcext:value-type="float">
            <text:p>10.098503112</text:p>
          </table:table-cell>
          <table:table-cell table:formula="of:=[.C206]-[.B206]" office:value-type="float" office:value="15.791992188" calcext:value-type="float">
            <text:p>15.791992188</text:p>
          </table:table-cell>
        </table:table-row>
        <table:table-row table:style-name="ro1">
          <table:table-cell office:value-type="float" office:value="190.723976135" calcext:value-type="float">
            <text:p>190.723976135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89.0638297872" calcext:value-type="float">
            <text:p>89.0638297872</text:p>
          </table:table-cell>
          <table:table-cell table:formula="of:=[.B207]-[.A207]" office:value-type="float" office:value="6.32534027100002" calcext:value-type="float">
            <text:p>6.325340271</text:p>
          </table:table-cell>
          <table:table-cell table:formula="of:=[.C207]-[.B207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40.486915588" calcext:value-type="float">
            <text:p>140.486915588</text:p>
          </table:table-cell>
          <table:table-cell office:value-type="float" office:value="148.844299316" calcext:value-type="float">
            <text:p>148.844299316</text:p>
          </table:table-cell>
          <table:table-cell office:value-type="float" office:value="203" calcext:value-type="float">
            <text:p>203</text:p>
          </table:table-cell>
          <table:table-cell office:value-type="float" office:value="0.114624306606" calcext:value-type="float">
            <text:p>0.1146243066</text:p>
          </table:table-cell>
          <table:table-cell table:formula="of:=[.B208]-[.A208]" office:value-type="float" office:value="8.357383728" calcext:value-type="float">
            <text:p>8.357383728</text:p>
          </table:table-cell>
          <table:table-cell table:formula="of:=[.C208]-[.B208]" office:value-type="float" office:value="54.155700684" calcext:value-type="float">
            <text:p>54.155700684</text:p>
          </table:table-cell>
        </table:table-row>
        <table:table-row table:style-name="ro1">
          <table:table-cell office:value-type="float" office:value="166.069511414" calcext:value-type="float">
            <text:p>166.069511414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6444390948" calcext:value-type="float">
            <text:p>1.7644439095</text:p>
          </table:table-cell>
          <table:table-cell table:formula="of:=[.B209]-[.A209]" office:value-type="float" office:value="7.360664367" calcext:value-type="float">
            <text:p>7.360664367</text:p>
          </table:table-cell>
          <table:table-cell table:formula="of:=[.C209]-[.B209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2.027763367" calcext:value-type="float">
            <text:p>182.027763367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7574738918" calcext:value-type="float">
            <text:p>1.0757473892</text:p>
          </table:table-cell>
          <table:table-cell table:formula="of:=[.B210]-[.A210]" office:value-type="float" office:value="7.148506164" calcext:value-type="float">
            <text:p>7.148506164</text:p>
          </table:table-cell>
          <table:table-cell table:formula="of:=[.C210]-[.B210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4.806739807" calcext:value-type="float">
            <text:p>194.806739807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92.4347826087" calcext:value-type="float">
            <text:p>92.4347826087</text:p>
          </table:table-cell>
          <table:table-cell table:formula="of:=[.B211]-[.A211]" office:value-type="float" office:value="2.24257659899999" calcext:value-type="float">
            <text:p>2.242576599</text:p>
          </table:table-cell>
          <table:table-cell table:formula="of:=[.C211]-[.B211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54.012962341" calcext:value-type="float">
            <text:p>154.012962341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0980912779921" calcext:value-type="float">
            <text:p>0.098091278</text:p>
          </table:table-cell>
          <table:table-cell table:formula="of:=[.B212]-[.A212]" office:value-type="float" office:value="2.70438385" calcext:value-type="float">
            <text:p>2.70438385</text:p>
          </table:table-cell>
          <table:table-cell table:formula="of:=[.C212]-[.B212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71.822731018" calcext:value-type="float">
            <text:p>171.822731018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82660539063" calcext:value-type="float">
            <text:p>1.8266053906</text:p>
          </table:table-cell>
          <table:table-cell table:formula="of:=[.B213]-[.A213]" office:value-type="float" office:value="1.60744476299999" calcext:value-type="float">
            <text:p>1.607444763</text:p>
          </table:table-cell>
          <table:table-cell table:formula="of:=[.C213]-[.B213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2.158943176" calcext:value-type="float">
            <text:p>172.158943176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8815351657" calcext:value-type="float">
            <text:p>1.0881535166</text:p>
          </table:table-cell>
          <table:table-cell table:formula="of:=[.B214]-[.A214]" office:value-type="float" office:value="17.017326355" calcext:value-type="float">
            <text:p>17.017326355</text:p>
          </table:table-cell>
          <table:table-cell table:formula="of:=[.C214]-[.B214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22.469718933" calcext:value-type="float">
            <text:p>122.469718933</text:p>
          </table:table-cell>
          <table:table-cell office:value-type="float" office:value="139.987121582" calcext:value-type="float">
            <text:p>139.987121582</text:p>
          </table:table-cell>
          <table:table-cell office:value-type="float" office:value="203" calcext:value-type="float">
            <text:p>203</text:p>
          </table:table-cell>
          <table:table-cell office:value-type="float" office:value="88.5833333333" calcext:value-type="float">
            <text:p>88.5833333333</text:p>
          </table:table-cell>
          <table:table-cell table:formula="of:=[.B215]-[.A215]" office:value-type="float" office:value="17.517402649" calcext:value-type="float">
            <text:p>17.517402649</text:p>
          </table:table-cell>
          <table:table-cell table:formula="of:=[.C215]-[.B215]" office:value-type="float" office:value="63.012878418" calcext:value-type="float">
            <text:p>63.012878418</text:p>
          </table:table-cell>
        </table:table-row>
        <table:table-row table:style-name="ro1">
          <table:table-cell office:value-type="float" office:value="147.169548035" calcext:value-type="float">
            <text:p>147.169548035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820929641859" calcext:value-type="float">
            <text:p>0.8209296419</text:p>
          </table:table-cell>
          <table:table-cell table:formula="of:=[.B216]-[.A216]" office:value-type="float" office:value="9.547798156" calcext:value-type="float">
            <text:p>9.547798156</text:p>
          </table:table-cell>
          <table:table-cell table:formula="of:=[.C216]-[.B216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68.78427887" calcext:value-type="float">
            <text:p>168.78427887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1.77945693574" calcext:value-type="float">
            <text:p>1.7794569357</text:p>
          </table:table-cell>
          <table:table-cell table:formula="of:=[.B217]-[.A217]" office:value-type="float" office:value="8.58242034899999" calcext:value-type="float">
            <text:p>8.582420349</text:p>
          </table:table-cell>
          <table:table-cell table:formula="of:=[.C217]-[.B217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82.277565002" calcext:value-type="float">
            <text:p>182.277565002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2882374144" calcext:value-type="float">
            <text:p>3.7288237414</text:p>
          </table:table-cell>
          <table:table-cell table:formula="of:=[.B218]-[.A218]" office:value-type="float" office:value="6.89870452900001" calcext:value-type="float">
            <text:p>6.898704529</text:p>
          </table:table-cell>
          <table:table-cell table:formula="of:=[.C218]-[.B218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2.190177917" calcext:value-type="float">
            <text:p>132.19017791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88.3125" calcext:value-type="float">
            <text:p>88.3125</text:p>
          </table:table-cell>
          <table:table-cell table:formula="of:=[.B219]-[.A219]" office:value-type="float" office:value="8.78107452399999" calcext:value-type="float">
            <text:p>8.781074524</text:p>
          </table:table-cell>
          <table:table-cell table:formula="of:=[.C219]-[.B219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2.445243835" calcext:value-type="float">
            <text:p>162.445243835</text:p>
          </table:table-cell>
          <table:table-cell office:value-type="float" office:value="164.590393066" calcext:value-type="float">
            <text:p>164.590393066</text:p>
          </table:table-cell>
          <table:table-cell office:value-type="float" office:value="203" calcext:value-type="float">
            <text:p>203</text:p>
          </table:table-cell>
          <table:table-cell office:value-type="float" office:value="0.11050237245" calcext:value-type="float">
            <text:p>0.1105023725</text:p>
          </table:table-cell>
          <table:table-cell table:formula="of:=[.B220]-[.A220]" office:value-type="float" office:value="2.14514923099998" calcext:value-type="float">
            <text:p>2.145149231</text:p>
          </table:table-cell>
          <table:table-cell table:formula="of:=[.C220]-[.B220]" office:value-type="float" office:value="38.409606934" calcext:value-type="float">
            <text:p>38.409606934</text:p>
          </table:table-cell>
        </table:table-row>
        <table:table-row table:style-name="ro1">
          <table:table-cell office:value-type="float" office:value="174.97026825" calcext:value-type="float">
            <text:p>174.97026825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2052523747" calcext:value-type="float">
            <text:p>1.2205252375</text:p>
          </table:table-cell>
          <table:table-cell table:formula="of:=[.B221]-[.A221]" office:value-type="float" office:value="6.332954406" calcext:value-type="float">
            <text:p>6.332954406</text:p>
          </table:table-cell>
          <table:table-cell table:formula="of:=[.C221]-[.B221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7.280387878" calcext:value-type="float">
            <text:p>187.280387878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7897706366" calcext:value-type="float">
            <text:p>3.7789770637</text:p>
          </table:table-cell>
          <table:table-cell table:formula="of:=[.B222]-[.A222]" office:value-type="float" office:value="1.895881653" calcext:value-type="float">
            <text:p>1.895881653</text:p>
          </table:table-cell>
          <table:table-cell table:formula="of:=[.C222]-[.B222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2.614112854" calcext:value-type="float">
            <text:p>132.614112854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445094509451" calcext:value-type="float">
            <text:p>0.4450945095</text:p>
          </table:table-cell>
          <table:table-cell table:formula="of:=[.B223]-[.A223]" office:value-type="float" office:value="8.35713958699998" calcext:value-type="float">
            <text:p>8.357139587</text:p>
          </table:table-cell>
          <table:table-cell table:formula="of:=[.C223]-[.B223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9.211097717" calcext:value-type="float">
            <text:p>159.211097717</text:p>
          </table:table-cell>
          <table:table-cell office:value-type="float" office:value="167.542785645" calcext:value-type="float">
            <text:p>167.542785645</text:p>
          </table:table-cell>
          <table:table-cell office:value-type="float" office:value="203" calcext:value-type="float">
            <text:p>203</text:p>
          </table:table-cell>
          <table:table-cell office:value-type="float" office:value="0.107773009061" calcext:value-type="float">
            <text:p>0.1077730091</text:p>
          </table:table-cell>
          <table:table-cell table:formula="of:=[.B224]-[.A224]" office:value-type="float" office:value="8.33168792800001" calcext:value-type="float">
            <text:p>8.331687928</text:p>
          </table:table-cell>
          <table:table-cell table:formula="of:=[.C224]-[.B224]" office:value-type="float" office:value="35.457214355" calcext:value-type="float">
            <text:p>35.457214355</text:p>
          </table:table-cell>
        </table:table-row>
        <table:table-row table:style-name="ro1">
          <table:table-cell office:value-type="float" office:value="178.847053528" calcext:value-type="float">
            <text:p>178.847053528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9987054418" calcext:value-type="float">
            <text:p>1.1998705442</text:p>
          </table:table-cell>
          <table:table-cell table:formula="of:=[.B225]-[.A225]" office:value-type="float" office:value="2.456169128" calcext:value-type="float">
            <text:p>2.456169128</text:p>
          </table:table-cell>
          <table:table-cell table:formula="of:=[.C225]-[.B225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1.324485779" calcext:value-type="float">
            <text:p>181.324485779</text:p>
          </table:table-cell>
          <table:table-cell office:value-type="float" office:value="190.160400391" calcext:value-type="float">
            <text:p>190.160400391</text:p>
          </table:table-cell>
          <table:table-cell office:value-type="float" office:value="203" calcext:value-type="float">
            <text:p>203</text:p>
          </table:table-cell>
          <table:table-cell office:value-type="float" office:value="3.78705636743" calcext:value-type="float">
            <text:p>3.7870563674</text:p>
          </table:table-cell>
          <table:table-cell table:formula="of:=[.B226]-[.A226]" office:value-type="float" office:value="8.83591461199998" calcext:value-type="float">
            <text:p>8.835914612</text:p>
          </table:table-cell>
          <table:table-cell table:formula="of:=[.C226]-[.B226]" office:value-type="float" office:value="12.839599609" calcext:value-type="float">
            <text:p>12.839599609</text:p>
          </table:table-cell>
        </table:table-row>
        <table:table-row table:style-name="ro1">
          <table:table-cell office:value-type="float" office:value="133.430244446" calcext:value-type="float">
            <text:p>133.430244446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959082847732" calcext:value-type="float">
            <text:p>0.9590828477</text:p>
          </table:table-cell>
          <table:table-cell table:formula="of:=[.B227]-[.A227]" office:value-type="float" office:value="7.541007995" calcext:value-type="float">
            <text:p>7.541007995</text:p>
          </table:table-cell>
          <table:table-cell table:formula="of:=[.C227]-[.B227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6.216636658" calcext:value-type="float">
            <text:p>166.216636658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0.100205700852" calcext:value-type="float">
            <text:p>0.1002057009</text:p>
          </table:table-cell>
          <table:table-cell table:formula="of:=[.B228]-[.A228]" office:value-type="float" office:value="7.213539123" calcext:value-type="float">
            <text:p>7.213539123</text:p>
          </table:table-cell>
          <table:table-cell table:formula="of:=[.C228]-[.B228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74.470542908" calcext:value-type="float">
            <text:p>174.470542908</text:p>
          </table:table-cell>
          <table:table-cell office:value-type="float" office:value="184.255615234" calcext:value-type="float">
            <text:p>184.255615234</text:p>
          </table:table-cell>
          <table:table-cell office:value-type="float" office:value="203" calcext:value-type="float">
            <text:p>203</text:p>
          </table:table-cell>
          <table:table-cell office:value-type="float" office:value="1.22625425071" calcext:value-type="float">
            <text:p>1.2262542507</text:p>
          </table:table-cell>
          <table:table-cell table:formula="of:=[.B229]-[.A229]" office:value-type="float" office:value="9.78507232600001" calcext:value-type="float">
            <text:p>9.785072326</text:p>
          </table:table-cell>
          <table:table-cell table:formula="of:=[.C229]-[.B229]" office:value-type="float" office:value="18.744384766" calcext:value-type="float">
            <text:p>18.744384766</text:p>
          </table:table-cell>
        </table:table-row>
        <table:table-row table:style-name="ro1">
          <table:table-cell office:value-type="float" office:value="189.035591125" calcext:value-type="float">
            <text:p>189.035591125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1.21159738419" calcext:value-type="float">
            <text:p>1.2115973842</text:p>
          </table:table-cell>
          <table:table-cell table:formula="of:=[.B230]-[.A230]" office:value-type="float" office:value="8.01372528100001" calcext:value-type="float">
            <text:p>8.013725281</text:p>
          </table:table-cell>
          <table:table-cell table:formula="of:=[.C230]-[.B230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35.713661194" calcext:value-type="float">
            <text:p>135.713661194</text:p>
          </table:table-cell>
          <table:table-cell office:value-type="float" office:value="148.844299316" calcext:value-type="float">
            <text:p>148.844299316</text:p>
          </table:table-cell>
          <table:table-cell office:value-type="float" office:value="203" calcext:value-type="float">
            <text:p>203</text:p>
          </table:table-cell>
          <table:table-cell office:value-type="float" office:value="0.114448133615" calcext:value-type="float">
            <text:p>0.1144481336</text:p>
          </table:table-cell>
          <table:table-cell table:formula="of:=[.B231]-[.A231]" office:value-type="float" office:value="13.130638122" calcext:value-type="float">
            <text:p>13.130638122</text:p>
          </table:table-cell>
          <table:table-cell table:formula="of:=[.C231]-[.B231]" office:value-type="float" office:value="54.155700684" calcext:value-type="float">
            <text:p>54.155700684</text:p>
          </table:table-cell>
        </table:table-row>
        <table:table-row table:style-name="ro1">
          <table:table-cell office:value-type="float" office:value="164.756340027" calcext:value-type="float">
            <text:p>164.756340027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9431126568" calcext:value-type="float">
            <text:p>1.7943112657</text:p>
          </table:table-cell>
          <table:table-cell table:formula="of:=[.B232]-[.A232]" office:value-type="float" office:value="8.67383575400001" calcext:value-type="float">
            <text:p>8.673835754</text:p>
          </table:table-cell>
          <table:table-cell table:formula="of:=[.C232]-[.B232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0.902153015" calcext:value-type="float">
            <text:p>180.902153015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8506762603" calcext:value-type="float">
            <text:p>1.085067626</text:p>
          </table:table-cell>
          <table:table-cell table:formula="of:=[.B233]-[.A233]" office:value-type="float" office:value="8.27411651599999" calcext:value-type="float">
            <text:p>8.274116516</text:p>
          </table:table-cell>
          <table:table-cell table:formula="of:=[.C233]-[.B233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4.663291931" calcext:value-type="float">
            <text:p>194.663291931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90.8723404255" calcext:value-type="float">
            <text:p>90.8723404255</text:p>
          </table:table-cell>
          <table:table-cell table:formula="of:=[.B234]-[.A234]" office:value-type="float" office:value="2.386024475" calcext:value-type="float">
            <text:p>2.386024475</text:p>
          </table:table-cell>
          <table:table-cell table:formula="of:=[.C234]-[.B234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48.359260559" calcext:value-type="float">
            <text:p>148.359260559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112317762571" calcext:value-type="float">
            <text:p>0.1123177626</text:p>
          </table:table-cell>
          <table:table-cell table:formula="of:=[.B235]-[.A235]" office:value-type="float" office:value="8.35808563199998" calcext:value-type="float">
            <text:p>8.358085632</text:p>
          </table:table-cell>
          <table:table-cell table:formula="of:=[.C235]-[.B235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70.071815491" calcext:value-type="float">
            <text:p>170.071815491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1.76760823979" calcext:value-type="float">
            <text:p>1.7676082398</text:p>
          </table:table-cell>
          <table:table-cell table:formula="of:=[.B236]-[.A236]" office:value-type="float" office:value="3.35836029000001" calcext:value-type="float">
            <text:p>3.35836029</text:p>
          </table:table-cell>
          <table:table-cell table:formula="of:=[.C236]-[.B236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6.237983704" calcext:value-type="float">
            <text:p>186.237983704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08746462156" calcext:value-type="float">
            <text:p>1.0874646216</text:p>
          </table:table-cell>
          <table:table-cell table:formula="of:=[.B237]-[.A237]" office:value-type="float" office:value="2.93828582700002" calcext:value-type="float">
            <text:p>2.938285827</text:p>
          </table:table-cell>
          <table:table-cell table:formula="of:=[.C237]-[.B237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19.352561951" calcext:value-type="float">
            <text:p>119.352561951</text:p>
          </table:table-cell>
          <table:table-cell office:value-type="float" office:value="139.987121582" calcext:value-type="float">
            <text:p>139.987121582</text:p>
          </table:table-cell>
          <table:table-cell office:value-type="float" office:value="203" calcext:value-type="float">
            <text:p>203</text:p>
          </table:table-cell>
          <table:table-cell office:value-type="float" office:value="90.9574468085" calcext:value-type="float">
            <text:p>90.9574468085</text:p>
          </table:table-cell>
          <table:table-cell table:formula="of:=[.B238]-[.A238]" office:value-type="float" office:value="20.634559631" calcext:value-type="float">
            <text:p>20.634559631</text:p>
          </table:table-cell>
          <table:table-cell table:formula="of:=[.C238]-[.B238]" office:value-type="float" office:value="63.012878418" calcext:value-type="float">
            <text:p>63.012878418</text:p>
          </table:table-cell>
        </table:table-row>
        <table:table-row table:style-name="ro1">
          <table:table-cell office:value-type="float" office:value="142.392173767" calcext:value-type="float">
            <text:p>142.392173767</text:p>
          </table:table-cell>
          <table:table-cell office:value-type="float" office:value="156.717346191" calcext:value-type="float">
            <text:p>156.717346191</text:p>
          </table:table-cell>
          <table:table-cell office:value-type="float" office:value="203" calcext:value-type="float">
            <text:p>203</text:p>
          </table:table-cell>
          <table:table-cell office:value-type="float" office:value="0.831135578031" calcext:value-type="float">
            <text:p>0.831135578</text:p>
          </table:table-cell>
          <table:table-cell table:formula="of:=[.B239]-[.A239]" office:value-type="float" office:value="14.325172424" calcext:value-type="float">
            <text:p>14.325172424</text:p>
          </table:table-cell>
          <table:table-cell table:formula="of:=[.C239]-[.B239]" office:value-type="float" office:value="46.282653809" calcext:value-type="float">
            <text:p>46.282653809</text:p>
          </table:table-cell>
        </table:table-row>
        <table:table-row table:style-name="ro1">
          <table:table-cell office:value-type="float" office:value="165.941108704" calcext:value-type="float">
            <text:p>165.941108704</text:p>
          </table:table-cell>
          <table:table-cell office:value-type="float" office:value="175.3984375" calcext:value-type="float">
            <text:p>175.3984375</text:p>
          </table:table-cell>
          <table:table-cell office:value-type="float" office:value="203" calcext:value-type="float">
            <text:p>203</text:p>
          </table:table-cell>
          <table:table-cell office:value-type="float" office:value="1.78681209717" calcext:value-type="float">
            <text:p>1.7868120972</text:p>
          </table:table-cell>
          <table:table-cell table:formula="of:=[.B240]-[.A240]" office:value-type="float" office:value="9.45732879600001" calcext:value-type="float">
            <text:p>9.457328796</text:p>
          </table:table-cell>
          <table:table-cell table:formula="of:=[.C240]-[.B240]" office:value-type="float" office:value="27.6015625" calcext:value-type="float">
            <text:p>27.6015625</text:p>
          </table:table-cell>
        </table:table-row>
        <table:table-row table:style-name="ro1">
          <table:table-cell office:value-type="float" office:value="181.151985168" calcext:value-type="float">
            <text:p>181.151985168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1574220172" calcext:value-type="float">
            <text:p>3.7157422017</text:p>
          </table:table-cell>
          <table:table-cell table:formula="of:=[.B241]-[.A241]" office:value-type="float" office:value="8.02428436299999" calcext:value-type="float">
            <text:p>8.024284363</text:p>
          </table:table-cell>
          <table:table-cell table:formula="of:=[.C241]-[.B241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2.190177917" calcext:value-type="float">
            <text:p>132.19017791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90.25" calcext:value-type="float">
            <text:p>90.25</text:p>
          </table:table-cell>
          <table:table-cell table:formula="of:=[.B242]-[.A242]" office:value-type="float" office:value="8.78107452399999" calcext:value-type="float">
            <text:p>8.781074524</text:p>
          </table:table-cell>
          <table:table-cell table:formula="of:=[.C242]-[.B242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56.037818909" calcext:value-type="float">
            <text:p>156.037818909</text:p>
          </table:table-cell>
          <table:table-cell office:value-type="float" office:value="163.606262207" calcext:value-type="float">
            <text:p>163.606262207</text:p>
          </table:table-cell>
          <table:table-cell office:value-type="float" office:value="203" calcext:value-type="float">
            <text:p>203</text:p>
          </table:table-cell>
          <table:table-cell office:value-type="float" office:value="0.821827998457" calcext:value-type="float">
            <text:p>0.8218279985</text:p>
          </table:table-cell>
          <table:table-cell table:formula="of:=[.B243]-[.A243]" office:value-type="float" office:value="7.56844329799998" calcext:value-type="float">
            <text:p>7.568443298</text:p>
          </table:table-cell>
          <table:table-cell table:formula="of:=[.C243]-[.B243]" office:value-type="float" office:value="39.393737793" calcext:value-type="float">
            <text:p>39.393737793</text:p>
          </table:table-cell>
        </table:table-row>
        <table:table-row table:style-name="ro1">
          <table:table-cell office:value-type="float" office:value="174.344932556" calcext:value-type="float">
            <text:p>174.344932556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21862817895" calcext:value-type="float">
            <text:p>1.218628179</text:p>
          </table:table-cell>
          <table:table-cell table:formula="of:=[.B244]-[.A244]" office:value-type="float" office:value="6.9582901" calcext:value-type="float">
            <text:p>6.9582901</text:p>
          </table:table-cell>
          <table:table-cell table:formula="of:=[.C244]-[.B244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6.842643738" calcext:value-type="float">
            <text:p>186.842643738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3.75710244742" calcext:value-type="float">
            <text:p>3.7571024474</text:p>
          </table:table-cell>
          <table:table-cell table:formula="of:=[.B245]-[.A245]" office:value-type="float" office:value="2.33362579300001" calcext:value-type="float">
            <text:p>2.333625793</text:p>
          </table:table-cell>
          <table:table-cell table:formula="of:=[.C245]-[.B245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31.537330627" calcext:value-type="float">
            <text:p>131.537330627</text:p>
          </table:table-cell>
          <table:table-cell office:value-type="float" office:value="140.971252441" calcext:value-type="float">
            <text:p>140.971252441</text:p>
          </table:table-cell>
          <table:table-cell office:value-type="float" office:value="203" calcext:value-type="float">
            <text:p>203</text:p>
          </table:table-cell>
          <table:table-cell office:value-type="float" office:value="0.442355639773" calcext:value-type="float">
            <text:p>0.4423556398</text:p>
          </table:table-cell>
          <table:table-cell table:formula="of:=[.B246]-[.A246]" office:value-type="float" office:value="9.433921814" calcext:value-type="float">
            <text:p>9.433921814</text:p>
          </table:table-cell>
          <table:table-cell table:formula="of:=[.C246]-[.B246]" office:value-type="float" office:value="62.028747559" calcext:value-type="float">
            <text:p>62.028747559</text:p>
          </table:table-cell>
        </table:table-row>
        <table:table-row table:style-name="ro1">
          <table:table-cell office:value-type="float" office:value="162.163398743" calcext:value-type="float">
            <text:p>162.163398743</text:p>
          </table:table-cell>
          <table:table-cell office:value-type="float" office:value="170.495178223" calcext:value-type="float">
            <text:p>170.495178223</text:p>
          </table:table-cell>
          <table:table-cell office:value-type="float" office:value="203" calcext:value-type="float">
            <text:p>203</text:p>
          </table:table-cell>
          <table:table-cell office:value-type="float" office:value="0.114449645176" calcext:value-type="float">
            <text:p>0.1144496452</text:p>
          </table:table-cell>
          <table:table-cell table:formula="of:=[.B247]-[.A247]" office:value-type="float" office:value="8.33177948000002" calcext:value-type="float">
            <text:p>8.33177948</text:p>
          </table:table-cell>
          <table:table-cell table:formula="of:=[.C247]-[.B247]" office:value-type="float" office:value="32.504821777" calcext:value-type="float">
            <text:p>32.504821777</text:p>
          </table:table-cell>
        </table:table-row>
        <table:table-row table:style-name="ro1">
          <table:table-cell office:value-type="float" office:value="166.237236023" calcext:value-type="float">
            <text:p>166.237236023</text:p>
          </table:table-cell>
          <table:table-cell office:value-type="float" office:value="181.303222656" calcext:value-type="float">
            <text:p>181.303222656</text:p>
          </table:table-cell>
          <table:table-cell office:value-type="float" office:value="203" calcext:value-type="float">
            <text:p>203</text:p>
          </table:table-cell>
          <table:table-cell office:value-type="float" office:value="1.19903676947" calcext:value-type="float">
            <text:p>1.1990367695</text:p>
          </table:table-cell>
          <table:table-cell table:formula="of:=[.B248]-[.A248]" office:value-type="float" office:value="15.065986633" calcext:value-type="float">
            <text:p>15.065986633</text:p>
          </table:table-cell>
          <table:table-cell table:formula="of:=[.C248]-[.B248]" office:value-type="float" office:value="21.696777344" calcext:value-type="float">
            <text:p>21.696777344</text:p>
          </table:table-cell>
        </table:table-row>
        <table:table-row table:style-name="ro1">
          <table:table-cell office:value-type="float" office:value="184.759727478" calcext:value-type="float">
            <text:p>184.759727478</text:p>
          </table:table-cell>
          <table:table-cell office:value-type="float" office:value="194.096923828" calcext:value-type="float">
            <text:p>194.096923828</text:p>
          </table:table-cell>
          <table:table-cell office:value-type="float" office:value="203" calcext:value-type="float">
            <text:p>203</text:p>
          </table:table-cell>
          <table:table-cell office:value-type="float" office:value="3.76369653144" calcext:value-type="float">
            <text:p>3.7636965314</text:p>
          </table:table-cell>
          <table:table-cell table:formula="of:=[.B249]-[.A249]" office:value-type="float" office:value="9.33719635" calcext:value-type="float">
            <text:p>9.33719635</text:p>
          </table:table-cell>
          <table:table-cell table:formula="of:=[.C249]-[.B249]" office:value-type="float" office:value="8.903076172" calcext:value-type="float">
            <text:p>8.903076172</text:p>
          </table:table-cell>
        </table:table-row>
        <table:table-row table:style-name="ro1">
          <table:table-cell office:value-type="float" office:value="137.366645813" calcext:value-type="float">
            <text:p>137.366645813</text:p>
          </table:table-cell>
          <table:table-cell office:value-type="float" office:value="144.907775879" calcext:value-type="float">
            <text:p>144.907775879</text:p>
          </table:table-cell>
          <table:table-cell office:value-type="float" office:value="203" calcext:value-type="float">
            <text:p>203</text:p>
          </table:table-cell>
          <table:table-cell office:value-type="float" office:value="0.941079155001" calcext:value-type="float">
            <text:p>0.941079155</text:p>
          </table:table-cell>
          <table:table-cell table:formula="of:=[.B250]-[.A250]" office:value-type="float" office:value="7.54113006600002" calcext:value-type="float">
            <text:p>7.541130066</text:p>
          </table:table-cell>
          <table:table-cell table:formula="of:=[.C250]-[.B250]" office:value-type="float" office:value="58.092224121" calcext:value-type="float">
            <text:p>58.092224121</text:p>
          </table:table-cell>
        </table:table-row>
        <table:table-row table:style-name="ro1">
          <table:table-cell office:value-type="float" office:value="169.794883728" calcext:value-type="float">
            <text:p>169.794883728</text:p>
          </table:table-cell>
          <table:table-cell office:value-type="float" office:value="178.350830078" calcext:value-type="float">
            <text:p>178.350830078</text:p>
          </table:table-cell>
          <table:table-cell office:value-type="float" office:value="203" calcext:value-type="float">
            <text:p>203</text:p>
          </table:table-cell>
          <table:table-cell office:value-type="float" office:value="0.103737566563" calcext:value-type="float">
            <text:p>0.1037375666</text:p>
          </table:table-cell>
          <table:table-cell table:formula="of:=[.B251]-[.A251]" office:value-type="float" office:value="8.55594635" calcext:value-type="float">
            <text:p>8.55594635</text:p>
          </table:table-cell>
          <table:table-cell table:formula="of:=[.C251]-[.B251]" office:value-type="float" office:value="24.649169922" calcext:value-type="float">
            <text:p>24.649169922</text:p>
          </table:table-cell>
        </table:table-row>
        <table:table-row table:style-name="ro1">
          <table:table-cell office:value-type="float" office:value="188.535987854" calcext:value-type="float">
            <text:p>188.535987854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1.23072638663" calcext:value-type="float">
            <text:p>1.2307263866</text:p>
          </table:table-cell>
          <table:table-cell table:formula="of:=[.B252]-[.A252]" office:value-type="float" office:value="8.51332855199999" calcext:value-type="float">
            <text:p>8.513328552</text:p>
          </table:table-cell>
          <table:table-cell table:formula="of:=[.C252]-[.B252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205.10294342" calcext:value-type="float">
            <text:p>205.10294342</text:p>
          </table:table-cell>
          <table:table-cell office:value-type="float" office:value="212.795410156" calcext:value-type="float">
            <text:p>212.795410156</text:p>
          </table:table-cell>
          <table:table-cell office:value-type="float" office:value="203" calcext:value-type="float">
            <text:p>203</text:p>
          </table:table-cell>
          <table:table-cell office:value-type="float" office:value="1.22486254776" calcext:value-type="float">
            <text:p>1.2248625478</text:p>
          </table:table-cell>
          <table:table-cell table:formula="of:=[.B253]-[.A253]" office:value-type="float" office:value="7.692466736" calcext:value-type="float">
            <text:p>7.692466736</text:p>
          </table:table-cell>
          <table:table-cell table:formula="of:=[.C253]-[.B253]" office:value-type="float" office:value="-9.795410156" calcext:value-type="float">
            <text:p>-9.795410156</text:p>
          </table:table-cell>
        </table:table-row>
        <table:table-row table:style-name="ro1">
          <table:table-cell office:value-type="float" office:value="205.252616882" calcext:value-type="float">
            <text:p>205.252616882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3345505949" calcext:value-type="float">
            <text:p>0.4033455059</text:p>
          </table:table-cell>
          <table:table-cell table:formula="of:=[.B254]-[.A254]" office:value-type="float" office:value="9.51105499299999" calcext:value-type="float">
            <text:p>9.511054993</text:p>
          </table:table-cell>
          <table:table-cell table:formula="of:=[.C254]-[.B254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8763123" calcext:value-type="float">
            <text:p>213.708763123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87474219717" calcext:value-type="float">
            <text:p>0.0006874742</text:p>
          </table:table-cell>
          <table:table-cell table:formula="of:=[.B255]-[.A255]" office:value-type="float" office:value="1.05490875199999" calcext:value-type="float">
            <text:p>1.054908752</text:p>
          </table:table-cell>
          <table:table-cell table:formula="of:=[.C255]-[.B255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70.217552185" calcext:value-type="float">
            <text:p>170.217552185</text:p>
          </table:table-cell>
          <table:table-cell office:value-type="float" office:value="186.020751953" calcext:value-type="float">
            <text:p>186.020751953</text:p>
          </table:table-cell>
          <table:table-cell office:value-type="float" office:value="203" calcext:value-type="float">
            <text:p>203</text:p>
          </table:table-cell>
          <table:table-cell office:value-type="float" office:value="0.000687474219717" calcext:value-type="float">
            <text:p>0.0006874742</text:p>
          </table:table-cell>
          <table:table-cell table:formula="of:=[.B256]-[.A256]" office:value-type="float" office:value="15.803199768" calcext:value-type="float">
            <text:p>15.803199768</text:p>
          </table:table-cell>
          <table:table-cell table:formula="of:=[.C256]-[.B256]" office:value-type="float" office:value="16.979248047" calcext:value-type="float">
            <text:p>16.979248047</text:p>
          </table:table-cell>
        </table:table-row>
        <table:table-row table:style-name="ro1">
          <table:table-cell office:value-type="float" office:value="185.962745667" calcext:value-type="float">
            <text:p>185.962745667</text:p>
          </table:table-cell>
          <table:table-cell office:value-type="float" office:value="188.192138672" calcext:value-type="float">
            <text:p>188.192138672</text:p>
          </table:table-cell>
          <table:table-cell office:value-type="float" office:value="203" calcext:value-type="float">
            <text:p>203</text:p>
          </table:table-cell>
          <table:table-cell office:value-type="float" office:value="0.000124011781119" calcext:value-type="float">
            <text:p>0.0001240118</text:p>
          </table:table-cell>
          <table:table-cell table:formula="of:=[.B257]-[.A257]" office:value-type="float" office:value="2.22939300499999" calcext:value-type="float">
            <text:p>2.229393005</text:p>
          </table:table-cell>
          <table:table-cell table:formula="of:=[.C257]-[.B257]" office:value-type="float" office:value="14.807861328" calcext:value-type="float">
            <text:p>14.807861328</text:p>
          </table:table-cell>
        </table:table-row>
        <table:table-row table:style-name="ro1">
          <table:table-cell office:value-type="float" office:value="185.962745667" calcext:value-type="float">
            <text:p>185.962745667</text:p>
          </table:table-cell>
          <table:table-cell office:value-type="float" office:value="187.007965088" calcext:value-type="float">
            <text:p>187.007965088</text:p>
          </table:table-cell>
          <table:table-cell office:value-type="float" office:value="203" calcext:value-type="float">
            <text:p>203</text:p>
          </table:table-cell>
          <table:table-cell office:value-type="float" office:value="0.375765827093" calcext:value-type="float">
            <text:p>0.3757658271</text:p>
          </table:table-cell>
          <table:table-cell table:formula="of:=[.B258]-[.A258]" office:value-type="float" office:value="1.04521942099998" calcext:value-type="float">
            <text:p>1.045219421</text:p>
          </table:table-cell>
          <table:table-cell table:formula="of:=[.C258]-[.B258]" office:value-type="float" office:value="15.992034912" calcext:value-type="float">
            <text:p>15.992034912</text:p>
          </table:table-cell>
        </table:table-row>
        <table:table-row table:style-name="ro1">
          <table:table-cell office:value-type="float" office:value="194.922309875" calcext:value-type="float">
            <text:p>194.922309875</text:p>
          </table:table-cell>
          <table:table-cell office:value-type="float" office:value="196.065185547" calcext:value-type="float">
            <text:p>196.065185547</text:p>
          </table:table-cell>
          <table:table-cell office:value-type="float" office:value="203" calcext:value-type="float">
            <text:p>203</text:p>
          </table:table-cell>
          <table:table-cell office:value-type="float" office:value="32.1085209003" calcext:value-type="float">
            <text:p>32.1085209003</text:p>
          </table:table-cell>
          <table:table-cell table:formula="of:=[.B259]-[.A259]" office:value-type="float" office:value="1.142875672" calcext:value-type="float">
            <text:p>1.142875672</text:p>
          </table:table-cell>
          <table:table-cell table:formula="of:=[.C259]-[.B259]" office:value-type="float" office:value="6.934814453" calcext:value-type="float">
            <text:p>6.934814453</text:p>
          </table:table-cell>
        </table:table-row>
        <table:table-row table:style-name="ro1">
          <table:table-cell office:value-type="float" office:value="121.253166199" calcext:value-type="float">
            <text:p>121.253166199</text:p>
          </table:table-cell>
          <table:table-cell office:value-type="float" office:value="122.272766113" calcext:value-type="float">
            <text:p>122.272766113</text:p>
          </table:table-cell>
          <table:table-cell office:value-type="float" office:value="203" calcext:value-type="float">
            <text:p>203</text:p>
          </table:table-cell>
          <table:table-cell office:value-type="float" office:value="0.290398126464" calcext:value-type="float">
            <text:p>0.2903981265</text:p>
          </table:table-cell>
          <table:table-cell table:formula="of:=[.B260]-[.A260]" office:value-type="float" office:value="1.019599914" calcext:value-type="float">
            <text:p>1.019599914</text:p>
          </table:table-cell>
          <table:table-cell table:formula="of:=[.C260]-[.B260]" office:value-type="float" office:value="80.727233887" calcext:value-type="float">
            <text:p>80.727233887</text:p>
          </table:table-cell>
        </table:table-row>
        <table:table-row table:style-name="ro1">
          <table:table-cell office:value-type="float" office:value="154.981132507" calcext:value-type="float">
            <text:p>154.981132507</text:p>
          </table:table-cell>
          <table:table-cell office:value-type="float" office:value="156.699951172" calcext:value-type="float">
            <text:p>156.699951172</text:p>
          </table:table-cell>
          <table:table-cell office:value-type="float" office:value="203" calcext:value-type="float">
            <text:p>203</text:p>
          </table:table-cell>
          <table:table-cell office:value-type="float" office:value="0.0157331655129" calcext:value-type="float">
            <text:p>0.0157331655</text:p>
          </table:table-cell>
          <table:table-cell table:formula="of:=[.B261]-[.A261]" office:value-type="float" office:value="1.71881866499999" calcext:value-type="float">
            <text:p>1.718818665</text:p>
          </table:table-cell>
          <table:table-cell table:formula="of:=[.C261]-[.B261]" office:value-type="float" office:value="46.300048828" calcext:value-type="float">
            <text:p>46.300048828</text:p>
          </table:table-cell>
        </table:table-row>
        <table:table-row table:style-name="ro1">
          <table:table-cell office:value-type="float" office:value="171.625053406" calcext:value-type="float">
            <text:p>171.625053406</text:p>
          </table:table-cell>
          <table:table-cell office:value-type="float" office:value="174.414306641" calcext:value-type="float">
            <text:p>174.414306641</text:p>
          </table:table-cell>
          <table:table-cell office:value-type="float" office:value="203" calcext:value-type="float">
            <text:p>203</text:p>
          </table:table-cell>
          <table:table-cell office:value-type="float" office:value="3.15010351967" calcext:value-type="float">
            <text:p>3.1501035197</text:p>
          </table:table-cell>
          <table:table-cell table:formula="of:=[.B262]-[.A262]" office:value-type="float" office:value="2.78925323499999" calcext:value-type="float">
            <text:p>2.789253235</text:p>
          </table:table-cell>
          <table:table-cell table:formula="of:=[.C262]-[.B262]" office:value-type="float" office:value="28.585693359" calcext:value-type="float">
            <text:p>28.585693359</text:p>
          </table:table-cell>
        </table:table-row>
        <table:table-row table:style-name="ro1">
          <table:table-cell office:value-type="float" office:value="189.177314758" calcext:value-type="float">
            <text:p>189.177314758</text:p>
          </table:table-cell>
          <table:table-cell office:value-type="float" office:value="191.14453125" calcext:value-type="float">
            <text:p>191.14453125</text:p>
          </table:table-cell>
          <table:table-cell office:value-type="float" office:value="203" calcext:value-type="float">
            <text:p>203</text:p>
          </table:table-cell>
          <table:table-cell office:value-type="float" office:value="0.0152284263959" calcext:value-type="float">
            <text:p>0.0152284264</text:p>
          </table:table-cell>
          <table:table-cell table:formula="of:=[.B263]-[.A263]" office:value-type="float" office:value="1.96721649200001" calcext:value-type="float">
            <text:p>1.967216492</text:p>
          </table:table-cell>
          <table:table-cell table:formula="of:=[.C263]-[.B263]" office:value-type="float" office:value="11.85546875" calcext:value-type="float">
            <text:p>11.85546875</text:p>
          </table:table-cell>
        </table:table-row>
        <table:table-row table:style-name="ro1">
          <table:table-cell office:value-type="float" office:value="159.905952454" calcext:value-type="float">
            <text:p>159.905952454</text:p>
          </table:table-cell>
          <table:table-cell office:value-type="float" office:value="160.653869629" calcext:value-type="float">
            <text:p>160.653869629</text:p>
          </table:table-cell>
          <table:table-cell office:value-type="float" office:value="203" calcext:value-type="float">
            <text:p>203</text:p>
          </table:table-cell>
          <table:table-cell office:value-type="float" office:value="0.173489278752" calcext:value-type="float">
            <text:p>0.1734892788</text:p>
          </table:table-cell>
          <table:table-cell table:formula="of:=[.B264]-[.A264]" office:value-type="float" office:value="0.747917175000026" calcext:value-type="float">
            <text:p>0.747917175</text:p>
          </table:table-cell>
          <table:table-cell table:formula="of:=[.C264]-[.B264]" office:value-type="float" office:value="42.346130371" calcext:value-type="float">
            <text:p>42.346130371</text:p>
          </table:table-cell>
        </table:table-row>
        <table:table-row table:style-name="ro1">
          <table:table-cell office:value-type="float" office:value="186.787239075" calcext:value-type="float">
            <text:p>186.787239075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95426561126" calcext:value-type="float">
            <text:p>1.9542656113</text:p>
          </table:table-cell>
          <table:table-cell table:formula="of:=[.B265]-[.A265]" office:value-type="float" office:value="2.389030456" calcext:value-type="float">
            <text:p>2.389030456</text:p>
          </table:table-cell>
          <table:table-cell table:formula="of:=[.C265]-[.B265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8.952659607" calcext:value-type="float">
            <text:p>198.952659607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557700557701" calcext:value-type="float">
            <text:p>0.0055770056</text:p>
          </table:table-cell>
          <table:table-cell table:formula="of:=[.B266]-[.A266]" office:value-type="float" office:value="1.04904937700002" calcext:value-type="float">
            <text:p>1.049049377</text:p>
          </table:table-cell>
          <table:table-cell table:formula="of:=[.C266]-[.B266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45.261276245" calcext:value-type="float">
            <text:p>145.261276245</text:p>
          </table:table-cell>
          <table:table-cell office:value-type="float" office:value="147.30317688" calcext:value-type="float">
            <text:p>147.30317688</text:p>
          </table:table-cell>
          <table:table-cell office:value-type="float" office:value="203" calcext:value-type="float">
            <text:p>203</text:p>
          </table:table-cell>
          <table:table-cell office:value-type="float" office:value="0.00557700557701" calcext:value-type="float">
            <text:p>0.0055770056</text:p>
          </table:table-cell>
          <table:table-cell table:formula="of:=[.B267]-[.A267]" office:value-type="float" office:value="2.04190063499999" calcext:value-type="float">
            <text:p>2.041900635</text:p>
          </table:table-cell>
          <table:table-cell table:formula="of:=[.C267]-[.B267]" office:value-type="float" office:value="55.69682312" calcext:value-type="float">
            <text:p>55.69682312</text:p>
          </table:table-cell>
        </table:table-row>
        <table:table-row table:style-name="ro1">
          <table:table-cell office:value-type="float" office:value="145.713508606" calcext:value-type="float">
            <text:p>145.713508606</text:p>
          </table:table-cell>
          <table:table-cell office:value-type="float" office:value="148.826904297" calcext:value-type="float">
            <text:p>148.826904297</text:p>
          </table:table-cell>
          <table:table-cell office:value-type="float" office:value="203" calcext:value-type="float">
            <text:p>203</text:p>
          </table:table-cell>
          <table:table-cell office:value-type="float" office:value="0.00014791926895" calcext:value-type="float">
            <text:p>0.0001479193</text:p>
          </table:table-cell>
          <table:table-cell table:formula="of:=[.B268]-[.A268]" office:value-type="float" office:value="3.11339569099999" calcext:value-type="float">
            <text:p>3.113395691</text:p>
          </table:table-cell>
          <table:table-cell table:formula="of:=[.C268]-[.B268]" office:value-type="float" office:value="54.173095703" calcext:value-type="float">
            <text:p>54.173095703</text:p>
          </table:table-cell>
        </table:table-row>
        <table:table-row table:style-name="ro1">
          <table:table-cell office:value-type="float" office:value="166.503318787" calcext:value-type="float">
            <text:p>166.503318787</text:p>
          </table:table-cell>
          <table:table-cell office:value-type="float" office:value="168.509521484" calcext:value-type="float">
            <text:p>168.509521484</text:p>
          </table:table-cell>
          <table:table-cell office:value-type="float" office:value="203" calcext:value-type="float">
            <text:p>203</text:p>
          </table:table-cell>
          <table:table-cell office:value-type="float" office:value="0.00925925925926" calcext:value-type="float">
            <text:p>0.0092592593</text:p>
          </table:table-cell>
          <table:table-cell table:formula="of:=[.B269]-[.A269]" office:value-type="float" office:value="2.00620269699999" calcext:value-type="float">
            <text:p>2.006202697</text:p>
          </table:table-cell>
          <table:table-cell table:formula="of:=[.C269]-[.B269]" office:value-type="float" office:value="34.490478516" calcext:value-type="float">
            <text:p>34.490478516</text:p>
          </table:table-cell>
        </table:table-row>
        <table:table-row table:style-name="ro1">
          <table:table-cell office:value-type="float" office:value="184.070503235" calcext:value-type="float">
            <text:p>184.070503235</text:p>
          </table:table-cell>
          <table:table-cell office:value-type="float" office:value="185.239746094" calcext:value-type="float">
            <text:p>185.239746094</text:p>
          </table:table-cell>
          <table:table-cell office:value-type="float" office:value="203" calcext:value-type="float">
            <text:p>203</text:p>
          </table:table-cell>
          <table:table-cell office:value-type="float" office:value="0.00801479654747" calcext:value-type="float">
            <text:p>0.0080147965</text:p>
          </table:table-cell>
          <table:table-cell table:formula="of:=[.B270]-[.A270]" office:value-type="float" office:value="1.16924285900001" calcext:value-type="float">
            <text:p>1.169242859</text:p>
          </table:table-cell>
          <table:table-cell table:formula="of:=[.C270]-[.B270]" office:value-type="float" office:value="17.760253906" calcext:value-type="float">
            <text:p>17.760253906</text:p>
          </table:table-cell>
        </table:table-row>
        <table:table-row table:style-name="ro1">
          <table:table-cell office:value-type="float" office:value="195.946632385" calcext:value-type="float">
            <text:p>195.946632385</text:p>
          </table:table-cell>
          <table:table-cell office:value-type="float" office:value="198.033447266" calcext:value-type="float">
            <text:p>198.033447266</text:p>
          </table:table-cell>
          <table:table-cell office:value-type="float" office:value="203" calcext:value-type="float">
            <text:p>203</text:p>
          </table:table-cell>
          <table:table-cell office:value-type="float" office:value="4.92761904762" calcext:value-type="float">
            <text:p>4.9276190476</text:p>
          </table:table-cell>
          <table:table-cell table:formula="of:=[.B271]-[.A271]" office:value-type="float" office:value="2.08681488100001" calcext:value-type="float">
            <text:p>2.086814881</text:p>
          </table:table-cell>
          <table:table-cell table:formula="of:=[.C271]-[.B271]" office:value-type="float" office:value="4.966552734" calcext:value-type="float">
            <text:p>4.966552734</text:p>
          </table:table-cell>
        </table:table-row>
        <table:table-row table:style-name="ro1">
          <table:table-cell office:value-type="float" office:value="198.943916321" calcext:value-type="float">
            <text:p>198.943916321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492170022371" calcext:value-type="float">
            <text:p>0.0049217002</text:p>
          </table:table-cell>
          <table:table-cell table:formula="of:=[.B272]-[.A272]" office:value-type="float" office:value="1.05779266300002" calcext:value-type="float">
            <text:p>1.057792663</text:p>
          </table:table-cell>
          <table:table-cell table:formula="of:=[.C272]-[.B272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057579041" calcext:value-type="float">
            <text:p>103.057579041</text:p>
          </table:table-cell>
          <table:table-cell office:value-type="float" office:value="104.103057861" calcext:value-type="float">
            <text:p>104.103057861</text:p>
          </table:table-cell>
          <table:table-cell office:value-type="float" office:value="203" calcext:value-type="float">
            <text:p>203</text:p>
          </table:table-cell>
          <table:table-cell office:value-type="float" office:value="0.414" calcext:value-type="float">
            <text:p>0.414</text:p>
          </table:table-cell>
          <table:table-cell table:formula="of:=[.B273]-[.A273]" office:value-type="float" office:value="1.04547882" calcext:value-type="float">
            <text:p>1.04547882</text:p>
          </table:table-cell>
          <table:table-cell table:formula="of:=[.C273]-[.B273]" office:value-type="float" office:value="98.896942139" calcext:value-type="float">
            <text:p>98.896942139</text:p>
          </table:table-cell>
        </table:table-row>
        <table:table-row table:style-name="ro1">
          <table:table-cell office:value-type="float" office:value="126.693031311" calcext:value-type="float">
            <text:p>126.693031311</text:p>
          </table:table-cell>
          <table:table-cell office:value-type="float" office:value="128.16015625" calcext:value-type="float">
            <text:p>128.16015625</text:p>
          </table:table-cell>
          <table:table-cell office:value-type="float" office:value="203" calcext:value-type="float">
            <text:p>203</text:p>
          </table:table-cell>
          <table:table-cell office:value-type="float" office:value="0.00793650793651" calcext:value-type="float">
            <text:p>0.0079365079</text:p>
          </table:table-cell>
          <table:table-cell table:formula="of:=[.B274]-[.A274]" office:value-type="float" office:value="1.467124939" calcext:value-type="float">
            <text:p>1.467124939</text:p>
          </table:table-cell>
          <table:table-cell table:formula="of:=[.C274]-[.B274]" office:value-type="float" office:value="74.83984375" calcext:value-type="float">
            <text:p>74.83984375</text:p>
          </table:table-cell>
        </table:table-row>
        <table:table-row table:style-name="ro1">
          <table:table-cell office:value-type="float" office:value="143.515296936" calcext:value-type="float">
            <text:p>143.515296936</text:p>
          </table:table-cell>
          <table:table-cell office:value-type="float" office:value="145.874511719" calcext:value-type="float">
            <text:p>145.874511719</text:p>
          </table:table-cell>
          <table:table-cell office:value-type="float" office:value="203" calcext:value-type="float">
            <text:p>203</text:p>
          </table:table-cell>
          <table:table-cell office:value-type="float" office:value="0.00811485642946" calcext:value-type="float">
            <text:p>0.0081148564</text:p>
          </table:table-cell>
          <table:table-cell table:formula="of:=[.B275]-[.A275]" office:value-type="float" office:value="2.359214783" calcext:value-type="float">
            <text:p>2.359214783</text:p>
          </table:table-cell>
          <table:table-cell table:formula="of:=[.C275]-[.B275]" office:value-type="float" office:value="57.125488281" calcext:value-type="float">
            <text:p>57.125488281</text:p>
          </table:table-cell>
        </table:table-row>
        <table:table-row table:style-name="ro1">
          <table:table-cell office:value-type="float" office:value="161.264167786" calcext:value-type="float">
            <text:p>161.264167786</text:p>
          </table:table-cell>
          <table:table-cell office:value-type="float" office:value="163.588867188" calcext:value-type="float">
            <text:p>163.588867188</text:p>
          </table:table-cell>
          <table:table-cell office:value-type="float" office:value="203" calcext:value-type="float">
            <text:p>203</text:p>
          </table:table-cell>
          <table:table-cell office:value-type="float" office:value="0.00776196636481" calcext:value-type="float">
            <text:p>0.0077619664</text:p>
          </table:table-cell>
          <table:table-cell table:formula="of:=[.B276]-[.A276]" office:value-type="float" office:value="2.32469940199999" calcext:value-type="float">
            <text:p>2.324699402</text:p>
          </table:table-cell>
          <table:table-cell table:formula="of:=[.C276]-[.B276]" office:value-type="float" office:value="39.411132812" calcext:value-type="float">
            <text:p>39.411132812</text:p>
          </table:table-cell>
        </table:table-row>
        <table:table-row table:style-name="ro1">
          <table:table-cell office:value-type="float" office:value="184.574134827" calcext:value-type="float">
            <text:p>184.574134827</text:p>
          </table:table-cell>
          <table:table-cell office:value-type="float" office:value="187.208007812" calcext:value-type="float">
            <text:p>187.208007812</text:p>
          </table:table-cell>
          <table:table-cell office:value-type="float" office:value="203" calcext:value-type="float">
            <text:p>203</text:p>
          </table:table-cell>
          <table:table-cell office:value-type="float" office:value="1.74246339363" calcext:value-type="float">
            <text:p>1.7424633936</text:p>
          </table:table-cell>
          <table:table-cell table:formula="of:=[.B277]-[.A277]" office:value-type="float" office:value="2.63387298500001" calcext:value-type="float">
            <text:p>2.633872985</text:p>
          </table:table-cell>
          <table:table-cell table:formula="of:=[.C277]-[.B277]" office:value-type="float" office:value="15.791992188" calcext:value-type="float">
            <text:p>15.791992188</text:p>
          </table:table-cell>
        </table:table-row>
        <table:table-row table:style-name="ro1">
          <table:table-cell office:value-type="float" office:value="198.27709198" calcext:value-type="float">
            <text:p>198.27709198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823943661972" calcext:value-type="float">
            <text:p>0.823943662</text:p>
          </table:table-cell>
          <table:table-cell table:formula="of:=[.B278]-[.A278]" office:value-type="float" office:value="1.72461700400001" calcext:value-type="float">
            <text:p>1.724617004</text:p>
          </table:table-cell>
          <table:table-cell table:formula="of:=[.C278]-[.B278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397422791" calcext:value-type="float">
            <text:p>103.397422791</text:p>
          </table:table-cell>
          <table:table-cell office:value-type="float" office:value="106.509277344" calcext:value-type="float">
            <text:p>106.509277344</text:p>
          </table:table-cell>
          <table:table-cell office:value-type="float" office:value="203" calcext:value-type="float">
            <text:p>203</text:p>
          </table:table-cell>
          <table:table-cell office:value-type="float" office:value="0.000111529968102" calcext:value-type="float">
            <text:p>0.00011153</text:p>
          </table:table-cell>
          <table:table-cell table:formula="of:=[.B279]-[.A279]" office:value-type="float" office:value="3.111854553" calcext:value-type="float">
            <text:p>3.111854553</text:p>
          </table:table-cell>
          <table:table-cell table:formula="of:=[.C279]-[.B279]" office:value-type="float" office:value="96.490722656" calcext:value-type="float">
            <text:p>96.490722656</text:p>
          </table:table-cell>
        </table:table-row>
        <table:table-row table:style-name="ro1">
          <table:table-cell office:value-type="float" office:value="112.356071472" calcext:value-type="float">
            <text:p>112.356071472</text:p>
          </table:table-cell>
          <table:table-cell office:value-type="float" office:value="113.415588379" calcext:value-type="float">
            <text:p>113.415588379</text:p>
          </table:table-cell>
          <table:table-cell office:value-type="float" office:value="203" calcext:value-type="float">
            <text:p>203</text:p>
          </table:table-cell>
          <table:table-cell office:value-type="float" office:value="0.313939393939" calcext:value-type="float">
            <text:p>0.3139393939</text:p>
          </table:table-cell>
          <table:table-cell table:formula="of:=[.B280]-[.A280]" office:value-type="float" office:value="1.059516907" calcext:value-type="float">
            <text:p>1.059516907</text:p>
          </table:table-cell>
          <table:table-cell table:formula="of:=[.C280]-[.B280]" office:value-type="float" office:value="89.584411621" calcext:value-type="float">
            <text:p>89.584411621</text:p>
          </table:table-cell>
        </table:table-row>
        <table:table-row table:style-name="ro1">
          <table:table-cell office:value-type="float" office:value="130.816566467" calcext:value-type="float">
            <text:p>130.816566467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3.23681377826" calcext:value-type="float">
            <text:p>3.2368137783</text:p>
          </table:table-cell>
          <table:table-cell table:formula="of:=[.B281]-[.A281]" office:value-type="float" office:value="2.26424408" calcext:value-type="float">
            <text:p>2.26424408</text:p>
          </table:table-cell>
          <table:table-cell table:formula="of:=[.C281]-[.B281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8.398857117" calcext:value-type="float">
            <text:p>148.398857117</text:p>
          </table:table-cell>
          <table:table-cell office:value-type="float" office:value="149.811035156" calcext:value-type="float">
            <text:p>149.811035156</text:p>
          </table:table-cell>
          <table:table-cell office:value-type="float" office:value="203" calcext:value-type="float">
            <text:p>203</text:p>
          </table:table-cell>
          <table:table-cell office:value-type="float" office:value="0.00807955251709" calcext:value-type="float">
            <text:p>0.0080795525</text:p>
          </table:table-cell>
          <table:table-cell table:formula="of:=[.B282]-[.A282]" office:value-type="float" office:value="1.412178039" calcext:value-type="float">
            <text:p>1.412178039</text:p>
          </table:table-cell>
          <table:table-cell table:formula="of:=[.C282]-[.B282]" office:value-type="float" office:value="53.188964844" calcext:value-type="float">
            <text:p>53.188964844</text:p>
          </table:table-cell>
        </table:table-row>
        <table:table-row table:style-name="ro1">
          <table:table-cell office:value-type="float" office:value="165.377128601" calcext:value-type="float">
            <text:p>165.377128601</text:p>
          </table:table-cell>
          <table:table-cell office:value-type="float" office:value="167.525390625" calcext:value-type="float">
            <text:p>167.525390625</text:p>
          </table:table-cell>
          <table:table-cell office:value-type="float" office:value="203" calcext:value-type="float">
            <text:p>203</text:p>
          </table:table-cell>
          <table:table-cell office:value-type="float" office:value="3.39680851064" calcext:value-type="float">
            <text:p>3.3968085106</text:p>
          </table:table-cell>
          <table:table-cell table:formula="of:=[.B283]-[.A283]" office:value-type="float" office:value="2.14826202399999" calcext:value-type="float">
            <text:p>2.148262024</text:p>
          </table:table-cell>
          <table:table-cell table:formula="of:=[.C283]-[.B283]" office:value-type="float" office:value="35.474609375" calcext:value-type="float">
            <text:p>35.474609375</text:p>
          </table:table-cell>
        </table:table-row>
        <table:table-row table:style-name="ro1">
          <table:table-cell office:value-type="float" office:value="189.47051239" calcext:value-type="float">
            <text:p>189.47051239</text:p>
          </table:table-cell>
          <table:table-cell office:value-type="float" office:value="191.14453125" calcext:value-type="float">
            <text:p>191.14453125</text:p>
          </table:table-cell>
          <table:table-cell office:value-type="float" office:value="203" calcext:value-type="float">
            <text:p>203</text:p>
          </table:table-cell>
          <table:table-cell office:value-type="float" office:value="1.24386381631" calcext:value-type="float">
            <text:p>1.2438638163</text:p>
          </table:table-cell>
          <table:table-cell table:formula="of:=[.B284]-[.A284]" office:value-type="float" office:value="1.67401885999999" calcext:value-type="float">
            <text:p>1.67401886</text:p>
          </table:table-cell>
          <table:table-cell table:formula="of:=[.C284]-[.B284]" office:value-type="float" office:value="11.85546875" calcext:value-type="float">
            <text:p>11.85546875</text:p>
          </table:table-cell>
        </table:table-row>
        <table:table-row table:style-name="ro1">
          <table:table-cell office:value-type="float" office:value="198.941810608" calcext:value-type="float">
            <text:p>198.941810608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395430579965" calcext:value-type="float">
            <text:p>0.0039543058</text:p>
          </table:table-cell>
          <table:table-cell table:formula="of:=[.B285]-[.A285]" office:value-type="float" office:value="1.05989837600001" calcext:value-type="float">
            <text:p>1.059898376</text:p>
          </table:table-cell>
          <table:table-cell table:formula="of:=[.C285]-[.B285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575630188" calcext:value-type="float">
            <text:p>103.575630188</text:p>
          </table:table-cell>
          <table:table-cell office:value-type="float" office:value="106.509277344" calcext:value-type="float">
            <text:p>106.509277344</text:p>
          </table:table-cell>
          <table:table-cell office:value-type="float" office:value="203" calcext:value-type="float">
            <text:p>203</text:p>
          </table:table-cell>
          <table:table-cell office:value-type="float" office:value="0.000100199285245" calcext:value-type="float">
            <text:p>0.0001001993</text:p>
          </table:table-cell>
          <table:table-cell table:formula="of:=[.B286]-[.A286]" office:value-type="float" office:value="2.93364715599999" calcext:value-type="float">
            <text:p>2.933647156</text:p>
          </table:table-cell>
          <table:table-cell table:formula="of:=[.C286]-[.B286]" office:value-type="float" office:value="96.490722656" calcext:value-type="float">
            <text:p>96.490722656</text:p>
          </table:table-cell>
        </table:table-row>
        <table:table-row table:style-name="ro1">
          <table:table-cell office:value-type="float" office:value="117.950202942" calcext:value-type="float">
            <text:p>117.950202942</text:p>
          </table:table-cell>
          <table:table-cell office:value-type="float" office:value="120.287109375" calcext:value-type="float">
            <text:p>120.287109375</text:p>
          </table:table-cell>
          <table:table-cell office:value-type="float" office:value="203" calcext:value-type="float">
            <text:p>203</text:p>
          </table:table-cell>
          <table:table-cell office:value-type="float" office:value="0.00751879699248" calcext:value-type="float">
            <text:p>0.007518797</text:p>
          </table:table-cell>
          <table:table-cell table:formula="of:=[.B287]-[.A287]" office:value-type="float" office:value="2.336906433" calcext:value-type="float">
            <text:p>2.336906433</text:p>
          </table:table-cell>
          <table:table-cell table:formula="of:=[.C287]-[.B287]" office:value-type="float" office:value="82.712890625" calcext:value-type="float">
            <text:p>82.712890625</text:p>
          </table:table-cell>
        </table:table-row>
        <table:table-row table:style-name="ro1">
          <table:table-cell office:value-type="float" office:value="135.667030334" calcext:value-type="float">
            <text:p>135.667030334</text:p>
          </table:table-cell>
          <table:table-cell office:value-type="float" office:value="138.001464844" calcext:value-type="float">
            <text:p>138.001464844</text:p>
          </table:table-cell>
          <table:table-cell office:value-type="float" office:value="203" calcext:value-type="float">
            <text:p>203</text:p>
          </table:table-cell>
          <table:table-cell office:value-type="float" office:value="0.00739371534196" calcext:value-type="float">
            <text:p>0.0073937153</text:p>
          </table:table-cell>
          <table:table-cell table:formula="of:=[.B288]-[.A288]" office:value-type="float" office:value="2.33443450999999" calcext:value-type="float">
            <text:p>2.33443451</text:p>
          </table:table-cell>
          <table:table-cell table:formula="of:=[.C288]-[.B288]" office:value-type="float" office:value="64.998535156" calcext:value-type="float">
            <text:p>64.998535156</text:p>
          </table:table-cell>
        </table:table-row>
        <table:table-row table:style-name="ro1">
          <table:table-cell office:value-type="float" office:value="152.461967468" calcext:value-type="float">
            <text:p>152.461967468</text:p>
          </table:table-cell>
          <table:table-cell office:value-type="float" office:value="154.731689453" calcext:value-type="float">
            <text:p>154.731689453</text:p>
          </table:table-cell>
          <table:table-cell office:value-type="float" office:value="203" calcext:value-type="float">
            <text:p>203</text:p>
          </table:table-cell>
          <table:table-cell office:value-type="float" office:value="3.43835616438" calcext:value-type="float">
            <text:p>3.4383561644</text:p>
          </table:table-cell>
          <table:table-cell table:formula="of:=[.B289]-[.A289]" office:value-type="float" office:value="2.26972198499999" calcext:value-type="float">
            <text:p>2.269721985</text:p>
          </table:table-cell>
          <table:table-cell table:formula="of:=[.C289]-[.B289]" office:value-type="float" office:value="48.268310547" calcext:value-type="float">
            <text:p>48.268310547</text:p>
          </table:table-cell>
        </table:table-row>
        <table:table-row table:style-name="ro1">
          <table:table-cell office:value-type="float" office:value="166.524009705" calcext:value-type="float">
            <text:p>166.524009705</text:p>
          </table:table-cell>
          <table:table-cell office:value-type="float" office:value="167.542785645" calcext:value-type="float">
            <text:p>167.542785645</text:p>
          </table:table-cell>
          <table:table-cell office:value-type="float" office:value="203" calcext:value-type="float">
            <text:p>203</text:p>
          </table:table-cell>
          <table:table-cell office:value-type="float" office:value="0.172099544339" calcext:value-type="float">
            <text:p>0.1720995443</text:p>
          </table:table-cell>
          <table:table-cell table:formula="of:=[.B290]-[.A290]" office:value-type="float" office:value="1.01877594000001" calcext:value-type="float">
            <text:p>1.01877594</text:p>
          </table:table-cell>
          <table:table-cell table:formula="of:=[.C290]-[.B290]" office:value-type="float" office:value="35.457214355" calcext:value-type="float">
            <text:p>35.457214355</text:p>
          </table:table-cell>
        </table:table-row>
        <table:table-row table:style-name="ro1">
          <table:table-cell office:value-type="float" office:value="193.101402283" calcext:value-type="float">
            <text:p>193.101402283</text:p>
          </table:table-cell>
          <table:table-cell office:value-type="float" office:value="195.081054688" calcext:value-type="float">
            <text:p>195.081054688</text:p>
          </table:table-cell>
          <table:table-cell office:value-type="float" office:value="203" calcext:value-type="float">
            <text:p>203</text:p>
          </table:table-cell>
          <table:table-cell office:value-type="float" office:value="1.51696428571" calcext:value-type="float">
            <text:p>1.5169642857</text:p>
          </table:table-cell>
          <table:table-cell table:formula="of:=[.B291]-[.A291]" office:value-type="float" office:value="1.979652405" calcext:value-type="float">
            <text:p>1.979652405</text:p>
          </table:table-cell>
          <table:table-cell table:formula="of:=[.C291]-[.B291]" office:value-type="float" office:value="7.91894531200001" calcext:value-type="float">
            <text:p>7.918945312</text:p>
          </table:table-cell>
        </table:table-row>
        <table:table-row table:style-name="ro1">
          <table:table-cell office:value-type="float" office:value="198.941993713" calcext:value-type="float">
            <text:p>198.941993713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570342205323" calcext:value-type="float">
            <text:p>0.0057034221</text:p>
          </table:table-cell>
          <table:table-cell table:formula="of:=[.B292]-[.A292]" office:value-type="float" office:value="1.05971527100002" calcext:value-type="float">
            <text:p>1.059715271</text:p>
          </table:table-cell>
          <table:table-cell table:formula="of:=[.C292]-[.B292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863700867" calcext:value-type="float">
            <text:p>103.863700867</text:p>
          </table:table-cell>
          <table:table-cell office:value-type="float" office:value="106.509277344" calcext:value-type="float">
            <text:p>106.509277344</text:p>
          </table:table-cell>
          <table:table-cell office:value-type="float" office:value="203" calcext:value-type="float">
            <text:p>203</text:p>
          </table:table-cell>
          <table:table-cell office:value-type="float" office:value="0.000104116054696" calcext:value-type="float">
            <text:p>0.0001041161</text:p>
          </table:table-cell>
          <table:table-cell table:formula="of:=[.B293]-[.A293]" office:value-type="float" office:value="2.64557647699999" calcext:value-type="float">
            <text:p>2.645576477</text:p>
          </table:table-cell>
          <table:table-cell table:formula="of:=[.C293]-[.B293]" office:value-type="float" office:value="96.490722656" calcext:value-type="float">
            <text:p>96.490722656</text:p>
          </table:table-cell>
        </table:table-row>
        <table:table-row table:style-name="ro1">
          <table:table-cell office:value-type="float" office:value="127.053749084" calcext:value-type="float">
            <text:p>127.053749084</text:p>
          </table:table-cell>
          <table:table-cell office:value-type="float" office:value="129.144287109" calcext:value-type="float">
            <text:p>129.144287109</text:p>
          </table:table-cell>
          <table:table-cell office:value-type="float" office:value="203" calcext:value-type="float">
            <text:p>203</text:p>
          </table:table-cell>
          <table:table-cell office:value-type="float" office:value="0.00817438692098" calcext:value-type="float">
            <text:p>0.0081743869</text:p>
          </table:table-cell>
          <table:table-cell table:formula="of:=[.B294]-[.A294]" office:value-type="float" office:value="2.090538025" calcext:value-type="float">
            <text:p>2.090538025</text:p>
          </table:table-cell>
          <table:table-cell table:formula="of:=[.C294]-[.B294]" office:value-type="float" office:value="73.855712891" calcext:value-type="float">
            <text:p>73.855712891</text:p>
          </table:table-cell>
        </table:table-row>
        <table:table-row table:style-name="ro1">
          <table:table-cell office:value-type="float" office:value="145.808555603" calcext:value-type="float">
            <text:p>145.808555603</text:p>
          </table:table-cell>
          <table:table-cell office:value-type="float" office:value="147.842773438" calcext:value-type="float">
            <text:p>147.842773438</text:p>
          </table:table-cell>
          <table:table-cell office:value-type="float" office:value="203" calcext:value-type="float">
            <text:p>203</text:p>
          </table:table-cell>
          <table:table-cell office:value-type="float" office:value="0.00811907983762" calcext:value-type="float">
            <text:p>0.0081190798</text:p>
          </table:table-cell>
          <table:table-cell table:formula="of:=[.B295]-[.A295]" office:value-type="float" office:value="2.03421783499999" calcext:value-type="float">
            <text:p>2.034217835</text:p>
          </table:table-cell>
          <table:table-cell table:formula="of:=[.C295]-[.B295]" office:value-type="float" office:value="55.157226562" calcext:value-type="float">
            <text:p>55.157226562</text:p>
          </table:table-cell>
        </table:table-row>
        <table:table-row table:style-name="ro1">
          <table:table-cell office:value-type="float" office:value="164.250709534" calcext:value-type="float">
            <text:p>164.250709534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0144131777625" calcext:value-type="float">
            <text:p>0.0144131778</text:p>
          </table:table-cell>
          <table:table-cell table:formula="of:=[.B296]-[.A296]" office:value-type="float" office:value="2.29055023199999" calcext:value-type="float">
            <text:p>2.290550232</text:p>
          </table:table-cell>
          <table:table-cell table:formula="of:=[.C296]-[.B296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88.8723526" calcext:value-type="float">
            <text:p>188.8723526</text:p>
          </table:table-cell>
          <table:table-cell office:value-type="float" office:value="191.14453125" calcext:value-type="float">
            <text:p>191.14453125</text:p>
          </table:table-cell>
          <table:table-cell office:value-type="float" office:value="203" calcext:value-type="float">
            <text:p>203</text:p>
          </table:table-cell>
          <table:table-cell office:value-type="float" office:value="0.711363636364" calcext:value-type="float">
            <text:p>0.7113636364</text:p>
          </table:table-cell>
          <table:table-cell table:formula="of:=[.B297]-[.A297]" office:value-type="float" office:value="2.27217865" calcext:value-type="float">
            <text:p>2.27217865</text:p>
          </table:table-cell>
          <table:table-cell table:formula="of:=[.C297]-[.B297]" office:value-type="float" office:value="11.85546875" calcext:value-type="float">
            <text:p>11.85546875</text:p>
          </table:table-cell>
        </table:table-row>
        <table:table-row table:style-name="ro1">
          <table:table-cell office:value-type="float" office:value="198.941810608" calcext:value-type="float">
            <text:p>198.941810608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533462657614" calcext:value-type="float">
            <text:p>0.0053346266</text:p>
          </table:table-cell>
          <table:table-cell table:formula="of:=[.B298]-[.A298]" office:value-type="float" office:value="1.05989837600001" calcext:value-type="float">
            <text:p>1.059898376</text:p>
          </table:table-cell>
          <table:table-cell table:formula="of:=[.C298]-[.B298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854133606" calcext:value-type="float">
            <text:p>103.854133606</text:p>
          </table:table-cell>
          <table:table-cell office:value-type="float" office:value="106.509277344" calcext:value-type="float">
            <text:p>106.509277344</text:p>
          </table:table-cell>
          <table:table-cell office:value-type="float" office:value="203" calcext:value-type="float">
            <text:p>203</text:p>
          </table:table-cell>
          <table:table-cell office:value-type="float" office:value="0.0000956674599094" calcext:value-type="float">
            <text:p>9.56674599094E-005</text:p>
          </table:table-cell>
          <table:table-cell table:formula="of:=[.B299]-[.A299]" office:value-type="float" office:value="2.65514373799999" calcext:value-type="float">
            <text:p>2.655143738</text:p>
          </table:table-cell>
          <table:table-cell table:formula="of:=[.C299]-[.B299]" office:value-type="float" office:value="96.490722656" calcext:value-type="float">
            <text:p>96.490722656</text:p>
          </table:table-cell>
        </table:table-row>
        <table:table-row table:style-name="ro1">
          <table:table-cell office:value-type="float" office:value="122.014503479" calcext:value-type="float">
            <text:p>122.014503479</text:p>
          </table:table-cell>
          <table:table-cell office:value-type="float" office:value="124.223632812" calcext:value-type="float">
            <text:p>124.223632812</text:p>
          </table:table-cell>
          <table:table-cell office:value-type="float" office:value="203" calcext:value-type="float">
            <text:p>203</text:p>
          </table:table-cell>
          <table:table-cell office:value-type="float" office:value="0.00829875518672" calcext:value-type="float">
            <text:p>0.0082987552</text:p>
          </table:table-cell>
          <table:table-cell table:formula="of:=[.B300]-[.A300]" office:value-type="float" office:value="2.20912933300001" calcext:value-type="float">
            <text:p>2.209129333</text:p>
          </table:table-cell>
          <table:table-cell table:formula="of:=[.C300]-[.B300]" office:value-type="float" office:value="78.776367188" calcext:value-type="float">
            <text:p>78.776367188</text:p>
          </table:table-cell>
        </table:table-row>
        <table:table-row table:style-name="ro1">
          <table:table-cell office:value-type="float" office:value="140.951271057" calcext:value-type="float">
            <text:p>140.951271057</text:p>
          </table:table-cell>
          <table:table-cell office:value-type="float" office:value="142.922119141" calcext:value-type="float">
            <text:p>142.922119141</text:p>
          </table:table-cell>
          <table:table-cell office:value-type="float" office:value="203" calcext:value-type="float">
            <text:p>203</text:p>
          </table:table-cell>
          <table:table-cell office:value-type="float" office:value="0.00810263335584" calcext:value-type="float">
            <text:p>0.0081026334</text:p>
          </table:table-cell>
          <table:table-cell table:formula="of:=[.B301]-[.A301]" office:value-type="float" office:value="1.97084808399998" calcext:value-type="float">
            <text:p>1.970848084</text:p>
          </table:table-cell>
          <table:table-cell table:formula="of:=[.C301]-[.B301]" office:value-type="float" office:value="60.077880859" calcext:value-type="float">
            <text:p>60.077880859</text:p>
          </table:table-cell>
        </table:table-row>
        <table:table-row table:style-name="ro1">
          <table:table-cell office:value-type="float" office:value="159.518486023" calcext:value-type="float">
            <text:p>159.518486023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00801068090788" calcext:value-type="float">
            <text:p>0.0080106809</text:p>
          </table:table-cell>
          <table:table-cell table:formula="of:=[.B302]-[.A302]" office:value-type="float" office:value="2.10211944599999" calcext:value-type="float">
            <text:p>2.102119446</text:p>
          </table:table-cell>
          <table:table-cell table:formula="of:=[.C302]-[.B302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84.44506073" calcext:value-type="float">
            <text:p>184.44506073</text:p>
          </table:table-cell>
          <table:table-cell office:value-type="float" office:value="185.257141113" calcext:value-type="float">
            <text:p>185.257141113</text:p>
          </table:table-cell>
          <table:table-cell office:value-type="float" office:value="203" calcext:value-type="float">
            <text:p>203</text:p>
          </table:table-cell>
          <table:table-cell office:value-type="float" office:value="0.19184123484" calcext:value-type="float">
            <text:p>0.1918412348</text:p>
          </table:table-cell>
          <table:table-cell table:formula="of:=[.B303]-[.A303]" office:value-type="float" office:value="0.812080382999994" calcext:value-type="float">
            <text:p>0.812080383</text:p>
          </table:table-cell>
          <table:table-cell table:formula="of:=[.C303]-[.B303]" office:value-type="float" office:value="17.742858887" calcext:value-type="float">
            <text:p>17.742858887</text:p>
          </table:table-cell>
        </table:table-row>
        <table:table-row table:style-name="ro1">
          <table:table-cell office:value-type="float" office:value="198.941856384" calcext:value-type="float">
            <text:p>198.941856384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533462657614" calcext:value-type="float">
            <text:p>0.0053346266</text:p>
          </table:table-cell>
          <table:table-cell table:formula="of:=[.B304]-[.A304]" office:value-type="float" office:value="1.0598526" calcext:value-type="float">
            <text:p>1.0598526</text:p>
          </table:table-cell>
          <table:table-cell table:formula="of:=[.C304]-[.B304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3.844749451" calcext:value-type="float">
            <text:p>103.844749451</text:p>
          </table:table-cell>
          <table:table-cell office:value-type="float" office:value="106.509277344" calcext:value-type="float">
            <text:p>106.509277344</text:p>
          </table:table-cell>
          <table:table-cell office:value-type="float" office:value="203" calcext:value-type="float">
            <text:p>203</text:p>
          </table:table-cell>
          <table:table-cell office:value-type="float" office:value="0.000104039026195" calcext:value-type="float">
            <text:p>0.000104039</text:p>
          </table:table-cell>
          <table:table-cell table:formula="of:=[.B305]-[.A305]" office:value-type="float" office:value="2.664527893" calcext:value-type="float">
            <text:p>2.664527893</text:p>
          </table:table-cell>
          <table:table-cell table:formula="of:=[.C305]-[.B305]" office:value-type="float" office:value="96.490722656" calcext:value-type="float">
            <text:p>96.490722656</text:p>
          </table:table-cell>
        </table:table-row>
        <table:table-row table:style-name="ro1">
          <table:table-cell office:value-type="float" office:value="116.151145935" calcext:value-type="float">
            <text:p>116.151145935</text:p>
          </table:table-cell>
          <table:table-cell office:value-type="float" office:value="118.318847656" calcext:value-type="float">
            <text:p>118.318847656</text:p>
          </table:table-cell>
          <table:table-cell office:value-type="float" office:value="203" calcext:value-type="float">
            <text:p>203</text:p>
          </table:table-cell>
          <table:table-cell office:value-type="float" office:value="0.00695410292072" calcext:value-type="float">
            <text:p>0.0069541029</text:p>
          </table:table-cell>
          <table:table-cell table:formula="of:=[.B306]-[.A306]" office:value-type="float" office:value="2.167701721" calcext:value-type="float">
            <text:p>2.167701721</text:p>
          </table:table-cell>
          <table:table-cell table:formula="of:=[.C306]-[.B306]" office:value-type="float" office:value="84.681152344" calcext:value-type="float">
            <text:p>84.681152344</text:p>
          </table:table-cell>
        </table:table-row>
        <table:table-row table:style-name="ro1">
          <table:table-cell office:value-type="float" office:value="134.843421936" calcext:value-type="float">
            <text:p>134.843421936</text:p>
          </table:table-cell>
          <table:table-cell office:value-type="float" office:value="137.017333984" calcext:value-type="float">
            <text:p>137.017333984</text:p>
          </table:table-cell>
          <table:table-cell office:value-type="float" office:value="203" calcext:value-type="float">
            <text:p>203</text:p>
          </table:table-cell>
          <table:table-cell office:value-type="float" office:value="0.00744752877454" calcext:value-type="float">
            <text:p>0.0074475288</text:p>
          </table:table-cell>
          <table:table-cell table:formula="of:=[.B307]-[.A307]" office:value-type="float" office:value="2.17391204800001" calcext:value-type="float">
            <text:p>2.173912048</text:p>
          </table:table-cell>
          <table:table-cell table:formula="of:=[.C307]-[.B307]" office:value-type="float" office:value="65.982666016" calcext:value-type="float">
            <text:p>65.982666016</text:p>
          </table:table-cell>
        </table:table-row>
        <table:table-row table:style-name="ro1">
          <table:table-cell office:value-type="float" office:value="153.07056427" calcext:value-type="float">
            <text:p>153.07056427</text:p>
          </table:table-cell>
          <table:table-cell office:value-type="float" office:value="155.715820312" calcext:value-type="float">
            <text:p>155.715820312</text:p>
          </table:table-cell>
          <table:table-cell office:value-type="float" office:value="203" calcext:value-type="float">
            <text:p>203</text:p>
          </table:table-cell>
          <table:table-cell office:value-type="float" office:value="3.42662116041" calcext:value-type="float">
            <text:p>3.4266211604</text:p>
          </table:table-cell>
          <table:table-cell table:formula="of:=[.B308]-[.A308]" office:value-type="float" office:value="2.645256042" calcext:value-type="float">
            <text:p>2.645256042</text:p>
          </table:table-cell>
          <table:table-cell table:formula="of:=[.C308]-[.B308]" office:value-type="float" office:value="47.284179688" calcext:value-type="float">
            <text:p>47.284179688</text:p>
          </table:table-cell>
        </table:table-row>
        <table:table-row table:style-name="ro1">
          <table:table-cell office:value-type="float" office:value="169.726493835" calcext:value-type="float">
            <text:p>169.726493835</text:p>
          </table:table-cell>
          <table:table-cell office:value-type="float" office:value="170.495178223" calcext:value-type="float">
            <text:p>170.495178223</text:p>
          </table:table-cell>
          <table:table-cell office:value-type="float" office:value="203" calcext:value-type="float">
            <text:p>203</text:p>
          </table:table-cell>
          <table:table-cell office:value-type="float" office:value="0.175457481163" calcext:value-type="float">
            <text:p>0.1754574812</text:p>
          </table:table-cell>
          <table:table-cell table:formula="of:=[.B309]-[.A309]" office:value-type="float" office:value="0.768684387999997" calcext:value-type="float">
            <text:p>0.768684388</text:p>
          </table:table-cell>
          <table:table-cell table:formula="of:=[.C309]-[.B309]" office:value-type="float" office:value="32.504821777" calcext:value-type="float">
            <text:p>32.504821777</text:p>
          </table:table-cell>
        </table:table-row>
        <table:table-row table:style-name="ro1">
          <table:table-cell office:value-type="float" office:value="193.066505432" calcext:value-type="float">
            <text:p>193.066505432</text:p>
          </table:table-cell>
          <table:table-cell office:value-type="float" office:value="195.081054688" calcext:value-type="float">
            <text:p>195.081054688</text:p>
          </table:table-cell>
          <table:table-cell office:value-type="float" office:value="203" calcext:value-type="float">
            <text:p>203</text:p>
          </table:table-cell>
          <table:table-cell office:value-type="float" office:value="3.12698412698" calcext:value-type="float">
            <text:p>3.126984127</text:p>
          </table:table-cell>
          <table:table-cell table:formula="of:=[.B310]-[.A310]" office:value-type="float" office:value="2.01454925599998" calcext:value-type="float">
            <text:p>2.014549256</text:p>
          </table:table-cell>
          <table:table-cell table:formula="of:=[.C310]-[.B310]" office:value-type="float" office:value="7.91894531200001" calcext:value-type="float">
            <text:p>7.918945312</text:p>
          </table:table-cell>
        </table:table-row>
        <table:table-row table:style-name="ro1">
          <table:table-cell office:value-type="float" office:value="198.941856384" calcext:value-type="float">
            <text:p>198.941856384</text:p>
          </table:table-cell>
          <table:table-cell office:value-type="float" office:value="200.001708984" calcext:value-type="float">
            <text:p>200.001708984</text:p>
          </table:table-cell>
          <table:table-cell office:value-type="float" office:value="203" calcext:value-type="float">
            <text:p>203</text:p>
          </table:table-cell>
          <table:table-cell office:value-type="float" office:value="0.00621118012422" calcext:value-type="float">
            <text:p>0.0062111801</text:p>
          </table:table-cell>
          <table:table-cell table:formula="of:=[.B311]-[.A311]" office:value-type="float" office:value="1.0598526" calcext:value-type="float">
            <text:p>1.0598526</text:p>
          </table:table-cell>
          <table:table-cell table:formula="of:=[.C311]-[.B311]" office:value-type="float" office:value="2.998291016" calcext:value-type="float">
            <text:p>2.998291016</text:p>
          </table:table-cell>
        </table:table-row>
        <table:table-row table:style-name="ro1">
          <table:table-cell office:value-type="float" office:value="106.338127136" calcext:value-type="float">
            <text:p>106.338127136</text:p>
          </table:table-cell>
          <table:table-cell office:value-type="float" office:value="106.526672363" calcext:value-type="float">
            <text:p>106.526672363</text:p>
          </table:table-cell>
          <table:table-cell office:value-type="float" office:value="203" calcext:value-type="float">
            <text:p>203</text:p>
          </table:table-cell>
          <table:table-cell office:value-type="float" office:value="0.00418833044483" calcext:value-type="float">
            <text:p>0.0041883304</text:p>
          </table:table-cell>
          <table:table-cell table:formula="of:=[.B312]-[.A312]" office:value-type="float" office:value="0.188545227000006" calcext:value-type="float">
            <text:p>0.188545227</text:p>
          </table:table-cell>
          <table:table-cell table:formula="of:=[.C312]-[.B312]" office:value-type="float" office:value="96.473327637" calcext:value-type="float">
            <text:p>96.473327637</text:p>
          </table:table-cell>
        </table:table-row>
        <table:table-row table:style-name="ro1">
          <table:table-cell office:value-type="float" office:value="129.985954285" calcext:value-type="float">
            <text:p>129.985954285</text:p>
          </table:table-cell>
          <table:table-cell office:value-type="float" office:value="132.096679688" calcext:value-type="float">
            <text:p>132.096679688</text:p>
          </table:table-cell>
          <table:table-cell office:value-type="float" office:value="203" calcext:value-type="float">
            <text:p>203</text:p>
          </table:table-cell>
          <table:table-cell office:value-type="float" office:value="0.00958247775496" calcext:value-type="float">
            <text:p>0.0095824778</text:p>
          </table:table-cell>
          <table:table-cell table:formula="of:=[.B313]-[.A313]" office:value-type="float" office:value="2.110725403" calcext:value-type="float">
            <text:p>2.110725403</text:p>
          </table:table-cell>
          <table:table-cell table:formula="of:=[.C313]-[.B313]" office:value-type="float" office:value="70.903320312" calcext:value-type="float">
            <text:p>70.903320312</text:p>
          </table:table-cell>
        </table:table-row>
        <table:table-row table:style-name="ro1">
          <table:table-cell office:value-type="float" office:value="148.615699768" calcext:value-type="float">
            <text:p>148.615699768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00883152173913" calcext:value-type="float">
            <text:p>0.0088315217</text:p>
          </table:table-cell>
          <table:table-cell table:formula="of:=[.B314]-[.A314]" office:value-type="float" office:value="2.17946624799998" calcext:value-type="float">
            <text:p>2.179466248</text:p>
          </table:table-cell>
          <table:table-cell table:formula="of:=[.C314]-[.B314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66.593208313" calcext:value-type="float">
            <text:p>166.593208313</text:p>
          </table:table-cell>
          <table:table-cell office:value-type="float" office:value="168.509521484" calcext:value-type="float">
            <text:p>168.509521484</text:p>
          </table:table-cell>
          <table:table-cell office:value-type="float" office:value="203" calcext:value-type="float">
            <text:p>203</text:p>
          </table:table-cell>
          <table:table-cell office:value-type="float" office:value="0.00746268656716" calcext:value-type="float">
            <text:p>0.0074626866</text:p>
          </table:table-cell>
          <table:table-cell table:formula="of:=[.B315]-[.A315]" office:value-type="float" office:value="1.91631317100001" calcext:value-type="float">
            <text:p>1.916313171</text:p>
          </table:table-cell>
          <table:table-cell table:formula="of:=[.C315]-[.B315]" office:value-type="float" office:value="34.490478516" calcext:value-type="float">
            <text:p>34.490478516</text:p>
          </table:table-cell>
        </table:table-row>
        <table:table-row table:style-name="ro1">
          <table:table-cell office:value-type="float" office:value="191.786476135" calcext:value-type="float">
            <text:p>191.786476135</text:p>
          </table:table-cell>
          <table:table-cell office:value-type="float" office:value="194.096923828" calcext:value-type="float">
            <text:p>194.096923828</text:p>
          </table:table-cell>
          <table:table-cell office:value-type="float" office:value="203" calcext:value-type="float">
            <text:p>203</text:p>
          </table:table-cell>
          <table:table-cell office:value-type="float" office:value="0.574045801527" calcext:value-type="float">
            <text:p>0.5740458015</text:p>
          </table:table-cell>
          <table:table-cell table:formula="of:=[.B316]-[.A316]" office:value-type="float" office:value="2.31044769300001" calcext:value-type="float">
            <text:p>2.310447693</text:p>
          </table:table-cell>
          <table:table-cell table:formula="of:=[.C316]-[.B316]" office:value-type="float" office:value="8.903076172" calcext:value-type="float">
            <text:p>8.903076172</text:p>
          </table:table-cell>
        </table:table-row>
        <table:table-row table:style-name="ro1">
          <table:table-cell office:value-type="float" office:value="200.587715149" calcext:value-type="float">
            <text:p>200.587715149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1.62474897198" calcext:value-type="float">
            <text:p>1.624748972</text:p>
          </table:table-cell>
          <table:table-cell table:formula="of:=[.B317]-[.A317]" office:value-type="float" office:value="14.175956726" calcext:value-type="float">
            <text:p>14.175956726</text:p>
          </table:table-cell>
          <table:table-cell table:formula="of:=[.C317]-[.B31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3773499" calcext:value-type="float">
            <text:p>213.703773499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65940186463" calcext:value-type="float">
            <text:p>0.0006659402</text:p>
          </table:table-cell>
          <table:table-cell table:formula="of:=[.B318]-[.A318]" office:value-type="float" office:value="1.05989837600001" calcext:value-type="float">
            <text:p>1.059898376</text:p>
          </table:table-cell>
          <table:table-cell table:formula="of:=[.C318]-[.B318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0.387779236" calcext:value-type="float">
            <text:p>110.387779236</text:p>
          </table:table-cell>
          <table:table-cell office:value-type="float" office:value="126.209289551" calcext:value-type="float">
            <text:p>126.209289551</text:p>
          </table:table-cell>
          <table:table-cell office:value-type="float" office:value="203" calcext:value-type="float">
            <text:p>203</text:p>
          </table:table-cell>
          <table:table-cell office:value-type="float" office:value="0.000665940186463" calcext:value-type="float">
            <text:p>0.0006659402</text:p>
          </table:table-cell>
          <table:table-cell table:formula="of:=[.B319]-[.A319]" office:value-type="float" office:value="15.821510315" calcext:value-type="float">
            <text:p>15.821510315</text:p>
          </table:table-cell>
          <table:table-cell table:formula="of:=[.C319]-[.B319]" office:value-type="float" office:value="76.790710449" calcext:value-type="float">
            <text:p>76.790710449</text:p>
          </table:table-cell>
        </table:table-row>
        <table:table-row table:style-name="ro1">
          <table:table-cell office:value-type="float" office:value="118.587486267" calcext:value-type="float">
            <text:p>118.587486267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69500666446" calcext:value-type="float">
            <text:p>0.0001695007</text:p>
          </table:table-cell>
          <table:table-cell table:formula="of:=[.B320]-[.A320]" office:value-type="float" office:value="3.66788482699999" calcext:value-type="float">
            <text:p>3.667884827</text:p>
          </table:table-cell>
          <table:table-cell table:formula="of:=[.C320]-[.B320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44.562904358" calcext:value-type="float">
            <text:p>144.562904358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70508474576" calcext:value-type="float">
            <text:p>0.3705084746</text:p>
          </table:table-cell>
          <table:table-cell table:formula="of:=[.B321]-[.A321]" office:value-type="float" office:value="6.232261658" calcext:value-type="float">
            <text:p>6.232261658</text:p>
          </table:table-cell>
          <table:table-cell table:formula="of:=[.C321]-[.B321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64.006355286" calcext:value-type="float">
            <text:p>164.006355286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114459247649" calcext:value-type="float">
            <text:p>0.1144592476</text:p>
          </table:table-cell>
          <table:table-cell table:formula="of:=[.B322]-[.A322]" office:value-type="float" office:value="2.53490447999999" calcext:value-type="float">
            <text:p>2.53490448</text:p>
          </table:table-cell>
          <table:table-cell table:formula="of:=[.C322]-[.B322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73.692146301" calcext:value-type="float">
            <text:p>173.692146301</text:p>
          </table:table-cell>
          <table:table-cell office:value-type="float" office:value="182.287353516" calcext:value-type="float">
            <text:p>182.287353516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formula="of:=[.B323]-[.A323]" office:value-type="float" office:value="8.59520721499999" calcext:value-type="float">
            <text:p>8.595207215</text:p>
          </table:table-cell>
          <table:table-cell table:formula="of:=[.C323]-[.B323]" office:value-type="float" office:value="20.712646484" calcext:value-type="float">
            <text:p>20.712646484</text:p>
          </table:table-cell>
        </table:table-row>
        <table:table-row table:style-name="ro1">
          <table:table-cell office:value-type="float" office:value="193.735298157" calcext:value-type="float">
            <text:p>193.735298157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0.562317066681" calcext:value-type="float">
            <text:p>0.5623170667</text:p>
          </table:table-cell>
          <table:table-cell table:formula="of:=[.B324]-[.A324]" office:value-type="float" office:value="5.28227996800001" calcext:value-type="float">
            <text:p>5.282279968</text:p>
          </table:table-cell>
          <table:table-cell table:formula="of:=[.C324]-[.B324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193.827033997" calcext:value-type="float">
            <text:p>193.827033997</text:p>
          </table:table-cell>
          <table:table-cell office:value-type="float" office:value="206.890625" calcext:value-type="float">
            <text:p>206.890625</text:p>
          </table:table-cell>
          <table:table-cell office:value-type="float" office:value="203" calcext:value-type="float">
            <text:p>203</text:p>
          </table:table-cell>
          <table:table-cell office:value-type="float" office:value="1.79002485852" calcext:value-type="float">
            <text:p>1.7900248585</text:p>
          </table:table-cell>
          <table:table-cell table:formula="of:=[.B325]-[.A325]" office:value-type="float" office:value="13.063591003" calcext:value-type="float">
            <text:p>13.063591003</text:p>
          </table:table-cell>
          <table:table-cell table:formula="of:=[.C325]-[.B325]" office:value-type="float" office:value="-3.890625" calcext:value-type="float">
            <text:p>-3.890625</text:p>
          </table:table-cell>
        </table:table-row>
        <table:table-row table:style-name="ro1">
          <table:table-cell office:value-type="float" office:value="212.102622986" calcext:value-type="float">
            <text:p>212.10262298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1.63963660834" calcext:value-type="float">
            <text:p>1.6396366083</text:p>
          </table:table-cell>
          <table:table-cell table:formula="of:=[.B326]-[.A326]" office:value-type="float" office:value="2.661048889" calcext:value-type="float">
            <text:p>2.661048889</text:p>
          </table:table-cell>
          <table:table-cell table:formula="of:=[.C326]-[.B326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45984" calcext:value-type="float">
            <text:p>213.70244598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01684717208" calcext:value-type="float">
            <text:p>0.0006016847</text:p>
          </table:table-cell>
          <table:table-cell table:formula="of:=[.B327]-[.A327]" office:value-type="float" office:value="1.06122589099999" calcext:value-type="float">
            <text:p>1.061225891</text:p>
          </table:table-cell>
          <table:table-cell table:formula="of:=[.C327]-[.B32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606781" calcext:value-type="float">
            <text:p>129.19606781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86825094347" calcext:value-type="float">
            <text:p>0.0001868251</text:p>
          </table:table-cell>
          <table:table-cell table:formula="of:=[.B328]-[.A328]" office:value-type="float" office:value="3.88474273700001" calcext:value-type="float">
            <text:p>3.884742737</text:p>
          </table:table-cell>
          <table:table-cell table:formula="of:=[.C328]-[.B328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3.845085144" calcext:value-type="float">
            <text:p>143.845085144</text:p>
          </table:table-cell>
          <table:table-cell office:value-type="float" office:value="144.907775879" calcext:value-type="float">
            <text:p>144.907775879</text:p>
          </table:table-cell>
          <table:table-cell office:value-type="float" office:value="203" calcext:value-type="float">
            <text:p>203</text:p>
          </table:table-cell>
          <table:table-cell office:value-type="float" office:value="0.195519748477" calcext:value-type="float">
            <text:p>0.1955197485</text:p>
          </table:table-cell>
          <table:table-cell table:formula="of:=[.B329]-[.A329]" office:value-type="float" office:value="1.06269073500002" calcext:value-type="float">
            <text:p>1.062690735</text:p>
          </table:table-cell>
          <table:table-cell table:formula="of:=[.C329]-[.B329]" office:value-type="float" office:value="58.092224121" calcext:value-type="float">
            <text:p>58.092224121</text:p>
          </table:table-cell>
        </table:table-row>
        <table:table-row table:style-name="ro1">
          <table:table-cell office:value-type="float" office:value="158.664344788" calcext:value-type="float">
            <text:p>158.664344788</text:p>
          </table:table-cell>
          <table:table-cell office:value-type="float" office:value="175.3984375" calcext:value-type="float">
            <text:p>175.3984375</text:p>
          </table:table-cell>
          <table:table-cell office:value-type="float" office:value="203" calcext:value-type="float">
            <text:p>203</text:p>
          </table:table-cell>
          <table:table-cell office:value-type="float" office:value="2.52276657061" calcext:value-type="float">
            <text:p>2.5227665706</text:p>
          </table:table-cell>
          <table:table-cell table:formula="of:=[.B330]-[.A330]" office:value-type="float" office:value="16.734092712" calcext:value-type="float">
            <text:p>16.734092712</text:p>
          </table:table-cell>
          <table:table-cell table:formula="of:=[.C330]-[.B330]" office:value-type="float" office:value="27.6015625" calcext:value-type="float">
            <text:p>27.6015625</text:p>
          </table:table-cell>
        </table:table-row>
        <table:table-row table:style-name="ro1">
          <table:table-cell office:value-type="float" office:value="179.275337219" calcext:value-type="float">
            <text:p>179.275337219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3032550474" calcext:value-type="float">
            <text:p>0.1230325505</text:p>
          </table:table-cell>
          <table:table-cell table:formula="of:=[.B331]-[.A331]" office:value-type="float" office:value="13.83745575" calcext:value-type="float">
            <text:p>13.83745575</text:p>
          </table:table-cell>
          <table:table-cell table:formula="of:=[.C331]-[.B331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3.063987732" calcext:value-type="float">
            <text:p>193.063987732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2.9166666667" calcext:value-type="float">
            <text:p>22.9166666667</text:p>
          </table:table-cell>
          <table:table-cell table:formula="of:=[.B332]-[.A332]" office:value-type="float" office:value="15.794898987" calcext:value-type="float">
            <text:p>15.794898987</text:p>
          </table:table-cell>
          <table:table-cell table:formula="of:=[.C332]-[.B332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3.593177795" calcext:value-type="float">
            <text:p>203.593177795</text:p>
          </table:table-cell>
          <table:table-cell office:value-type="float" office:value="212.795410156" calcext:value-type="float">
            <text:p>212.795410156</text:p>
          </table:table-cell>
          <table:table-cell office:value-type="float" office:value="203" calcext:value-type="float">
            <text:p>203</text:p>
          </table:table-cell>
          <table:table-cell office:value-type="float" office:value="1.85160768332" calcext:value-type="float">
            <text:p>1.8516076833</text:p>
          </table:table-cell>
          <table:table-cell table:formula="of:=[.B333]-[.A333]" office:value-type="float" office:value="9.202232361" calcext:value-type="float">
            <text:p>9.202232361</text:p>
          </table:table-cell>
          <table:table-cell table:formula="of:=[.C333]-[.B333]" office:value-type="float" office:value="-9.795410156" calcext:value-type="float">
            <text:p>-9.795410156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2395689084" calcext:value-type="float">
            <text:p>0.0006923957</text:p>
          </table:table-cell>
          <table:table-cell table:formula="of:=[.B334]-[.A334]" office:value-type="float" office:value="1.06072235100001" calcext:value-type="float">
            <text:p>1.060722351</text:p>
          </table:table-cell>
          <table:table-cell table:formula="of:=[.C334]-[.B334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5.308509827" calcext:value-type="float">
            <text:p>115.308509827</text:p>
          </table:table-cell>
          <table:table-cell office:value-type="float" office:value="131.129943848" calcext:value-type="float">
            <text:p>131.129943848</text:p>
          </table:table-cell>
          <table:table-cell office:value-type="float" office:value="203" calcext:value-type="float">
            <text:p>203</text:p>
          </table:table-cell>
          <table:table-cell office:value-type="float" office:value="0.000692395689084" calcext:value-type="float">
            <text:p>0.0006923957</text:p>
          </table:table-cell>
          <table:table-cell table:formula="of:=[.B335]-[.A335]" office:value-type="float" office:value="15.821434021" calcext:value-type="float">
            <text:p>15.821434021</text:p>
          </table:table-cell>
          <table:table-cell table:formula="of:=[.C335]-[.B335]" office:value-type="float" office:value="71.870056152" calcext:value-type="float">
            <text:p>71.870056152</text:p>
          </table:table-cell>
        </table:table-row>
        <table:table-row table:style-name="ro1">
          <table:table-cell office:value-type="float" office:value="118.587989807" calcext:value-type="float">
            <text:p>118.587989807</text:p>
          </table:table-cell>
          <table:table-cell office:value-type="float" office:value="119.629226685" calcext:value-type="float">
            <text:p>119.629226685</text:p>
          </table:table-cell>
          <table:table-cell office:value-type="float" office:value="203" calcext:value-type="float">
            <text:p>203</text:p>
          </table:table-cell>
          <table:table-cell office:value-type="float" office:value="0.363453815261" calcext:value-type="float">
            <text:p>0.3634538153</text:p>
          </table:table-cell>
          <table:table-cell table:formula="of:=[.B336]-[.A336]" office:value-type="float" office:value="1.04123687800001" calcext:value-type="float">
            <text:p>1.041236878</text:p>
          </table:table-cell>
          <table:table-cell table:formula="of:=[.C336]-[.B336]" office:value-type="float" office:value="83.370773315" calcext:value-type="float">
            <text:p>83.370773315</text:p>
          </table:table-cell>
        </table:table-row>
        <table:table-row table:style-name="ro1">
          <table:table-cell office:value-type="float" office:value="148.469215393" calcext:value-type="float">
            <text:p>148.469215393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6596437136" calcext:value-type="float">
            <text:p>0.3659643714</text:p>
          </table:table-cell>
          <table:table-cell table:formula="of:=[.B337]-[.A337]" office:value-type="float" office:value="2.32595062299998" calcext:value-type="float">
            <text:p>2.325950623</text:p>
          </table:table-cell>
          <table:table-cell table:formula="of:=[.C337]-[.B337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55.697624207" calcext:value-type="float">
            <text:p>155.697624207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119971548249" calcext:value-type="float">
            <text:p>0.1199715482</text:p>
          </table:table-cell>
          <table:table-cell table:formula="of:=[.B338]-[.A338]" office:value-type="float" office:value="10.843635559" calcext:value-type="float">
            <text:p>10.843635559</text:p>
          </table:table-cell>
          <table:table-cell table:formula="of:=[.C338]-[.B338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66.383338928" calcext:value-type="float">
            <text:p>166.383338928</text:p>
          </table:table-cell>
          <table:table-cell office:value-type="float" office:value="183.271484375" calcext:value-type="float">
            <text:p>183.271484375</text:p>
          </table:table-cell>
          <table:table-cell office:value-type="float" office:value="203" calcext:value-type="float">
            <text:p>203</text:p>
          </table:table-cell>
          <table:table-cell office:value-type="float" office:value="1.17511106113" calcext:value-type="float">
            <text:p>1.1751110611</text:p>
          </table:table-cell>
          <table:table-cell table:formula="of:=[.B339]-[.A339]" office:value-type="float" office:value="16.888145447" calcext:value-type="float">
            <text:p>16.888145447</text:p>
          </table:table-cell>
          <table:table-cell table:formula="of:=[.C339]-[.B339]" office:value-type="float" office:value="19.728515625" calcext:value-type="float">
            <text:p>19.728515625</text:p>
          </table:table-cell>
        </table:table-row>
        <table:table-row table:style-name="ro1">
          <table:table-cell office:value-type="float" office:value="193.737266541" calcext:value-type="float">
            <text:p>193.737266541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0.559096981031" calcext:value-type="float">
            <text:p>0.559096981</text:p>
          </table:table-cell>
          <table:table-cell table:formula="of:=[.B340]-[.A340]" office:value-type="float" office:value="5.280311584" calcext:value-type="float">
            <text:p>5.280311584</text:p>
          </table:table-cell>
          <table:table-cell table:formula="of:=[.C340]-[.B340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0.166465759" calcext:value-type="float">
            <text:p>200.166465759</text:p>
          </table:table-cell>
          <table:table-cell office:value-type="float" office:value="212.795410156" calcext:value-type="float">
            <text:p>212.795410156</text:p>
          </table:table-cell>
          <table:table-cell office:value-type="float" office:value="203" calcext:value-type="float">
            <text:p>203</text:p>
          </table:table-cell>
          <table:table-cell office:value-type="float" office:value="1.79887765366" calcext:value-type="float">
            <text:p>1.7988776537</text:p>
          </table:table-cell>
          <table:table-cell table:formula="of:=[.B341]-[.A341]" office:value-type="float" office:value="12.628944397" calcext:value-type="float">
            <text:p>12.628944397</text:p>
          </table:table-cell>
          <table:table-cell table:formula="of:=[.C341]-[.B341]" office:value-type="float" office:value="-9.795410156" calcext:value-type="float">
            <text:p>-9.795410156</text:p>
          </table:table-cell>
        </table:table-row>
        <table:table-row table:style-name="ro1">
          <table:table-cell office:value-type="float" office:value="201.553535461" calcext:value-type="float">
            <text:p>201.553535461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103474999225" calcext:value-type="float">
            <text:p>0.1034749992</text:p>
          </table:table-cell>
          <table:table-cell table:formula="of:=[.B342]-[.A342]" office:value-type="float" office:value="13.210136414" calcext:value-type="float">
            <text:p>13.210136414</text:p>
          </table:table-cell>
          <table:table-cell table:formula="of:=[.C342]-[.B342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674866" calcext:value-type="float">
            <text:p>213.70267486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63910432447" calcext:value-type="float">
            <text:p>0.0006639104</text:p>
          </table:table-cell>
          <table:table-cell table:formula="of:=[.B343]-[.A343]" office:value-type="float" office:value="1.060997009" calcext:value-type="float">
            <text:p>1.060997009</text:p>
          </table:table-cell>
          <table:table-cell table:formula="of:=[.C343]-[.B343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5793152" calcext:value-type="float">
            <text:p>129.195793152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69198513996" calcext:value-type="float">
            <text:p>0.0001691985</text:p>
          </table:table-cell>
          <table:table-cell table:formula="of:=[.B344]-[.A344]" office:value-type="float" office:value="3.88501739500001" calcext:value-type="float">
            <text:p>3.885017395</text:p>
          </table:table-cell>
          <table:table-cell table:formula="of:=[.C344]-[.B344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39.612220764" calcext:value-type="float">
            <text:p>139.612220764</text:p>
          </table:table-cell>
          <table:table-cell office:value-type="float" office:value="155.715820312" calcext:value-type="float">
            <text:p>155.715820312</text:p>
          </table:table-cell>
          <table:table-cell office:value-type="float" office:value="203" calcext:value-type="float">
            <text:p>203</text:p>
          </table:table-cell>
          <table:table-cell office:value-type="float" office:value="0.221065989848" calcext:value-type="float">
            <text:p>0.2210659898</text:p>
          </table:table-cell>
          <table:table-cell table:formula="of:=[.B345]-[.A345]" office:value-type="float" office:value="16.103599548" calcext:value-type="float">
            <text:p>16.103599548</text:p>
          </table:table-cell>
          <table:table-cell table:formula="of:=[.C345]-[.B345]" office:value-type="float" office:value="47.284179688" calcext:value-type="float">
            <text:p>47.284179688</text:p>
          </table:table-cell>
        </table:table-row>
        <table:table-row table:style-name="ro1">
          <table:table-cell office:value-type="float" office:value="158.243247986" calcext:value-type="float">
            <text:p>158.243247986</text:p>
          </table:table-cell>
          <table:table-cell office:value-type="float" office:value="174.414306641" calcext:value-type="float">
            <text:p>174.414306641</text:p>
          </table:table-cell>
          <table:table-cell office:value-type="float" office:value="203" calcext:value-type="float">
            <text:p>203</text:p>
          </table:table-cell>
          <table:table-cell office:value-type="float" office:value="2.54392220421" calcext:value-type="float">
            <text:p>2.5439222042</text:p>
          </table:table-cell>
          <table:table-cell table:formula="of:=[.B346]-[.A346]" office:value-type="float" office:value="16.171058655" calcext:value-type="float">
            <text:p>16.171058655</text:p>
          </table:table-cell>
          <table:table-cell table:formula="of:=[.C346]-[.B346]" office:value-type="float" office:value="28.585693359" calcext:value-type="float">
            <text:p>28.585693359</text:p>
          </table:table-cell>
        </table:table-row>
        <table:table-row table:style-name="ro1">
          <table:table-cell office:value-type="float" office:value="177.804420471" calcext:value-type="float">
            <text:p>177.804420471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2303597871" calcext:value-type="float">
            <text:p>0.1223035979</text:p>
          </table:table-cell>
          <table:table-cell table:formula="of:=[.B347]-[.A347]" office:value-type="float" office:value="15.308372498" calcext:value-type="float">
            <text:p>15.308372498</text:p>
          </table:table-cell>
          <table:table-cell table:formula="of:=[.C347]-[.B347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3.06426239" calcext:value-type="float">
            <text:p>193.06426239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3.6734693878" calcext:value-type="float">
            <text:p>23.6734693878</text:p>
          </table:table-cell>
          <table:table-cell table:formula="of:=[.B348]-[.A348]" office:value-type="float" office:value="15.794624329" calcext:value-type="float">
            <text:p>15.794624329</text:p>
          </table:table-cell>
          <table:table-cell table:formula="of:=[.C348]-[.B348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1.129096985" calcext:value-type="float">
            <text:p>201.129096985</text:p>
          </table:table-cell>
          <table:table-cell office:value-type="float" office:value="209.843017578" calcext:value-type="float">
            <text:p>209.843017578</text:p>
          </table:table-cell>
          <table:table-cell office:value-type="float" office:value="203" calcext:value-type="float">
            <text:p>203</text:p>
          </table:table-cell>
          <table:table-cell office:value-type="float" office:value="1.84899168213" calcext:value-type="float">
            <text:p>1.8489916821</text:p>
          </table:table-cell>
          <table:table-cell table:formula="of:=[.B349]-[.A349]" office:value-type="float" office:value="8.71392059300001" calcext:value-type="float">
            <text:p>8.713920593</text:p>
          </table:table-cell>
          <table:table-cell table:formula="of:=[.C349]-[.B349]" office:value-type="float" office:value="-6.843017578" calcext:value-type="float">
            <text:p>-6.843017578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58446067281" calcext:value-type="float">
            <text:p>0.0006584461</text:p>
          </table:table-cell>
          <table:table-cell table:formula="of:=[.B350]-[.A350]" office:value-type="float" office:value="1.06072235100001" calcext:value-type="float">
            <text:p>1.060722351</text:p>
          </table:table-cell>
          <table:table-cell table:formula="of:=[.C350]-[.B350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0.388008118" calcext:value-type="float">
            <text:p>110.388008118</text:p>
          </table:table-cell>
          <table:table-cell office:value-type="float" office:value="126.209289551" calcext:value-type="float">
            <text:p>126.209289551</text:p>
          </table:table-cell>
          <table:table-cell office:value-type="float" office:value="203" calcext:value-type="float">
            <text:p>203</text:p>
          </table:table-cell>
          <table:table-cell office:value-type="float" office:value="0.000658446067281" calcext:value-type="float">
            <text:p>0.0006584461</text:p>
          </table:table-cell>
          <table:table-cell table:formula="of:=[.B351]-[.A351]" office:value-type="float" office:value="15.821281433" calcext:value-type="float">
            <text:p>15.821281433</text:p>
          </table:table-cell>
          <table:table-cell table:formula="of:=[.C351]-[.B351]" office:value-type="float" office:value="76.790710449" calcext:value-type="float">
            <text:p>76.790710449</text:p>
          </table:table-cell>
        </table:table-row>
        <table:table-row table:style-name="ro1">
          <table:table-cell office:value-type="float" office:value="118.588264465" calcext:value-type="float">
            <text:p>118.588264465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92199764747" calcext:value-type="float">
            <text:p>0.0001921998</text:p>
          </table:table-cell>
          <table:table-cell table:formula="of:=[.B352]-[.A352]" office:value-type="float" office:value="3.667106629" calcext:value-type="float">
            <text:p>3.667106629</text:p>
          </table:table-cell>
          <table:table-cell table:formula="of:=[.C352]-[.B352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44.809089661" calcext:value-type="float">
            <text:p>144.809089661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70538389112" calcext:value-type="float">
            <text:p>0.3705383891</text:p>
          </table:table-cell>
          <table:table-cell table:formula="of:=[.B353]-[.A353]" office:value-type="float" office:value="5.98607635499999" calcext:value-type="float">
            <text:p>5.986076355</text:p>
          </table:table-cell>
          <table:table-cell table:formula="of:=[.C353]-[.B353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64.252540588" calcext:value-type="float">
            <text:p>164.252540588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116160626836" calcext:value-type="float">
            <text:p>0.1161606268</text:p>
          </table:table-cell>
          <table:table-cell table:formula="of:=[.B354]-[.A354]" office:value-type="float" office:value="2.28871917800001" calcext:value-type="float">
            <text:p>2.288719178</text:p>
          </table:table-cell>
          <table:table-cell table:formula="of:=[.C354]-[.B354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75.052268982" calcext:value-type="float">
            <text:p>175.052268982</text:p>
          </table:table-cell>
          <table:table-cell office:value-type="float" office:value="182.287353516" calcext:value-type="float">
            <text:p>182.287353516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formula="of:=[.B355]-[.A355]" office:value-type="float" office:value="7.23508453400001" calcext:value-type="float">
            <text:p>7.235084534</text:p>
          </table:table-cell>
          <table:table-cell table:formula="of:=[.C355]-[.B355]" office:value-type="float" office:value="20.712646484" calcext:value-type="float">
            <text:p>20.712646484</text:p>
          </table:table-cell>
        </table:table-row>
        <table:table-row table:style-name="ro1">
          <table:table-cell office:value-type="float" office:value="193.735023499" calcext:value-type="float">
            <text:p>193.735023499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0.569674974649" calcext:value-type="float">
            <text:p>0.5696749746</text:p>
          </table:table-cell>
          <table:table-cell table:formula="of:=[.B356]-[.A356]" office:value-type="float" office:value="5.28255462600001" calcext:value-type="float">
            <text:p>5.282554626</text:p>
          </table:table-cell>
          <table:table-cell table:formula="of:=[.C356]-[.B356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194.373924255" calcext:value-type="float">
            <text:p>194.373924255</text:p>
          </table:table-cell>
          <table:table-cell office:value-type="float" office:value="207.874755859" calcext:value-type="float">
            <text:p>207.874755859</text:p>
          </table:table-cell>
          <table:table-cell office:value-type="float" office:value="203" calcext:value-type="float">
            <text:p>203</text:p>
          </table:table-cell>
          <table:table-cell office:value-type="float" office:value="1.78339312091" calcext:value-type="float">
            <text:p>1.7833931209</text:p>
          </table:table-cell>
          <table:table-cell table:formula="of:=[.B357]-[.A357]" office:value-type="float" office:value="13.500831604" calcext:value-type="float">
            <text:p>13.500831604</text:p>
          </table:table-cell>
          <table:table-cell table:formula="of:=[.C357]-[.B357]" office:value-type="float" office:value="-4.874755859" calcext:value-type="float">
            <text:p>-4.874755859</text:p>
          </table:table-cell>
        </table:table-row>
        <table:table-row table:style-name="ro1">
          <table:table-cell office:value-type="float" office:value="212.882865906" calcext:value-type="float">
            <text:p>212.88286590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1.62433206107" calcext:value-type="float">
            <text:p>1.6243320611</text:p>
          </table:table-cell>
          <table:table-cell table:formula="of:=[.B358]-[.A358]" office:value-type="float" office:value="1.88080596899999" calcext:value-type="float">
            <text:p>1.880805969</text:p>
          </table:table-cell>
          <table:table-cell table:formula="of:=[.C358]-[.B358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674866" calcext:value-type="float">
            <text:p>213.70267486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515323289581" calcext:value-type="float">
            <text:p>0.0005153233</text:p>
          </table:table-cell>
          <table:table-cell table:formula="of:=[.B359]-[.A359]" office:value-type="float" office:value="1.060997009" calcext:value-type="float">
            <text:p>1.060997009</text:p>
          </table:table-cell>
          <table:table-cell table:formula="of:=[.C359]-[.B359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5518494" calcext:value-type="float">
            <text:p>129.195518494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70472653963" calcext:value-type="float">
            <text:p>0.0001704727</text:p>
          </table:table-cell>
          <table:table-cell table:formula="of:=[.B360]-[.A360]" office:value-type="float" office:value="3.885292053" calcext:value-type="float">
            <text:p>3.885292053</text:p>
          </table:table-cell>
          <table:table-cell table:formula="of:=[.C360]-[.B360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4.829185486" calcext:value-type="float">
            <text:p>144.829185486</text:p>
          </table:table-cell>
          <table:table-cell office:value-type="float" office:value="145.891906738" calcext:value-type="float">
            <text:p>145.891906738</text:p>
          </table:table-cell>
          <table:table-cell office:value-type="float" office:value="203" calcext:value-type="float">
            <text:p>203</text:p>
          </table:table-cell>
          <table:table-cell office:value-type="float" office:value="0.187561893444" calcext:value-type="float">
            <text:p>0.1875618934</text:p>
          </table:table-cell>
          <table:table-cell table:formula="of:=[.B361]-[.A361]" office:value-type="float" office:value="1.06272125199999" calcext:value-type="float">
            <text:p>1.062721252</text:p>
          </table:table-cell>
          <table:table-cell table:formula="of:=[.C361]-[.B361]" office:value-type="float" office:value="57.108093262" calcext:value-type="float">
            <text:p>57.108093262</text:p>
          </table:table-cell>
        </table:table-row>
        <table:table-row table:style-name="ro1">
          <table:table-cell office:value-type="float" office:value="158.664344788" calcext:value-type="float">
            <text:p>158.664344788</text:p>
          </table:table-cell>
          <table:table-cell office:value-type="float" office:value="175.3984375" calcext:value-type="float">
            <text:p>175.3984375</text:p>
          </table:table-cell>
          <table:table-cell office:value-type="float" office:value="203" calcext:value-type="float">
            <text:p>203</text:p>
          </table:table-cell>
          <table:table-cell office:value-type="float" office:value="2.50490970655" calcext:value-type="float">
            <text:p>2.5049097066</text:p>
          </table:table-cell>
          <table:table-cell table:formula="of:=[.B362]-[.A362]" office:value-type="float" office:value="16.734092712" calcext:value-type="float">
            <text:p>16.734092712</text:p>
          </table:table-cell>
          <table:table-cell table:formula="of:=[.C362]-[.B362]" office:value-type="float" office:value="27.6015625" calcext:value-type="float">
            <text:p>27.6015625</text:p>
          </table:table-cell>
        </table:table-row>
        <table:table-row table:style-name="ro1">
          <table:table-cell office:value-type="float" office:value="179.335029602" calcext:value-type="float">
            <text:p>179.335029602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511526532" calcext:value-type="float">
            <text:p>0.1251152653</text:p>
          </table:table-cell>
          <table:table-cell table:formula="of:=[.B363]-[.A363]" office:value-type="float" office:value="13.777763367" calcext:value-type="float">
            <text:p>13.777763367</text:p>
          </table:table-cell>
          <table:table-cell table:formula="of:=[.C363]-[.B363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3.064537048" calcext:value-type="float">
            <text:p>193.064537048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2.8039215686" calcext:value-type="float">
            <text:p>22.8039215686</text:p>
          </table:table-cell>
          <table:table-cell table:formula="of:=[.B364]-[.A364]" office:value-type="float" office:value="15.794349671" calcext:value-type="float">
            <text:p>15.794349671</text:p>
          </table:table-cell>
          <table:table-cell table:formula="of:=[.C364]-[.B364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3.601005554" calcext:value-type="float">
            <text:p>203.601005554</text:p>
          </table:table-cell>
          <table:table-cell office:value-type="float" office:value="212.795410156" calcext:value-type="float">
            <text:p>212.795410156</text:p>
          </table:table-cell>
          <table:table-cell office:value-type="float" office:value="203" calcext:value-type="float">
            <text:p>203</text:p>
          </table:table-cell>
          <table:table-cell office:value-type="float" office:value="1.85139718462" calcext:value-type="float">
            <text:p>1.8513971846</text:p>
          </table:table-cell>
          <table:table-cell table:formula="of:=[.B365]-[.A365]" office:value-type="float" office:value="9.19440460199999" calcext:value-type="float">
            <text:p>9.194404602</text:p>
          </table:table-cell>
          <table:table-cell table:formula="of:=[.C365]-[.B365]" office:value-type="float" office:value="-9.795410156" calcext:value-type="float">
            <text:p>-9.795410156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4528324677" calcext:value-type="float">
            <text:p>0.0006945283</text:p>
          </table:table-cell>
          <table:table-cell table:formula="of:=[.B366]-[.A366]" office:value-type="float" office:value="1.06072235100001" calcext:value-type="float">
            <text:p>1.060722351</text:p>
          </table:table-cell>
          <table:table-cell table:formula="of:=[.C366]-[.B366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5.308509827" calcext:value-type="float">
            <text:p>115.308509827</text:p>
          </table:table-cell>
          <table:table-cell office:value-type="float" office:value="131.129943848" calcext:value-type="float">
            <text:p>131.129943848</text:p>
          </table:table-cell>
          <table:table-cell office:value-type="float" office:value="203" calcext:value-type="float">
            <text:p>203</text:p>
          </table:table-cell>
          <table:table-cell office:value-type="float" office:value="0.000694528324677" calcext:value-type="float">
            <text:p>0.0006945283</text:p>
          </table:table-cell>
          <table:table-cell table:formula="of:=[.B367]-[.A367]" office:value-type="float" office:value="15.821434021" calcext:value-type="float">
            <text:p>15.821434021</text:p>
          </table:table-cell>
          <table:table-cell table:formula="of:=[.C367]-[.B367]" office:value-type="float" office:value="71.870056152" calcext:value-type="float">
            <text:p>71.870056152</text:p>
          </table:table-cell>
        </table:table-row>
        <table:table-row table:style-name="ro1">
          <table:table-cell office:value-type="float" office:value="119.154747009" calcext:value-type="float">
            <text:p>119.154747009</text:p>
          </table:table-cell>
          <table:table-cell office:value-type="float" office:value="119.629776001" calcext:value-type="float">
            <text:p>119.629776001</text:p>
          </table:table-cell>
          <table:table-cell office:value-type="float" office:value="203" calcext:value-type="float">
            <text:p>203</text:p>
          </table:table-cell>
          <table:table-cell office:value-type="float" office:value="0.00290472046476" calcext:value-type="float">
            <text:p>0.0029047205</text:p>
          </table:table-cell>
          <table:table-cell table:formula="of:=[.B368]-[.A368]" office:value-type="float" office:value="0.475028991999992" calcext:value-type="float">
            <text:p>0.475028992</text:p>
          </table:table-cell>
          <table:table-cell table:formula="of:=[.C368]-[.B368]" office:value-type="float" office:value="83.370223999" calcext:value-type="float">
            <text:p>83.370223999</text:p>
          </table:table-cell>
        </table:table-row>
        <table:table-row table:style-name="ro1">
          <table:table-cell office:value-type="float" office:value="148.277687073" calcext:value-type="float">
            <text:p>148.277687073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49126970673" calcext:value-type="float">
            <text:p>0.3491269707</text:p>
          </table:table-cell>
          <table:table-cell table:formula="of:=[.B369]-[.A369]" office:value-type="float" office:value="2.51747894299999" calcext:value-type="float">
            <text:p>2.517478943</text:p>
          </table:table-cell>
          <table:table-cell table:formula="of:=[.C369]-[.B369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55.433769226" calcext:value-type="float">
            <text:p>155.433769226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117898283834" calcext:value-type="float">
            <text:p>0.1178982838</text:p>
          </table:table-cell>
          <table:table-cell table:formula="of:=[.B370]-[.A370]" office:value-type="float" office:value="11.10749054" calcext:value-type="float">
            <text:p>11.10749054</text:p>
          </table:table-cell>
          <table:table-cell table:formula="of:=[.C370]-[.B370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67.035331726" calcext:value-type="float">
            <text:p>167.035331726</text:p>
          </table:table-cell>
          <table:table-cell office:value-type="float" office:value="183.271484375" calcext:value-type="float">
            <text:p>183.271484375</text:p>
          </table:table-cell>
          <table:table-cell office:value-type="float" office:value="203" calcext:value-type="float">
            <text:p>203</text:p>
          </table:table-cell>
          <table:table-cell office:value-type="float" office:value="1.19039371897" calcext:value-type="float">
            <text:p>1.190393719</text:p>
          </table:table-cell>
          <table:table-cell table:formula="of:=[.B371]-[.A371]" office:value-type="float" office:value="16.236152649" calcext:value-type="float">
            <text:p>16.236152649</text:p>
          </table:table-cell>
          <table:table-cell table:formula="of:=[.C371]-[.B371]" office:value-type="float" office:value="19.728515625" calcext:value-type="float">
            <text:p>19.728515625</text:p>
          </table:table-cell>
        </table:table-row>
        <table:table-row table:style-name="ro1">
          <table:table-cell office:value-type="float" office:value="193.093009949" calcext:value-type="float">
            <text:p>193.093009949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0.576439089692" calcext:value-type="float">
            <text:p>0.5764390897</text:p>
          </table:table-cell>
          <table:table-cell table:formula="of:=[.B372]-[.A372]" office:value-type="float" office:value="5.92456817600001" calcext:value-type="float">
            <text:p>5.924568176</text:p>
          </table:table-cell>
          <table:table-cell table:formula="of:=[.C372]-[.B372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0.712989807" calcext:value-type="float">
            <text:p>200.712989807</text:p>
          </table:table-cell>
          <table:table-cell office:value-type="float" office:value="213.779541016" calcext:value-type="float">
            <text:p>213.779541016</text:p>
          </table:table-cell>
          <table:table-cell office:value-type="float" office:value="203" calcext:value-type="float">
            <text:p>203</text:p>
          </table:table-cell>
          <table:table-cell office:value-type="float" office:value="1.77717016193" calcext:value-type="float">
            <text:p>1.7771701619</text:p>
          </table:table-cell>
          <table:table-cell table:formula="of:=[.B373]-[.A373]" office:value-type="float" office:value="13.066551209" calcext:value-type="float">
            <text:p>13.066551209</text:p>
          </table:table-cell>
          <table:table-cell table:formula="of:=[.C373]-[.B373]" office:value-type="float" office:value="-10.779541016" calcext:value-type="float">
            <text:p>-10.779541016</text:p>
          </table:table-cell>
        </table:table-row>
        <table:table-row table:style-name="ro1">
          <table:table-cell office:value-type="float" office:value="201.68006134" calcext:value-type="float">
            <text:p>201.6800613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100660469667" calcext:value-type="float">
            <text:p>0.1006604697</text:p>
          </table:table-cell>
          <table:table-cell table:formula="of:=[.B374]-[.A374]" office:value-type="float" office:value="13.083610535" calcext:value-type="float">
            <text:p>13.083610535</text:p>
          </table:table-cell>
          <table:table-cell table:formula="of:=[.C374]-[.B374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9176" calcext:value-type="float">
            <text:p>213.7024917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2938057363" calcext:value-type="float">
            <text:p>0.0006929381</text:p>
          </table:table-cell>
          <table:table-cell table:formula="of:=[.B375]-[.A375]" office:value-type="float" office:value="1.06118011500001" calcext:value-type="float">
            <text:p>1.061180115</text:p>
          </table:table-cell>
          <table:table-cell table:formula="of:=[.C375]-[.B375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506073" calcext:value-type="float">
            <text:p>129.19506073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71371944177" calcext:value-type="float">
            <text:p>0.0001713719</text:p>
          </table:table-cell>
          <table:table-cell table:formula="of:=[.B376]-[.A376]" office:value-type="float" office:value="3.885749817" calcext:value-type="float">
            <text:p>3.885749817</text:p>
          </table:table-cell>
          <table:table-cell table:formula="of:=[.C376]-[.B376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2.501121521" calcext:value-type="float">
            <text:p>142.501121521</text:p>
          </table:table-cell>
          <table:table-cell office:value-type="float" office:value="158.668212891" calcext:value-type="float">
            <text:p>158.668212891</text:p>
          </table:table-cell>
          <table:table-cell office:value-type="float" office:value="203" calcext:value-type="float">
            <text:p>203</text:p>
          </table:table-cell>
          <table:table-cell office:value-type="float" office:value="0.217776683491" calcext:value-type="float">
            <text:p>0.2177766835</text:p>
          </table:table-cell>
          <table:table-cell table:formula="of:=[.B377]-[.A377]" office:value-type="float" office:value="16.16709137" calcext:value-type="float">
            <text:p>16.16709137</text:p>
          </table:table-cell>
          <table:table-cell table:formula="of:=[.C377]-[.B377]" office:value-type="float" office:value="44.331787109" calcext:value-type="float">
            <text:p>44.331787109</text:p>
          </table:table-cell>
        </table:table-row>
        <table:table-row table:style-name="ro1">
          <table:table-cell office:value-type="float" office:value="163.548316956" calcext:value-type="float">
            <text:p>163.548316956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20925603384" calcext:value-type="float">
            <text:p>0.1209256034</text:p>
          </table:table-cell>
          <table:table-cell table:formula="of:=[.B378]-[.A378]" office:value-type="float" office:value="13.818382263" calcext:value-type="float">
            <text:p>13.818382263</text:p>
          </table:table-cell>
          <table:table-cell table:formula="of:=[.C378]-[.B378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83.366981506" calcext:value-type="float">
            <text:p>183.366981506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4222331369" calcext:value-type="float">
            <text:p>0.1242223314</text:p>
          </table:table-cell>
          <table:table-cell table:formula="of:=[.B379]-[.A379]" office:value-type="float" office:value="9.745811463" calcext:value-type="float">
            <text:p>9.745811463</text:p>
          </table:table-cell>
          <table:table-cell table:formula="of:=[.C379]-[.B379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5.056373596" calcext:value-type="float">
            <text:p>195.056373596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2.1960784314" calcext:value-type="float">
            <text:p>22.1960784314</text:p>
          </table:table-cell>
          <table:table-cell table:formula="of:=[.B380]-[.A380]" office:value-type="float" office:value="13.802513123" calcext:value-type="float">
            <text:p>13.802513123</text:p>
          </table:table-cell>
          <table:table-cell table:formula="of:=[.C380]-[.B380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9.426765442" calcext:value-type="float">
            <text:p>209.426765442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650262844" calcext:value-type="float">
            <text:p>0.4065026284</text:p>
          </table:table-cell>
          <table:table-cell table:formula="of:=[.B381]-[.A381]" office:value-type="float" office:value="5.336906433" calcext:value-type="float">
            <text:p>5.336906433</text:p>
          </table:table-cell>
          <table:table-cell table:formula="of:=[.C381]-[.B381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766418" calcext:value-type="float">
            <text:p>213.70276641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2458226705" calcext:value-type="float">
            <text:p>0.0006924582</text:p>
          </table:table-cell>
          <table:table-cell table:formula="of:=[.B382]-[.A382]" office:value-type="float" office:value="1.06090545699999" calcext:value-type="float">
            <text:p>1.060905457</text:p>
          </table:table-cell>
          <table:table-cell table:formula="of:=[.C382]-[.B382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9.244911194" calcext:value-type="float">
            <text:p>119.244911194</text:p>
          </table:table-cell>
          <table:table-cell office:value-type="float" office:value="135.066467285" calcext:value-type="float">
            <text:p>135.06646728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2458226705" calcext:value-type="float">
            <text:p>0.0006924582</text:p>
          </table:table-cell>
          <table:table-cell table:formula="of:=[.B383]-[.A383]" office:value-type="float" office:value="15.821556091" calcext:value-type="float">
            <text:p>15.821556091</text:p>
          </table:table-cell>
          <table:table-cell table:formula="of:=[.C383]-[.B383]" office:value-type="float" office:value="67.933532715" calcext:value-type="float">
            <text:p>67.933532715</text:p>
          </table:table-cell>
        </table:table-row>
        <table:table-row table:style-name="ro1">
          <table:table-cell office:value-type="float" office:value="120.229011536" calcext:value-type="float">
            <text:p>120.229011536</text:p>
          </table:table-cell>
          <table:table-cell office:value-type="float" office:value="121.288635254" calcext:value-type="float">
            <text:p>121.288635254</text:p>
          </table:table-cell>
          <table:table-cell office:value-type="float" office:value="203" calcext:value-type="float">
            <text:p>203</text:p>
          </table:table-cell>
          <table:table-cell office:value-type="float" office:value="0.381294964029" calcext:value-type="float">
            <text:p>0.381294964</text:p>
          </table:table-cell>
          <table:table-cell table:formula="of:=[.B384]-[.A384]" office:value-type="float" office:value="1.059623718" calcext:value-type="float">
            <text:p>1.059623718</text:p>
          </table:table-cell>
          <table:table-cell table:formula="of:=[.C384]-[.B384]" office:value-type="float" office:value="81.711364746" calcext:value-type="float">
            <text:p>81.711364746</text:p>
          </table:table-cell>
        </table:table-row>
        <table:table-row table:style-name="ro1">
          <table:table-cell office:value-type="float" office:value="139.105445862" calcext:value-type="float">
            <text:p>139.105445862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70930530633" calcext:value-type="float">
            <text:p>0.3709305306</text:p>
          </table:table-cell>
          <table:table-cell table:formula="of:=[.B385]-[.A385]" office:value-type="float" office:value="11.689720154" calcext:value-type="float">
            <text:p>11.689720154</text:p>
          </table:table-cell>
          <table:table-cell table:formula="of:=[.C385]-[.B385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65.061271667" calcext:value-type="float">
            <text:p>165.061271667</text:p>
          </table:table-cell>
          <table:table-cell office:value-type="float" office:value="167.525390625" calcext:value-type="float">
            <text:p>167.525390625</text:p>
          </table:table-cell>
          <table:table-cell office:value-type="float" office:value="203" calcext:value-type="float">
            <text:p>203</text:p>
          </table:table-cell>
          <table:table-cell office:value-type="float" office:value="2.44191947671" calcext:value-type="float">
            <text:p>2.4419194767</text:p>
          </table:table-cell>
          <table:table-cell table:formula="of:=[.B386]-[.A386]" office:value-type="float" office:value="2.464118958" calcext:value-type="float">
            <text:p>2.464118958</text:p>
          </table:table-cell>
          <table:table-cell table:formula="of:=[.C386]-[.B386]" office:value-type="float" office:value="35.474609375" calcext:value-type="float">
            <text:p>35.474609375</text:p>
          </table:table-cell>
        </table:table-row>
        <table:table-row table:style-name="ro1">
          <table:table-cell office:value-type="float" office:value="173.126152039" calcext:value-type="float">
            <text:p>173.126152039</text:p>
          </table:table-cell>
          <table:table-cell office:value-type="float" office:value="189.176269531" calcext:value-type="float">
            <text:p>189.176269531</text:p>
          </table:table-cell>
          <table:table-cell office:value-type="float" office:value="203" calcext:value-type="float">
            <text:p>203</text:p>
          </table:table-cell>
          <table:table-cell office:value-type="float" office:value="1.15870953161" calcext:value-type="float">
            <text:p>1.1587095316</text:p>
          </table:table-cell>
          <table:table-cell table:formula="of:=[.B387]-[.A387]" office:value-type="float" office:value="16.050117492" calcext:value-type="float">
            <text:p>16.050117492</text:p>
          </table:table-cell>
          <table:table-cell table:formula="of:=[.C387]-[.B387]" office:value-type="float" office:value="13.823730469" calcext:value-type="float">
            <text:p>13.823730469</text:p>
          </table:table-cell>
        </table:table-row>
        <table:table-row table:style-name="ro1">
          <table:table-cell office:value-type="float" office:value="196.719047546" calcext:value-type="float">
            <text:p>196.719047546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0.56453238555" calcext:value-type="float">
            <text:p>0.5645323856</text:p>
          </table:table-cell>
          <table:table-cell table:formula="of:=[.B388]-[.A388]" office:value-type="float" office:value="2.29853057899999" calcext:value-type="float">
            <text:p>2.298530579</text:p>
          </table:table-cell>
          <table:table-cell table:formula="of:=[.C388]-[.B388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4.082374573" calcext:value-type="float">
            <text:p>204.082374573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239623585" calcext:value-type="float">
            <text:p>0.5723962359</text:p>
          </table:table-cell>
          <table:table-cell table:formula="of:=[.B389]-[.A389]" office:value-type="float" office:value="10.681297302" calcext:value-type="float">
            <text:p>10.681297302</text:p>
          </table:table-cell>
          <table:table-cell table:formula="of:=[.C389]-[.B389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06.051856995" calcext:value-type="float">
            <text:p>206.051856995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103039702233" calcext:value-type="float">
            <text:p>0.1030397022</text:p>
          </table:table-cell>
          <table:table-cell table:formula="of:=[.B390]-[.A390]" office:value-type="float" office:value="8.71181487999999" calcext:value-type="float">
            <text:p>8.71181488</text:p>
          </table:table-cell>
          <table:table-cell table:formula="of:=[.C390]-[.B390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674866" calcext:value-type="float">
            <text:p>213.70267486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62351347283" calcext:value-type="float">
            <text:p>0.0006623513</text:p>
          </table:table-cell>
          <table:table-cell table:formula="of:=[.B391]-[.A391]" office:value-type="float" office:value="1.060997009" calcext:value-type="float">
            <text:p>1.060997009</text:p>
          </table:table-cell>
          <table:table-cell table:formula="of:=[.C391]-[.B391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4969177" calcext:value-type="float">
            <text:p>129.194969177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68063542633" calcext:value-type="float">
            <text:p>0.0001680635</text:p>
          </table:table-cell>
          <table:table-cell table:formula="of:=[.B392]-[.A392]" office:value-type="float" office:value="3.88584137000001" calcext:value-type="float">
            <text:p>3.88584137</text:p>
          </table:table-cell>
          <table:table-cell table:formula="of:=[.C392]-[.B392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4.827629089" calcext:value-type="float">
            <text:p>144.827629089</text:p>
          </table:table-cell>
          <table:table-cell office:value-type="float" office:value="160.636474609" calcext:value-type="float">
            <text:p>160.636474609</text:p>
          </table:table-cell>
          <table:table-cell office:value-type="float" office:value="203" calcext:value-type="float">
            <text:p>203</text:p>
          </table:table-cell>
          <table:table-cell office:value-type="float" office:value="0.223200805234" calcext:value-type="float">
            <text:p>0.2232008052</text:p>
          </table:table-cell>
          <table:table-cell table:formula="of:=[.B393]-[.A393]" office:value-type="float" office:value="15.80884552" calcext:value-type="float">
            <text:p>15.80884552</text:p>
          </table:table-cell>
          <table:table-cell table:formula="of:=[.C393]-[.B393]" office:value-type="float" office:value="42.363525391" calcext:value-type="float">
            <text:p>42.363525391</text:p>
          </table:table-cell>
        </table:table-row>
        <table:table-row table:style-name="ro1">
          <table:table-cell office:value-type="float" office:value="164.453620911" calcext:value-type="float">
            <text:p>164.453620911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15102609266" calcext:value-type="float">
            <text:p>0.1151026093</text:p>
          </table:table-cell>
          <table:table-cell table:formula="of:=[.B394]-[.A394]" office:value-type="float" office:value="12.913078308" calcext:value-type="float">
            <text:p>12.913078308</text:p>
          </table:table-cell>
          <table:table-cell table:formula="of:=[.C394]-[.B394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83.959602356" calcext:value-type="float">
            <text:p>183.959602356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3235702048" calcext:value-type="float">
            <text:p>0.123235702</text:p>
          </table:table-cell>
          <table:table-cell table:formula="of:=[.B395]-[.A395]" office:value-type="float" office:value="9.15319061299999" calcext:value-type="float">
            <text:p>9.153190613</text:p>
          </table:table-cell>
          <table:table-cell table:formula="of:=[.C395]-[.B395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5.33618927" calcext:value-type="float">
            <text:p>195.33618927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3.8775510204" calcext:value-type="float">
            <text:p>23.8775510204</text:p>
          </table:table-cell>
          <table:table-cell table:formula="of:=[.B396]-[.A396]" office:value-type="float" office:value="13.522697449" calcext:value-type="float">
            <text:p>13.522697449</text:p>
          </table:table-cell>
          <table:table-cell table:formula="of:=[.C396]-[.B396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9.643836975" calcext:value-type="float">
            <text:p>209.643836975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4268346016" calcext:value-type="float">
            <text:p>0.404268346</text:p>
          </table:table-cell>
          <table:table-cell table:formula="of:=[.B397]-[.A397]" office:value-type="float" office:value="5.1198349" calcext:value-type="float">
            <text:p>5.1198349</text:p>
          </table:table-cell>
          <table:table-cell table:formula="of:=[.C397]-[.B39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64793158674" calcext:value-type="float">
            <text:p>0.0006647932</text:p>
          </table:table-cell>
          <table:table-cell table:formula="of:=[.B398]-[.A398]" office:value-type="float" office:value="1.06072235100001" calcext:value-type="float">
            <text:p>1.060722351</text:p>
          </table:table-cell>
          <table:table-cell table:formula="of:=[.C398]-[.B398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8908844" calcext:value-type="float">
            <text:p>118.58908844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9861401177" calcext:value-type="float">
            <text:p>0.0001898614</text:p>
          </table:table-cell>
          <table:table-cell table:formula="of:=[.B399]-[.A399]" office:value-type="float" office:value="3.666282654" calcext:value-type="float">
            <text:p>3.666282654</text:p>
          </table:table-cell>
          <table:table-cell table:formula="of:=[.C399]-[.B399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23.552589417" calcext:value-type="float">
            <text:p>123.552589417</text:p>
          </table:table-cell>
          <table:table-cell office:value-type="float" office:value="126.209289551" calcext:value-type="float">
            <text:p>126.209289551</text:p>
          </table:table-cell>
          <table:table-cell office:value-type="float" office:value="203" calcext:value-type="float">
            <text:p>203</text:p>
          </table:table-cell>
          <table:table-cell office:value-type="float" office:value="0.309130434783" calcext:value-type="float">
            <text:p>0.3091304348</text:p>
          </table:table-cell>
          <table:table-cell table:formula="of:=[.B400]-[.A400]" office:value-type="float" office:value="2.65670013399999" calcext:value-type="float">
            <text:p>2.656700134</text:p>
          </table:table-cell>
          <table:table-cell table:formula="of:=[.C400]-[.B400]" office:value-type="float" office:value="76.790710449" calcext:value-type="float">
            <text:p>76.790710449</text:p>
          </table:table-cell>
        </table:table-row>
        <table:table-row table:style-name="ro1">
          <table:table-cell office:value-type="float" office:value="147.459907532" calcext:value-type="float">
            <text:p>147.459907532</text:p>
          </table:table-cell>
          <table:table-cell office:value-type="float" office:value="150.795166016" calcext:value-type="float">
            <text:p>150.795166016</text:p>
          </table:table-cell>
          <table:table-cell office:value-type="float" office:value="203" calcext:value-type="float">
            <text:p>203</text:p>
          </table:table-cell>
          <table:table-cell office:value-type="float" office:value="0.35303120483" calcext:value-type="float">
            <text:p>0.3530312048</text:p>
          </table:table-cell>
          <table:table-cell table:formula="of:=[.B401]-[.A401]" office:value-type="float" office:value="3.33525848400001" calcext:value-type="float">
            <text:p>3.335258484</text:p>
          </table:table-cell>
          <table:table-cell table:formula="of:=[.C401]-[.B401]" office:value-type="float" office:value="52.204833984" calcext:value-type="float">
            <text:p>52.204833984</text:p>
          </table:table-cell>
        </table:table-row>
        <table:table-row table:style-name="ro1">
          <table:table-cell office:value-type="float" office:value="153.807289124" calcext:value-type="float">
            <text:p>153.807289124</text:p>
          </table:table-cell>
          <table:table-cell office:value-type="float" office:value="170.477783203" calcext:value-type="float">
            <text:p>170.477783203</text:p>
          </table:table-cell>
          <table:table-cell office:value-type="float" office:value="203" calcext:value-type="float">
            <text:p>203</text:p>
          </table:table-cell>
          <table:table-cell office:value-type="float" office:value="2.46979942042" calcext:value-type="float">
            <text:p>2.4697994204</text:p>
          </table:table-cell>
          <table:table-cell table:formula="of:=[.B402]-[.A402]" office:value-type="float" office:value="16.670494079" calcext:value-type="float">
            <text:p>16.670494079</text:p>
          </table:table-cell>
          <table:table-cell table:formula="of:=[.C402]-[.B402]" office:value-type="float" office:value="32.522216797" calcext:value-type="float">
            <text:p>32.522216797</text:p>
          </table:table-cell>
        </table:table-row>
        <table:table-row table:style-name="ro1">
          <table:table-cell office:value-type="float" office:value="176.811515808" calcext:value-type="float">
            <text:p>176.811515808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1.16696508505" calcext:value-type="float">
            <text:p>1.1669650851</text:p>
          </table:table-cell>
          <table:table-cell table:formula="of:=[.B403]-[.A403]" office:value-type="float" office:value="16.301277161" calcext:value-type="float">
            <text:p>16.301277161</text:p>
          </table:table-cell>
          <table:table-cell table:formula="of:=[.C403]-[.B403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86.197364807" calcext:value-type="float">
            <text:p>186.197364807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4216398547" calcext:value-type="float">
            <text:p>7.4216398547</text:p>
          </table:table-cell>
          <table:table-cell table:formula="of:=[.B404]-[.A404]" office:value-type="float" office:value="12.820213318" calcext:value-type="float">
            <text:p>12.820213318</text:p>
          </table:table-cell>
          <table:table-cell table:formula="of:=[.C404]-[.B404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6.488014221" calcext:value-type="float">
            <text:p>206.488014221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4561203556" calcext:value-type="float">
            <text:p>0.5745612036</text:p>
          </table:table-cell>
          <table:table-cell table:formula="of:=[.B405]-[.A405]" office:value-type="float" office:value="8.27565765400001" calcext:value-type="float">
            <text:p>8.275657654</text:p>
          </table:table-cell>
          <table:table-cell table:formula="of:=[.C405]-[.B405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09.796943665" calcext:value-type="float">
            <text:p>209.796943665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103370299238" calcext:value-type="float">
            <text:p>0.1033702992</text:p>
          </table:table-cell>
          <table:table-cell table:formula="of:=[.B406]-[.A406]" office:value-type="float" office:value="4.96672821000001" calcext:value-type="float">
            <text:p>4.96672821</text:p>
          </table:table-cell>
          <table:table-cell table:formula="of:=[.C406]-[.B406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9176" calcext:value-type="float">
            <text:p>213.7024917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58879904163" calcext:value-type="float">
            <text:p>0.0006588799</text:p>
          </table:table-cell>
          <table:table-cell table:formula="of:=[.B407]-[.A407]" office:value-type="float" office:value="1.06118011500001" calcext:value-type="float">
            <text:p>1.061180115</text:p>
          </table:table-cell>
          <table:table-cell table:formula="of:=[.C407]-[.B40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9.194511414" calcext:value-type="float">
            <text:p>129.194511414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79597701149" calcext:value-type="float">
            <text:p>0.0001795977</text:p>
          </table:table-cell>
          <table:table-cell table:formula="of:=[.B408]-[.A408]" office:value-type="float" office:value="3.88629913299999" calcext:value-type="float">
            <text:p>3.886299133</text:p>
          </table:table-cell>
          <table:table-cell table:formula="of:=[.C408]-[.B408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49.167182922" calcext:value-type="float">
            <text:p>149.167182922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19944317894" calcext:value-type="float">
            <text:p>0.2199443179</text:p>
          </table:table-cell>
          <table:table-cell table:formula="of:=[.B409]-[.A409]" office:value-type="float" office:value="12.453422547" calcext:value-type="float">
            <text:p>12.453422547</text:p>
          </table:table-cell>
          <table:table-cell table:formula="of:=[.C409]-[.B409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68.798225403" calcext:value-type="float">
            <text:p>168.798225403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20075586411" calcext:value-type="float">
            <text:p>0.1200755864</text:p>
          </table:table-cell>
          <table:table-cell table:formula="of:=[.B410]-[.A410]" office:value-type="float" office:value="8.56847381599999" calcext:value-type="float">
            <text:p>8.568473816</text:p>
          </table:table-cell>
          <table:table-cell table:formula="of:=[.C410]-[.B410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88.515647888" calcext:value-type="float">
            <text:p>188.515647888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7635822377" calcext:value-type="float">
            <text:p>0.1276358224</text:p>
          </table:table-cell>
          <table:table-cell table:formula="of:=[.B411]-[.A411]" office:value-type="float" office:value="4.59714508100001" calcext:value-type="float">
            <text:p>4.597145081</text:p>
          </table:table-cell>
          <table:table-cell table:formula="of:=[.C411]-[.B411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7.804969788" calcext:value-type="float">
            <text:p>197.804969788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19.9795918367" calcext:value-type="float">
            <text:p>19.9795918367</text:p>
          </table:table-cell>
          <table:table-cell table:formula="of:=[.B412]-[.A412]" office:value-type="float" office:value="11.053916931" calcext:value-type="float">
            <text:p>11.053916931</text:p>
          </table:table-cell>
          <table:table-cell table:formula="of:=[.C412]-[.B412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199.118904114" calcext:value-type="float">
            <text:p>199.11890411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1807361693" calcext:value-type="float">
            <text:p>0.4018073617</text:p>
          </table:table-cell>
          <table:table-cell table:formula="of:=[.B413]-[.A413]" office:value-type="float" office:value="15.644767761" calcext:value-type="float">
            <text:p>15.644767761</text:p>
          </table:table-cell>
          <table:table-cell table:formula="of:=[.C413]-[.B413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766418" calcext:value-type="float">
            <text:p>213.70276641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1521346963" calcext:value-type="float">
            <text:p>0.0006915213</text:p>
          </table:table-cell>
          <table:table-cell table:formula="of:=[.B414]-[.A414]" office:value-type="float" office:value="1.06090545699999" calcext:value-type="float">
            <text:p>1.060905457</text:p>
          </table:table-cell>
          <table:table-cell table:formula="of:=[.C414]-[.B414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89363098" calcext:value-type="float">
            <text:p>118.589363098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955549237" calcext:value-type="float">
            <text:p>0.0001895555</text:p>
          </table:table-cell>
          <table:table-cell table:formula="of:=[.B415]-[.A415]" office:value-type="float" office:value="3.66600799599999" calcext:value-type="float">
            <text:p>3.666007996</text:p>
          </table:table-cell>
          <table:table-cell table:formula="of:=[.C415]-[.B415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30.654335022" calcext:value-type="float">
            <text:p>130.654335022</text:p>
          </table:table-cell>
          <table:table-cell office:value-type="float" office:value="135.049072266" calcext:value-type="float">
            <text:p>135.049072266</text:p>
          </table:table-cell>
          <table:table-cell office:value-type="float" office:value="203" calcext:value-type="float">
            <text:p>203</text:p>
          </table:table-cell>
          <table:table-cell office:value-type="float" office:value="0.19598702878" calcext:value-type="float">
            <text:p>0.1959870288</text:p>
          </table:table-cell>
          <table:table-cell table:formula="of:=[.B416]-[.A416]" office:value-type="float" office:value="4.394737244" calcext:value-type="float">
            <text:p>4.394737244</text:p>
          </table:table-cell>
          <table:table-cell table:formula="of:=[.C416]-[.B416]" office:value-type="float" office:value="67.950927734" calcext:value-type="float">
            <text:p>67.950927734</text:p>
          </table:table-cell>
        </table:table-row>
        <table:table-row table:style-name="ro1">
          <table:table-cell office:value-type="float" office:value="139.970558167" calcext:value-type="float">
            <text:p>139.970558167</text:p>
          </table:table-cell>
          <table:table-cell office:value-type="float" office:value="156.699951172" calcext:value-type="float">
            <text:p>156.699951172</text:p>
          </table:table-cell>
          <table:table-cell office:value-type="float" office:value="203" calcext:value-type="float">
            <text:p>203</text:p>
          </table:table-cell>
          <table:table-cell office:value-type="float" office:value="2.490512717" calcext:value-type="float">
            <text:p>2.490512717</text:p>
          </table:table-cell>
          <table:table-cell table:formula="of:=[.B417]-[.A417]" office:value-type="float" office:value="16.729393005" calcext:value-type="float">
            <text:p>16.729393005</text:p>
          </table:table-cell>
          <table:table-cell table:formula="of:=[.C417]-[.B417]" office:value-type="float" office:value="46.300048828" calcext:value-type="float">
            <text:p>46.300048828</text:p>
          </table:table-cell>
        </table:table-row>
        <table:table-row table:style-name="ro1">
          <table:table-cell office:value-type="float" office:value="162.849723816" calcext:value-type="float">
            <text:p>162.849723816</text:p>
          </table:table-cell>
          <table:table-cell office:value-type="float" office:value="179.334960938" calcext:value-type="float">
            <text:p>179.334960938</text:p>
          </table:table-cell>
          <table:table-cell office:value-type="float" office:value="203" calcext:value-type="float">
            <text:p>203</text:p>
          </table:table-cell>
          <table:table-cell office:value-type="float" office:value="2.47729738991" calcext:value-type="float">
            <text:p>2.4772973899</text:p>
          </table:table-cell>
          <table:table-cell table:formula="of:=[.B418]-[.A418]" office:value-type="float" office:value="16.485237122" calcext:value-type="float">
            <text:p>16.485237122</text:p>
          </table:table-cell>
          <table:table-cell table:formula="of:=[.C418]-[.B418]" office:value-type="float" office:value="23.665039062" calcext:value-type="float">
            <text:p>23.665039062</text:p>
          </table:table-cell>
        </table:table-row>
        <table:table-row table:style-name="ro1">
          <table:table-cell office:value-type="float" office:value="183.996620178" calcext:value-type="float">
            <text:p>183.996620178</text:p>
          </table:table-cell>
          <table:table-cell office:value-type="float" office:value="198.033447266" calcext:value-type="float">
            <text:p>198.033447266</text:p>
          </table:table-cell>
          <table:table-cell office:value-type="float" office:value="203" calcext:value-type="float">
            <text:p>203</text:p>
          </table:table-cell>
          <table:table-cell office:value-type="float" office:value="0.114744645799" calcext:value-type="float">
            <text:p>0.1147446458</text:p>
          </table:table-cell>
          <table:table-cell table:formula="of:=[.B419]-[.A419]" office:value-type="float" office:value="14.036827088" calcext:value-type="float">
            <text:p>14.036827088</text:p>
          </table:table-cell>
          <table:table-cell table:formula="of:=[.C419]-[.B419]" office:value-type="float" office:value="4.966552734" calcext:value-type="float">
            <text:p>4.966552734</text:p>
          </table:table-cell>
        </table:table-row>
        <table:table-row table:style-name="ro1">
          <table:table-cell office:value-type="float" office:value="191.29233551" calcext:value-type="float">
            <text:p>191.29233551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34455292909" calcext:value-type="float">
            <text:p>7.3445529291</text:p>
          </table:table-cell>
          <table:table-cell table:formula="of:=[.B420]-[.A420]" office:value-type="float" office:value="7.72524261500001" calcext:value-type="float">
            <text:p>7.725242615</text:p>
          </table:table-cell>
          <table:table-cell table:formula="of:=[.C420]-[.B420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11.207527161" calcext:value-type="float">
            <text:p>211.207527161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9877356348" calcext:value-type="float">
            <text:p>0.5798773563</text:p>
          </table:table-cell>
          <table:table-cell table:formula="of:=[.B421]-[.A421]" office:value-type="float" office:value="3.556144714" calcext:value-type="float">
            <text:p>3.556144714</text:p>
          </table:table-cell>
          <table:table-cell table:formula="of:=[.C421]-[.B421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9176" calcext:value-type="float">
            <text:p>213.7024917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8090873221" calcext:value-type="float">
            <text:p>0.0006980909</text:p>
          </table:table-cell>
          <table:table-cell table:formula="of:=[.B422]-[.A422]" office:value-type="float" office:value="1.06118011500001" calcext:value-type="float">
            <text:p>1.061180115</text:p>
          </table:table-cell>
          <table:table-cell table:formula="of:=[.C422]-[.B422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4.964599609" calcext:value-type="float">
            <text:p>114.964599609</text:p>
          </table:table-cell>
          <table:table-cell office:value-type="float" office:value="130.784362793" calcext:value-type="float">
            <text:p>130.784362793</text:p>
          </table:table-cell>
          <table:table-cell office:value-type="float" office:value="203" calcext:value-type="float">
            <text:p>203</text:p>
          </table:table-cell>
          <table:table-cell office:value-type="float" office:value="0.000698090873221" calcext:value-type="float">
            <text:p>0.0006980909</text:p>
          </table:table-cell>
          <table:table-cell table:formula="of:=[.B423]-[.A423]" office:value-type="float" office:value="15.819763184" calcext:value-type="float">
            <text:p>15.819763184</text:p>
          </table:table-cell>
          <table:table-cell table:formula="of:=[.C423]-[.B423]" office:value-type="float" office:value="72.215637207" calcext:value-type="float">
            <text:p>72.215637207</text:p>
          </table:table-cell>
        </table:table-row>
        <table:table-row table:style-name="ro1">
          <table:table-cell office:value-type="float" office:value="129.194236755" calcext:value-type="float">
            <text:p>129.194236755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66693240951" calcext:value-type="float">
            <text:p>0.0001666932</text:p>
          </table:table-cell>
          <table:table-cell table:formula="of:=[.B424]-[.A424]" office:value-type="float" office:value="3.88657379200001" calcext:value-type="float">
            <text:p>3.886573792</text:p>
          </table:table-cell>
          <table:table-cell table:formula="of:=[.C424]-[.B424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51.385658264" calcext:value-type="float">
            <text:p>151.385658264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30834177643" calcext:value-type="float">
            <text:p>0.2308341776</text:p>
          </table:table-cell>
          <table:table-cell table:formula="of:=[.B425]-[.A425]" office:value-type="float" office:value="10.234947205" calcext:value-type="float">
            <text:p>10.234947205</text:p>
          </table:table-cell>
          <table:table-cell table:formula="of:=[.C425]-[.B425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71.14176178" calcext:value-type="float">
            <text:p>171.14176178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15273058755" calcext:value-type="float">
            <text:p>0.1152730588</text:p>
          </table:table-cell>
          <table:table-cell table:formula="of:=[.B426]-[.A426]" office:value-type="float" office:value="6.224937439" calcext:value-type="float">
            <text:p>6.224937439</text:p>
          </table:table-cell>
          <table:table-cell table:formula="of:=[.C426]-[.B426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88.33405304" calcext:value-type="float">
            <text:p>188.33405304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5455033146" calcext:value-type="float">
            <text:p>0.1254550331</text:p>
          </table:table-cell>
          <table:table-cell table:formula="of:=[.B427]-[.A427]" office:value-type="float" office:value="4.77873992900001" calcext:value-type="float">
            <text:p>4.778739929</text:p>
          </table:table-cell>
          <table:table-cell table:formula="of:=[.C427]-[.B427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6.83429718" calcext:value-type="float">
            <text:p>196.83429718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4.4897959184" calcext:value-type="float">
            <text:p>24.4897959184</text:p>
          </table:table-cell>
          <table:table-cell table:formula="of:=[.B428]-[.A428]" office:value-type="float" office:value="12.024589539" calcext:value-type="float">
            <text:p>12.024589539</text:p>
          </table:table-cell>
          <table:table-cell table:formula="of:=[.C428]-[.B428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11.890907288" calcext:value-type="float">
            <text:p>211.89090728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5833261636" calcext:value-type="float">
            <text:p>0.4058332616</text:p>
          </table:table-cell>
          <table:table-cell table:formula="of:=[.B429]-[.A429]" office:value-type="float" office:value="2.87276458700001" calcext:value-type="float">
            <text:p>2.872764587</text:p>
          </table:table-cell>
          <table:table-cell table:formula="of:=[.C429]-[.B429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766418" calcext:value-type="float">
            <text:p>213.70276641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63269920709" calcext:value-type="float">
            <text:p>0.0006632699</text:p>
          </table:table-cell>
          <table:table-cell table:formula="of:=[.B430]-[.A430]" office:value-type="float" office:value="1.06090545699999" calcext:value-type="float">
            <text:p>1.060905457</text:p>
          </table:table-cell>
          <table:table-cell table:formula="of:=[.C430]-[.B430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89637756" calcext:value-type="float">
            <text:p>118.589637756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9886938152" calcext:value-type="float">
            <text:p>0.0001898869</text:p>
          </table:table-cell>
          <table:table-cell table:formula="of:=[.B431]-[.A431]" office:value-type="float" office:value="3.665733338" calcext:value-type="float">
            <text:p>3.665733338</text:p>
          </table:table-cell>
          <table:table-cell table:formula="of:=[.C431]-[.B431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23.181724548" calcext:value-type="float">
            <text:p>123.181724548</text:p>
          </table:table-cell>
          <table:table-cell office:value-type="float" office:value="131.129943848" calcext:value-type="float">
            <text:p>131.129943848</text:p>
          </table:table-cell>
          <table:table-cell office:value-type="float" office:value="203" calcext:value-type="float">
            <text:p>203</text:p>
          </table:table-cell>
          <table:table-cell office:value-type="float" office:value="0.206980519481" calcext:value-type="float">
            <text:p>0.2069805195</text:p>
          </table:table-cell>
          <table:table-cell table:formula="of:=[.B432]-[.A432]" office:value-type="float" office:value="7.94821930000001" calcext:value-type="float">
            <text:p>7.9482193</text:p>
          </table:table-cell>
          <table:table-cell table:formula="of:=[.C432]-[.B432]" office:value-type="float" office:value="71.870056152" calcext:value-type="float">
            <text:p>71.870056152</text:p>
          </table:table-cell>
        </table:table-row>
        <table:table-row table:style-name="ro1">
          <table:table-cell office:value-type="float" office:value="149.70778656" calcext:value-type="float">
            <text:p>149.70778656</text:p>
          </table:table-cell>
          <table:table-cell office:value-type="float" office:value="151.779296875" calcext:value-type="float">
            <text:p>151.779296875</text:p>
          </table:table-cell>
          <table:table-cell office:value-type="float" office:value="203" calcext:value-type="float">
            <text:p>203</text:p>
          </table:table-cell>
          <table:table-cell office:value-type="float" office:value="2.49327122153" calcext:value-type="float">
            <text:p>2.4932712215</text:p>
          </table:table-cell>
          <table:table-cell table:formula="of:=[.B433]-[.A433]" office:value-type="float" office:value="2.07151031500001" calcext:value-type="float">
            <text:p>2.071510315</text:p>
          </table:table-cell>
          <table:table-cell table:formula="of:=[.C433]-[.B433]" office:value-type="float" office:value="51.220703125" calcext:value-type="float">
            <text:p>51.220703125</text:p>
          </table:table-cell>
        </table:table-row>
        <table:table-row table:style-name="ro1">
          <table:table-cell office:value-type="float" office:value="156.883964539" calcext:value-type="float">
            <text:p>156.883964539</text:p>
          </table:table-cell>
          <table:table-cell office:value-type="float" office:value="173.430175781" calcext:value-type="float">
            <text:p>173.430175781</text:p>
          </table:table-cell>
          <table:table-cell office:value-type="float" office:value="203" calcext:value-type="float">
            <text:p>203</text:p>
          </table:table-cell>
          <table:table-cell office:value-type="float" office:value="2.51224664573" calcext:value-type="float">
            <text:p>2.5122466457</text:p>
          </table:table-cell>
          <table:table-cell table:formula="of:=[.B434]-[.A434]" office:value-type="float" office:value="16.546211242" calcext:value-type="float">
            <text:p>16.546211242</text:p>
          </table:table-cell>
          <table:table-cell table:formula="of:=[.C434]-[.B434]" office:value-type="float" office:value="29.569824219" calcext:value-type="float">
            <text:p>29.569824219</text:p>
          </table:table-cell>
        </table:table-row>
        <table:table-row table:style-name="ro1">
          <table:table-cell office:value-type="float" office:value="180.309288025" calcext:value-type="float">
            <text:p>180.309288025</text:p>
          </table:table-cell>
          <table:table-cell office:value-type="float" office:value="197.049316406" calcext:value-type="float">
            <text:p>197.049316406</text:p>
          </table:table-cell>
          <table:table-cell office:value-type="float" office:value="203" calcext:value-type="float">
            <text:p>203</text:p>
          </table:table-cell>
          <table:table-cell office:value-type="float" office:value="1.18742863668" calcext:value-type="float">
            <text:p>1.1874286367</text:p>
          </table:table-cell>
          <table:table-cell table:formula="of:=[.B435]-[.A435]" office:value-type="float" office:value="16.740028381" calcext:value-type="float">
            <text:p>16.740028381</text:p>
          </table:table-cell>
          <table:table-cell table:formula="of:=[.C435]-[.B435]" office:value-type="float" office:value="5.950683594" calcext:value-type="float">
            <text:p>5.950683594</text:p>
          </table:table-cell>
        </table:table-row>
        <table:table-row table:style-name="ro1">
          <table:table-cell office:value-type="float" office:value="188.809333801" calcext:value-type="float">
            <text:p>188.809333801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3962607115" calcext:value-type="float">
            <text:p>7.3962607115</text:p>
          </table:table-cell>
          <table:table-cell table:formula="of:=[.B436]-[.A436]" office:value-type="float" office:value="10.208244324" calcext:value-type="float">
            <text:p>10.208244324</text:p>
          </table:table-cell>
          <table:table-cell table:formula="of:=[.C436]-[.B436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8.360786438" calcext:value-type="float">
            <text:p>208.36078643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7153301348" calcext:value-type="float">
            <text:p>0.5771533013</text:p>
          </table:table-cell>
          <table:table-cell table:formula="of:=[.B437]-[.A437]" office:value-type="float" office:value="6.40288543700001" calcext:value-type="float">
            <text:p>6.402885437</text:p>
          </table:table-cell>
          <table:table-cell table:formula="of:=[.C437]-[.B43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2.345603943" calcext:value-type="float">
            <text:p>212.345603943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105058969584" calcext:value-type="float">
            <text:p>0.1050589696</text:p>
          </table:table-cell>
          <table:table-cell table:formula="of:=[.B438]-[.A438]" office:value-type="float" office:value="2.41806793200001" calcext:value-type="float">
            <text:p>2.418067932</text:p>
          </table:table-cell>
          <table:table-cell table:formula="of:=[.C438]-[.B438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3.448951721" calcext:value-type="float">
            <text:p>113.448951721</text:p>
          </table:table-cell>
          <table:table-cell office:value-type="float" office:value="129.252151489" calcext:value-type="float">
            <text:p>129.252151489</text:p>
          </table:table-cell>
          <table:table-cell office:value-type="float" office:value="203" calcext:value-type="float">
            <text:p>203</text:p>
          </table:table-cell>
          <table:table-cell office:value-type="float" office:value="0.000634556112891" calcext:value-type="float">
            <text:p>0.0006345561</text:p>
          </table:table-cell>
          <table:table-cell table:formula="of:=[.B439]-[.A439]" office:value-type="float" office:value="15.803199768" calcext:value-type="float">
            <text:p>15.803199768</text:p>
          </table:table-cell>
          <table:table-cell table:formula="of:=[.C439]-[.B439]" office:value-type="float" office:value="73.747848511" calcext:value-type="float">
            <text:p>73.747848511</text:p>
          </table:table-cell>
        </table:table-row>
        <table:table-row table:style-name="ro1">
          <table:table-cell office:value-type="float" office:value="129.194145203" calcext:value-type="float">
            <text:p>129.194145203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33876773867" calcext:value-type="float">
            <text:p>0.0001338768</text:p>
          </table:table-cell>
          <table:table-cell table:formula="of:=[.B440]-[.A440]" office:value-type="float" office:value="3.88666534399999" calcext:value-type="float">
            <text:p>3.886665344</text:p>
          </table:table-cell>
          <table:table-cell table:formula="of:=[.C440]-[.B440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51.04032135" calcext:value-type="float">
            <text:p>151.04032135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22814589151" calcext:value-type="float">
            <text:p>0.2228145892</text:p>
          </table:table-cell>
          <table:table-cell table:formula="of:=[.B441]-[.A441]" office:value-type="float" office:value="10.580284119" calcext:value-type="float">
            <text:p>10.580284119</text:p>
          </table:table-cell>
          <table:table-cell table:formula="of:=[.C441]-[.B441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70.858955383" calcext:value-type="float">
            <text:p>170.858955383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23421282981" calcext:value-type="float">
            <text:p>0.123421283</text:p>
          </table:table-cell>
          <table:table-cell table:formula="of:=[.B442]-[.A442]" office:value-type="float" office:value="6.507743836" calcext:value-type="float">
            <text:p>6.507743836</text:p>
          </table:table-cell>
          <table:table-cell table:formula="of:=[.C442]-[.B442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90.677589417" calcext:value-type="float">
            <text:p>190.677589417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24150505553" calcext:value-type="float">
            <text:p>0.1241505056</text:p>
          </table:table-cell>
          <table:table-cell table:formula="of:=[.B443]-[.A443]" office:value-type="float" office:value="2.43520355199999" calcext:value-type="float">
            <text:p>2.435203552</text:p>
          </table:table-cell>
          <table:table-cell table:formula="of:=[.C443]-[.B443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198.927711487" calcext:value-type="float">
            <text:p>198.927711487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0.4375" calcext:value-type="float">
            <text:p>20.4375</text:p>
          </table:table-cell>
          <table:table-cell table:formula="of:=[.B444]-[.A444]" office:value-type="float" office:value="9.93117523199999" calcext:value-type="float">
            <text:p>9.931175232</text:p>
          </table:table-cell>
          <table:table-cell table:formula="of:=[.C444]-[.B444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2.975273132" calcext:value-type="float">
            <text:p>202.975273132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390813089392" calcext:value-type="float">
            <text:p>0.3908130894</text:p>
          </table:table-cell>
          <table:table-cell table:formula="of:=[.B445]-[.A445]" office:value-type="float" office:value="11.788398743" calcext:value-type="float">
            <text:p>11.788398743</text:p>
          </table:table-cell>
          <table:table-cell table:formula="of:=[.C445]-[.B445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906864967806" calcext:value-type="float">
            <text:p>0.000906865</text:p>
          </table:table-cell>
          <table:table-cell table:formula="of:=[.B446]-[.A446]" office:value-type="float" office:value="1.06072235100001" calcext:value-type="float">
            <text:p>1.060722351</text:p>
          </table:table-cell>
          <table:table-cell table:formula="of:=[.C446]-[.B446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89912415" calcext:value-type="float">
            <text:p>118.589912415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1996581629" calcext:value-type="float">
            <text:p>0.0001819966</text:p>
          </table:table-cell>
          <table:table-cell table:formula="of:=[.B447]-[.A447]" office:value-type="float" office:value="3.665458679" calcext:value-type="float">
            <text:p>3.665458679</text:p>
          </table:table-cell>
          <table:table-cell table:formula="of:=[.C447]-[.B447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27.676399231" calcext:value-type="float">
            <text:p>127.676399231</text:p>
          </table:table-cell>
          <table:table-cell office:value-type="float" office:value="135.049072266" calcext:value-type="float">
            <text:p>135.049072266</text:p>
          </table:table-cell>
          <table:table-cell office:value-type="float" office:value="203" calcext:value-type="float">
            <text:p>203</text:p>
          </table:table-cell>
          <table:table-cell office:value-type="float" office:value="0.189294026377" calcext:value-type="float">
            <text:p>0.1892940264</text:p>
          </table:table-cell>
          <table:table-cell table:formula="of:=[.B448]-[.A448]" office:value-type="float" office:value="7.37267303499999" calcext:value-type="float">
            <text:p>7.372673035</text:p>
          </table:table-cell>
          <table:table-cell table:formula="of:=[.C448]-[.B448]" office:value-type="float" office:value="67.950927734" calcext:value-type="float">
            <text:p>67.950927734</text:p>
          </table:table-cell>
        </table:table-row>
        <table:table-row table:style-name="ro1">
          <table:table-cell office:value-type="float" office:value="143.359886169" calcext:value-type="float">
            <text:p>143.359886169</text:p>
          </table:table-cell>
          <table:table-cell office:value-type="float" office:value="159.65234375" calcext:value-type="float">
            <text:p>159.65234375</text:p>
          </table:table-cell>
          <table:table-cell office:value-type="float" office:value="203" calcext:value-type="float">
            <text:p>203</text:p>
          </table:table-cell>
          <table:table-cell office:value-type="float" office:value="2.51759930415" calcext:value-type="float">
            <text:p>2.5175993042</text:p>
          </table:table-cell>
          <table:table-cell table:formula="of:=[.B449]-[.A449]" office:value-type="float" office:value="16.292457581" calcext:value-type="float">
            <text:p>16.292457581</text:p>
          </table:table-cell>
          <table:table-cell table:formula="of:=[.C449]-[.B449]" office:value-type="float" office:value="43.34765625" calcext:value-type="float">
            <text:p>43.34765625</text:p>
          </table:table-cell>
        </table:table-row>
        <table:table-row table:style-name="ro1">
          <table:table-cell office:value-type="float" office:value="165.987495422" calcext:value-type="float">
            <text:p>165.987495422</text:p>
          </table:table-cell>
          <table:table-cell office:value-type="float" office:value="182.287353516" calcext:value-type="float">
            <text:p>182.287353516</text:p>
          </table:table-cell>
          <table:table-cell office:value-type="float" office:value="203" calcext:value-type="float">
            <text:p>203</text:p>
          </table:table-cell>
          <table:table-cell office:value-type="float" office:value="0.126927094213" calcext:value-type="float">
            <text:p>0.1269270942</text:p>
          </table:table-cell>
          <table:table-cell table:formula="of:=[.B450]-[.A450]" office:value-type="float" office:value="16.299858094" calcext:value-type="float">
            <text:p>16.299858094</text:p>
          </table:table-cell>
          <table:table-cell table:formula="of:=[.C450]-[.B450]" office:value-type="float" office:value="20.712646484" calcext:value-type="float">
            <text:p>20.712646484</text:p>
          </table:table-cell>
        </table:table-row>
        <table:table-row table:style-name="ro1">
          <table:table-cell office:value-type="float" office:value="186.118782043" calcext:value-type="float">
            <text:p>186.118782043</text:p>
          </table:table-cell>
          <table:table-cell office:value-type="float" office:value="198.033447266" calcext:value-type="float">
            <text:p>198.033447266</text:p>
          </table:table-cell>
          <table:table-cell office:value-type="float" office:value="203" calcext:value-type="float">
            <text:p>203</text:p>
          </table:table-cell>
          <table:table-cell office:value-type="float" office:value="0.110594188704" calcext:value-type="float">
            <text:p>0.1105941887</text:p>
          </table:table-cell>
          <table:table-cell table:formula="of:=[.B451]-[.A451]" office:value-type="float" office:value="11.914665223" calcext:value-type="float">
            <text:p>11.914665223</text:p>
          </table:table-cell>
          <table:table-cell table:formula="of:=[.C451]-[.B451]" office:value-type="float" office:value="4.966552734" calcext:value-type="float">
            <text:p>4.966552734</text:p>
          </table:table-cell>
        </table:table-row>
        <table:table-row table:style-name="ro1">
          <table:table-cell office:value-type="float" office:value="193.478157043" calcext:value-type="float">
            <text:p>193.478157043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32596401028" calcext:value-type="float">
            <text:p>7.3259640103</text:p>
          </table:table-cell>
          <table:table-cell table:formula="of:=[.B452]-[.A452]" office:value-type="float" office:value="5.53942108199999" calcext:value-type="float">
            <text:p>5.539421082</text:p>
          </table:table-cell>
          <table:table-cell table:formula="of:=[.C452]-[.B452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198.867103577" calcext:value-type="float">
            <text:p>198.867103577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82663711093" calcext:value-type="float">
            <text:p>0.5826637111</text:p>
          </table:table-cell>
          <table:table-cell table:formula="of:=[.B453]-[.A453]" office:value-type="float" office:value="15.896568298" calcext:value-type="float">
            <text:p>15.896568298</text:p>
          </table:table-cell>
          <table:table-cell table:formula="of:=[.C453]-[.B453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9176" calcext:value-type="float">
            <text:p>213.7024917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7138700291" calcext:value-type="float">
            <text:p>0.0006971387</text:p>
          </table:table-cell>
          <table:table-cell table:formula="of:=[.B454]-[.A454]" office:value-type="float" office:value="1.06118011500001" calcext:value-type="float">
            <text:p>1.061180115</text:p>
          </table:table-cell>
          <table:table-cell table:formula="of:=[.C454]-[.B454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9.242210388" calcext:value-type="float">
            <text:p>119.242210388</text:p>
          </table:table-cell>
          <table:table-cell office:value-type="float" office:value="135.066467285" calcext:value-type="float">
            <text:p>135.06646728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7138700291" calcext:value-type="float">
            <text:p>0.0006971387</text:p>
          </table:table-cell>
          <table:table-cell table:formula="of:=[.B455]-[.A455]" office:value-type="float" office:value="15.824256897" calcext:value-type="float">
            <text:p>15.824256897</text:p>
          </table:table-cell>
          <table:table-cell table:formula="of:=[.C455]-[.B455]" office:value-type="float" office:value="67.933532715" calcext:value-type="float">
            <text:p>67.933532715</text:p>
          </table:table-cell>
        </table:table-row>
        <table:table-row table:style-name="ro1">
          <table:table-cell office:value-type="float" office:value="129.193687439" calcext:value-type="float">
            <text:p>129.193687439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66466424446" calcext:value-type="float">
            <text:p>0.0001664664</text:p>
          </table:table-cell>
          <table:table-cell table:formula="of:=[.B456]-[.A456]" office:value-type="float" office:value="3.887123108" calcext:value-type="float">
            <text:p>3.887123108</text:p>
          </table:table-cell>
          <table:table-cell table:formula="of:=[.C456]-[.B456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54.071723938" calcext:value-type="float">
            <text:p>154.071723938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18204804046" calcext:value-type="float">
            <text:p>0.218204804</text:p>
          </table:table-cell>
          <table:table-cell table:formula="of:=[.B457]-[.A457]" office:value-type="float" office:value="7.54888153100001" calcext:value-type="float">
            <text:p>7.548881531</text:p>
          </table:table-cell>
          <table:table-cell table:formula="of:=[.C457]-[.B457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73.827827454" calcext:value-type="float">
            <text:p>173.827827454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14919271586" calcext:value-type="float">
            <text:p>0.1149192716</text:p>
          </table:table-cell>
          <table:table-cell table:formula="of:=[.B458]-[.A458]" office:value-type="float" office:value="3.53887176500001" calcext:value-type="float">
            <text:p>3.538871765</text:p>
          </table:table-cell>
          <table:table-cell table:formula="of:=[.C458]-[.B458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79.891609192" calcext:value-type="float">
            <text:p>179.891609192</text:p>
          </table:table-cell>
          <table:table-cell office:value-type="float" office:value="193.112792969" calcext:value-type="float">
            <text:p>193.112792969</text:p>
          </table:table-cell>
          <table:table-cell office:value-type="float" office:value="203" calcext:value-type="float">
            <text:p>203</text:p>
          </table:table-cell>
          <table:table-cell office:value-type="float" office:value="0.118380580264" calcext:value-type="float">
            <text:p>0.1183805803</text:p>
          </table:table-cell>
          <table:table-cell table:formula="of:=[.B459]-[.A459]" office:value-type="float" office:value="13.221183777" calcext:value-type="float">
            <text:p>13.221183777</text:p>
          </table:table-cell>
          <table:table-cell table:formula="of:=[.C459]-[.B459]" office:value-type="float" office:value="9.887207031" calcext:value-type="float">
            <text:p>9.887207031</text:p>
          </table:table-cell>
        </table:table-row>
        <table:table-row table:style-name="ro1">
          <table:table-cell office:value-type="float" office:value="200.3332901" calcext:value-type="float">
            <text:p>200.3332901</text:p>
          </table:table-cell>
          <table:table-cell office:value-type="float" office:value="208.858886719" calcext:value-type="float">
            <text:p>208.858886719</text:p>
          </table:table-cell>
          <table:table-cell office:value-type="float" office:value="203" calcext:value-type="float">
            <text:p>203</text:p>
          </table:table-cell>
          <table:table-cell office:value-type="float" office:value="24.14" calcext:value-type="float">
            <text:p>24.14</text:p>
          </table:table-cell>
          <table:table-cell table:formula="of:=[.B460]-[.A460]" office:value-type="float" office:value="8.525596619" calcext:value-type="float">
            <text:p>8.525596619</text:p>
          </table:table-cell>
          <table:table-cell table:formula="of:=[.C460]-[.B460]" office:value-type="float" office:value="-5.858886719" calcext:value-type="float">
            <text:p>-5.858886719</text:p>
          </table:table-cell>
        </table:table-row>
        <table:table-row table:style-name="ro1">
          <table:table-cell office:value-type="float" office:value="208.115882874" calcext:value-type="float">
            <text:p>208.11588287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400385998772" calcext:value-type="float">
            <text:p>0.4003859988</text:p>
          </table:table-cell>
          <table:table-cell table:formula="of:=[.B461]-[.A461]" office:value-type="float" office:value="6.64778900100001" calcext:value-type="float">
            <text:p>6.647789001</text:p>
          </table:table-cell>
          <table:table-cell table:formula="of:=[.C461]-[.B461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766418" calcext:value-type="float">
            <text:p>213.702766418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3606755127" calcext:value-type="float">
            <text:p>0.0006936068</text:p>
          </table:table-cell>
          <table:table-cell table:formula="of:=[.B462]-[.A462]" office:value-type="float" office:value="1.06090545699999" calcext:value-type="float">
            <text:p>1.060905457</text:p>
          </table:table-cell>
          <table:table-cell table:formula="of:=[.C462]-[.B462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90187073" calcext:value-type="float">
            <text:p>118.590187073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1575602555" calcext:value-type="float">
            <text:p>0.0001815756</text:p>
          </table:table-cell>
          <table:table-cell table:formula="of:=[.B463]-[.A463]" office:value-type="float" office:value="3.665184021" calcext:value-type="float">
            <text:p>3.665184021</text:p>
          </table:table-cell>
          <table:table-cell table:formula="of:=[.C463]-[.B463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33.397666931" calcext:value-type="float">
            <text:p>133.397666931</text:p>
          </table:table-cell>
          <table:table-cell office:value-type="float" office:value="136.033203125" calcext:value-type="float">
            <text:p>136.033203125</text:p>
          </table:table-cell>
          <table:table-cell office:value-type="float" office:value="203" calcext:value-type="float">
            <text:p>203</text:p>
          </table:table-cell>
          <table:table-cell office:value-type="float" office:value="0.188258317025" calcext:value-type="float">
            <text:p>0.188258317</text:p>
          </table:table-cell>
          <table:table-cell table:formula="of:=[.B464]-[.A464]" office:value-type="float" office:value="2.635536194" calcext:value-type="float">
            <text:p>2.635536194</text:p>
          </table:table-cell>
          <table:table-cell table:formula="of:=[.C464]-[.B464]" office:value-type="float" office:value="66.966796875" calcext:value-type="float">
            <text:p>66.966796875</text:p>
          </table:table-cell>
        </table:table-row>
        <table:table-row table:style-name="ro1">
          <table:table-cell office:value-type="float" office:value="147.357902527" calcext:value-type="float">
            <text:p>147.357902527</text:p>
          </table:table-cell>
          <table:table-cell office:value-type="float" office:value="163.588867188" calcext:value-type="float">
            <text:p>163.588867188</text:p>
          </table:table-cell>
          <table:table-cell office:value-type="float" office:value="203" calcext:value-type="float">
            <text:p>203</text:p>
          </table:table-cell>
          <table:table-cell office:value-type="float" office:value="2.51443388073" calcext:value-type="float">
            <text:p>2.5144338807</text:p>
          </table:table-cell>
          <table:table-cell table:formula="of:=[.B465]-[.A465]" office:value-type="float" office:value="16.230964661" calcext:value-type="float">
            <text:p>16.230964661</text:p>
          </table:table-cell>
          <table:table-cell table:formula="of:=[.C465]-[.B465]" office:value-type="float" office:value="39.411132812" calcext:value-type="float">
            <text:p>39.411132812</text:p>
          </table:table-cell>
        </table:table-row>
        <table:table-row table:style-name="ro1">
          <table:table-cell office:value-type="float" office:value="168.14289093" calcext:value-type="float">
            <text:p>168.14289093</text:p>
          </table:table-cell>
          <table:table-cell office:value-type="float" office:value="182.287353516" calcext:value-type="float">
            <text:p>182.287353516</text:p>
          </table:table-cell>
          <table:table-cell office:value-type="float" office:value="203" calcext:value-type="float">
            <text:p>203</text:p>
          </table:table-cell>
          <table:table-cell office:value-type="float" office:value="0.124897423273" calcext:value-type="float">
            <text:p>0.1248974233</text:p>
          </table:table-cell>
          <table:table-cell table:formula="of:=[.B466]-[.A466]" office:value-type="float" office:value="14.144462586" calcext:value-type="float">
            <text:p>14.144462586</text:p>
          </table:table-cell>
          <table:table-cell table:formula="of:=[.C466]-[.B466]" office:value-type="float" office:value="20.712646484" calcext:value-type="float">
            <text:p>20.712646484</text:p>
          </table:table-cell>
        </table:table-row>
        <table:table-row table:style-name="ro1">
          <table:table-cell office:value-type="float" office:value="188.149116516" calcext:value-type="float">
            <text:p>188.149116516</text:p>
          </table:table-cell>
          <table:table-cell office:value-type="float" office:value="198.033447266" calcext:value-type="float">
            <text:p>198.033447266</text:p>
          </table:table-cell>
          <table:table-cell office:value-type="float" office:value="203" calcext:value-type="float">
            <text:p>203</text:p>
          </table:table-cell>
          <table:table-cell office:value-type="float" office:value="0.117196101619" calcext:value-type="float">
            <text:p>0.1171961016</text:p>
          </table:table-cell>
          <table:table-cell table:formula="of:=[.B467]-[.A467]" office:value-type="float" office:value="9.88433075" calcext:value-type="float">
            <text:p>9.88433075</text:p>
          </table:table-cell>
          <table:table-cell table:formula="of:=[.C467]-[.B467]" office:value-type="float" office:value="4.966552734" calcext:value-type="float">
            <text:p>4.966552734</text:p>
          </table:table-cell>
        </table:table-row>
        <table:table-row table:style-name="ro1">
          <table:table-cell office:value-type="float" office:value="195.963478088" calcext:value-type="float">
            <text:p>195.963478088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52842546502" calcext:value-type="float">
            <text:p>7.528425465</text:p>
          </table:table-cell>
          <table:table-cell table:formula="of:=[.B468]-[.A468]" office:value-type="float" office:value="3.05410003700001" calcext:value-type="float">
            <text:p>3.054100037</text:p>
          </table:table-cell>
          <table:table-cell table:formula="of:=[.C468]-[.B468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03.29044342" calcext:value-type="float">
            <text:p>203.29044342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4221218962" calcext:value-type="float">
            <text:p>0.574221219</text:p>
          </table:table-cell>
          <table:table-cell table:formula="of:=[.B469]-[.A469]" office:value-type="float" office:value="11.473228455" calcext:value-type="float">
            <text:p>11.473228455</text:p>
          </table:table-cell>
          <table:table-cell table:formula="of:=[.C469]-[.B469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674866" calcext:value-type="float">
            <text:p>213.70267486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56226696495" calcext:value-type="float">
            <text:p>0.0006562267</text:p>
          </table:table-cell>
          <table:table-cell table:formula="of:=[.B470]-[.A470]" office:value-type="float" office:value="1.060997009" calcext:value-type="float">
            <text:p>1.060997009</text:p>
          </table:table-cell>
          <table:table-cell table:formula="of:=[.C470]-[.B470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23.178794861" calcext:value-type="float">
            <text:p>123.178794861</text:p>
          </table:table-cell>
          <table:table-cell office:value-type="float" office:value="139.002990723" calcext:value-type="float">
            <text:p>139.002990723</text:p>
          </table:table-cell>
          <table:table-cell office:value-type="float" office:value="203" calcext:value-type="float">
            <text:p>203</text:p>
          </table:table-cell>
          <table:table-cell office:value-type="float" office:value="0.000656226696495" calcext:value-type="float">
            <text:p>0.0006562267</text:p>
          </table:table-cell>
          <table:table-cell table:formula="of:=[.B471]-[.A471]" office:value-type="float" office:value="15.824195862" calcext:value-type="float">
            <text:p>15.824195862</text:p>
          </table:table-cell>
          <table:table-cell table:formula="of:=[.C471]-[.B471]" office:value-type="float" office:value="63.997009277" calcext:value-type="float">
            <text:p>63.997009277</text:p>
          </table:table-cell>
        </table:table-row>
        <table:table-row table:style-name="ro1">
          <table:table-cell office:value-type="float" office:value="129.193595886" calcext:value-type="float">
            <text:p>129.193595886</text:p>
          </table:table-cell>
          <table:table-cell office:value-type="float" office:value="133.080810547" calcext:value-type="float">
            <text:p>133.080810547</text:p>
          </table:table-cell>
          <table:table-cell office:value-type="float" office:value="203" calcext:value-type="float">
            <text:p>203</text:p>
          </table:table-cell>
          <table:table-cell office:value-type="float" office:value="0.000179531870647" calcext:value-type="float">
            <text:p>0.0001795319</text:p>
          </table:table-cell>
          <table:table-cell table:formula="of:=[.B472]-[.A472]" office:value-type="float" office:value="3.887214661" calcext:value-type="float">
            <text:p>3.887214661</text:p>
          </table:table-cell>
          <table:table-cell table:formula="of:=[.C472]-[.B472]" office:value-type="float" office:value="69.919189453" calcext:value-type="float">
            <text:p>69.919189453</text:p>
          </table:table-cell>
        </table:table-row>
        <table:table-row table:style-name="ro1">
          <table:table-cell office:value-type="float" office:value="158.041114807" calcext:value-type="float">
            <text:p>158.041114807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2327871636" calcext:value-type="float">
            <text:p>0.2232787164</text:p>
          </table:table-cell>
          <table:table-cell table:formula="of:=[.B473]-[.A473]" office:value-type="float" office:value="3.57949066199998" calcext:value-type="float">
            <text:p>3.579490662</text:p>
          </table:table-cell>
          <table:table-cell table:formula="of:=[.C473]-[.B473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64.864128113" calcext:value-type="float">
            <text:p>164.864128113</text:p>
          </table:table-cell>
          <table:table-cell office:value-type="float" office:value="177.366699219" calcext:value-type="float">
            <text:p>177.366699219</text:p>
          </table:table-cell>
          <table:table-cell office:value-type="float" office:value="203" calcext:value-type="float">
            <text:p>203</text:p>
          </table:table-cell>
          <table:table-cell office:value-type="float" office:value="0.122444791068" calcext:value-type="float">
            <text:p>0.1224447911</text:p>
          </table:table-cell>
          <table:table-cell table:formula="of:=[.B474]-[.A474]" office:value-type="float" office:value="12.502571106" calcext:value-type="float">
            <text:p>12.502571106</text:p>
          </table:table-cell>
          <table:table-cell table:formula="of:=[.C474]-[.B474]" office:value-type="float" office:value="25.633300781" calcext:value-type="float">
            <text:p>25.633300781</text:p>
          </table:table-cell>
        </table:table-row>
        <table:table-row table:style-name="ro1">
          <table:table-cell office:value-type="float" office:value="191.487419128" calcext:value-type="float">
            <text:p>191.487419128</text:p>
          </table:table-cell>
          <table:table-cell office:value-type="float" office:value="194.096923828" calcext:value-type="float">
            <text:p>194.096923828</text:p>
          </table:table-cell>
          <table:table-cell office:value-type="float" office:value="203" calcext:value-type="float">
            <text:p>203</text:p>
          </table:table-cell>
          <table:table-cell office:value-type="float" office:value="2.4639588747" calcext:value-type="float">
            <text:p>2.4639588747</text:p>
          </table:table-cell>
          <table:table-cell table:formula="of:=[.B475]-[.A475]" office:value-type="float" office:value="2.6095047" calcext:value-type="float">
            <text:p>2.6095047</text:p>
          </table:table-cell>
          <table:table-cell table:formula="of:=[.C475]-[.B475]" office:value-type="float" office:value="8.903076172" calcext:value-type="float">
            <text:p>8.903076172</text:p>
          </table:table-cell>
        </table:table-row>
        <table:table-row table:style-name="ro1">
          <table:table-cell office:value-type="float" office:value="191.191917419" calcext:value-type="float">
            <text:p>191.191917419</text:p>
          </table:table-cell>
          <table:table-cell office:value-type="float" office:value="206.995117188" calcext:value-type="float">
            <text:p>206.995117188</text:p>
          </table:table-cell>
          <table:table-cell office:value-type="float" office:value="203" calcext:value-type="float">
            <text:p>203</text:p>
          </table:table-cell>
          <table:table-cell office:value-type="float" office:value="20.3333333333" calcext:value-type="float">
            <text:p>20.3333333333</text:p>
          </table:table-cell>
          <table:table-cell table:formula="of:=[.B476]-[.A476]" office:value-type="float" office:value="15.803199769" calcext:value-type="float">
            <text:p>15.803199769</text:p>
          </table:table-cell>
          <table:table-cell table:formula="of:=[.C476]-[.B476]" office:value-type="float" office:value="-3.99511718799999" calcext:value-type="float">
            <text:p>-3.995117188</text:p>
          </table:table-cell>
        </table:table-row>
        <table:table-row table:style-name="ro1">
          <table:table-cell office:value-type="float" office:value="198.340812683" calcext:value-type="float">
            <text:p>198.340812683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658178839997" calcext:value-type="float">
            <text:p>0.65817884</text:p>
          </table:table-cell>
          <table:table-cell table:formula="of:=[.B477]-[.A477]" office:value-type="float" office:value="16.422859192" calcext:value-type="float">
            <text:p>16.422859192</text:p>
          </table:table-cell>
          <table:table-cell table:formula="of:=[.C477]-[.B477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949524" calcext:value-type="float">
            <text:p>213.702949524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90317546071" calcext:value-type="float">
            <text:p>0.0006903175</text:p>
          </table:table-cell>
          <table:table-cell table:formula="of:=[.B478]-[.A478]" office:value-type="float" office:value="1.06072235100001" calcext:value-type="float">
            <text:p>1.060722351</text:p>
          </table:table-cell>
          <table:table-cell table:formula="of:=[.C478]-[.B478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18.590461731" calcext:value-type="float">
            <text:p>118.590461731</text:p>
          </table:table-cell>
          <table:table-cell office:value-type="float" office:value="122.255371094" calcext:value-type="float">
            <text:p>122.255371094</text:p>
          </table:table-cell>
          <table:table-cell office:value-type="float" office:value="203" calcext:value-type="float">
            <text:p>203</text:p>
          </table:table-cell>
          <table:table-cell office:value-type="float" office:value="0.000189927511" calcext:value-type="float">
            <text:p>0.0001899275</text:p>
          </table:table-cell>
          <table:table-cell table:formula="of:=[.B479]-[.A479]" office:value-type="float" office:value="3.66490936299999" calcext:value-type="float">
            <text:p>3.664909363</text:p>
          </table:table-cell>
          <table:table-cell table:formula="of:=[.C479]-[.B479]" office:value-type="float" office:value="80.744628906" calcext:value-type="float">
            <text:p>80.744628906</text:p>
          </table:table-cell>
        </table:table-row>
        <table:table-row table:style-name="ro1">
          <table:table-cell office:value-type="float" office:value="132.724891663" calcext:value-type="float">
            <text:p>132.724891663</text:p>
          </table:table-cell>
          <table:table-cell office:value-type="float" office:value="148.826904297" calcext:value-type="float">
            <text:p>148.826904297</text:p>
          </table:table-cell>
          <table:table-cell office:value-type="float" office:value="203" calcext:value-type="float">
            <text:p>203</text:p>
          </table:table-cell>
          <table:table-cell office:value-type="float" office:value="0.906720741599" calcext:value-type="float">
            <text:p>0.9067207416</text:p>
          </table:table-cell>
          <table:table-cell table:formula="of:=[.B480]-[.A480]" office:value-type="float" office:value="16.102012634" calcext:value-type="float">
            <text:p>16.102012634</text:p>
          </table:table-cell>
          <table:table-cell table:formula="of:=[.C480]-[.B480]" office:value-type="float" office:value="54.173095703" calcext:value-type="float">
            <text:p>54.173095703</text:p>
          </table:table-cell>
        </table:table-row>
        <table:table-row table:style-name="ro1">
          <table:table-cell office:value-type="float" office:value="152.730812073" calcext:value-type="float">
            <text:p>152.730812073</text:p>
          </table:table-cell>
          <table:table-cell office:value-type="float" office:value="166.541259766" calcext:value-type="float">
            <text:p>166.541259766</text:p>
          </table:table-cell>
          <table:table-cell office:value-type="float" office:value="203" calcext:value-type="float">
            <text:p>203</text:p>
          </table:table-cell>
          <table:table-cell office:value-type="float" office:value="0.119473746592" calcext:value-type="float">
            <text:p>0.1194737466</text:p>
          </table:table-cell>
          <table:table-cell table:formula="of:=[.B481]-[.A481]" office:value-type="float" office:value="13.810447693" calcext:value-type="float">
            <text:p>13.810447693</text:p>
          </table:table-cell>
          <table:table-cell table:formula="of:=[.C481]-[.B481]" office:value-type="float" office:value="36.458740234" calcext:value-type="float">
            <text:p>36.458740234</text:p>
          </table:table-cell>
        </table:table-row>
        <table:table-row table:style-name="ro1">
          <table:table-cell office:value-type="float" office:value="172.424385071" calcext:value-type="float">
            <text:p>172.424385071</text:p>
          </table:table-cell>
          <table:table-cell office:value-type="float" office:value="182.287353516" calcext:value-type="float">
            <text:p>182.287353516</text:p>
          </table:table-cell>
          <table:table-cell office:value-type="float" office:value="203" calcext:value-type="float">
            <text:p>203</text:p>
          </table:table-cell>
          <table:table-cell office:value-type="float" office:value="0.125265835453" calcext:value-type="float">
            <text:p>0.1252658355</text:p>
          </table:table-cell>
          <table:table-cell table:formula="of:=[.B482]-[.A482]" office:value-type="float" office:value="9.86296844500001" calcext:value-type="float">
            <text:p>9.862968445</text:p>
          </table:table-cell>
          <table:table-cell table:formula="of:=[.C482]-[.B482]" office:value-type="float" office:value="20.712646484" calcext:value-type="float">
            <text:p>20.712646484</text:p>
          </table:table-cell>
        </table:table-row>
        <table:table-row table:style-name="ro1">
          <table:table-cell office:value-type="float" office:value="188.833396912" calcext:value-type="float">
            <text:p>188.833396912</text:p>
          </table:table-cell>
          <table:table-cell office:value-type="float" office:value="198.033447266" calcext:value-type="float">
            <text:p>198.033447266</text:p>
          </table:table-cell>
          <table:table-cell office:value-type="float" office:value="203" calcext:value-type="float">
            <text:p>203</text:p>
          </table:table-cell>
          <table:table-cell office:value-type="float" office:value="0.111717180002" calcext:value-type="float">
            <text:p>0.11171718</text:p>
          </table:table-cell>
          <table:table-cell table:formula="of:=[.B483]-[.A483]" office:value-type="float" office:value="9.20005035399998" calcext:value-type="float">
            <text:p>9.200050354</text:p>
          </table:table-cell>
          <table:table-cell table:formula="of:=[.C483]-[.B483]" office:value-type="float" office:value="4.966552734" calcext:value-type="float">
            <text:p>4.966552734</text:p>
          </table:table-cell>
        </table:table-row>
        <table:table-row table:style-name="ro1">
          <table:table-cell office:value-type="float" office:value="187.820594788" calcext:value-type="float">
            <text:p>187.820594788</text:p>
          </table:table-cell>
          <table:table-cell office:value-type="float" office:value="199.017578125" calcext:value-type="float">
            <text:p>199.017578125</text:p>
          </table:table-cell>
          <table:table-cell office:value-type="float" office:value="203" calcext:value-type="float">
            <text:p>203</text:p>
          </table:table-cell>
          <table:table-cell office:value-type="float" office:value="7.50728029121" calcext:value-type="float">
            <text:p>7.5072802912</text:p>
          </table:table-cell>
          <table:table-cell table:formula="of:=[.B484]-[.A484]" office:value-type="float" office:value="11.196983337" calcext:value-type="float">
            <text:p>11.196983337</text:p>
          </table:table-cell>
          <table:table-cell table:formula="of:=[.C484]-[.B484]" office:value-type="float" office:value="3.982421875" calcext:value-type="float">
            <text:p>3.982421875</text:p>
          </table:table-cell>
        </table:table-row>
        <table:table-row table:style-name="ro1">
          <table:table-cell office:value-type="float" office:value="212.781013489" calcext:value-type="float">
            <text:p>212.781013489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577250968771" calcext:value-type="float">
            <text:p>0.5772509688</text:p>
          </table:table-cell>
          <table:table-cell table:formula="of:=[.B485]-[.A485]" office:value-type="float" office:value="1.982658386" calcext:value-type="float">
            <text:p>1.982658386</text:p>
          </table:table-cell>
          <table:table-cell table:formula="of:=[.C485]-[.B485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213.70249176" calcext:value-type="float">
            <text:p>213.70249176</text:p>
          </table:table-cell>
          <table:table-cell office:value-type="float" office:value="214.763671875" calcext:value-type="float">
            <text:p>214.763671875</text:p>
          </table:table-cell>
          <table:table-cell office:value-type="float" office:value="203" calcext:value-type="float">
            <text:p>203</text:p>
          </table:table-cell>
          <table:table-cell office:value-type="float" office:value="0.000636190129965" calcext:value-type="float">
            <text:p>0.0006361901</text:p>
          </table:table-cell>
          <table:table-cell table:formula="of:=[.B486]-[.A486]" office:value-type="float" office:value="1.06118011500001" calcext:value-type="float">
            <text:p>1.061180115</text:p>
          </table:table-cell>
          <table:table-cell table:formula="of:=[.C486]-[.B486]" office:value-type="float" office:value="-11.763671875" calcext:value-type="float">
            <text:p>-11.763671875</text:p>
          </table:table-cell>
        </table:table-row>
        <table:table-row table:style-name="ro1">
          <table:table-cell office:value-type="float" office:value="130.067314148" calcext:value-type="float">
            <text:p>130.067314148</text:p>
          </table:table-cell>
          <table:table-cell office:value-type="float" office:value="145.891906738" calcext:value-type="float">
            <text:p>145.891906738</text:p>
          </table:table-cell>
          <table:table-cell office:value-type="float" office:value="203" calcext:value-type="float">
            <text:p>203</text:p>
          </table:table-cell>
          <table:table-cell office:value-type="float" office:value="0.000636190129965" calcext:value-type="float">
            <text:p>0.0006361901</text:p>
          </table:table-cell>
          <table:table-cell table:formula="of:=[.B487]-[.A487]" office:value-type="float" office:value="15.82459259" calcext:value-type="float">
            <text:p>15.82459259</text:p>
          </table:table-cell>
          <table:table-cell table:formula="of:=[.C487]-[.B487]" office:value-type="float" office:value="57.108093262" calcext:value-type="float">
            <text:p>57.108093262</text:p>
          </table:table-cell>
        </table:table-row>
        <table:table-row table:style-name="ro1">
          <table:table-cell office:value-type="float" office:value="129.193138123" calcext:value-type="float">
            <text:p>129.193138123</text:p>
          </table:table-cell>
          <table:table-cell office:value-type="float" office:value="130.238616943" calcext:value-type="float">
            <text:p>130.238616943</text:p>
          </table:table-cell>
          <table:table-cell office:value-type="float" office:value="203" calcext:value-type="float">
            <text:p>203</text:p>
          </table:table-cell>
          <table:table-cell office:value-type="float" office:value="0.37667844523" calcext:value-type="float">
            <text:p>0.3766784452</text:p>
          </table:table-cell>
          <table:table-cell table:formula="of:=[.B488]-[.A488]" office:value-type="float" office:value="1.04547882" calcext:value-type="float">
            <text:p>1.04547882</text:p>
          </table:table-cell>
          <table:table-cell table:formula="of:=[.C488]-[.B488]" office:value-type="float" office:value="72.761383057" calcext:value-type="float">
            <text:p>72.761383057</text:p>
          </table:table-cell>
        </table:table-row>
        <table:table-row table:style-name="ro1">
          <table:table-cell office:value-type="float" office:value="151.246543884" calcext:value-type="float">
            <text:p>151.246543884</text:p>
          </table:table-cell>
          <table:table-cell office:value-type="float" office:value="161.620605469" calcext:value-type="float">
            <text:p>161.620605469</text:p>
          </table:table-cell>
          <table:table-cell office:value-type="float" office:value="203" calcext:value-type="float">
            <text:p>203</text:p>
          </table:table-cell>
          <table:table-cell office:value-type="float" office:value="0.220557462124" calcext:value-type="float">
            <text:p>0.2205574621</text:p>
          </table:table-cell>
          <table:table-cell table:formula="of:=[.B489]-[.A489]" office:value-type="float" office:value="10.374061585" calcext:value-type="float">
            <text:p>10.374061585</text:p>
          </table:table-cell>
          <table:table-cell table:formula="of:=[.C489]-[.B489]" office:value-type="float" office:value="41.379394531" calcext:value-type="float">
            <text:p>41.379394531</text:p>
          </table:table-cell>
        </table:table-row>
        <table:table-row table:style-name="ro1">
          <table:table-cell office:value-type="float" office:value="161.803367615" calcext:value-type="float">
            <text:p>161.803367615</text:p>
          </table:table-cell>
          <table:table-cell office:value-type="float" office:value="178.350830078" calcext:value-type="float">
            <text:p>178.350830078</text:p>
          </table:table-cell>
          <table:table-cell office:value-type="float" office:value="203" calcext:value-type="float">
            <text:p>203</text:p>
          </table:table-cell>
          <table:table-cell office:value-type="float" office:value="2.46631357139" calcext:value-type="float">
            <text:p>2.4663135714</text:p>
          </table:table-cell>
          <table:table-cell table:formula="of:=[.B490]-[.A490]" office:value-type="float" office:value="16.547462463" calcext:value-type="float">
            <text:p>16.547462463</text:p>
          </table:table-cell>
          <table:table-cell table:formula="of:=[.C490]-[.B490]" office:value-type="float" office:value="24.649169922" calcext:value-type="float">
            <text:p>24.649169922</text:p>
          </table:table-cell>
        </table:table-row>
        <table:table-row table:style-name="ro1">
          <table:table-cell office:value-type="float" office:value="185.728935242" calcext:value-type="float">
            <text:p>185.728935242</text:p>
          </table:table-cell>
          <table:table-cell office:value-type="float" office:value="201.969970703" calcext:value-type="float">
            <text:p>201.969970703</text:p>
          </table:table-cell>
          <table:table-cell office:value-type="float" office:value="203" calcext:value-type="float">
            <text:p>203</text:p>
          </table:table-cell>
          <table:table-cell office:value-type="float" office:value="2.46807903152" calcext:value-type="float">
            <text:p>2.4680790315</text:p>
          </table:table-cell>
          <table:table-cell table:formula="of:=[.B491]-[.A491]" office:value-type="float" office:value="16.241035461" calcext:value-type="float">
            <text:p>16.241035461</text:p>
          </table:table-cell>
          <table:table-cell table:formula="of:=[.C491]-[.B491]" office:value-type="float" office:value="1.030029297" calcext:value-type="float">
            <text:p>1.030029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18:34:05.32660632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9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88cm" svg:height="9.006cm" xlink:href=".." xlink:type="simple" chart:class="chart:area" chart:style-name="ch1">
        <chart:legend chart:legend-position="end" svg:x="18.037cm" svg:y="3.955cm" style:legend-expansion="high" chart:style-name="ch2"/>
        <chart:plot-area chart:style-name="ch3" table:cell-range-address="Sheet1.A1:Sheet1.B491" chart:data-source-has-labels="row" svg:x="0.401cm" svg:y="0.18cm" svg:width="17.235cm" svg:height="8.646cm">
          <chartooo:coordinate-region svg:x="1.208cm" svg:y="0.379cm" svg:width="16.38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91" chart:label-cell-address="Sheet1.A1:Sheet1.A1" chart:class="chart:area">
            <chart:data-point chart:repeated="490"/>
          </chart:series>
          <chart:series chart:style-name="ch7" chart:values-cell-range-address="Sheet1.B2:Sheet1.B491" chart:label-cell-address="Sheet1.B1:Sheet1.B1" chart:class="chart:area">
            <chart:data-point chart:repeated="4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091003418">
                <text:p>7.1091003418</text:p>
                <draw:g>
                  <svg:desc>Sheet1.A2:Sheet1.A491</svg:desc>
                </draw:g>
              </table:table-cell>
              <table:table-cell office:value-type="float" office:value="14.0124511719">
                <text:p>14.0124511719</text:p>
                <draw:g>
                  <svg:desc>Sheet1.B2:Sheet1.B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434082031">
                <text:p>29.7434082031</text:p>
              </table:table-cell>
              <table:table-cell office:value-type="float" office:value="44.5205078125">
                <text:p>44.52050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2346191406">
                <text:p>61.2346191406</text:p>
              </table:table-cell>
              <table:table-cell office:value-type="float" office:value="76.0126953125">
                <text:p>76.0126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6940307617">
                <text:p>94.6940307617</text:p>
              </table:table-cell>
              <table:table-cell office:value-type="float" office:value="109.473144531">
                <text:p>109.473144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.515945435">
                <text:p>120.515945435</text:p>
              </table:table-cell>
              <table:table-cell office:value-type="float" office:value="126.203369141">
                <text:p>126.20336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.582626343">
                <text:p>136.582626343</text:p>
              </table:table-cell>
              <table:table-cell office:value-type="float" office:value="141.949462891">
                <text:p>141.949462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067337036">
                <text:p>151.067337036</text:p>
              </table:table-cell>
              <table:table-cell office:value-type="float" office:value="157.695556641">
                <text:p>157.695556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.27066803">
                <text:p>166.27066803</text:p>
              </table:table-cell>
              <table:table-cell office:value-type="float" office:value="175.409912109">
                <text:p>175.409912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.927177429">
                <text:p>181.927177429</text:p>
              </table:table-cell>
              <table:table-cell office:value-type="float" office:value="190.171875">
                <text:p>190.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077133179">
                <text:p>193.077133179</text:p>
              </table:table-cell>
              <table:table-cell office:value-type="float" office:value="199.029052734">
                <text:p>199.029052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.427574158">
                <text:p>199.427574158</text:p>
              </table:table-cell>
              <table:table-cell office:value-type="float" office:value="203.949707031">
                <text:p>203.949707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.90839386">
                <text:p>209.90839386</text:p>
              </table:table-cell>
              <table:table-cell office:value-type="float" office:value="214.775146484">
                <text:p>214.775146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964233398">
                <text:p>208.964233398</text:p>
              </table:table-cell>
              <table:table-cell office:value-type="float" office:value="210.838623047">
                <text:p>210.838623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.183303833">
                <text:p>208.183303833</text:p>
              </table:table-cell>
              <table:table-cell office:value-type="float" office:value="214.775146484">
                <text:p>214.775146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3674697876">
                <text:p>49.3674697876</text:p>
              </table:table-cell>
              <table:table-cell office:value-type="float" office:value="65.1872558594">
                <text:p>65.187255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8938522339">
                <text:p>63.8938522339</text:p>
              </table:table-cell>
              <table:table-cell office:value-type="float" office:value="78.9650878906">
                <text:p>78.9650878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2444839478">
                <text:p>80.2444839478</text:p>
              </table:table-cell>
              <table:table-cell office:value-type="float" office:value="95.6953125">
                <text:p>95.695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206710815">
                <text:p>104.206710815</text:p>
              </table:table-cell>
              <table:table-cell office:value-type="float" office:value="112.425537109">
                <text:p>112.425537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05567932">
                <text:p>101.10556793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.011482239">
                <text:p>103.011482239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547080994">
                <text:p>102.54708099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.131736755">
                <text:p>103.13173675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.886238098">
                <text:p>102.88623809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.778526306">
                <text:p>102.77852630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.521278381">
                <text:p>109.52127838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.323768616">
                <text:p>103.32376861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221290588">
                <text:p>113.22129058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857429504">
                <text:p>113.85742950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295402527">
                <text:p>113.29540252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773658752">
                <text:p>113.77365875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.403450012">
                <text:p>105.40345001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.213859558">
                <text:p>106.21385955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.106895447">
                <text:p>107.10689544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887550354">
                <text:p>107.88755035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.171226501">
                <text:p>114.17122650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540901184">
                <text:p>111.54090118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56665802">
                <text:p>98.5666580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.336875916">
                <text:p>101.33687591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066291809">
                <text:p>104.066291809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.880226135">
                <text:p>104.88022613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.258079529">
                <text:p>106.258079529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.034584045">
                <text:p>108.03458404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.618492126">
                <text:p>108.61849212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.929206848">
                <text:p>104.92920684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321144104">
                <text:p>99.32114410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5664749146">
                <text:p>98.566474914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3.249946594">
                <text:p>113.24994659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.773628235">
                <text:p>111.77362823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.812355042">
                <text:p>108.81235504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.771232605">
                <text:p>101.77123260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5666122437">
                <text:p>98.566612243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.561836243">
                <text:p>112.56183624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.245155334">
                <text:p>111.24515533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.947044373">
                <text:p>112.9470443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41318512">
                <text:p>104.4131851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.061561584">
                <text:p>100.06156158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.666542053">
                <text:p>101.66654205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063026428">
                <text:p>106.06302642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878364563">
                <text:p>99.87836456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.249061584">
                <text:p>109.24906158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4367294312">
                <text:p>99.436729431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.865196228">
                <text:p>112.86519622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.938545227">
                <text:p>104.93854522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.934425354">
                <text:p>113.93442535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.123207092">
                <text:p>111.12320709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.6517105103">
                <text:p>98.651710510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.060279846">
                <text:p>112.06027984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.584907532">
                <text:p>103.58490753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.060279846">
                <text:p>112.06027984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.588020325">
                <text:p>100.58802032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.356315613">
                <text:p>113.35631561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.065498352">
                <text:p>109.06549835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.190940857">
                <text:p>104.19094085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.638694763">
                <text:p>103.63869476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9414291382">
                <text:p>98.941429138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.815986633">
                <text:p>103.81598663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.940605164">
                <text:p>107.94060516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.190940857">
                <text:p>104.190940857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2204818726">
                <text:p>99.220481872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.310081482">
                <text:p>100.31008148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.864967346">
                <text:p>106.86496734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.529182434">
                <text:p>108.52918243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.215858459">
                <text:p>111.215858459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023628235">
                <text:p>107.02362823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.305931091">
                <text:p>113.30593109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.066459656">
                <text:p>103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.470283508">
                <text:p>109.47028350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2212142944">
                <text:p>99.221214294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.740348816">
                <text:p>105.74034881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066459656">
                <text:p>112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.56224823">
                <text:p>100.5622482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.066459656">
                <text:p>109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.066459656">
                <text:p>103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.066459656">
                <text:p>100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566474915">
                <text:p>107.56647491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.217735291">
                <text:p>111.21773529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.066459656">
                <text:p>103.066459656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2842941284">
                <text:p>99.284294128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.351371765">
                <text:p>113.351371765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.31085968">
                <text:p>106.3108596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633644104">
                <text:p>99.63364410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2991256714">
                <text:p>99.299125671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.639518738">
                <text:p>112.63951873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.029090881">
                <text:p>108.02909088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.696037292">
                <text:p>105.69603729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.566612244">
                <text:p>104.56661224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.544334412">
                <text:p>102.54433441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.989738464">
                <text:p>102.98973846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.979423523">
                <text:p>101.97942352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.295463562">
                <text:p>114.295463562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2414932251">
                <text:p>99.241493225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.351173401">
                <text:p>112.351173401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.566749573">
                <text:p>110.56674957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6.982200623">
                <text:p>106.982200623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.566612244">
                <text:p>104.56661224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.312263489">
                <text:p>102.312263489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.267539978">
                <text:p>102.26753997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5.057106018">
                <text:p>105.05710601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.566612244">
                <text:p>104.566612244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.097557068">
                <text:p>104.097557068</text:p>
              </table:table-cell>
              <table:table-cell office:value-type="float" office:value="114.382324219">
                <text:p>114.3823242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.565048218">
                <text:p>136.565048218</text:p>
              </table:table-cell>
              <table:table-cell office:value-type="float" office:value="144.890380859">
                <text:p>144.8903808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.85369873">
                <text:p>137.85369873</text:p>
              </table:table-cell>
              <table:table-cell office:value-type="float" office:value="153.747558594">
                <text:p>153.747558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.570571899">
                <text:p>153.570571899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.669197083">
                <text:p>130.669197083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.894721985">
                <text:p>164.894721985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8.175376892">
                <text:p>168.175376892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3.042106628">
                <text:p>183.042106628</text:p>
              </table:table-cell>
              <table:table-cell office:value-type="float" office:value="192.128662109">
                <text:p>192.128662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02040863">
                <text:p>132.02040863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4.819419861">
                <text:p>164.819419861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.262901306">
                <text:p>165.262901306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433418274">
                <text:p>182.433418274</text:p>
              </table:table-cell>
              <table:table-cell office:value-type="float" office:value="191.14453125">
                <text:p>191.1445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0.22480011">
                <text:p>130.22480011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4.443977356">
                <text:p>164.443977356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.114067078">
                <text:p>164.114067078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.120124817">
                <text:p>178.120124817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467033386">
                <text:p>129.467033386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.894721985">
                <text:p>164.894721985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.122917175">
                <text:p>165.122917175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1.808113098">
                <text:p>181.808113098</text:p>
              </table:table-cell>
              <table:table-cell office:value-type="float" office:value="191.14453125">
                <text:p>191.144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9.933265686">
                <text:p>129.933265686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3.147499084">
                <text:p>163.147499084</text:p>
              </table:table-cell>
              <table:table-cell office:value-type="float" office:value="171.479309082">
                <text:p>171.479309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.109764099">
                <text:p>164.109764099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9.221717834">
                <text:p>179.221717834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.48740387">
                <text:p>126.4874038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.179298401">
                <text:p>161.179298401</text:p>
              </table:table-cell>
              <table:table-cell office:value-type="float" office:value="169.511047363">
                <text:p>169.5110473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.846763611">
                <text:p>177.846763611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06047821">
                <text:p>178.06047821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9.760826111">
                <text:p>129.760826111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.881721497">
                <text:p>164.881721497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.267921448">
                <text:p>170.267921448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.227714539">
                <text:p>187.227714539</text:p>
              </table:table-cell>
              <table:table-cell office:value-type="float" office:value="196.065185547">
                <text:p>196.0651855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1.30304718">
                <text:p>141.30304718</text:p>
              </table:table-cell>
              <table:table-cell office:value-type="float" office:value="148.844299316">
                <text:p>148.8442993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.817634583">
                <text:p>158.817634583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.776802063">
                <text:p>179.776802063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.849555969">
                <text:p>191.849555969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3.439216614">
                <text:p>143.439216614</text:p>
              </table:table-cell>
              <table:table-cell office:value-type="float" office:value="151.796691895">
                <text:p>151.7966918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7.882957458">
                <text:p>167.882957458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028800964">
                <text:p>184.028800964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.555610657">
                <text:p>116.555610657</text:p>
              </table:table-cell>
              <table:table-cell office:value-type="float" office:value="132.358810425">
                <text:p>132.3588104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.821464539">
                <text:p>146.821464539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0.354515076">
                <text:p>160.354515076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9.901542664">
                <text:p>179.901542664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.190177917">
                <text:p>132.19017791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.069618225">
                <text:p>154.069618225</text:p>
              </table:table-cell>
              <table:table-cell office:value-type="float" office:value="161.638000488">
                <text:p>161.638000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.21912384">
                <text:p>173.21912384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.341651917">
                <text:p>185.341651917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3.430244446">
                <text:p>133.430244446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6.258796692">
                <text:p>156.258796692</text:p>
              </table:table-cell>
              <table:table-cell office:value-type="float" office:value="164.590393066">
                <text:p>164.5903930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.596611023">
                <text:p>177.596611023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.740730286">
                <text:p>176.740730286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.028709412">
                <text:p>130.028709412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.894721985">
                <text:p>164.894721985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1.956642151">
                <text:p>171.956642151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.472587585">
                <text:p>188.472587585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.30304718">
                <text:p>141.30304718</text:p>
              </table:table-cell>
              <table:table-cell office:value-type="float" office:value="148.844299316">
                <text:p>148.8442993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8.852149963">
                <text:p>158.852149963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026954651">
                <text:p>180.026954651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.474891663">
                <text:p>192.474891663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2.455116272">
                <text:p>142.455116272</text:p>
              </table:table-cell>
              <table:table-cell office:value-type="float" office:value="150.812561035">
                <text:p>150.812561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7.195091248">
                <text:p>167.195091248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.403465271">
                <text:p>183.403465271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.555610657">
                <text:p>116.555610657</text:p>
              </table:table-cell>
              <table:table-cell office:value-type="float" office:value="132.358810425">
                <text:p>132.3588104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1.940132141">
                <text:p>141.940132141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8.500511169">
                <text:p>158.500511169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5.978157043">
                <text:p>175.978157043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148918152">
                <text:p>125.148918152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.1173172">
                <text:p>151.1173172</text:p>
              </table:table-cell>
              <table:table-cell office:value-type="float" office:value="158.68560791">
                <text:p>158.685607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0.564430237">
                <text:p>170.564430237</text:p>
              </table:table-cell>
              <table:table-cell office:value-type="float" office:value="179.334960938">
                <text:p>179.334960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3.653266907">
                <text:p>183.653266907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3.430244446">
                <text:p>133.430244446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.568244934">
                <text:p>150.568244934</text:p>
              </table:table-cell>
              <table:table-cell office:value-type="float" office:value="164.590393066">
                <text:p>164.590393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5.970787048">
                <text:p>175.970787048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2.314491272">
                <text:p>172.314491272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.596305847">
                <text:p>132.59630584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.195198059">
                <text:p>160.195198059</text:p>
              </table:table-cell>
              <table:table-cell office:value-type="float" office:value="168.526916504">
                <text:p>168.5269165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.146614075">
                <text:p>164.146614075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.229698181">
                <text:p>183.229698181</text:p>
              </table:table-cell>
              <table:table-cell office:value-type="float" office:value="192.128662109">
                <text:p>192.128662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6.382545471">
                <text:p>136.382545471</text:p>
              </table:table-cell>
              <table:table-cell office:value-type="float" office:value="143.92364502">
                <text:p>143.92364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.892921448">
                <text:p>169.892921448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7.1095047">
                <text:p>177.1095047</text:p>
              </table:table-cell>
              <table:table-cell office:value-type="float" office:value="187.208007812">
                <text:p>187.2080078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0.723976135">
                <text:p>190.723976135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.486915588">
                <text:p>140.486915588</text:p>
              </table:table-cell>
              <table:table-cell office:value-type="float" office:value="148.844299316">
                <text:p>148.8442993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.069511414">
                <text:p>166.069511414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.027763367">
                <text:p>182.027763367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4.806739807">
                <text:p>194.806739807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.012962341">
                <text:p>154.012962341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.822731018">
                <text:p>171.822731018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.158943176">
                <text:p>172.158943176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.469718933">
                <text:p>122.469718933</text:p>
              </table:table-cell>
              <table:table-cell office:value-type="float" office:value="139.987121582">
                <text:p>139.987121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.169548035">
                <text:p>147.169548035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8.78427887">
                <text:p>168.78427887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2.277565002">
                <text:p>182.277565002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2.190177917">
                <text:p>132.19017791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2.445243835">
                <text:p>162.445243835</text:p>
              </table:table-cell>
              <table:table-cell office:value-type="float" office:value="164.590393066">
                <text:p>164.5903930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4.97026825">
                <text:p>174.97026825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.280387878">
                <text:p>187.280387878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.614112854">
                <text:p>132.614112854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9.211097717">
                <text:p>159.211097717</text:p>
              </table:table-cell>
              <table:table-cell office:value-type="float" office:value="167.542785645">
                <text:p>167.5427856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.847053528">
                <text:p>178.847053528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.324485779">
                <text:p>181.324485779</text:p>
              </table:table-cell>
              <table:table-cell office:value-type="float" office:value="190.160400391">
                <text:p>190.160400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.430244446">
                <text:p>133.430244446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.216636658">
                <text:p>166.216636658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4.470542908">
                <text:p>174.470542908</text:p>
              </table:table-cell>
              <table:table-cell office:value-type="float" office:value="184.255615234">
                <text:p>184.2556152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9.035591125">
                <text:p>189.035591125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.713661194">
                <text:p>135.713661194</text:p>
              </table:table-cell>
              <table:table-cell office:value-type="float" office:value="148.844299316">
                <text:p>148.8442993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4.756340027">
                <text:p>164.756340027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.902153015">
                <text:p>180.902153015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4.663291931">
                <text:p>194.663291931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8.359260559">
                <text:p>148.359260559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.071815491">
                <text:p>170.071815491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6.237983704">
                <text:p>186.237983704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.352561951">
                <text:p>119.352561951</text:p>
              </table:table-cell>
              <table:table-cell office:value-type="float" office:value="139.987121582">
                <text:p>139.987121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.392173767">
                <text:p>142.392173767</text:p>
              </table:table-cell>
              <table:table-cell office:value-type="float" office:value="156.717346191">
                <text:p>156.717346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.941108704">
                <text:p>165.941108704</text:p>
              </table:table-cell>
              <table:table-cell office:value-type="float" office:value="175.3984375">
                <text:p>175.398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.151985168">
                <text:p>181.151985168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2.190177917">
                <text:p>132.19017791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6.037818909">
                <text:p>156.037818909</text:p>
              </table:table-cell>
              <table:table-cell office:value-type="float" office:value="163.606262207">
                <text:p>163.606262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4.344932556">
                <text:p>174.344932556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6.842643738">
                <text:p>186.842643738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1.537330627">
                <text:p>131.537330627</text:p>
              </table:table-cell>
              <table:table-cell office:value-type="float" office:value="140.971252441">
                <text:p>140.9712524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.163398743">
                <text:p>162.163398743</text:p>
              </table:table-cell>
              <table:table-cell office:value-type="float" office:value="170.495178223">
                <text:p>170.4951782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.237236023">
                <text:p>166.237236023</text:p>
              </table:table-cell>
              <table:table-cell office:value-type="float" office:value="181.303222656">
                <text:p>181.3032226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4.759727478">
                <text:p>184.759727478</text:p>
              </table:table-cell>
              <table:table-cell office:value-type="float" office:value="194.096923828">
                <text:p>194.0969238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7.366645813">
                <text:p>137.366645813</text:p>
              </table:table-cell>
              <table:table-cell office:value-type="float" office:value="144.907775879">
                <text:p>144.9077758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9.794883728">
                <text:p>169.794883728</text:p>
              </table:table-cell>
              <table:table-cell office:value-type="float" office:value="178.350830078">
                <text:p>178.3508300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8.535987854">
                <text:p>188.535987854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.10294342">
                <text:p>205.10294342</text:p>
              </table:table-cell>
              <table:table-cell office:value-type="float" office:value="212.795410156">
                <text:p>212.7954101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5.252616882">
                <text:p>205.252616882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3.708763123">
                <text:p>213.708763123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0.217552185">
                <text:p>170.217552185</text:p>
              </table:table-cell>
              <table:table-cell office:value-type="float" office:value="186.020751953">
                <text:p>186.0207519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5.962745667">
                <text:p>185.962745667</text:p>
              </table:table-cell>
              <table:table-cell office:value-type="float" office:value="188.192138672">
                <text:p>188.1921386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5.962745667">
                <text:p>185.962745667</text:p>
              </table:table-cell>
              <table:table-cell office:value-type="float" office:value="187.007965088">
                <text:p>187.0079650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4.922309875">
                <text:p>194.922309875</text:p>
              </table:table-cell>
              <table:table-cell office:value-type="float" office:value="196.065185547">
                <text:p>196.0651855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1.253166199">
                <text:p>121.253166199</text:p>
              </table:table-cell>
              <table:table-cell office:value-type="float" office:value="122.272766113">
                <text:p>122.2727661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.981132507">
                <text:p>154.981132507</text:p>
              </table:table-cell>
              <table:table-cell office:value-type="float" office:value="156.699951172">
                <text:p>156.6999511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1.625053406">
                <text:p>171.625053406</text:p>
              </table:table-cell>
              <table:table-cell office:value-type="float" office:value="174.414306641">
                <text:p>174.4143066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9.177314758">
                <text:p>189.177314758</text:p>
              </table:table-cell>
              <table:table-cell office:value-type="float" office:value="191.14453125">
                <text:p>191.1445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.905952454">
                <text:p>159.905952454</text:p>
              </table:table-cell>
              <table:table-cell office:value-type="float" office:value="160.653869629">
                <text:p>160.653869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.787239075">
                <text:p>186.787239075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8.952659607">
                <text:p>198.952659607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5.261276245">
                <text:p>145.261276245</text:p>
              </table:table-cell>
              <table:table-cell office:value-type="float" office:value="147.30317688">
                <text:p>147.303176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5.713508606">
                <text:p>145.713508606</text:p>
              </table:table-cell>
              <table:table-cell office:value-type="float" office:value="148.826904297">
                <text:p>148.8269042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6.503318787">
                <text:p>166.503318787</text:p>
              </table:table-cell>
              <table:table-cell office:value-type="float" office:value="168.509521484">
                <text:p>168.5095214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.070503235">
                <text:p>184.070503235</text:p>
              </table:table-cell>
              <table:table-cell office:value-type="float" office:value="185.239746094">
                <text:p>185.2397460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5.946632385">
                <text:p>195.946632385</text:p>
              </table:table-cell>
              <table:table-cell office:value-type="float" office:value="198.033447266">
                <text:p>198.0334472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8.943916321">
                <text:p>198.943916321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3.057579041">
                <text:p>103.057579041</text:p>
              </table:table-cell>
              <table:table-cell office:value-type="float" office:value="104.103057861">
                <text:p>104.1030578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6.693031311">
                <text:p>126.693031311</text:p>
              </table:table-cell>
              <table:table-cell office:value-type="float" office:value="128.16015625">
                <text:p>128.1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3.515296936">
                <text:p>143.515296936</text:p>
              </table:table-cell>
              <table:table-cell office:value-type="float" office:value="145.874511719">
                <text:p>145.8745117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64167786">
                <text:p>161.264167786</text:p>
              </table:table-cell>
              <table:table-cell office:value-type="float" office:value="163.588867188">
                <text:p>163.5888671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4.574134827">
                <text:p>184.574134827</text:p>
              </table:table-cell>
              <table:table-cell office:value-type="float" office:value="187.208007812">
                <text:p>187.2080078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8.27709198">
                <text:p>198.27709198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3.397422791">
                <text:p>103.397422791</text:p>
              </table:table-cell>
              <table:table-cell office:value-type="float" office:value="106.509277344">
                <text:p>106.5092773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2.356071472">
                <text:p>112.356071472</text:p>
              </table:table-cell>
              <table:table-cell office:value-type="float" office:value="113.415588379">
                <text:p>113.4155883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.816566467">
                <text:p>130.816566467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8.398857117">
                <text:p>148.398857117</text:p>
              </table:table-cell>
              <table:table-cell office:value-type="float" office:value="149.811035156">
                <text:p>149.8110351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.377128601">
                <text:p>165.377128601</text:p>
              </table:table-cell>
              <table:table-cell office:value-type="float" office:value="167.525390625">
                <text:p>167.525390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9.47051239">
                <text:p>189.47051239</text:p>
              </table:table-cell>
              <table:table-cell office:value-type="float" office:value="191.14453125">
                <text:p>191.144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8.941810608">
                <text:p>198.941810608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3.575630188">
                <text:p>103.575630188</text:p>
              </table:table-cell>
              <table:table-cell office:value-type="float" office:value="106.509277344">
                <text:p>106.5092773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.950202942">
                <text:p>117.950202942</text:p>
              </table:table-cell>
              <table:table-cell office:value-type="float" office:value="120.287109375">
                <text:p>120.28710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.667030334">
                <text:p>135.667030334</text:p>
              </table:table-cell>
              <table:table-cell office:value-type="float" office:value="138.001464844">
                <text:p>138.001464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2.461967468">
                <text:p>152.461967468</text:p>
              </table:table-cell>
              <table:table-cell office:value-type="float" office:value="154.731689453">
                <text:p>154.7316894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.524009705">
                <text:p>166.524009705</text:p>
              </table:table-cell>
              <table:table-cell office:value-type="float" office:value="167.542785645">
                <text:p>167.542785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3.101402283">
                <text:p>193.101402283</text:p>
              </table:table-cell>
              <table:table-cell office:value-type="float" office:value="195.081054688">
                <text:p>195.0810546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.941993713">
                <text:p>198.941993713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3.863700867">
                <text:p>103.863700867</text:p>
              </table:table-cell>
              <table:table-cell office:value-type="float" office:value="106.509277344">
                <text:p>106.509277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7.053749084">
                <text:p>127.053749084</text:p>
              </table:table-cell>
              <table:table-cell office:value-type="float" office:value="129.144287109">
                <text:p>129.144287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5.808555603">
                <text:p>145.808555603</text:p>
              </table:table-cell>
              <table:table-cell office:value-type="float" office:value="147.842773438">
                <text:p>147.8427734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4.250709534">
                <text:p>164.250709534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8.8723526">
                <text:p>188.8723526</text:p>
              </table:table-cell>
              <table:table-cell office:value-type="float" office:value="191.14453125">
                <text:p>191.14453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8.941810608">
                <text:p>198.941810608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.854133606">
                <text:p>103.854133606</text:p>
              </table:table-cell>
              <table:table-cell office:value-type="float" office:value="106.509277344">
                <text:p>106.5092773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2.014503479">
                <text:p>122.014503479</text:p>
              </table:table-cell>
              <table:table-cell office:value-type="float" office:value="124.223632812">
                <text:p>124.223632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0.951271057">
                <text:p>140.951271057</text:p>
              </table:table-cell>
              <table:table-cell office:value-type="float" office:value="142.922119141">
                <text:p>142.9221191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9.518486023">
                <text:p>159.518486023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4.44506073">
                <text:p>184.44506073</text:p>
              </table:table-cell>
              <table:table-cell office:value-type="float" office:value="185.257141113">
                <text:p>185.257141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8.941856384">
                <text:p>198.941856384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3.844749451">
                <text:p>103.844749451</text:p>
              </table:table-cell>
              <table:table-cell office:value-type="float" office:value="106.509277344">
                <text:p>106.5092773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.151145935">
                <text:p>116.151145935</text:p>
              </table:table-cell>
              <table:table-cell office:value-type="float" office:value="118.318847656">
                <text:p>118.3188476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4.843421936">
                <text:p>134.843421936</text:p>
              </table:table-cell>
              <table:table-cell office:value-type="float" office:value="137.017333984">
                <text:p>137.0173339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.07056427">
                <text:p>153.07056427</text:p>
              </table:table-cell>
              <table:table-cell office:value-type="float" office:value="155.715820312">
                <text:p>155.7158203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9.726493835">
                <text:p>169.726493835</text:p>
              </table:table-cell>
              <table:table-cell office:value-type="float" office:value="170.495178223">
                <text:p>170.4951782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3.066505432">
                <text:p>193.066505432</text:p>
              </table:table-cell>
              <table:table-cell office:value-type="float" office:value="195.081054688">
                <text:p>195.081054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8.941856384">
                <text:p>198.941856384</text:p>
              </table:table-cell>
              <table:table-cell office:value-type="float" office:value="200.001708984">
                <text:p>200.0017089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6.338127136">
                <text:p>106.338127136</text:p>
              </table:table-cell>
              <table:table-cell office:value-type="float" office:value="106.526672363">
                <text:p>106.5266723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.985954285">
                <text:p>129.985954285</text:p>
              </table:table-cell>
              <table:table-cell office:value-type="float" office:value="132.096679688">
                <text:p>132.096679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8.615699768">
                <text:p>148.615699768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6.593208313">
                <text:p>166.593208313</text:p>
              </table:table-cell>
              <table:table-cell office:value-type="float" office:value="168.509521484">
                <text:p>168.5095214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1.786476135">
                <text:p>191.786476135</text:p>
              </table:table-cell>
              <table:table-cell office:value-type="float" office:value="194.096923828">
                <text:p>194.0969238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.587715149">
                <text:p>200.587715149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3.703773499">
                <text:p>213.703773499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0.387779236">
                <text:p>110.387779236</text:p>
              </table:table-cell>
              <table:table-cell office:value-type="float" office:value="126.209289551">
                <text:p>126.2092895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587486267">
                <text:p>118.587486267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4.562904358">
                <text:p>144.562904358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4.006355286">
                <text:p>164.006355286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3.692146301">
                <text:p>173.692146301</text:p>
              </table:table-cell>
              <table:table-cell office:value-type="float" office:value="182.287353516">
                <text:p>182.2873535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3.735298157">
                <text:p>193.735298157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3.827033997">
                <text:p>193.827033997</text:p>
              </table:table-cell>
              <table:table-cell office:value-type="float" office:value="206.890625">
                <text:p>206.890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2.102622986">
                <text:p>212.10262298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3.702445984">
                <text:p>213.70244598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9.19606781">
                <text:p>129.19606781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3.845085144">
                <text:p>143.845085144</text:p>
              </table:table-cell>
              <table:table-cell office:value-type="float" office:value="144.907775879">
                <text:p>144.9077758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.664344788">
                <text:p>158.664344788</text:p>
              </table:table-cell>
              <table:table-cell office:value-type="float" office:value="175.3984375">
                <text:p>175.3984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275337219">
                <text:p>179.275337219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3.063987732">
                <text:p>193.063987732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3.593177795">
                <text:p>203.593177795</text:p>
              </table:table-cell>
              <table:table-cell office:value-type="float" office:value="212.795410156">
                <text:p>212.7954101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5.308509827">
                <text:p>115.308509827</text:p>
              </table:table-cell>
              <table:table-cell office:value-type="float" office:value="131.129943848">
                <text:p>131.1299438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8.587989807">
                <text:p>118.587989807</text:p>
              </table:table-cell>
              <table:table-cell office:value-type="float" office:value="119.629226685">
                <text:p>119.6292266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8.469215393">
                <text:p>148.469215393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5.697624207">
                <text:p>155.697624207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6.383338928">
                <text:p>166.383338928</text:p>
              </table:table-cell>
              <table:table-cell office:value-type="float" office:value="183.271484375">
                <text:p>183.271484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3.737266541">
                <text:p>193.737266541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.166465759">
                <text:p>200.166465759</text:p>
              </table:table-cell>
              <table:table-cell office:value-type="float" office:value="212.795410156">
                <text:p>212.7954101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.553535461">
                <text:p>201.553535461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3.702674866">
                <text:p>213.70267486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9.195793152">
                <text:p>129.195793152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9.612220764">
                <text:p>139.612220764</text:p>
              </table:table-cell>
              <table:table-cell office:value-type="float" office:value="155.715820312">
                <text:p>155.715820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8.243247986">
                <text:p>158.243247986</text:p>
              </table:table-cell>
              <table:table-cell office:value-type="float" office:value="174.414306641">
                <text:p>174.4143066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.804420471">
                <text:p>177.804420471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.06426239">
                <text:p>193.06426239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.129096985">
                <text:p>201.129096985</text:p>
              </table:table-cell>
              <table:table-cell office:value-type="float" office:value="209.843017578">
                <text:p>209.8430175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0.388008118">
                <text:p>110.388008118</text:p>
              </table:table-cell>
              <table:table-cell office:value-type="float" office:value="126.209289551">
                <text:p>126.2092895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8.588264465">
                <text:p>118.588264465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4.809089661">
                <text:p>144.809089661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4.252540588">
                <text:p>164.252540588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5.052268982">
                <text:p>175.052268982</text:p>
              </table:table-cell>
              <table:table-cell office:value-type="float" office:value="182.287353516">
                <text:p>182.2873535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3.735023499">
                <text:p>193.735023499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4.373924255">
                <text:p>194.373924255</text:p>
              </table:table-cell>
              <table:table-cell office:value-type="float" office:value="207.874755859">
                <text:p>207.874755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2.882865906">
                <text:p>212.88286590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3.702674866">
                <text:p>213.70267486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9.195518494">
                <text:p>129.195518494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4.829185486">
                <text:p>144.829185486</text:p>
              </table:table-cell>
              <table:table-cell office:value-type="float" office:value="145.891906738">
                <text:p>145.8919067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8.664344788">
                <text:p>158.664344788</text:p>
              </table:table-cell>
              <table:table-cell office:value-type="float" office:value="175.3984375">
                <text:p>175.3984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9.335029602">
                <text:p>179.335029602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3.064537048">
                <text:p>193.064537048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3.601005554">
                <text:p>203.601005554</text:p>
              </table:table-cell>
              <table:table-cell office:value-type="float" office:value="212.795410156">
                <text:p>212.7954101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5.308509827">
                <text:p>115.308509827</text:p>
              </table:table-cell>
              <table:table-cell office:value-type="float" office:value="131.129943848">
                <text:p>131.1299438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.154747009">
                <text:p>119.154747009</text:p>
              </table:table-cell>
              <table:table-cell office:value-type="float" office:value="119.629776001">
                <text:p>119.629776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8.277687073">
                <text:p>148.277687073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5.433769226">
                <text:p>155.433769226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7.035331726">
                <text:p>167.035331726</text:p>
              </table:table-cell>
              <table:table-cell office:value-type="float" office:value="183.271484375">
                <text:p>183.271484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3.093009949">
                <text:p>193.093009949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.712989807">
                <text:p>200.712989807</text:p>
              </table:table-cell>
              <table:table-cell office:value-type="float" office:value="213.779541016">
                <text:p>213.779541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1.68006134">
                <text:p>201.6800613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3.70249176">
                <text:p>213.7024917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9.19506073">
                <text:p>129.19506073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2.501121521">
                <text:p>142.501121521</text:p>
              </table:table-cell>
              <table:table-cell office:value-type="float" office:value="158.668212891">
                <text:p>158.6682128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3.548316956">
                <text:p>163.548316956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3.366981506">
                <text:p>183.366981506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5.056373596">
                <text:p>195.056373596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9.426765442">
                <text:p>209.426765442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3.702766418">
                <text:p>213.70276641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.244911194">
                <text:p>119.244911194</text:p>
              </table:table-cell>
              <table:table-cell office:value-type="float" office:value="135.066467285">
                <text:p>135.066467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0.229011536">
                <text:p>120.229011536</text:p>
              </table:table-cell>
              <table:table-cell office:value-type="float" office:value="121.288635254">
                <text:p>121.2886352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9.105445862">
                <text:p>139.105445862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5.061271667">
                <text:p>165.061271667</text:p>
              </table:table-cell>
              <table:table-cell office:value-type="float" office:value="167.525390625">
                <text:p>167.525390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3.126152039">
                <text:p>173.126152039</text:p>
              </table:table-cell>
              <table:table-cell office:value-type="float" office:value="189.176269531">
                <text:p>189.1762695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6.719047546">
                <text:p>196.719047546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.082374573">
                <text:p>204.082374573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6.051856995">
                <text:p>206.051856995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3.702674866">
                <text:p>213.70267486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.194969177">
                <text:p>129.194969177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4.827629089">
                <text:p>144.827629089</text:p>
              </table:table-cell>
              <table:table-cell office:value-type="float" office:value="160.636474609">
                <text:p>160.6364746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4.453620911">
                <text:p>164.453620911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3.959602356">
                <text:p>183.959602356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5.33618927">
                <text:p>195.33618927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9.643836975">
                <text:p>209.643836975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8.58908844">
                <text:p>118.58908844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3.552589417">
                <text:p>123.552589417</text:p>
              </table:table-cell>
              <table:table-cell office:value-type="float" office:value="126.209289551">
                <text:p>126.2092895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7.459907532">
                <text:p>147.459907532</text:p>
              </table:table-cell>
              <table:table-cell office:value-type="float" office:value="150.795166016">
                <text:p>150.7951660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3.807289124">
                <text:p>153.807289124</text:p>
              </table:table-cell>
              <table:table-cell office:value-type="float" office:value="170.477783203">
                <text:p>170.4777832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.811515808">
                <text:p>176.811515808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.197364807">
                <text:p>186.197364807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.488014221">
                <text:p>206.488014221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9.796943665">
                <text:p>209.796943665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3.70249176">
                <text:p>213.7024917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9.194511414">
                <text:p>129.194511414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.167182922">
                <text:p>149.167182922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8.798225403">
                <text:p>168.798225403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8.515647888">
                <text:p>188.515647888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7.804969788">
                <text:p>197.804969788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9.118904114">
                <text:p>199.11890411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3.702766418">
                <text:p>213.70276641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.589363098">
                <text:p>118.589363098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654335022">
                <text:p>130.654335022</text:p>
              </table:table-cell>
              <table:table-cell office:value-type="float" office:value="135.049072266">
                <text:p>135.0490722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9.970558167">
                <text:p>139.970558167</text:p>
              </table:table-cell>
              <table:table-cell office:value-type="float" office:value="156.699951172">
                <text:p>156.6999511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2.849723816">
                <text:p>162.849723816</text:p>
              </table:table-cell>
              <table:table-cell office:value-type="float" office:value="179.334960938">
                <text:p>179.3349609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3.996620178">
                <text:p>183.996620178</text:p>
              </table:table-cell>
              <table:table-cell office:value-type="float" office:value="198.033447266">
                <text:p>198.0334472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1.29233551">
                <text:p>191.29233551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1.207527161">
                <text:p>211.207527161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3.70249176">
                <text:p>213.7024917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4.964599609">
                <text:p>114.964599609</text:p>
              </table:table-cell>
              <table:table-cell office:value-type="float" office:value="130.784362793">
                <text:p>130.7843627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9.194236755">
                <text:p>129.194236755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.385658264">
                <text:p>151.385658264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1.14176178">
                <text:p>171.14176178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8.33405304">
                <text:p>188.33405304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6.83429718">
                <text:p>196.83429718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1.890907288">
                <text:p>211.89090728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3.702766418">
                <text:p>213.70276641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8.589637756">
                <text:p>118.589637756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.181724548">
                <text:p>123.181724548</text:p>
              </table:table-cell>
              <table:table-cell office:value-type="float" office:value="131.129943848">
                <text:p>131.1299438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.70778656">
                <text:p>149.70778656</text:p>
              </table:table-cell>
              <table:table-cell office:value-type="float" office:value="151.779296875">
                <text:p>151.779296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6.883964539">
                <text:p>156.883964539</text:p>
              </table:table-cell>
              <table:table-cell office:value-type="float" office:value="173.430175781">
                <text:p>173.4301757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0.309288025">
                <text:p>180.309288025</text:p>
              </table:table-cell>
              <table:table-cell office:value-type="float" office:value="197.049316406">
                <text:p>197.0493164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8.809333801">
                <text:p>188.809333801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8.360786438">
                <text:p>208.36078643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2.345603943">
                <text:p>212.345603943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3.448951721">
                <text:p>113.448951721</text:p>
              </table:table-cell>
              <table:table-cell office:value-type="float" office:value="129.252151489">
                <text:p>129.2521514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9.194145203">
                <text:p>129.194145203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.04032135">
                <text:p>151.04032135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0.858955383">
                <text:p>170.858955383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.677589417">
                <text:p>190.677589417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8.927711487">
                <text:p>198.927711487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2.975273132">
                <text:p>202.975273132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8.589912415">
                <text:p>118.589912415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.676399231">
                <text:p>127.676399231</text:p>
              </table:table-cell>
              <table:table-cell office:value-type="float" office:value="135.049072266">
                <text:p>135.0490722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359886169">
                <text:p>143.359886169</text:p>
              </table:table-cell>
              <table:table-cell office:value-type="float" office:value="159.65234375">
                <text:p>159.65234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.987495422">
                <text:p>165.987495422</text:p>
              </table:table-cell>
              <table:table-cell office:value-type="float" office:value="182.287353516">
                <text:p>182.287353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6.118782043">
                <text:p>186.118782043</text:p>
              </table:table-cell>
              <table:table-cell office:value-type="float" office:value="198.033447266">
                <text:p>198.0334472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3.478157043">
                <text:p>193.478157043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8.867103577">
                <text:p>198.867103577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3.70249176">
                <text:p>213.7024917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9.242210388">
                <text:p>119.242210388</text:p>
              </table:table-cell>
              <table:table-cell office:value-type="float" office:value="135.066467285">
                <text:p>135.0664672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9.193687439">
                <text:p>129.193687439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.071723938">
                <text:p>154.071723938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3.827827454">
                <text:p>173.827827454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9.891609192">
                <text:p>179.891609192</text:p>
              </table:table-cell>
              <table:table-cell office:value-type="float" office:value="193.112792969">
                <text:p>193.1127929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.3332901">
                <text:p>200.3332901</text:p>
              </table:table-cell>
              <table:table-cell office:value-type="float" office:value="208.858886719">
                <text:p>208.8588867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8.115882874">
                <text:p>208.11588287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3.702766418">
                <text:p>213.702766418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8.590187073">
                <text:p>118.590187073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3.397666931">
                <text:p>133.397666931</text:p>
              </table:table-cell>
              <table:table-cell office:value-type="float" office:value="136.033203125">
                <text:p>136.0332031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7.357902527">
                <text:p>147.357902527</text:p>
              </table:table-cell>
              <table:table-cell office:value-type="float" office:value="163.588867188">
                <text:p>163.5888671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8.14289093">
                <text:p>168.14289093</text:p>
              </table:table-cell>
              <table:table-cell office:value-type="float" office:value="182.287353516">
                <text:p>182.2873535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8.149116516">
                <text:p>188.149116516</text:p>
              </table:table-cell>
              <table:table-cell office:value-type="float" office:value="198.033447266">
                <text:p>198.0334472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5.963478088">
                <text:p>195.963478088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.29044342">
                <text:p>203.29044342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3.702674866">
                <text:p>213.70267486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3.178794861">
                <text:p>123.178794861</text:p>
              </table:table-cell>
              <table:table-cell office:value-type="float" office:value="139.002990723">
                <text:p>139.002990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193595886">
                <text:p>129.193595886</text:p>
              </table:table-cell>
              <table:table-cell office:value-type="float" office:value="133.080810547">
                <text:p>133.0808105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8.041114807">
                <text:p>158.041114807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4.864128113">
                <text:p>164.864128113</text:p>
              </table:table-cell>
              <table:table-cell office:value-type="float" office:value="177.366699219">
                <text:p>177.3666992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1.487419128">
                <text:p>191.487419128</text:p>
              </table:table-cell>
              <table:table-cell office:value-type="float" office:value="194.096923828">
                <text:p>194.0969238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1.191917419">
                <text:p>191.191917419</text:p>
              </table:table-cell>
              <table:table-cell office:value-type="float" office:value="206.995117188">
                <text:p>206.9951171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8.340812683">
                <text:p>198.340812683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3.702949524">
                <text:p>213.702949524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8.590461731">
                <text:p>118.590461731</text:p>
              </table:table-cell>
              <table:table-cell office:value-type="float" office:value="122.255371094">
                <text:p>122.2553710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2.724891663">
                <text:p>132.724891663</text:p>
              </table:table-cell>
              <table:table-cell office:value-type="float" office:value="148.826904297">
                <text:p>148.8269042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2.730812073">
                <text:p>152.730812073</text:p>
              </table:table-cell>
              <table:table-cell office:value-type="float" office:value="166.541259766">
                <text:p>166.5412597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2.424385071">
                <text:p>172.424385071</text:p>
              </table:table-cell>
              <table:table-cell office:value-type="float" office:value="182.287353516">
                <text:p>182.287353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8.833396912">
                <text:p>188.833396912</text:p>
              </table:table-cell>
              <table:table-cell office:value-type="float" office:value="198.033447266">
                <text:p>198.0334472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7.820594788">
                <text:p>187.820594788</text:p>
              </table:table-cell>
              <table:table-cell office:value-type="float" office:value="199.017578125">
                <text:p>199.0175781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2.781013489">
                <text:p>212.781013489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3.70249176">
                <text:p>213.70249176</text:p>
              </table:table-cell>
              <table:table-cell office:value-type="float" office:value="214.763671875">
                <text:p>214.763671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0.067314148">
                <text:p>130.067314148</text:p>
              </table:table-cell>
              <table:table-cell office:value-type="float" office:value="145.891906738">
                <text:p>145.8919067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9.193138123">
                <text:p>129.193138123</text:p>
              </table:table-cell>
              <table:table-cell office:value-type="float" office:value="130.238616943">
                <text:p>130.2386169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1.246543884">
                <text:p>151.246543884</text:p>
              </table:table-cell>
              <table:table-cell office:value-type="float" office:value="161.620605469">
                <text:p>161.6206054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1.803367615">
                <text:p>161.803367615</text:p>
              </table:table-cell>
              <table:table-cell office:value-type="float" office:value="178.350830078">
                <text:p>178.3508300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5.728935242">
                <text:p>185.728935242</text:p>
              </table:table-cell>
              <table:table-cell office:value-type="float" office:value="201.969970703">
                <text:p>201.96997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23cm" svg:height="9.005cm" xlink:href=".." xlink:type="simple" chart:class="chart:area" chart:style-name="ch1">
        <chart:legend chart:legend-position="end" svg:x="17.66cm" svg:y="4.203cm" style:legend-expansion="high" chart:style-name="ch2"/>
        <chart:plot-area chart:style-name="ch3" table:cell-range-address="Sheet1.E2:Sheet1.E491" svg:x="0.398cm" svg:y="0.18cm" svg:width="16.864cm" svg:height="8.645cm">
          <chartooo:coordinate-region svg:x="1.019cm" svg:y="0.379cm" svg:width="16.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91" chart:class="chart:area">
            <chart:data-point chart:repeated="4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033508301">
                <text:p>6.9033508301</text:p>
                <draw:g>
                  <svg:desc>Sheet1.E2:Sheet1.E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770996094">
                <text:p>14.7770996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7780761719">
                <text:p>14.7780761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91137693">
                <text:p>14.7791137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8742370599999">
                <text:p>5.687423705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6683654800001">
                <text:p>5.366836548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28219605">
                <text:p>6.628219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3924407900001">
                <text:p>9.139244079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4469757099999">
                <text:p>8.244697570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5191955500002">
                <text:p>5.951919555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2132873">
                <text:p>4.522132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6675262400001">
                <text:p>4.866752624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438964899999">
                <text:p>1.874389648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9184265100001">
                <text:p>6.591842651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197860718">
                <text:p>15.8197860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712356567">
                <text:p>15.0712356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4508285522">
                <text:p>15.4508285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1882629400001">
                <text:p>8.218826294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276756287">
                <text:p>13.276756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7084198">
                <text:p>11.37084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835243225">
                <text:p>11.835243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0587464">
                <text:p>11.250587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96086121">
                <text:p>11.496086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603797913">
                <text:p>11.603797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61045838">
                <text:p>4.86104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058555603">
                <text:p>11.058555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61033631">
                <text:p>1.161033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4894715000002">
                <text:p>0.524894715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6921692">
                <text:p>1.086921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8665466999994">
                <text:p>0.608665466999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978874207">
                <text:p>8.978874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68464661">
                <text:p>8.168464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75428772">
                <text:p>7.275428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4773865">
                <text:p>6.494773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1097717999991">
                <text:p>0.21109771799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4142303499999">
                <text:p>2.841423034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815666199">
                <text:p>15.815666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45448303">
                <text:p>13.045448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31603241">
                <text:p>10.31603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02098084">
                <text:p>9.502098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2424469">
                <text:p>8.12424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47740174">
                <text:p>6.347740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6383209299999">
                <text:p>5.763832092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45311737099999">
                <text:p>9.453117370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061180115">
                <text:p>15.061180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158493044">
                <text:p>15.8158493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2377625">
                <text:p>1.132377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0869598399999">
                <text:p>2.608695983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6996917699999">
                <text:p>5.569969176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11091614">
                <text:p>12.611091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157119753">
                <text:p>15.8157119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20487976">
                <text:p>1.820487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3716888499999">
                <text:p>3.137168884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5279846">
                <text:p>1.435279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969139099">
                <text:p>9.969139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20762635">
                <text:p>14.320762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715782166">
                <text:p>12.715782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319297791">
                <text:p>8.319297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03959656">
                <text:p>14.503959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3326263499999">
                <text:p>5.133262634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9455947878">
                <text:p>14.9455947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7127991">
                <text:p>1.517127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44377899199999">
                <text:p>9.443778991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47898864999999">
                <text:p>0.447898864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59117127">
                <text:p>3.259117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7306137087">
                <text:p>15.7306137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22044373">
                <text:p>2.322044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97416687">
                <text:p>10.797416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22044373">
                <text:p>2.322044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794303894">
                <text:p>13.7943038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600860599999">
                <text:p>1.026008605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1682586699999">
                <text:p>5.316825866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191383362">
                <text:p>10.191383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43629456">
                <text:p>10.743629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408950808">
                <text:p>15.4408950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566337586">
                <text:p>10.566337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4171905499999">
                <text:p>6.441719054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191383362">
                <text:p>10.191383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1618423464">
                <text:p>15.1618423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072242737">
                <text:p>14.072242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517356873">
                <text:p>7.517356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5314178499999">
                <text:p>5.853141784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6646575999999">
                <text:p>3.16646575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869598399999">
                <text:p>7.358695983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7639312799999">
                <text:p>1.076393127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15864563">
                <text:p>11.315864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12040711">
                <text:p>4.912040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1611099246">
                <text:p>15.16110992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41975403">
                <text:p>8.641975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1586456299999">
                <text:p>2.315864562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820075989">
                <text:p>13.820075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1586456299999">
                <text:p>5.315864562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315864563">
                <text:p>11.315864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315864563">
                <text:p>14.315864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15849304">
                <text:p>6.815849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64588928">
                <text:p>3.164588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15864563">
                <text:p>11.315864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0980300906">
                <text:p>15.0980300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30952454">
                <text:p>1.030952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071464539">
                <text:p>8.0714645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748680115">
                <text:p>14.748680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0831985476">
                <text:p>15.0831985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4280548099999">
                <text:p>1.742805480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53233338">
                <text:p>6.353233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86286927">
                <text:p>8.686286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15711975">
                <text:p>9.815711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837989807">
                <text:p>11.837989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392585755">
                <text:p>11.3925857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402900696">
                <text:p>12.4029006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68606570000026">
                <text:p>0.0868606570000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1408309939">
                <text:p>15.14083099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31150818">
                <text:p>2.031150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15574646">
                <text:p>3.815574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400123596">
                <text:p>7.4001235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815711975">
                <text:p>9.815711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7006073">
                <text:p>12.070060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14784241">
                <text:p>12.1147842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325218201">
                <text:p>9.3252182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815711975">
                <text:p>9.815711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284767151">
                <text:p>10.284767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32533264100002">
                <text:p>8.3253326410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893859864">
                <text:p>15.8938598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05003357000001">
                <text:p>8.05003357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302055358">
                <text:p>10.302055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53545379600001">
                <text:p>8.535453796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27845764">
                <text:p>13.127845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08655548100001">
                <text:p>9.086555481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950843811">
                <text:p>8.9508438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1075592">
                <text:p>8.61075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4032135">
                <text:p>16.04032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71111297600001">
                <text:p>8.711112976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746452331">
                <text:p>10.7464523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986198425">
                <text:p>8.986198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189155578">
                <text:p>17.1891555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056144714">
                <text:p>11.056144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504219055">
                <text:p>11.504219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53545379600001">
                <text:p>8.535453796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180305481">
                <text:p>16.180305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33641815199999">
                <text:p>9.336418151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037986755">
                <text:p>11.0379867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3180999799998">
                <text:p>8.33180999799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193458557">
                <text:p>17.193458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954551697">
                <text:p>9.9545516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483848571">
                <text:p>14.483848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33174896199998">
                <text:p>8.331748961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56459045">
                <text:p>3.456459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115791321">
                <text:p>11.1157913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21042633">
                <text:p>11.210426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548454284">
                <text:p>8.548454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035301208">
                <text:p>11.035301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83747100799999">
                <text:p>8.837471007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541252136">
                <text:p>7.5412521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2541198">
                <text:p>14.612541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39946746800001">
                <text:p>9.399467468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9976043700001">
                <text:p>5.199760437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35747528100001">
                <text:p>8.357475281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54721832300001">
                <text:p>5.547218323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47468567">
                <text:p>5.1474685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803199768">
                <text:p>15.803199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9588165199999">
                <text:p>9.895881651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075660705">
                <text:p>13.075660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274726867">
                <text:p>9.2747268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78107452399999">
                <text:p>8.781074523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56838226299999">
                <text:p>7.568382262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08409881599999">
                <text:p>8.084098815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34617614">
                <text:p>3.8346176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541007995">
                <text:p>7.5410079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33159637399999">
                <text:p>8.331596373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661163299999">
                <text:p>3.706611632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35539245">
                <text:p>12.435539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42543029">
                <text:p>10.942543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53545379600001">
                <text:p>8.535453796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34658050499999">
                <text:p>9.346580504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7672882099999">
                <text:p>8.576728820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541252136">
                <text:p>7.541252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578025818">
                <text:p>14.5780258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4931487999999">
                <text:p>9.14931487999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7442474300001">
                <text:p>4.574424743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35744476299999">
                <text:p>8.357444762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3508453299999">
                <text:p>6.2350845329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77280426000002">
                <text:p>5.77280426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803199768">
                <text:p>15.803199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77721405">
                <text:p>14.77721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929664612">
                <text:p>14.9296646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198112488">
                <text:p>13.198112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822334289">
                <text:p>15.8223342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56829070999999">
                <text:p>7.56829070999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7053070099998">
                <text:p>8.770530700999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2300262400001">
                <text:p>5.523002624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541007995">
                <text:p>7.5410079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022148132">
                <text:p>14.0221481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332435608">
                <text:p>5.332435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861778259">
                <text:p>16.8617782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37494659399999">
                <text:p>8.374946593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33171844500001">
                <text:p>8.331718445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156608581">
                <text:p>17.1566085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98963928">
                <text:p>8.8989639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54109954900002">
                <text:p>7.541099549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3725433299999">
                <text:p>3.537254332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098503112">
                <text:p>10.098503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32534027100002">
                <text:p>6.325340271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357383728">
                <text:p>8.357383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60664367">
                <text:p>7.3606643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148506164">
                <text:p>7.1485061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4257659899999">
                <text:p>2.242576598999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0438385">
                <text:p>2.70438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0744476299999">
                <text:p>1.607444762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017326355">
                <text:p>17.0173263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517402649">
                <text:p>17.5174026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547798156">
                <text:p>9.547798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8242034899999">
                <text:p>8.582420348999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89870452900001">
                <text:p>6.898704529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8107452399999">
                <text:p>8.78107452399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4514923099998">
                <text:p>2.14514923099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332954406">
                <text:p>6.3329544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95881653">
                <text:p>1.895881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35713958699998">
                <text:p>8.35713958699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33168792800001">
                <text:p>8.33168792800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456169128">
                <text:p>2.4561691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3591461199998">
                <text:p>8.835914611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41007995">
                <text:p>7.5410079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13539123">
                <text:p>7.2135391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78507232600001">
                <text:p>9.785072326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1372528100001">
                <text:p>8.0137252810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130638122">
                <text:p>13.1306381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7383575400001">
                <text:p>8.673835754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27411651599999">
                <text:p>8.27411651599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86024475">
                <text:p>2.386024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35808563199998">
                <text:p>8.358085631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5836029000001">
                <text:p>3.3583602900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3828582700002">
                <text:p>2.93828582700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634559631">
                <text:p>20.6345596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325172424">
                <text:p>14.3251724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45732879600001">
                <text:p>9.45732879600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2428436299999">
                <text:p>8.024284362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78107452399999">
                <text:p>8.781074523999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56844329799998">
                <text:p>7.5684432979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582901">
                <text:p>6.9582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3362579300001">
                <text:p>2.3336257930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433921814">
                <text:p>9.4339218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33177948000002">
                <text:p>8.3317794800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065986633">
                <text:p>15.0659866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33719635">
                <text:p>9.337196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4113006600002">
                <text:p>7.5411300660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55594635">
                <text:p>8.55594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51332855199999">
                <text:p>8.5133285519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692466736">
                <text:p>7.6924667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51105499299999">
                <text:p>9.51105499299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5490875199999">
                <text:p>1.054908751999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803199768">
                <text:p>15.8031997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22939300499999">
                <text:p>2.22939300499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4521942099998">
                <text:p>1.0452194209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42875672">
                <text:p>1.1428756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19599914">
                <text:p>1.0195999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1881866499999">
                <text:p>1.71881866499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8925323499999">
                <text:p>2.789253234999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6721649200001">
                <text:p>1.96721649200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47917175000026">
                <text:p>0.747917175000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389030456">
                <text:p>2.3890304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4904937700002">
                <text:p>1.0490493770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04190063499999">
                <text:p>2.041900634999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11339569099999">
                <text:p>3.113395690999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00620269699999">
                <text:p>2.006202696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6924285900001">
                <text:p>1.169242859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08681488100001">
                <text:p>2.086814881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5779266300002">
                <text:p>1.05779266300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4547882">
                <text:p>1.04547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67124939">
                <text:p>1.4671249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359214783">
                <text:p>2.3592147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32469940199999">
                <text:p>2.324699401999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63387298500001">
                <text:p>2.633872985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2461700400001">
                <text:p>1.724617004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11854553">
                <text:p>3.111854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59516907">
                <text:p>1.0595169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6424408">
                <text:p>2.26424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12178039">
                <text:p>1.4121780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4826202399999">
                <text:p>2.14826202399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7401885999999">
                <text:p>1.67401885999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989837600001">
                <text:p>1.059898376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3364715599999">
                <text:p>2.933647155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36906433">
                <text:p>2.336906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33443450999999">
                <text:p>2.334434509999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6972198499999">
                <text:p>2.269721984999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1877594000001">
                <text:p>1.01877594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79652405">
                <text:p>1.9796524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5971527100002">
                <text:p>1.059715271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64557647699999">
                <text:p>2.645576476999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90538025">
                <text:p>2.090538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3421783499999">
                <text:p>2.034217834999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29055023199999">
                <text:p>2.29055023199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27217865">
                <text:p>2.272178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5989837600001">
                <text:p>1.059898376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65514373799999">
                <text:p>2.655143737999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20912933300001">
                <text:p>2.209129333000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7084808399998">
                <text:p>1.97084808399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10211944599999">
                <text:p>2.102119445999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12080382999994">
                <text:p>0.8120803829999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598526">
                <text:p>1.05985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64527893">
                <text:p>2.6645278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67701721">
                <text:p>2.1677017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7391204800001">
                <text:p>2.173912048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45256042">
                <text:p>2.6452560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8684387999997">
                <text:p>0.7686843879999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01454925599998">
                <text:p>2.0145492559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598526">
                <text:p>1.05985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8545227000006">
                <text:p>0.1885452270000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10725403">
                <text:p>2.1107254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7946624799998">
                <text:p>2.179466247999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1631317100001">
                <text:p>1.916313171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31044769300001">
                <text:p>2.310447693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175956726">
                <text:p>14.1759567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5989837600001">
                <text:p>1.0598983760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21510315">
                <text:p>15.8215103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66788482699999">
                <text:p>3.66788482699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232261658">
                <text:p>6.2322616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3490447999999">
                <text:p>2.534904479999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59520721499999">
                <text:p>8.595207214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28227996800001">
                <text:p>5.28227996800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063591003">
                <text:p>13.0635910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661048889">
                <text:p>2.6610488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6122589099999">
                <text:p>1.06122589099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88474273700001">
                <text:p>3.884742737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269073500002">
                <text:p>1.062690735000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734092712">
                <text:p>16.7340927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83745575">
                <text:p>13.837455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794898987">
                <text:p>15.794898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202232361">
                <text:p>9.2022323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821434021">
                <text:p>15.821434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4123687800001">
                <text:p>1.041236878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32595062299998">
                <text:p>2.325950622999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843635559">
                <text:p>10.8436355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88145447">
                <text:p>16.888145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80311584">
                <text:p>5.2803115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628944397">
                <text:p>12.6289443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210136414">
                <text:p>13.2101364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60997009">
                <text:p>1.0609970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88501739500001">
                <text:p>3.885017395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103599548">
                <text:p>16.1035995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171058655">
                <text:p>16.1710586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308372498">
                <text:p>15.3083724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794624329">
                <text:p>15.7946243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71392059300001">
                <text:p>8.7139205930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821281433">
                <text:p>15.8212814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67106629">
                <text:p>3.6671066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8607635499999">
                <text:p>5.9860763549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28871917800001">
                <text:p>2.288719178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23508453400001">
                <text:p>7.23508453400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28255462600001">
                <text:p>5.28255462600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.500831604">
                <text:p>13.5008316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8080596899999">
                <text:p>1.880805968999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60997009">
                <text:p>1.060997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85292053">
                <text:p>3.8852920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6272125199999">
                <text:p>1.06272125199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734092712">
                <text:p>16.7340927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.777763367">
                <text:p>13.7777633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794349671">
                <text:p>15.7943496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19440460199999">
                <text:p>9.19440460199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821434021">
                <text:p>15.8214340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75028991999992">
                <text:p>0.475028991999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1747894299999">
                <text:p>2.517478942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10749054">
                <text:p>11.107490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236152649">
                <text:p>16.2361526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92456817600001">
                <text:p>5.9245681760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.066551209">
                <text:p>13.066551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083610535">
                <text:p>13.0836105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6118011500001">
                <text:p>1.061180115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85749817">
                <text:p>3.8857498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16709137">
                <text:p>16.167091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.818382263">
                <text:p>13.8183822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745811463">
                <text:p>9.7458114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.802513123">
                <text:p>13.8025131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336906433">
                <text:p>5.3369064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6090545699999">
                <text:p>1.060905456999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821556091">
                <text:p>15.8215560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59623718">
                <text:p>1.0596237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689720154">
                <text:p>11.6897201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64118958">
                <text:p>2.4641189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050117492">
                <text:p>16.0501174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9853057899999">
                <text:p>2.298530578999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681297302">
                <text:p>10.681297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71181487999999">
                <text:p>8.711814879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0997009">
                <text:p>1.0609970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8584137000001">
                <text:p>3.88584137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80884552">
                <text:p>15.80884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913078308">
                <text:p>12.9130783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15319061299999">
                <text:p>9.153190612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522697449">
                <text:p>13.5226974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1198349">
                <text:p>5.11983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666282654">
                <text:p>3.6662826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5670013399999">
                <text:p>2.65670013399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33525848400001">
                <text:p>3.335258484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670494079">
                <text:p>16.6704940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301277161">
                <text:p>16.3012771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820213318">
                <text:p>12.8202133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27565765400001">
                <text:p>8.2756576540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96672821000001">
                <text:p>4.96672821000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6118011500001">
                <text:p>1.061180115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88629913299999">
                <text:p>3.886299132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453422547">
                <text:p>12.4534225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56847381599999">
                <text:p>8.56847381599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59714508100001">
                <text:p>4.597145081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53916931">
                <text:p>11.0539169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644767761">
                <text:p>15.6447677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6090545699999">
                <text:p>1.060905456999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66600799599999">
                <text:p>3.6660079959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394737244">
                <text:p>4.3947372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729393005">
                <text:p>16.7293930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485237122">
                <text:p>16.4852371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.036827088">
                <text:p>14.036827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72524261500001">
                <text:p>7.72524261500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556144714">
                <text:p>3.556144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6118011500001">
                <text:p>1.06118011500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819763184">
                <text:p>15.819763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88657379200001">
                <text:p>3.88657379200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234947205">
                <text:p>10.2349472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224937439">
                <text:p>6.2249374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77873992900001">
                <text:p>4.778739929000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024589539">
                <text:p>12.0245895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7276458700001">
                <text:p>2.872764587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6090545699999">
                <text:p>1.060905456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665733338">
                <text:p>3.6657333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94821930000001">
                <text:p>7.948219300000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07151031500001">
                <text:p>2.071510315000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546211242">
                <text:p>16.5462112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740028381">
                <text:p>16.7400283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08244324">
                <text:p>10.2082443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40288543700001">
                <text:p>6.40288543700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41806793200001">
                <text:p>2.41806793200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803199768">
                <text:p>15.8031997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88666534399999">
                <text:p>3.88666534399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580284119">
                <text:p>10.5802841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507743836">
                <text:p>6.5077438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43520355199999">
                <text:p>2.43520355199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93117523199999">
                <text:p>9.931175231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788398743">
                <text:p>11.7883987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665458679">
                <text:p>3.6654586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37267303499999">
                <text:p>7.372673034999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292457581">
                <text:p>16.292457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299858094">
                <text:p>16.2998580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914665223">
                <text:p>11.9146652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53942108199999">
                <text:p>5.539421081999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896568298">
                <text:p>15.896568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6118011500001">
                <text:p>1.061180115000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824256897">
                <text:p>15.8242568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887123108">
                <text:p>3.8871231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54888153100001">
                <text:p>7.548881531000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53887176500001">
                <text:p>3.538871765000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221183777">
                <text:p>13.2211837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525596619">
                <text:p>8.5255966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64778900100001">
                <text:p>6.64778900100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06090545699999">
                <text:p>1.06090545699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665184021">
                <text:p>3.665184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635536194">
                <text:p>2.6355361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230964661">
                <text:p>16.2309646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144462586">
                <text:p>14.144462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88433075">
                <text:p>9.884330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05410003700001">
                <text:p>3.05410003700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473228455">
                <text:p>11.473228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060997009">
                <text:p>1.060997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824195862">
                <text:p>15.8241958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887214661">
                <text:p>3.8872146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57949066199998">
                <text:p>3.579490661999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.502571106">
                <text:p>12.5025711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6095047">
                <text:p>2.60950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03199769">
                <text:p>15.803199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422859192">
                <text:p>16.4228591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06072235100001">
                <text:p>1.060722351000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66490936299999">
                <text:p>3.664909362999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102012634">
                <text:p>16.1020126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810447693">
                <text:p>13.8104476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86296844500001">
                <text:p>9.862968445000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20005035399998">
                <text:p>9.200050353999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196983337">
                <text:p>11.1969833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82658386">
                <text:p>1.9826583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06118011500001">
                <text:p>1.061180115000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82459259">
                <text:p>15.82459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04547882">
                <text:p>1.045478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374061585">
                <text:p>10.3740615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547462463">
                <text:p>16.5474624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241035461">
                <text:p>16.241035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76cm" svg:height="9cm" xlink:href=".." xlink:type="simple" chart:class="chart:line" chart:style-name="ch1">
        <chart:legend chart:legend-position="end" svg:x="16.95cm" svg:y="4.201cm" style:legend-expansion="high" chart:style-name="ch2"/>
        <chart:plot-area chart:style-name="ch3" table:cell-range-address="Sheet1.F2:Sheet1.F491" svg:x="0.395cm" svg:y="0.18cm" svg:width="16.16cm" svg:height="8.64cm">
          <chartooo:coordinate-region svg:x="1.202cm" svg:y="0.379cm" svg:width="15.35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91" chart:class="chart:line">
            <chart:data-point chart:repeated="4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.9875488281">
                <text:p>188.9875488281</text:p>
                <draw:g>
                  <svg:desc>Sheet1.F2:Sheet1.F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4794921875">
                <text:p>158.47949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9873046875">
                <text:p>126.98730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526855469">
                <text:p>93.52685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796630859">
                <text:p>76.796630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050537109">
                <text:p>61.0505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304443359">
                <text:p>45.304443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90087891">
                <text:p>27.590087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28125">
                <text:p>12.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70947266">
                <text:p>3.970947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49707031000003">
                <text:p>-0.949707031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775146484">
                <text:p>-11.775146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838623047">
                <text:p>-7.838623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.775146484">
                <text:p>-11.775146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8127441406">
                <text:p>137.8127441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.0349121094">
                <text:p>124.03491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3046875">
                <text:p>107.3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574462891">
                <text:p>90.574462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617675781">
                <text:p>88.6176757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.109619141">
                <text:p>58.109619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.252441406">
                <text:p>49.252441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871337891">
                <text:p>10.8713378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85546875">
                <text:p>11.855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85546875">
                <text:p>11.8554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0690918">
                <text:p>31.5206909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.488952637">
                <text:p>33.488952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34814453">
                <text:p>6.934814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.155700684">
                <text:p>54.155700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.203308105">
                <text:p>51.203308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.641189575">
                <text:p>70.6411895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361999512">
                <text:p>41.3619995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409606934">
                <text:p>38.409606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155700684">
                <text:p>54.155700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187438965">
                <text:p>52.1874389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.641189575">
                <text:p>70.641189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.31439209">
                <text:p>44.31439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665039062">
                <text:p>23.6650390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.409606934">
                <text:p>38.4096069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473083496">
                <text:p>34.473083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871337891">
                <text:p>10.8713378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07635498">
                <text:p>59.076354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791992188">
                <text:p>15.791992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155700684">
                <text:p>54.1557006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012878418">
                <text:p>63.0128784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.409606934">
                <text:p>38.409606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57214355">
                <text:p>35.4572143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839599609">
                <text:p>12.8395996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744384766">
                <text:p>18.7443847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.155700684">
                <text:p>54.155700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.012878418">
                <text:p>63.0128784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282653809">
                <text:p>46.2826538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6015625">
                <text:p>27.6015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.393737793">
                <text:p>39.3937377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.028747559">
                <text:p>62.0287475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.504821777">
                <text:p>32.5048217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696777344">
                <text:p>21.6967773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903076172">
                <text:p>8.903076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.092224121">
                <text:p>58.092224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649169922">
                <text:p>24.6491699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.795410156">
                <text:p>-9.7954101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979248047">
                <text:p>16.979248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807861328">
                <text:p>14.8078613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992034912">
                <text:p>15.9920349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34814453">
                <text:p>6.9348144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.727233887">
                <text:p>80.7272338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300048828">
                <text:p>46.300048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585693359">
                <text:p>28.5856933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85546875">
                <text:p>11.85546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346130371">
                <text:p>42.3461303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.69682312">
                <text:p>55.696823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173095703">
                <text:p>54.1730957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490478516">
                <text:p>34.4904785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760253906">
                <text:p>17.7602539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966552734">
                <text:p>4.9665527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.896942139">
                <text:p>98.896942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.83984375">
                <text:p>74.8398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.125488281">
                <text:p>57.1254882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.411132812">
                <text:p>39.4111328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791992188">
                <text:p>15.791992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.490722656">
                <text:p>96.4907226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.584411621">
                <text:p>89.5844116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.188964844">
                <text:p>53.1889648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474609375">
                <text:p>35.47460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85546875">
                <text:p>11.85546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.490722656">
                <text:p>96.490722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.712890625">
                <text:p>82.71289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.998535156">
                <text:p>64.9985351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.268310547">
                <text:p>48.268310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457214355">
                <text:p>35.457214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1894531200001">
                <text:p>7.918945312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6.490722656">
                <text:p>96.4907226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855712891">
                <text:p>73.8557128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5.157226562">
                <text:p>55.1572265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5546875">
                <text:p>11.8554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.490722656">
                <text:p>96.490722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.776367188">
                <text:p>78.776367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077880859">
                <text:p>60.0778808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742858887">
                <text:p>17.7428588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6.490722656">
                <text:p>96.4907226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.681152344">
                <text:p>84.6811523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.982666016">
                <text:p>65.9826660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.284179688">
                <text:p>47.2841796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.504821777">
                <text:p>32.5048217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91894531200001">
                <text:p>7.918945312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98291016">
                <text:p>2.9982910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6.473327637">
                <text:p>96.473327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.903320312">
                <text:p>70.903320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.490478516">
                <text:p>34.4904785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903076172">
                <text:p>8.9030761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.790710449">
                <text:p>76.7907104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712646484">
                <text:p>20.712646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890625">
                <text:p>-3.890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8.092224121">
                <text:p>58.0922241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6015625">
                <text:p>27.601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.795410156">
                <text:p>-9.7954101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.870056152">
                <text:p>71.8700561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370773315">
                <text:p>83.370773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728515625">
                <text:p>19.7285156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9.795410156">
                <text:p>-9.7954101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.284179688">
                <text:p>47.2841796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585693359">
                <text:p>28.5856933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.843017578">
                <text:p>-6.8430175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6.790710449">
                <text:p>76.7907104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712646484">
                <text:p>20.7126464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.874755859">
                <text:p>-4.874755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108093262">
                <text:p>57.1080932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.6015625">
                <text:p>27.601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9.795410156">
                <text:p>-9.7954101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870056152">
                <text:p>71.870056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3.370223999">
                <text:p>83.370223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.728515625">
                <text:p>19.72851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0.779541016">
                <text:p>-10.779541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.331787109">
                <text:p>44.3317871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.933532715">
                <text:p>67.9335327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.711364746">
                <text:p>81.711364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.474609375">
                <text:p>35.4746093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823730469">
                <text:p>13.8237304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.363525391">
                <text:p>42.363525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.790710449">
                <text:p>76.7907104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.204833984">
                <text:p>52.2048339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.522216797">
                <text:p>32.5222167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7.950927734">
                <text:p>67.9509277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300048828">
                <text:p>46.3000488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665039062">
                <text:p>23.6650390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966552734">
                <text:p>4.9665527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.215637207">
                <text:p>72.2156372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.870056152">
                <text:p>71.8700561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.220703125">
                <text:p>51.220703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569824219">
                <text:p>29.5698242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950683594">
                <text:p>5.9506835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.747848511">
                <text:p>73.7478485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7.950927734">
                <text:p>67.9509277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3.34765625">
                <text:p>43.347656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712646484">
                <text:p>20.7126464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966552734">
                <text:p>4.9665527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.933532715">
                <text:p>67.9335327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887207031">
                <text:p>9.887207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.858886719">
                <text:p>-5.8588867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.966796875">
                <text:p>66.96679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.411132812">
                <text:p>39.4111328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.712646484">
                <text:p>20.7126464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966552734">
                <text:p>4.9665527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.997009277">
                <text:p>63.9970092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.919189453">
                <text:p>69.9191894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633300781">
                <text:p>25.6333007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903076172">
                <text:p>8.9030761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.99511718799999">
                <text:p>-3.995117187999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0.744628906">
                <text:p>80.7446289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.173095703">
                <text:p>54.1730957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.458740234">
                <text:p>36.4587402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.712646484">
                <text:p>20.7126464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66552734">
                <text:p>4.9665527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982421875">
                <text:p>3.982421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1.763671875">
                <text:p>-11.763671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.108093262">
                <text:p>57.1080932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.761383057">
                <text:p>72.7613830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379394531">
                <text:p>41.3793945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649169922">
                <text:p>24.6491699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30029297">
                <text:p>1.030029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484cm" svg:height="9.005cm" xlink:href=".." xlink:type="simple" chart:class="chart:line" chart:style-name="ch1">
        <chart:legend chart:legend-position="end" svg:x="16.526cm" svg:y="4.203cm" style:legend-expansion="high" chart:style-name="ch2"/>
        <chart:plot-area chart:style-name="ch3" table:cell-range-address="Sheet1.D1:Sheet1.D491" chart:data-source-has-labels="row" svg:x="0.389cm" svg:y="0.18cm" svg:width="15.748cm" svg:height="8.645cm">
          <chartooo:coordinate-region svg:x="1.196cm" svg:y="0.379cm" svg:width="14.94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91" chart:label-cell-address="Sheet1.D1:Sheet1.D1" chart:class="chart:line">
            <chart:data-point chart:repeated="4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8757132225">
                <text:p>0.208757132225</text:p>
                <draw:g>
                  <svg:desc>Sheet1.D2:Sheet1.D4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763030175">
                <text:p>0.256763030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84507195">
                <text:p>0.222384507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078760491">
                <text:p>0.222078760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5507667414">
                <text:p>0.115507667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42364155">
                <text:p>0.10742364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2263512271">
                <text:p>0.122263512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529288994">
                <text:p>0.108529288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7323540438">
                <text:p>0.327323540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74113078">
                <text:p>1.19374113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3376515606">
                <text:p>1.63376515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250207676">
                <text:p>0.5262502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9344232126">
                <text:p>0.45934423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23830318153">
                <text:p>0.000623830318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94769435">
                <text:p>1.0109476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914893617">
                <text:p>62.914893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456155761">
                <text:p>0.264456155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906779661">
                <text:p>54.906779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6186440678">
                <text:p>55.6186440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0169491525">
                <text:p>56.0169491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338983051">
                <text:p>55.53389830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882352941">
                <text:p>55.588235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1452991453">
                <text:p>56.1452991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3543307087">
                <text:p>49.3543307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52991453">
                <text:p>53.452991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1206896552">
                <text:p>54.1206896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3760683761">
                <text:p>56.3760683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6134453782">
                <text:p>55.6134453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3815028902">
                <text:p>37.3815028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102941176">
                <text:p>48.6102941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.1186440678">
                <text:p>55.1186440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7118644068">
                <text:p>55.7118644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093220339">
                <text:p>55.093220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4358974359">
                <text:p>52.4358974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0862068966">
                <text:p>54.0862068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8915662651">
                <text:p>38.8915662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9291338583">
                <text:p>50.9291338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9576271186">
                <text:p>54.9576271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083333333">
                <text:p>54.808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151260504">
                <text:p>54.8151260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5721649485">
                <text:p>33.5721649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9152542373">
                <text:p>55.9152542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4090909091">
                <text:p>50.4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3865546218">
                <text:p>55.3865546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3867403315">
                <text:p>36.3867403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5508474576">
                <text:p>55.5508474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7647058824">
                <text:p>55.7647058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8898305085">
                <text:p>55.8898305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6694915254">
                <text:p>55.66949152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2352941176">
                <text:p>55.2352941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7272727273">
                <text:p>53.7272727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2457627119">
                <text:p>54.2457627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7203389831">
                <text:p>52.7203389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.816">
                <text:p>52.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.4152542373">
                <text:p>54.4152542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725">
                <text:p>62.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.5299145299">
                <text:p>55.5299145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.7768595041">
                <text:p>55.7768595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.6315789474">
                <text:p>46.631578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3583333333">
                <text:p>56.35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6865671642">
                <text:p>33.6865671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6218487395">
                <text:p>56.6218487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186440678">
                <text:p>54.186440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0984848485">
                <text:p>50.0984848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0661157025">
                <text:p>56.0661157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8655462185">
                <text:p>56.86554621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1344537815">
                <text:p>56.1344537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6617647059">
                <text:p>16.6617647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631799163">
                <text:p>14.163179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914004914">
                <text:p>16.914004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1608247423">
                <text:p>14.1608247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1341772152">
                <text:p>17.1341772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3762376238">
                <text:p>17.37623762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859375">
                <text:p>17.58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92682927">
                <text:p>16.5292682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9488372093">
                <text:p>15.9488372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682134571">
                <text:p>15.6682134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164556962">
                <text:p>16.3164556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700980392">
                <text:p>16.8700980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487745098">
                <text:p>17.487745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7444219067">
                <text:p>13.7444219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3188798555">
                <text:p>6.131887985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1462728551">
                <text:p>9.61462728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76142857143">
                <text:p>9.7614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7032810271">
                <text:p>9.70328102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944606414">
                <text:p>9.7944606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92998679">
                <text:p>8.892998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35106383">
                <text:p>8.93351063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1718061674">
                <text:p>9.3171806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118251928">
                <text:p>8.6118251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0136157337">
                <text:p>10.01361573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9977728285">
                <text:p>7.39977728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35919899875">
                <text:p>8.35919899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47275031686">
                <text:p>8.47275031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8184357542">
                <text:p>8.981843575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7518910741">
                <text:p>9.375189107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7741935484">
                <text:p>8.27741935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8355555556">
                <text:p>1.88355555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5770308123">
                <text:p>1.85770308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7355641102">
                <text:p>1.87355641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7301587302">
                <text:p>1.87301587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5141575554">
                <text:p>1.851415755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7606112054">
                <text:p>1.87606112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4500282326">
                <text:p>1.84500282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8162797363">
                <text:p>1.88162797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4692202462">
                <text:p>1.74692202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3917778383">
                <text:p>1.73917778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0352504638">
                <text:p>1.90352504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950727884">
                <text:p>1.82950727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291562239">
                <text:p>1.83291562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8545246277">
                <text:p>1.885452462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9458218549">
                <text:p>2.09458218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6306356763">
                <text:p>1.86306356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3894707048">
                <text:p>1.838947070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5521885522">
                <text:p>1.855218855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9013030219">
                <text:p>1.79013030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4461927508">
                <text:p>1.84461927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8380611402">
                <text:p>1.783806114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3716761279">
                <text:p>1.83716761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2029411765">
                <text:p>1.92029411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4591013825">
                <text:p>1.84591013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364684466">
                <text:p>1.8364684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5419026048">
                <text:p>1.85419026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6545608905">
                <text:p>0.116545608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7153500974">
                <text:p>1.171535009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1024734982">
                <text:p>3.71024734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9805542052">
                <text:p>0.9498055420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94315444648">
                <text:p>0.0994315444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7169867564">
                <text:p>1.17169867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3679385814">
                <text:p>3.736793858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108160543">
                <text:p>0.9641081605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97618931921">
                <text:p>0.09976189319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1406339047">
                <text:p>1.21406339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7095416277">
                <text:p>3.67095416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0314042171">
                <text:p>0.9503140421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4618371781">
                <text:p>0.1046183717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0123542718">
                <text:p>1.20123542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71394584797">
                <text:p>3.71394584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7662603941">
                <text:p>0.877662603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81402967817">
                <text:p>0.0981402967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1189769553">
                <text:p>1.21189769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3993094093">
                <text:p>3.83993094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3634531009">
                <text:p>0.9536345310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016208066">
                <text:p>0.119016208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4889770723">
                <text:p>1.148897707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70591581342">
                <text:p>3.70591581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69821996935">
                <text:p>0.9698219969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0295412583">
                <text:p>0.1202954125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7671437727">
                <text:p>1.17671437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3834039976">
                <text:p>3.73834039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187778485">
                <text:p>0.95187778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27027027027">
                <text:p>0.0927027027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0161101485">
                <text:p>1.20161101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3871791753">
                <text:p>3.73871791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7642129689">
                <text:p>0.967642129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89855215207">
                <text:p>0.09898552152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9670500183">
                <text:p>1.09670500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2053659499">
                <text:p>0.112053659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8543013426">
                <text:p>1.78543013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6846846847">
                <text:p>1.068468468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1188118812">
                <text:p>0.1011881188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693256072">
                <text:p>1.7693256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8729117683">
                <text:p>3.687291176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7.1914893617">
                <text:p>87.1914893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6883086333">
                <text:p>0.746883086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0526267366">
                <text:p>1.205262673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75748757124">
                <text:p>3.75748757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1954195607">
                <text:p>0.4219541956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2554112554">
                <text:p>0.1125541125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1849872182">
                <text:p>1.21849872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77322604243">
                <text:p>3.77322604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5930840883">
                <text:p>0.9659308408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1736849918">
                <text:p>0.1017368499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0926385791">
                <text:p>1.109263857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2366672993">
                <text:p>1.223666729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4812935954">
                <text:p>0.934812935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34420354775">
                <text:p>0.0934420354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9575437318">
                <text:p>1.09575437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359375">
                <text:p>66.359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02747695337">
                <text:p>0.102747695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949790795">
                <text:p>1.79497907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9007856751">
                <text:p>1.090078567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.2173913043">
                <text:p>91.2173913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92637852457">
                <text:p>0.0992637852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6353744939">
                <text:p>1.76353744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8845085811">
                <text:p>1.08845085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.7916666667">
                <text:p>88.791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08914777764">
                <text:p>0.8089147777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4920378491">
                <text:p>1.649203784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77678132678">
                <text:p>3.776781326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4809107459">
                <text:p>0.4448091074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5523188068">
                <text:p>0.105523188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0030265511">
                <text:p>1.200302655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2077098049">
                <text:p>3.52077098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3067832664">
                <text:p>0.4230678326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4128271286">
                <text:p>0.104128271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1198816896">
                <text:p>1.211988168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78966744386">
                <text:p>3.789667443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52503871967">
                <text:p>0.9525038719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0643450071">
                <text:p>0.1006434500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233086558">
                <text:p>1.222330865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0638297872">
                <text:p>89.06382978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14624306606">
                <text:p>0.114624306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6444390948">
                <text:p>1.76444390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7574738918">
                <text:p>1.075747389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2.4347826087">
                <text:p>92.43478260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80912779921">
                <text:p>0.09809127799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2660539063">
                <text:p>1.826605390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8815351657">
                <text:p>1.088153516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.5833333333">
                <text:p>88.58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20929641859">
                <text:p>0.820929641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7945693574">
                <text:p>1.779456935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72882374144">
                <text:p>3.72882374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.3125">
                <text:p>88.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1050237245">
                <text:p>0.11050237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2052523747">
                <text:p>1.220525237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7897706366">
                <text:p>3.77897706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5094509451">
                <text:p>0.445094509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7773009061">
                <text:p>0.107773009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9987054418">
                <text:p>1.199870544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78705636743">
                <text:p>3.787056367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59082847732">
                <text:p>0.9590828477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0205700852">
                <text:p>0.100205700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2625425071">
                <text:p>1.226254250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1159738419">
                <text:p>1.211597384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448133615">
                <text:p>0.1144481336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9431126568">
                <text:p>1.79431126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8506762603">
                <text:p>1.085067626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.8723404255">
                <text:p>90.8723404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2317762571">
                <text:p>0.1123177625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6760823979">
                <text:p>1.767608239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8746462156">
                <text:p>1.087464621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.9574468085">
                <text:p>90.95744680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31135578031">
                <text:p>0.8311355780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681209717">
                <text:p>1.786812097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1574220172">
                <text:p>3.715742201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21827998457">
                <text:p>0.821827998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1862817895">
                <text:p>1.218628178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5710244742">
                <text:p>3.757102447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2355639773">
                <text:p>0.442355639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14449645176">
                <text:p>0.114449645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9903676947">
                <text:p>1.19903676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76369653144">
                <text:p>3.76369653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1079155001">
                <text:p>0.941079155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3737566563">
                <text:p>0.1037375665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3072638663">
                <text:p>1.230726386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2486254776">
                <text:p>1.224862547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03345505949">
                <text:p>0.4033455059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687474219717">
                <text:p>0.0006874742197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687474219717">
                <text:p>0.0006874742197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24011781119">
                <text:p>0.000124011781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5765827093">
                <text:p>0.3757658270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085209003">
                <text:p>32.10852090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0398126464">
                <text:p>0.290398126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57331655129">
                <text:p>0.01573316551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15010351967">
                <text:p>3.150103519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52284263959">
                <text:p>0.0152284263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73489278752">
                <text:p>0.173489278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5426561126">
                <text:p>1.954265611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557700557701">
                <text:p>0.005577005577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557700557701">
                <text:p>0.005577005577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4791926895">
                <text:p>0.000147919268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925925925926">
                <text:p>0.009259259259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01479654747">
                <text:p>0.008014796547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92761904762">
                <text:p>4.927619047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492170022371">
                <text:p>0.004921700223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793650793651">
                <text:p>0.007936507936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811485642946">
                <text:p>0.00811485642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776196636481">
                <text:p>0.00776196636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4246339363">
                <text:p>1.742463393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3943661972">
                <text:p>0.8239436619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1529968102">
                <text:p>0.0001115299681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13939393939">
                <text:p>0.3139393939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3681377826">
                <text:p>3.236813778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07955251709">
                <text:p>0.008079552517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39680851064">
                <text:p>3.39680851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4386381631">
                <text:p>1.24386381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95430579965">
                <text:p>0.00395430579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00199285245">
                <text:p>0.0001001992852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751879699248">
                <text:p>0.007518796992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739371534196">
                <text:p>0.00739371534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43835616438">
                <text:p>3.43835616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72099544339">
                <text:p>0.1720995443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1696428571">
                <text:p>1.516964285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570342205323">
                <text:p>0.005703422053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04116054696">
                <text:p>0.0001041160546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17438692098">
                <text:p>0.008174386920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11907983762">
                <text:p>0.00811907983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44131777625">
                <text:p>0.0144131777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11363636364">
                <text:p>0.7113636363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33462657614">
                <text:p>0.005334626576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956674599094">
                <text:p>0.00009566745990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829875518672">
                <text:p>0.008298755186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810263335584">
                <text:p>0.008102633355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801068090788">
                <text:p>0.00801068090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184123484">
                <text:p>0.19184123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533462657614">
                <text:p>0.005334626576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04039026195">
                <text:p>0.000104039026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695410292072">
                <text:p>0.006954102920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44752877454">
                <text:p>0.007447528774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42662116041">
                <text:p>3.42662116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5457481163">
                <text:p>0.1754574811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2698412698">
                <text:p>3.126984126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621118012422">
                <text:p>0.006211180124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18833044483">
                <text:p>0.004188330444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958247775496">
                <text:p>0.009582477754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883152173913">
                <text:p>0.00883152173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46268656716">
                <text:p>0.007462686567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74045801527">
                <text:p>0.574045801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2474897198">
                <text:p>1.62474897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665940186463">
                <text:p>0.0006659401864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665940186463">
                <text:p>0.0006659401864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69500666446">
                <text:p>0.0001695006664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0508474576">
                <text:p>0.370508474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4459247649">
                <text:p>0.1144592476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62317066681">
                <text:p>0.562317066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9002485852">
                <text:p>1.790024858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3963660834">
                <text:p>1.639636608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601684717208">
                <text:p>0.0006016847172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86825094347">
                <text:p>0.000186825094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5519748477">
                <text:p>0.1955197484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2276657061">
                <text:p>2.522766570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23032550474">
                <text:p>0.12303255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9166666667">
                <text:p>22.91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5160768332">
                <text:p>1.85160768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692395689084">
                <text:p>0.000692395689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692395689084">
                <text:p>0.0006923956890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63453815261">
                <text:p>0.363453815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6596437136">
                <text:p>0.36596437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19971548249">
                <text:p>0.1199715482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7511106113">
                <text:p>1.175111061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59096981031">
                <text:p>0.559096981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9887765366">
                <text:p>1.79887765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3474999225">
                <text:p>0.103474999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663910432447">
                <text:p>0.0006639104324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69198513996">
                <text:p>0.0001691985139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21065989848">
                <text:p>0.221065989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4392220421">
                <text:p>2.543922204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22303597871">
                <text:p>0.1223035978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6734693878">
                <text:p>23.67346938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4899168213">
                <text:p>1.848991682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658446067281">
                <text:p>0.000658446067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658446067281">
                <text:p>0.000658446067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92199764747">
                <text:p>0.0001921997647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70538389112">
                <text:p>0.370538389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6160626836">
                <text:p>0.1161606268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69674974649">
                <text:p>0.5696749746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8339312091">
                <text:p>1.78339312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2433206107">
                <text:p>1.62433206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15323289581">
                <text:p>0.000515323289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70472653963">
                <text:p>0.00017047265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87561893444">
                <text:p>0.187561893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0490970655">
                <text:p>2.50490970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511526532">
                <text:p>0.125115265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.8039215686">
                <text:p>22.80392156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5139718462">
                <text:p>1.851397184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694528324677">
                <text:p>0.0006945283246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94528324677">
                <text:p>0.0006945283246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90472046476">
                <text:p>0.002904720464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49126970673">
                <text:p>0.3491269706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17898283834">
                <text:p>0.1178982838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9039371897">
                <text:p>1.190393718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6439089692">
                <text:p>0.576439089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7717016193">
                <text:p>1.777170161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00660469667">
                <text:p>0.100660469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692938057363">
                <text:p>0.000692938057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71371944177">
                <text:p>0.0001713719441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17776683491">
                <text:p>0.217776683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0925603384">
                <text:p>0.1209256033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4222331369">
                <text:p>0.1242223313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1960784314">
                <text:p>22.19607843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0650262844">
                <text:p>0.406502628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92458226705">
                <text:p>0.0006924582267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92458226705">
                <text:p>0.0006924582267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1294964029">
                <text:p>0.3812949640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0930530633">
                <text:p>0.3709305306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4191947671">
                <text:p>2.441919476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5870953161">
                <text:p>1.158709531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6453238555">
                <text:p>0.564532385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7239623585">
                <text:p>0.572396235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3039702233">
                <text:p>0.1030397022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62351347283">
                <text:p>0.0006623513472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8063542633">
                <text:p>0.0001680635426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23200805234">
                <text:p>0.2232008052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15102609266">
                <text:p>0.1151026092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23235702048">
                <text:p>0.1232357020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8775510204">
                <text:p>23.8775510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04268346016">
                <text:p>0.4042683460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64793158674">
                <text:p>0.0006647931586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89861401177">
                <text:p>0.0001898614011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09130434783">
                <text:p>0.3091304347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5303120483">
                <text:p>0.353031204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46979942042">
                <text:p>2.469799420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6696508505">
                <text:p>1.166965085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4216398547">
                <text:p>7.42163985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74561203556">
                <text:p>0.574561203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03370299238">
                <text:p>0.1033702992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58879904163">
                <text:p>0.0006588799041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9597701149">
                <text:p>0.0001795977011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19944317894">
                <text:p>0.2199443178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20075586411">
                <text:p>0.1200755864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27635822377">
                <text:p>0.1276358223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.9795918367">
                <text:p>19.97959183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1807361693">
                <text:p>0.4018073616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91521346963">
                <text:p>0.000691521346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8955549237">
                <text:p>0.000189555492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9598702878">
                <text:p>0.195987028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490512717">
                <text:p>2.490512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47729738991">
                <text:p>2.47729738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14744645799">
                <text:p>0.1147446457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34455292909">
                <text:p>7.344552929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79877356348">
                <text:p>0.5798773563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98090873221">
                <text:p>0.0006980908732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698090873221">
                <text:p>0.0006980908732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66693240951">
                <text:p>0.0001666932409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30834177643">
                <text:p>0.2308341776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5273058755">
                <text:p>0.1152730587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25455033146">
                <text:p>0.1254550331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4897959184">
                <text:p>24.48979591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05833261636">
                <text:p>0.4058332616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663269920709">
                <text:p>0.0006632699207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9886938152">
                <text:p>0.000189886938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6980519481">
                <text:p>0.2069805194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49327122153">
                <text:p>2.493271221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51224664573">
                <text:p>2.512246645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8742863668">
                <text:p>1.187428636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3962607115">
                <text:p>7.39626071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7153301348">
                <text:p>0.5771533013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5058969584">
                <text:p>0.1050589695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34556112891">
                <text:p>0.0006345561128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33876773867">
                <text:p>0.0001338767738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2814589151">
                <text:p>0.2228145891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23421282981">
                <text:p>0.1234212829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24150505553">
                <text:p>0.124150505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4375">
                <text:p>20.4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0813089392">
                <text:p>0.3908130893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906864967806">
                <text:p>0.0009068649678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1996581629">
                <text:p>0.0001819965816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89294026377">
                <text:p>0.1892940263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51759930415">
                <text:p>2.517599304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26927094213">
                <text:p>0.1269270942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10594188704">
                <text:p>0.110594188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32596401028">
                <text:p>7.325964010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82663711093">
                <text:p>0.5826637110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97138700291">
                <text:p>0.0006971387002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97138700291">
                <text:p>0.0006971387002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66466424446">
                <text:p>0.0001664664244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18204804046">
                <text:p>0.2182048040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4919271586">
                <text:p>0.114919271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18380580264">
                <text:p>0.1183805802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385998772">
                <text:p>0.4003859987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693606755127">
                <text:p>0.0006936067551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81575602555">
                <text:p>0.0001815756025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8258317025">
                <text:p>0.1882583170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51443388073">
                <text:p>2.514433880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24897423273">
                <text:p>0.1248974232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7196101619">
                <text:p>0.1171961016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2842546502">
                <text:p>7.528425465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74221218962">
                <text:p>0.5742212189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56226696495">
                <text:p>0.0006562266964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56226696495">
                <text:p>0.0006562266964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79531870647">
                <text:p>0.0001795318706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2327871636">
                <text:p>0.223278716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22444791068">
                <text:p>0.1224447910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4639588747">
                <text:p>2.46395887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.3333333333">
                <text:p>20.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58178839997">
                <text:p>0.658178839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690317546071">
                <text:p>0.0006903175460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189927511">
                <text:p>0.0001899275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06720741599">
                <text:p>0.9067207415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19473746592">
                <text:p>0.1194737465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25265835453">
                <text:p>0.125265835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11717180002">
                <text:p>0.1117171800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0728029121">
                <text:p>7.507280291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77250968771">
                <text:p>0.5772509687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636190129965">
                <text:p>0.0006361901299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636190129965">
                <text:p>0.0006361901299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7667844523">
                <text:p>0.37667844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20557462124">
                <text:p>0.220557462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46631357139">
                <text:p>2.466313571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46807903152">
                <text:p>2.468079031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